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C7000001208D4426A2F332B349.png" manifest:media-type="image/png"/>
  <manifest:file-entry manifest:full-path="Pictures/1000020100000030000000226BC0A385B62EA62A.png" manifest:media-type="image/png"/>
  <manifest:file-entry manifest:full-path="Pictures/1000020100000104000000CAB7ED71B95FC8C9C8.png" manifest:media-type="image/png"/>
  <manifest:file-entry manifest:full-path="Pictures/100002010000015C0000022CB9A9F430A8141E7A.png" manifest:media-type="image/png"/>
  <manifest:file-entry manifest:full-path="Pictures/100002010000014E0000013000D0D035C6697261.png" manifest:media-type="image/png"/>
  <manifest:file-entry manifest:full-path="Pictures/10000201000000FA00000140B1CE5A597B2E8A83.png" manifest:media-type="image/png"/>
  <manifest:file-entry manifest:full-path="Pictures/10000201000002A1000001ABFD59BEB46E569911.png" manifest:media-type="image/png"/>
  <manifest:file-entry manifest:full-path="Pictures/100002010000032D0000009DA2440E1F0E24F93D.png" manifest:media-type="image/png"/>
  <manifest:file-entry manifest:full-path="Pictures/1000020100000104000000CAE918577C19B0E3BC.png" manifest:media-type="image/png"/>
  <manifest:file-entry manifest:full-path="Pictures/10000201000000610000005C5DF5AD5EBA62831D.png" manifest:media-type="image/png"/>
  <manifest:file-entry manifest:full-path="Pictures/1000020100000130000001102162B9CD0E869E5B.png" manifest:media-type="image/png"/>
  <manifest:file-entry manifest:full-path="Pictures/10000201000000480000005AE90E1D5289170229.png" manifest:media-type="image/png"/>
  <manifest:file-entry manifest:full-path="Pictures/1000020100000280000001A2401834828C72D74E.png" manifest:media-type="image/png"/>
  <manifest:file-entry manifest:full-path="Pictures/10000201000002EF00000137A4318ACCC1DA8517.png" manifest:media-type="image/png"/>
  <manifest:file-entry manifest:full-path="Pictures/100002010000038E000002D8A83417BD2B23EBD0.png" manifest:media-type="image/png"/>
  <manifest:file-entry manifest:full-path="Pictures/10000201000004740000027E97BF8F2A0805D44E.png" manifest:media-type="image/png"/>
  <manifest:file-entry manifest:full-path="Pictures/100002010000032B00000086CAD0621A4BE0730C.png" manifest:media-type="image/png"/>
  <manifest:file-entry manifest:full-path="Pictures/10002219000003ED000002CA1B060995E7315638.svg" manifest:media-type="image/svg+xml"/>
  <manifest:file-entry manifest:full-path="Pictures/100002010000002D00000022A09264C0EA847734.png" manifest:media-type="image/png"/>
  <manifest:file-entry manifest:full-path="Pictures/1000020100000102000000C001D045C67FEE6337.png" manifest:media-type="image/png"/>
  <manifest:file-entry manifest:full-path="Pictures/10000201000000E7000000A79D380716F5408373.png" manifest:media-type="image/png"/>
  <manifest:file-entry manifest:full-path="Pictures/100063FA00001BE80000034FC6CCB568535D8DAB.svg" manifest:media-type="image/svg+xml"/>
  <manifest:file-entry manifest:full-path="Pictures/1000020100000107000000ED0C77F6593B87A8CD.png" manifest:media-type="image/png"/>
  <manifest:file-entry manifest:full-path="Pictures/100002010000008D0000009CF246908884409674.png" manifest:media-type="image/png"/>
  <manifest:file-entry manifest:full-path="Pictures/100002010000032B00000086B0C8FD26301E6B1A.png" manifest:media-type="image/png"/>
  <manifest:file-entry manifest:full-path="Pictures/100002010000014000000113F765F29A06CC6DB3.png" manifest:media-type="image/png"/>
  <manifest:file-entry manifest:full-path="Pictures/10000201000001520000002864D577DE2E0F6DBE.png" manifest:media-type="image/png"/>
  <manifest:file-entry manifest:full-path="Pictures/1000020100000614000000AB177E16CE41333A40.png" manifest:media-type="image/png"/>
  <manifest:file-entry manifest:full-path="Pictures/100002010000032D0000009D8F5CE316A45A3C90.png" manifest:media-type="image/png"/>
  <manifest:file-entry manifest:full-path="Pictures/100002010000071300000209E1A9E4A535A566FB.png" manifest:media-type="image/png"/>
  <manifest:file-entry manifest:full-path="Pictures/1000AFF80000154A00000FEB08D1519C62BA1F9D.svg" manifest:media-type="image/svg+xml"/>
  <manifest:file-entry manifest:full-path="Pictures/100002010000013C000000629F3A3B5506319126.png" manifest:media-type="image/png"/>
  <manifest:file-entry manifest:full-path="Pictures/100002010000040300000248A3AB9C12646B2544.png" manifest:media-type="image/png"/>
  <manifest:file-entry manifest:full-path="Pictures/1000020100000094000000A883491E7F6895B18F.png" manifest:media-type="image/png"/>
  <manifest:file-entry manifest:full-path="Pictures/10000201000002F2000002BEEFE7DDD5935D0526.png" manifest:media-type="image/png"/>
  <manifest:file-entry manifest:full-path="Pictures/10000201000000800000005252763A0DB25F3897.png" manifest:media-type="image/png"/>
  <manifest:file-entry manifest:full-path="Pictures/100002010000017E000000B2A2900726A1D126F1.png" manifest:media-type="image/png"/>
  <manifest:file-entry manifest:full-path="Pictures/10002695000003B8000002CA82CAB62DAE044060.svg" manifest:media-type="image/svg+xml"/>
  <manifest:file-entry manifest:full-path="Pictures/10000201000003CC00000067A1EF8B20201872D6.png" manifest:media-type="image/png"/>
  <manifest:file-entry manifest:full-path="Pictures/10000201000000EA000000A1702D6CF4690B99B2.png" manifest:media-type="image/png"/>
  <manifest:file-entry manifest:full-path="Pictures/100002010000019B000001E880CE966257468023.png" manifest:media-type="image/png"/>
  <manifest:file-entry manifest:full-path="Pictures/10000201000000E7000000A723792A47D95012D9.png" manifest:media-type="image/png"/>
  <manifest:file-entry manifest:full-path="Pictures/100002010000043300000075150A59AABA44AAB2.png" manifest:media-type="image/png"/>
  <manifest:file-entry manifest:full-path="Pictures/10000201000000A50000006FF8A732E3A51AA45E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1" svg:font-family="OpenSymbol"/>
    <style:font-face style:name="Liberation Sans" svg:font-family="'Liberation Sans'" style:font-family-generic="swiss"/>
    <style:font-face style:name="Liberation Sans2" svg:font-family="'Liberation Sans'" style:font-pitch="variable"/>
    <style:font-face style:name="Lohit Devanagari" svg:font-family="'Lohit Devanagari'" style:font-pitch="variable"/>
    <style:font-face style:name="Noto Sans CJK SC" svg:font-family="'Noto Sans CJK SC'" style:font-pitch="variable"/>
    <style:font-face style:name="OpenSymbol" svg:font-family="OpenSymbol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3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Noto Sans CJK SC1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2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000000" draw:fill="gradient" draw:fill-color="#dddddd" draw:fill-gradient-name="Gradient_20_47" draw:opacity="100%" draw:textarea-horizontal-align="justify" draw:textarea-vertical-align="middle" draw:auto-grow-height="false" fo:min-height="9.825cm" fo:min-width="15.502cm"/>
    </style:style>
    <style:style style:name="gr3" style:family="graphic" style:parent-style-name="objectwithoutfill">
      <style:graphic-properties draw:stroke="dash" draw:stroke-dash="Ultrafine_20_Dashed" svg:stroke-width="0.635cm" svg:stroke-color="#00a933" draw:marker-start="" draw:marker-start-width="1.139cm" draw:marker-end="" draw:marker-end-width="1.239cm" draw:fill="solid" draw:opacity="35%" draw:textarea-vertical-align="middle" fo:padding-top="0.429cm" fo:padding-bottom="0.429cm" fo:padding-left="0.554cm" fo:padding-right="0.554cm"/>
    </style:style>
    <style:style style:name="gr4" style:family="graphic" style:parent-style-name="standard">
      <style:graphic-properties svg:stroke-color="#000000" draw:fill-color="#666666" draw:opacity="100%" draw:textarea-horizontal-align="justify" draw:textarea-vertical-align="middle" draw:auto-grow-height="false" fo:min-height="0.258cm" fo:min-width="9.26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5cm" fo:min-width="3.571cm"/>
      <style:paragraph-properties style:writing-mode="lr-tb"/>
    </style:style>
    <style:style style:name="gr6" style:family="graphic" style:parent-style-name="standard">
      <style:graphic-properties svg:stroke-color="#000000" draw:fill-color="#333333" draw:textarea-vertical-align="middle"/>
    </style:style>
    <style:style style:name="gr7" style:family="graphic" style:parent-style-name="objectwithoutfill">
      <style:graphic-properties draw:stroke="solid" svg:stroke-color="#000000" draw:marker-end="" draw:marker-end-width="0.3cm" draw:fill="solid" draw:textarea-vertical-align="middle"/>
    </style:style>
    <style:style style:name="gr8" style:family="graphic" style:parent-style-name="standard">
      <style:graphic-properties draw:fill-color="#000000" draw:textarea-vertical-align="middle" draw:auto-grow-height="false" fo:min-height="0cm" fo:min-width="0.573cm"/>
    </style:style>
    <style:style style:name="gr9" style:family="graphic" style:parent-style-name="objectwithoutfill">
      <style:graphic-properties draw:stroke="solid" svg:stroke-width="0.353cm" svg:stroke-color="#127622" draw:marker-start-width="0.728cm" draw:marker-end="Rounded_20_short_20_Arrow" draw:marker-end-width="0.828cm" draw:fill="solid" draw:textarea-vertical-align="middle" fo:padding-top="0.3cm" fo:padding-bottom="0.3cm" fo:padding-left="0.425cm" fo:padding-right="0.425cm"/>
    </style:style>
    <style:style style:name="gr10" style:family="graphic" style:parent-style-name="standard">
      <style:graphic-properties svg:stroke-color="#ffffff" draw:fill-color="#000000" draw:opacity="100%" draw:textarea-horizontal-align="justify" draw:textarea-vertical-align="middle" draw:auto-grow-height="false" fo:min-height="0.161cm" fo:min-width="0cm"/>
    </style:style>
    <style:style style:name="gr11" style:family="graphic" style:parent-style-name="standard">
      <style:graphic-properties draw:stroke="none" svg:stroke-color="#ffffff" draw:fill-color="#ffffff" draw:opacity="100%" draw:textarea-horizontal-align="justify" draw:textarea-vertical-align="middle" draw:auto-grow-height="false" fo:min-height="0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2cm"/>
      <style:paragraph-properties style:writing-mode="lr-tb"/>
    </style:style>
    <style:style style:name="gr13" style:family="graphic" style:parent-style-name="standard">
      <style:graphic-properties svg:stroke-color="#000000" draw:fill-color="#666666" draw:opacity="100%" draw:textarea-horizontal-align="justify" draw:textarea-vertical-align="middle" draw:auto-grow-height="false" fo:min-height="0.258cm" fo:min-width="4.123cm"/>
    </style:style>
    <style:style style:name="gr14" style:family="graphic" style:parent-style-name="objectwithoutfill">
      <style:graphic-properties draw:stroke="solid" svg:stroke-width="0.081cm" svg:stroke-color="#bf360c" draw:marker-start-width="0.321cm" draw:marker-end="" draw:marker-end-width="0.421cm" draw:fill="solid" draw:textarea-vertical-align="middle" fo:padding-top="0.165cm" fo:padding-bottom="0.165cm" fo:padding-left="0.29cm" fo:padding-right="0.29cm"/>
    </style:style>
    <style:style style:name="gr15" style:family="graphic" style:parent-style-name="standard">
      <style:graphic-properties svg:stroke-color="#000000" draw:fill-color="#b4c7dc" draw:opacity="100%" draw:textarea-horizontal-align="justify" draw:textarea-vertical-align="middle" draw:auto-grow-height="false" fo:min-height="0.133cm" fo:min-width="6.764cm"/>
      <style:paragraph-properties style:writing-mode="lr-tb"/>
    </style:style>
    <style:style style:name="gr16" style:family="graphic" style:parent-style-name="standard">
      <style:graphic-properties draw:stroke="solid" svg:stroke-width="0.212cm" svg:stroke-color="#b85c00" draw:marker-start-width="0.518cm" draw:marker-end-width="0.518cm" draw:fill="none" draw:textarea-horizontal-align="justify" draw:textarea-vertical-align="middle" draw:auto-grow-height="false" fo:min-height="1.416cm" fo:min-width="4.166cm" fo:padding-top="0.231cm" fo:padding-bottom="0.231cm" fo:padding-left="0.356cm" fo:padding-right="0.356cm"/>
    </style:style>
    <style:style style:name="gr17" style:family="graphic" style:parent-style-name="standard">
      <style:graphic-properties svg:stroke-color="#000000" draw:fill-color="#ffffff" draw:textarea-horizontal-align="justify" draw:textarea-vertical-align="middle" draw:auto-grow-height="false" fo:min-height="0.623cm" fo:min-width="0.373cm"/>
    </style:style>
    <style:style style:name="gr18" style:family="graphic" style:parent-style-name="standard">
      <style:graphic-properties draw:stroke="none" svg:stroke-color="#000000" draw:fill="solid" draw:fill-color="#000000" draw:textarea-horizontal-align="left" draw:textarea-vertical-align="middle" draw:auto-grow-height="false" draw:fit-to-size="all" style:shrink-to-fit="false" fo:padding-top="0cm" fo:padding-bottom="0cm" fo:padding-left="0cm" fo:padding-right="0cm" draw:shadow="hidden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013cm"/>
      <style:paragraph-properties style:writing-mode="lr-tb"/>
    </style:style>
    <style:style style:name="gr20" style:family="graphic" style:parent-style-name="standard">
      <style:graphic-properties draw:stroke="solid" svg:stroke-color="#000000" svg:stroke-opacity="100%" draw:fill-color="#999999" draw:opacity="50%" draw:textarea-horizontal-align="justify" draw:textarea-vertical-align="middle" draw:auto-grow-height="false" fo:min-height="0cm" fo:min-width="3.361cm"/>
    </style:style>
    <style:style style:name="gr21" style:family="graphic" style:parent-style-name="objectwithoutfill">
      <style:graphic-properties draw:stroke="dash" draw:stroke-dash="Dashed_20__28_var_29_" svg:stroke-width="0.106cm" svg:stroke-color="#000000" draw:marker-start-width="0.359cm" draw:marker-end="" draw:marker-end-width="0.459cm" draw:fill="solid" draw:textarea-vertical-align="middle" fo:padding-top="0.178cm" fo:padding-bottom="0.178cm" fo:padding-left="0.303cm" fo:padding-right="0.303cm"/>
    </style:style>
    <style:style style:name="gr22" style:family="graphic" style:parent-style-name="objectwithoutfill">
      <style:graphic-properties draw:stroke="solid" svg:stroke-width="0.106cm" svg:stroke-color="#000000" draw:marker-start-width="0.359cm" draw:marker-end="Arrow" draw:marker-end-width="0.459cm" draw:fill="solid" draw:textarea-vertical-align="middle" fo:padding-top="0.178cm" fo:padding-bottom="0.178cm" fo:padding-left="0.303cm" fo:padding-right="0.303cm"/>
    </style:style>
    <style:style style:name="gr23" style:family="graphic" style:parent-style-name="objectwithoutfill">
      <style:graphic-properties draw:stroke="solid" svg:stroke-width="0.141cm" svg:stroke-color="#5983b0" draw:marker-start="" draw:marker-start-width="0.411cm" draw:marker-end="" draw:marker-end-width="0.511cm" draw:fill="solid" draw:textarea-vertical-align="middle" fo:padding-top="0.195cm" fo:padding-bottom="0.195cm" fo:padding-left="0.32cm" fo:padding-right="0.32cm"/>
    </style:style>
    <style:style style:name="gr24" style:family="graphic" style:parent-style-name="Graphic">
      <style:graphic-properties draw:stroke="solid" draw:stroke-dash="Ultrafine_20_Dashed" svg:stroke-width="0.141cm" svg:stroke-color="#5983b0" draw:marker-start-width="0.411cm" draw:marker-end-width="0.411cm" draw:fill="none" draw:textarea-horizontal-align="justify" draw:textarea-vertical-align="middle" draw:auto-grow-height="false" fo:min-height="2.388cm" fo:min-width="8.801cm" fo:padding-top="0.07cm" fo:padding-bottom="0.07cm" fo:padding-left="0.07cm" fo:padding-right="0.07cm"/>
    </style:style>
    <style:style style:name="gr25" style:family="graphic" style:parent-style-name="objectwithoutfill">
      <style:graphic-properties draw:stroke="solid" svg:stroke-width="0.141cm" svg:stroke-color="#5983b0" draw:marker-start-width="0.411cm" draw:marker-end="" draw:marker-end-width="0.511cm" draw:fill="solid" draw:textarea-vertical-align="middle" fo:padding-top="0.195cm" fo:padding-bottom="0.195cm" fo:padding-left="0.32cm" fo:padding-right="0.32cm"/>
    </style:style>
    <style:style style:name="gr2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056cm, 6.271cm, 0.435cm, 0.178cm)" draw:image-opacity="100%" style:mirror="none"/>
    </style:style>
    <style:style style:name="gr2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47cm, 3.698cm, 0.072cm, 1.238cm)" draw:image-opacity="100%" style:mirror="none"/>
    </style:style>
    <style:style style:name="gr2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056cm, 5.577cm, 0.435cm, 1.205cm)" draw:image-opacity="100%" style:mirror="none"/>
    </style:style>
    <style:style style:name="gr2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173cm, 6.373cm, 0.5cm, 0.621cm)" draw:image-opacity="100%" style:mirror="none"/>
    </style:style>
    <style:style style:name="gr3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216cm, 5.617cm, 0.482cm, 1.438cm)" draw:image-opacity="100%" style:mirror="none"/>
    </style:style>
    <style:style style:name="gr3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056cm, 2.115cm, 0.435cm, 4.831cm)" draw:image-opacity="100%" style:mirror="none"/>
    </style:style>
    <style:style style:name="gr32" style:family="graphic" style:parent-style-name="objectwithoutfill">
      <style:graphic-properties draw:stroke="solid" draw:stroke-dash="Dashed_20__28_var_29_" svg:stroke-width="0.106cm" svg:stroke-color="#000000" draw:marker-start-width="0.359cm" draw:marker-end="Arrow" draw:marker-end-width="0.459cm" draw:fill="solid" draw:textarea-vertical-align="middle" fo:padding-top="0.178cm" fo:padding-bottom="0.178cm" fo:padding-left="0.303cm" fo:padding-right="0.303cm"/>
    </style:style>
    <style:style style:name="gr33" style:family="graphic" style:parent-style-name="Graphic">
      <style:graphic-properties draw:stroke="solid" draw:stroke-dash="Ultrafine_20_Dashed" svg:stroke-width="0.141cm" svg:stroke-color="#5983b0" draw:marker-start-width="0.411cm" draw:marker-end-width="0.411cm" draw:fill="solid" draw:fill-color="#ffffff" draw:textarea-horizontal-align="justify" draw:textarea-vertical-align="middle" draw:auto-grow-height="false" fo:min-height="2.388cm" fo:min-width="8.801cm" fo:padding-top="0.07cm" fo:padding-bottom="0.07cm" fo:padding-left="0.07cm" fo:padding-right="0.07cm"/>
    </style:style>
    <style:style style:name="gr3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47cm, 3.698cm, 0.072cm, 1.848cm)" draw:image-opacity="100%" style:mirror="none"/>
    </style:style>
    <style:style style:name="gr3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056cm, 6.641cm, 0.435cm, 0.178cm)" draw:image-opacity="100%" style:mirror="none"/>
    </style:style>
    <style:style style:name="gr3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056cm, 5.974cm, 0.435cm, 0.956cm)" draw:image-opacity="100%" style:mirror="none"/>
    </style:style>
    <style:style style:name="gr37" style:family="graphic" style:parent-style-name="Graphic">
      <style:graphic-properties draw:stroke="dash" draw:stroke-dash="Long_20_Dash" svg:stroke-width="0.106cm" svg:stroke-color="#000000" draw:marker-start-width="0.359cm" draw:marker-end-width="0.359cm" draw:fill="solid" draw:fill-color="#b85c00" draw:opacity="15%" draw:textarea-horizontal-align="justify" draw:textarea-vertical-align="middle" draw:auto-grow-height="false" fo:min-height="7.209cm" fo:min-width="23.668cm" fo:padding-top="0.053cm" fo:padding-bottom="0.053cm" fo:padding-left="0.053cm" fo:padding-right="0.053cm"/>
    </style:style>
    <style:style style:name="gr38" style:family="graphic" style:parent-style-name="Object_20_with_20_no_20_fill_20_and_20_no_20_line">
      <style:graphic-properties draw:stroke="solid" svg:stroke-width="0.106cm" svg:stroke-color="#000000" draw:marker-start-width="0.359cm" draw:marker-end-width="0.359cm" draw:fill="none" draw:textarea-horizontal-align="center" draw:textarea-vertical-align="middle" draw:color-mode="standard" draw:luminance="0%" draw:contrast="-3%" draw:gamma="100%" draw:red="0%" draw:green="0%" draw:blue="0%" fo:clip="rect(0cm, 18.963cm, 0cm, 10.663cm)" draw:image-opacity="100%" style:mirror="none"/>
    </style:style>
    <style:style style:name="gr39" style:family="graphic" style:parent-style-name="objectwithoutfill">
      <style:graphic-properties draw:stroke="solid" svg:stroke-width="0.212cm" svg:stroke-color="#5983b0" draw:marker-start="" draw:marker-start-width="0.518cm" draw:marker-end="" draw:marker-end-width="0.618cm" draw:fill="solid" draw:textarea-vertical-align="middle" fo:padding-top="0.231cm" fo:padding-bottom="0.231cm" fo:padding-left="0.356cm" fo:padding-right="0.356cm"/>
    </style:style>
    <style:style style:name="gr40" style:family="graphic" style:parent-style-name="Graphic">
      <style:graphic-properties draw:stroke="solid" draw:stroke-dash="Ultrafine_20_Dashed" svg:stroke-width="0.212cm" svg:stroke-color="#5983b0" draw:marker-start-width="0.518cm" draw:marker-end-width="0.518cm" draw:fill="solid" draw:fill-color="#ffffff" draw:opacity="80%" draw:textarea-horizontal-align="justify" draw:textarea-vertical-align="middle" draw:auto-grow-height="false" fo:min-height="1.261cm" fo:min-width="7.408cm" fo:padding-top="0.106cm" fo:padding-bottom="0.106cm" fo:padding-left="0.106cm" fo:padding-right="0.106cm"/>
    </style:style>
    <style:style style:name="gr41" style:family="graphic" style:parent-style-name="objectwithoutfill">
      <style:graphic-properties draw:stroke="solid" svg:stroke-width="0.212cm" svg:stroke-color="#f10d0c" draw:marker-start="" draw:marker-start-width="0.518cm" draw:marker-end="" draw:marker-end-width="0.618cm" draw:fill="solid" draw:textarea-vertical-align="middle" fo:padding-top="0.231cm" fo:padding-bottom="0.231cm" fo:padding-left="0.356cm" fo:padding-right="0.356cm"/>
    </style:style>
    <style:style style:name="gr42" style:family="graphic" style:parent-style-name="Graphic">
      <style:graphic-properties draw:stroke="solid" draw:stroke-dash="Ultrafine_20_Dashed" svg:stroke-width="0.212cm" svg:stroke-color="#f10d0c" draw:marker-start-width="0.518cm" draw:marker-end-width="0.518cm" draw:fill="solid" draw:fill-color="#ffffff" draw:textarea-horizontal-align="justify" draw:textarea-vertical-align="middle" draw:auto-grow-height="false" fo:min-height="1.287cm" fo:min-width="7.408cm" fo:padding-top="0.106cm" fo:padding-bottom="0.106cm" fo:padding-left="0.106cm" fo:padding-right="0.106cm"/>
    </style:style>
    <style:style style:name="gr43" style:family="graphic" style:parent-style-name="objectwithoutfill">
      <style:graphic-properties draw:stroke="solid" svg:stroke-width="0.212cm" svg:stroke-color="#f10d0c" draw:marker-start-width="0.518cm" draw:marker-end="" draw:marker-end-width="0.618cm" draw:fill="solid" draw:textarea-vertical-align="middle" fo:padding-top="0.231cm" fo:padding-bottom="0.231cm" fo:padding-left="0.356cm" fo:padding-right="0.356cm"/>
    </style:style>
    <style:style style:name="gr44" style:family="graphic" style:parent-style-name="objectwithoutfill">
      <style:graphic-properties draw:stroke="dash" draw:stroke-dash="Dashed_20__28_var_29_" svg:stroke-width="0.212cm" svg:stroke-color="#5983b0" draw:marker-start="" draw:marker-start-width="0.518cm" draw:marker-end="" draw:marker-end-width="0.618cm" draw:fill="solid" draw:textarea-vertical-align="middle" fo:padding-top="0.231cm" fo:padding-bottom="0.231cm" fo:padding-left="0.356cm" fo:padding-right="0.356cm"/>
    </style:style>
    <style:style style:name="gr45" style:family="graphic" style:parent-style-name="objectwithoutfill">
      <style:graphic-properties draw:stroke="dash" draw:stroke-dash="Dashed_20__28_var_29_" svg:stroke-width="0.212cm" svg:stroke-color="#f10d0c" draw:marker-start="" draw:marker-start-width="0.518cm" draw:marker-end="" draw:marker-end-width="0.618cm" draw:fill="solid" draw:textarea-vertical-align="middle" fo:padding-top="0.231cm" fo:padding-bottom="0.231cm" fo:padding-left="0.356cm" fo:padding-right="0.356cm"/>
    </style:style>
    <style:style style:name="gr4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751cm, -0.804cm, 0.597cm, 8.595cm)" draw:image-opacity="100%" style:mirror="none"/>
    </style:style>
    <style:style style:name="gr4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-0.804cm, 5.315cm, 8.595cm)" draw:image-opacity="100%" style:mirror="none"/>
    </style:style>
    <style:style style:name="gr4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751cm, 29.583cm, 0.597cm, 0.007cm)" draw:image-opacity="100%" style:mirror="none"/>
    </style:style>
    <style:style style:name="gr4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125cm, 29.583cm, 6.172cm, 0.007cm)" draw:image-opacity="100%" style:mirror="none"/>
    </style:style>
    <style:style style:name="gr50" style:family="graphic" style:parent-style-name="Graphic">
      <style:graphic-properties draw:stroke="dash" draw:stroke-dash="Long_20_Dash" svg:stroke-width="0.106cm" svg:stroke-color="#000000" draw:marker-start-width="0.359cm" draw:marker-end-width="0.359cm" draw:fill="solid" draw:fill-color="#b85c00" draw:opacity="15%" draw:textarea-horizontal-align="justify" draw:textarea-vertical-align="middle" draw:auto-grow-height="false" fo:min-height="9.241cm" fo:min-width="21.89cm" fo:padding-top="0.053cm" fo:padding-bottom="0.053cm" fo:padding-left="0.053cm" fo:padding-right="0.053cm"/>
    </style:style>
    <style:style style:name="gr51" style:family="graphic" style:parent-style-name="Graphic">
      <style:graphic-properties draw:stroke="solid" draw:stroke-dash="Ultrafine_20_Dashed" svg:stroke-width="0.212cm" svg:stroke-color="#5983b0" draw:marker-start-width="0.518cm" draw:marker-end-width="0.518cm" draw:fill="solid" draw:fill-color="#ffffff" draw:opacity="80%" draw:textarea-horizontal-align="justify" draw:textarea-vertical-align="middle" draw:auto-grow-height="false" fo:min-height="1.668cm" fo:min-width="4.817cm" fo:padding-top="0.106cm" fo:padding-bottom="0.106cm" fo:padding-left="0.106cm" fo:padding-right="0.106cm"/>
    </style:style>
    <style:style style:name="gr52" style:family="graphic" style:parent-style-name="objectwithoutfill">
      <style:graphic-properties draw:stroke="solid" svg:stroke-width="0.212cm" svg:stroke-color="#5983b0" draw:marker-start-width="0.518cm" draw:marker-end="" draw:marker-end-width="0.618cm" draw:fill="solid" draw:textarea-vertical-align="middle" fo:padding-top="0.231cm" fo:padding-bottom="0.231cm" fo:padding-left="0.356cm" fo:padding-right="0.356cm"/>
    </style:style>
    <style:style style:name="gr53" style:family="graphic" style:parent-style-name="Graphic">
      <style:graphic-properties draw:stroke="solid" draw:stroke-dash="Ultrafine_20_Dashed" svg:stroke-width="0.212cm" svg:stroke-color="#f10d0c" draw:marker-start-width="0.518cm" draw:marker-end-width="0.518cm" draw:fill="solid" draw:fill-color="#ffffff" draw:opacity="80%" draw:textarea-horizontal-align="justify" draw:textarea-vertical-align="middle" draw:auto-grow-height="false" fo:min-height="1.668cm" fo:min-width="4.817cm" fo:padding-top="0.106cm" fo:padding-bottom="0.106cm" fo:padding-left="0.106cm" fo:padding-right="0.106cm"/>
    </style:style>
    <style:style style:name="gr5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2.667cm, 0.706cm, -0.299cm, 9.322cm)" draw:image-opacity="100%" style:mirror="none"/>
    </style:style>
    <style:style style:name="gr5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9.135cm, 0.706cm, 3.28cm, 10.398cm)" draw:image-opacity="100%" style:mirror="none"/>
    </style:style>
    <style:style style:name="gr56" style:family="graphic" style:parent-style-name="standard">
      <style:graphic-properties svg:stroke-color="#000000" draw:fill-color="#999999" draw:opacity="64%" draw:textarea-horizontal-align="justify" draw:textarea-vertical-align="middle" draw:auto-grow-height="false" fo:min-height="5.537cm" fo:min-width="0cm"/>
    </style:style>
    <style:style style:name="gr57" style:family="graphic" style:parent-style-name="Object_20_with_20_no_20_fill_20_and_20_no_20_line">
      <style:graphic-properties draw:stroke="solid" draw:stroke-dash="Dashed_20__28_var_29_" svg:stroke-width="0.106cm" svg:stroke-color="#000000" draw:marker-start-width="0.358cm" draw:marker-end-width="0.358cm" draw:fill="none" draw:fill-color="#b85c00" draw:opacity="15%" draw:textarea-horizontal-align="center" draw:textarea-vertical-align="middle" draw:color-mode="standard" draw:luminance="0%" draw:contrast="0%" draw:gamma="100%" draw:red="0%" draw:green="0%" draw:blue="0%" fo:clip="rect(6.2cm, 11.695cm, 7.27cm, 3.735cm)" draw:image-opacity="100%" style:mirror="none"/>
    </style:style>
    <style:style style:name="gr58" style:family="graphic" style:parent-style-name="standard">
      <style:graphic-properties draw:stroke="none" svg:stroke-color="#000000" draw:fill="none" draw:fill-color="#ffffff" draw:opacity="100%" draw:textarea-horizontal-align="left" draw:auto-grow-height="true" draw:auto-grow-width="true" fo:min-height="0.589cm" fo:min-width="3.109cm"/>
      <style:paragraph-properties style:writing-mode="lr-tb"/>
    </style:style>
    <style:style style:name="gr5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751cm, 0.291cm, 8.353cm, 6.645cm)" draw:image-opacity="100%" style:mirror="none"/>
    </style:style>
    <style:style style:name="gr6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6.992cm, 0.291cm, 5.859cm, 6.645cm)" draw:image-opacity="100%" style:mirror="none"/>
    </style:style>
    <style:style style:name="gr6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9.351cm, 0.291cm, 2.885cm, 0.243cm)" draw:image-opacity="100%" style:mirror="none"/>
    </style:style>
    <style:style style:name="gr6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2.121cm, 0.291cm, 0.01cm, 0.243cm)" draw:image-opacity="100%" style:mirror="none"/>
    </style:style>
    <style:style style:name="gr6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2.278cm, 0cm)" draw:image-opacity="100%" style:mirror="none"/>
    </style:style>
    <style:style style:name="gr6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276cm, 0cm, -0.206cm, 0cm)" draw:image-opacity="100%" style:mirror="none"/>
    </style:style>
    <style:style style:name="gr65" style:family="graphic" style:parent-style-name="Graphic">
      <style:graphic-properties draw:stroke="dash" draw:stroke-dash="Long_20_Dash" svg:stroke-width="0.106cm" svg:stroke-color="#000000" draw:marker-start-width="0.359cm" draw:marker-end-width="0.359cm" draw:fill="solid" draw:fill-color="#b85c00" draw:opacity="15%" draw:textarea-horizontal-align="justify" draw:textarea-vertical-align="middle" draw:auto-grow-height="false" fo:min-height="7.819cm" fo:min-width="25.345cm" fo:padding-top="0.053cm" fo:padding-bottom="0.053cm" fo:padding-left="0.053cm" fo:padding-right="0.053cm"/>
    </style:style>
    <style:style style:name="gr6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2.121cm, 0.291cm, 0.049cm, 0.243cm)" draw:image-opacity="100%" style:mirror="none"/>
    </style:style>
    <style:style style:name="gr6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147cm, 0.291cm, 12.718cm, 5.546cm)" draw:image-opacity="100%" style:mirror="none"/>
    </style:style>
    <style:style style:name="gr6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533cm, 0.291cm, 10.567cm, 5.546cm)" draw:image-opacity="100%" style:mirror="none"/>
    </style:style>
    <style:style style:name="gr6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9.369cm, 0.291cm, 3.1cm, 0.243cm)" draw:image-opacity="100%" style:mirror="none"/>
    </style:style>
    <style:style style:name="gr70" style:family="graphic" style:parent-style-name="Graphic">
      <style:graphic-properties draw:stroke="dash" draw:stroke-dash="Long_20_Dash" svg:stroke-width="0.106cm" svg:stroke-color="#000000" draw:marker-start-width="0.359cm" draw:marker-end-width="0.359cm" draw:fill="solid" draw:fill-color="#fff5ce" draw:opacity="100%" draw:textarea-horizontal-align="justify" draw:textarea-vertical-align="middle" draw:auto-grow-height="false" fo:min-height="7.819cm" fo:min-width="25.345cm" fo:padding-top="0.053cm" fo:padding-bottom="0.053cm" fo:padding-left="0.053cm" fo:padding-right="0.053cm"/>
    </style:style>
    <style:style style:name="gr71" style:family="graphic" style:parent-style-name="objectwithoutfill">
      <style:graphic-properties draw:stroke="dash" draw:stroke-dash="Dot" svg:stroke-width="0.106cm" svg:stroke-color="#00a933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gr72" style:family="graphic" style:parent-style-name="standard">
      <style:graphic-properties draw:stroke="solid" draw:stroke-dash="Dot" svg:stroke-width="0.106cm" svg:stroke-color="#00a933" draw:marker-start-width="0.359cm" draw:marker-end-width="0.359cm" draw:fill="none" draw:fill-color="#999999" draw:textarea-horizontal-align="justify" draw:textarea-vertical-align="middle" draw:auto-grow-height="false" fo:min-height="0.609cm" fo:min-width="1.375cm" fo:padding-top="0.178cm" fo:padding-bottom="0.178cm" fo:padding-left="0.303cm" fo:padding-right="0.303cm"/>
    </style:style>
    <style:style style:name="gr7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5.691cm, 0cm)" draw:image-opacity="100%" style:mirror="none"/>
    </style:style>
    <style:style style:name="gr7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54cm, 0cm, 0.171cm, 3.088cm)" draw:image-opacity="100%" style:mirror="none"/>
    </style:style>
    <style:style style:name="gr75" style:family="graphic" style:parent-style-name="standard">
      <style:graphic-properties draw:stroke="solid" draw:stroke-dash="Dot" svg:stroke-width="0.106cm" svg:stroke-color="#00a933" draw:marker-start-width="0.359cm" draw:marker-end-width="0.359cm" draw:fill="none" draw:fill-color="#999999" draw:textarea-horizontal-align="justify" draw:textarea-vertical-align="middle" draw:auto-grow-height="false" fo:min-height="0.609cm" fo:min-width="0.816cm" fo:padding-top="0.178cm" fo:padding-bottom="0.178cm" fo:padding-left="0.303cm" fo:padding-right="0.303cm"/>
    </style:style>
    <style:style style:name="gr76" style:family="graphic" style:parent-style-name="objectwithoutfill">
      <style:graphic-properties draw:stroke="solid" svg:stroke-width="0.212cm" svg:stroke-color="#5983b0" draw:marker-start="" draw:marker-start-width="0.518cm" draw:marker-end="Arrow" draw:marker-end-width="0.618cm" draw:fill="solid" draw:textarea-vertical-align="middle" fo:padding-top="0.231cm" fo:padding-bottom="0.231cm" fo:padding-left="0.356cm" fo:padding-right="0.356cm"/>
    </style:style>
    <style:style style:name="gr77" style:family="graphic" style:parent-style-name="standard">
      <style:graphic-properties draw:stroke="none" svg:stroke-color="#000000" draw:fill="none" draw:fill-color="#ffffff" draw:opacity="100%" draw:textarea-horizontal-align="left" draw:auto-grow-height="true" draw:auto-grow-width="true" fo:min-height="1.177cm" fo:min-width="1.899cm"/>
      <style:paragraph-properties style:writing-mode="lr-tb"/>
    </style:style>
    <style:style style:name="gr78" style:family="graphic" style:parent-style-name="standard">
      <style:graphic-properties svg:stroke-color="#000000" draw:fill-color="#ffffff" draw:textarea-horizontal-align="justify" draw:textarea-vertical-align="middle" draw:auto-grow-height="false" fo:min-height="0.685cm" fo:min-width="0.435cm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0.315cm"/>
      <style:paragraph-properties style:writing-mode="lr-tb"/>
    </style:style>
    <style:style style:name="gr80" style:family="graphic" style:parent-style-name="standard">
      <style:graphic-properties svg:stroke-color="#000000" draw:fill-color="#333333" draw:opacity="65%" draw:textarea-horizontal-align="justify" draw:textarea-vertical-align="middle" draw:auto-grow-height="false" fo:min-height="1.934cm" fo:min-width="0cm"/>
    </style:style>
    <style:style style:name="gr81" style:family="graphic" style:parent-style-name="standard">
      <style:graphic-properties draw:stroke="none" svg:stroke-color="#000000" draw:fill="none" draw:fill-color="#ffffff" draw:opacity="100%" draw:textarea-horizontal-align="left" draw:auto-grow-height="true" draw:auto-grow-width="true" fo:min-height="0.589cm" fo:min-width="2.161cm"/>
      <style:paragraph-properties style:writing-mode="lr-tb"/>
    </style:style>
    <style:style style:name="gr82" style:family="graphic" style:parent-style-name="objectwithoutfill">
      <style:graphic-properties draw:stroke="solid" draw:stroke-dash="Dashed_20__28_var_29_" svg:stroke-width="0.212cm" svg:stroke-color="#5983b0" draw:marker-start="" draw:marker-start-width="0.518cm" draw:marker-end="" draw:marker-end-width="0.618cm" draw:fill="solid" draw:textarea-vertical-align="middle" fo:padding-top="0.231cm" fo:padding-bottom="0.231cm" fo:padding-left="0.356cm" fo:padding-right="0.356cm"/>
    </style:style>
    <style:style style:name="gr83" style:family="graphic" style:parent-style-name="standard">
      <style:graphic-properties svg:stroke-color="#000000" draw:fill-color="#333333" draw:opacity="100%" draw:textarea-horizontal-align="justify" draw:textarea-vertical-align="middle" draw:auto-grow-height="false" fo:min-height="1.934cm" fo:min-width="0.313cm"/>
    </style:style>
    <style:style style:name="gr84" style:family="graphic" style:parent-style-name="standard">
      <style:graphic-properties draw:stroke="none" svg:stroke-color="#000000" draw:fill="none" draw:fill-color="#ffffff" draw:opacity="100%" draw:textarea-horizontal-align="left" draw:auto-grow-height="true" draw:auto-grow-width="true" fo:min-height="0.589cm" fo:min-width="1.776cm"/>
      <style:paragraph-properties style:writing-mode="lr-tb"/>
    </style:style>
    <style:style style:name="gr85" style:family="graphic" style:parent-style-name="Graphic">
      <style:graphic-properties draw:stroke="none" draw:stroke-dash="Long_20_Dash" svg:stroke-width="0.106cm" svg:stroke-color="#000000" draw:marker-start-width="0.359cm" draw:marker-end-width="0.359cm" draw:fill="solid" draw:fill-color="#ffbf00" draw:opacity="20%" draw:textarea-horizontal-align="justify" draw:textarea-vertical-align="middle" draw:auto-grow-height="false" fo:min-height="12.034cm" fo:min-width="9.698cm" fo:padding-top="0.053cm" fo:padding-bottom="0.053cm" fo:padding-left="0.053cm" fo:padding-right="0.053cm"/>
    </style:style>
    <style:style style:name="gr86" style:family="graphic" style:parent-style-name="Graphic">
      <style:graphic-properties draw:stroke="none" draw:stroke-dash="Long_20_Dash" svg:stroke-width="0.106cm" svg:stroke-color="#000000" draw:marker-start-width="0.359cm" draw:marker-end-width="0.359cm" draw:fill="solid" draw:fill-color="#ec9ba4" draw:opacity="20%" draw:textarea-horizontal-align="justify" draw:textarea-vertical-align="middle" draw:auto-grow-height="false" fo:min-height="12.034cm" fo:min-width="7.565cm" fo:padding-top="0.053cm" fo:padding-bottom="0.053cm" fo:padding-left="0.053cm" fo:padding-right="0.053cm"/>
    </style:style>
    <style:style style:name="gr87" style:family="graphic" style:parent-style-name="objectwithoutfill">
      <style:graphic-properties draw:stroke="dash" draw:stroke-dash="Long_20_Dash" svg:stroke-width="0.106cm" svg:stroke-color="#000000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gr88" style:family="graphic" style:parent-style-name="Graphic">
      <style:graphic-properties draw:stroke="dash" draw:stroke-dash="Long_20_Dash" svg:stroke-width="0.106cm" svg:stroke-color="#000000" draw:marker-start-width="0.359cm" draw:marker-end-width="0.359cm" draw:fill="none" draw:fill-color="#b85c00" draw:opacity="10%" draw:textarea-horizontal-align="justify" draw:textarea-vertical-align="middle" draw:auto-grow-height="false" fo:min-height="12.035cm" fo:min-width="29.256cm" fo:padding-top="0.053cm" fo:padding-bottom="0.053cm" fo:padding-left="0.053cm" fo:padding-right="0.053cm"/>
    </style:style>
    <style:style style:name="gr89" style:family="graphic" style:parent-style-name="Graphic">
      <style:graphic-properties draw:stroke="none" draw:stroke-dash="Long_20_Dash" svg:stroke-width="0.106cm" svg:stroke-color="#000000" draw:marker-start-width="0.359cm" draw:marker-end-width="0.359cm" draw:fill="solid" draw:fill-color="#729fcf" draw:opacity="20%" draw:textarea-horizontal-align="justify" draw:textarea-vertical-align="middle" draw:auto-grow-height="false" fo:min-height="12.034cm" fo:min-width="11.73cm" fo:padding-top="0.053cm" fo:padding-bottom="0.053cm" fo:padding-left="0.053cm" fo:padding-right="0.053cm"/>
      <style:paragraph-properties style:writing-mode="lr-tb"/>
    </style:style>
    <style:style style:name="gr90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91" style:family="graphic" style:parent-style-name="standard">
      <style:graphic-properties svg:stroke-color="#000000" draw:fill="gradient" draw:fill-color="#dddddd" draw:fill-gradient-name="Gradient_20_47" draw:opacity="100%" draw:textarea-horizontal-align="justify" draw:textarea-vertical-align="middle" draw:auto-grow-height="false" fo:min-height="6.354cm" fo:min-width="12.556cm"/>
    </style:style>
    <style:style style:name="gr92" style:family="graphic" style:parent-style-name="Object_20_with_20_no_20_fill_20_and_20_no_20_line">
      <style:graphic-properties draw:stroke="none" svg:stroke-width="0.051cm" draw:marker-start-width="0.276cm" draw:marker-end-width="0.276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3" style:family="graphic" style:parent-style-name="standard">
      <style:graphic-properties svg:stroke-color="#000000" draw:fill-color="#7b3d00" draw:textarea-horizontal-align="justify" draw:textarea-vertical-align="middle" draw:auto-grow-height="false" fo:min-height="0.226cm" fo:min-width="0cm"/>
    </style:style>
    <style:style style:name="gr94" style:family="graphic" style:parent-style-name="standard">
      <style:graphic-properties svg:stroke-color="#000000" draw:fill-color="#7b3d00" draw:textarea-horizontal-align="justify" draw:textarea-vertical-align="middle" draw:auto-grow-height="false" fo:min-height="0.044cm" fo:min-width="0cm"/>
    </style:style>
    <style:style style:name="gr95" style:family="graphic" style:parent-style-name="standard">
      <style:graphic-properties svg:stroke-color="#000000" draw:fill-color="#666666" draw:opacity="100%" draw:textarea-horizontal-align="justify" draw:textarea-vertical-align="middle" draw:auto-grow-height="false" fo:min-height="0.258cm" fo:min-width="5.85cm"/>
    </style:style>
    <style:style style:name="gr96" style:family="graphic" style:parent-style-name="standard">
      <style:graphic-properties svg:stroke-color="#000000" draw:fill-color="#b4c7dc" draw:opacity="100%" draw:textarea-horizontal-align="justify" draw:textarea-vertical-align="middle" draw:auto-grow-height="false" fo:min-height="0.004cm" fo:min-width="4.885cm"/>
      <style:paragraph-properties style:writing-mode="lr-tb"/>
    </style:style>
    <style:style style:name="gr97" style:family="graphic" style:parent-style-name="standard">
      <style:graphic-properties svg:stroke-color="#000000" draw:fill-color="#b85c00" draw:textarea-horizontal-align="justify" draw:textarea-vertical-align="middle" draw:auto-grow-height="false" fo:min-height="0.92cm" fo:min-width="0cm"/>
    </style:style>
    <style:style style:name="gr98" style:family="graphic" style:parent-style-name="standard">
      <style:graphic-properties draw:stroke="none" svg:stroke-color="#000000" draw:fill-color="#333333" draw:textarea-horizontal-align="justify" draw:textarea-vertical-align="middle" draw:auto-grow-height="false" fo:min-height="0.117cm" fo:min-width="0.051cm"/>
    </style:style>
    <style:style style:name="gr99" style:family="graphic" style:parent-style-name="standard">
      <style:graphic-properties draw:stroke="none" svg:stroke-color="#000000" draw:fill-color="#333333" draw:textarea-horizontal-align="justify" draw:textarea-vertical-align="middle" draw:auto-grow-height="false" fo:min-height="0.842cm" fo:min-width="0.592cm"/>
    </style:style>
    <style:style style:name="gr10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40%" draw:red="19%" draw:green="18%" draw:blue="19%" fo:clip="rect(0cm, 0cm, 0cm, 0cm)" draw:image-opacity="100%" style:mirror="none"/>
    </style:style>
    <style:style style:name="gr101" style:family="graphic" style:parent-style-name="standard">
      <style:graphic-properties svg:stroke-width="0.388cm" svg:stroke-color="#000000" draw:marker-start-width="0.777cm" draw:marker-end-width="0.777cm" draw:fill="none" draw:textarea-horizontal-align="justify" draw:textarea-vertical-align="middle" draw:auto-grow-height="false" fo:min-height="7.326cm" fo:min-width="14.873cm" fo:padding-top="0.314cm" fo:padding-bottom="0.314cm" fo:padding-left="0.439cm" fo:padding-right="0.439cm"/>
      <style:paragraph-properties style:writing-mode="lr-tb"/>
    </style:style>
    <style:style style:name="gr102" style:family="graphic" style:parent-style-name="standard">
      <style:graphic-properties svg:stroke-width="0.176cm" svg:stroke-color="#be480a" draw:marker-start-width="0.461cm" draw:marker-end-width="0.461cm" draw:fill="none" draw:textarea-horizontal-align="justify" draw:textarea-vertical-align="middle" draw:auto-grow-height="false" fo:min-height="7.534cm" fo:min-width="15.081cm" fo:padding-top="0.21cm" fo:padding-bottom="0.21cm" fo:padding-left="0.335cm" fo:padding-right="0.335cm"/>
      <style:paragraph-properties style:writing-mode="lr-tb"/>
    </style:style>
    <style:style style:name="gr103" style:family="graphic" style:parent-style-name="standard">
      <style:graphic-properties svg:stroke-width="0.176cm" svg:stroke-color="#000000" draw:marker-start-width="0.461cm" draw:marker-end-width="0.461cm" draw:fill="none" draw:textarea-horizontal-align="justify" draw:textarea-vertical-align="middle" draw:auto-grow-height="false" fo:min-height="0.773cm" fo:min-width="0.98cm" fo:padding-top="0.21cm" fo:padding-bottom="0.21cm" fo:padding-left="0.335cm" fo:padding-right="0.335cm"/>
      <style:paragraph-properties style:writing-mode="lr-tb"/>
    </style:style>
    <style:style style:name="gr104" style:family="graphic" style:parent-style-name="standard">
      <style:graphic-properties svg:stroke-width="0.071cm" svg:stroke-color="#be480a" draw:marker-start-width="0.305cm" draw:marker-end-width="0.305cm" draw:fill="none" draw:textarea-horizontal-align="justify" draw:textarea-vertical-align="middle" draw:auto-grow-height="false" fo:min-height="0.875cm" fo:min-width="1.082cm" fo:padding-top="0.159cm" fo:padding-bottom="0.159cm" fo:padding-left="0.284cm" fo:padding-right="0.284cm"/>
      <style:paragraph-properties style:writing-mode="lr-tb"/>
    </style:style>
    <style:style style:name="gr105" style:family="graphic" style:parent-style-name="standard">
      <style:graphic-properties svg:stroke-color="#000000" draw:fill-color="#7b3d00" draw:textarea-horizontal-align="justify" draw:textarea-vertical-align="middle" draw:auto-grow-height="false" fo:min-height="0.045cm" fo:min-width="0cm"/>
    </style:style>
    <style:style style:name="gr106" style:family="graphic" style:parent-style-name="standard">
      <style:graphic-properties svg:stroke-color="#000000" draw:fill-color="#b85c00" draw:textarea-horizontal-align="justify" draw:textarea-vertical-align="middle" draw:auto-grow-height="false" fo:min-height="0.472cm" fo:min-width="0cm"/>
    </style:style>
    <style:style style:name="gr107" style:family="graphic" style:parent-style-name="standard">
      <style:graphic-properties svg:stroke-color="#000000" draw:fill-color="#b85c00" draw:textarea-horizontal-align="justify" draw:textarea-vertical-align="middle" draw:auto-grow-height="false" fo:min-height="0.473cm" fo:min-width="0cm"/>
    </style:style>
    <style:style style:name="gr108" style:family="graphic" style:parent-style-name="standard">
      <style:graphic-properties svg:stroke-color="#000000" draw:fill-color="#b85c00" draw:textarea-horizontal-align="justify" draw:textarea-vertical-align="middle" draw:auto-grow-height="false" fo:min-height="0.474cm" fo:min-width="0cm"/>
    </style:style>
    <style:style style:name="gr109" style:family="graphic" style:parent-style-name="standard">
      <style:graphic-properties svg:stroke-width="0.106cm" svg:stroke-color="#000000" draw:marker-start-width="0.357cm" draw:marker-end-width="0.357cm" draw:fill="none" draw:textarea-horizontal-align="justify" draw:textarea-vertical-align="middle" draw:auto-grow-height="false" fo:min-height="0.474cm" fo:min-width="1.291cm" fo:padding-top="0.176cm" fo:padding-bottom="0.176cm" fo:padding-left="0.301cm" fo:padding-right="0.301cm"/>
      <style:paragraph-properties style:writing-mode="lr-tb"/>
    </style:style>
    <style:style style:name="gr110" style:family="graphic" style:parent-style-name="standard">
      <style:graphic-properties svg:stroke-width="0.071cm" svg:stroke-color="#be480a" draw:marker-start-width="0.305cm" draw:marker-end-width="0.305cm" draw:fill="none" draw:textarea-horizontal-align="justify" draw:textarea-vertical-align="middle" draw:auto-grow-height="false" fo:min-height="0.508cm" fo:min-width="1.325cm" fo:padding-top="0.159cm" fo:padding-bottom="0.159cm" fo:padding-left="0.284cm" fo:padding-right="0.284cm"/>
      <style:paragraph-properties style:writing-mode="lr-tb"/>
    </style:style>
    <style:style style:name="gr111" style:family="graphic" style:parent-style-name="Graphic">
      <style:graphic-properties draw:stroke="dash" draw:stroke-dash="Long_20_Dash" svg:stroke-width="0.106cm" svg:stroke-color="#000000" draw:marker-start-width="0.359cm" draw:marker-end-width="0.359cm" draw:fill="none" draw:fill-color="#b85c00" draw:opacity="10%" draw:textarea-horizontal-align="justify" draw:textarea-vertical-align="middle" draw:auto-grow-height="false" fo:min-height="12.035cm" fo:min-width="27.885cm" fo:padding-top="0.053cm" fo:padding-bottom="0.053cm" fo:padding-left="0.053cm" fo:padding-right="0.053cm"/>
    </style:style>
    <style:style style:name="gr112" style:family="graphic" style:parent-style-name="Graphic">
      <style:graphic-properties draw:stroke="none" draw:stroke-dash="Long_20_Dash" svg:stroke-width="0.106cm" svg:stroke-color="#000000" draw:marker-start-width="0.359cm" draw:marker-end-width="0.359cm" draw:fill="solid" draw:fill-color="#729fcf" draw:opacity="20%" draw:textarea-horizontal-align="justify" draw:textarea-vertical-align="middle" draw:auto-grow-height="false" fo:min-height="12.034cm" fo:min-width="10.41cm" fo:padding-top="0.053cm" fo:padding-bottom="0.053cm" fo:padding-left="0.053cm" fo:padding-right="0.053cm"/>
      <style:paragraph-properties style:writing-mode="lr-tb"/>
    </style:style>
    <style:style style:name="gr113" style:family="graphic" style:parent-style-name="standard">
      <style:graphic-properties svg:stroke-width="0.388cm" svg:stroke-color="#000000" draw:marker-start-width="0.777cm" draw:marker-end-width="0.777cm" draw:fill="none" draw:textarea-horizontal-align="justify" draw:textarea-vertical-align="middle" draw:auto-grow-height="false" fo:min-height="7.326cm" fo:min-width="12.993cm" fo:padding-top="0.314cm" fo:padding-bottom="0.314cm" fo:padding-left="0.439cm" fo:padding-right="0.439cm"/>
      <style:paragraph-properties style:writing-mode="lr-tb"/>
    </style:style>
    <style:style style:name="gr114" style:family="graphic" style:parent-style-name="standard">
      <style:graphic-properties svg:stroke-width="0.176cm" svg:stroke-color="#be480a" draw:marker-start-width="0.461cm" draw:marker-end-width="0.461cm" draw:fill="none" draw:textarea-horizontal-align="justify" draw:textarea-vertical-align="middle" draw:auto-grow-height="false" fo:min-height="7.534cm" fo:min-width="13.201cm" fo:padding-top="0.21cm" fo:padding-bottom="0.21cm" fo:padding-left="0.335cm" fo:padding-right="0.335cm"/>
      <style:paragraph-properties style:writing-mode="lr-tb"/>
    </style:style>
    <style:style style:name="gr115" style:family="graphic" style:parent-style-name="standard">
      <style:graphic-properties draw:stroke="solid" svg:stroke-width="0.106cm" svg:stroke-color="#000000" draw:marker-start-width="0.359cm" draw:marker-end-width="0.359cm" draw:fill-color="#eeeeee" draw:textarea-horizontal-align="justify" draw:textarea-vertical-align="middle" draw:auto-grow-height="false" fo:min-height="1.625cm" fo:min-width="2.34cm" fo:padding-top="0.178cm" fo:padding-bottom="0.178cm" fo:padding-left="0.303cm" fo:padding-right="0.303cm"/>
    </style:style>
    <style:style style:name="gr116" style:family="graphic" style:parent-style-name="objectwithoutfill">
      <style:graphic-properties draw:stroke="solid" svg:stroke-width="0.081cm" svg:stroke-color="#000000" draw:marker-start-width="0.322cm" draw:marker-end="Symmetric_20_Arrow" draw:marker-end-width="0.459cm" draw:fill="solid" draw:textarea-vertical-align="middle" fo:padding-top="0.166cm" fo:padding-bottom="0.166cm" fo:padding-left="0.291cm" fo:padding-right="0.291cm"/>
    </style:style>
    <style:style style:name="gr117" style:family="graphic" style:parent-style-name="standard">
      <style:graphic-properties svg:stroke-width="0.081cm" svg:stroke-color="#000000" draw:marker-start-width="0.322cm" draw:marker-end-width="0.359cm" draw:textarea-vertical-align="middle" fo:padding-top="0.166cm" fo:padding-bottom="0.166cm" fo:padding-left="0.291cm" fo:padding-right="0.291cm"/>
    </style:style>
    <style:style style:name="gr11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3.598cm, 0cm, 0cm)" draw:image-opacity="100%" style:mirror="none"/>
    </style:style>
    <style:style style:name="gr11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3.554cm)" draw:image-opacity="100%" style:mirror="none"/>
    </style:style>
    <style:style style:name="gr120" style:family="graphic" style:parent-style-name="Graphic">
      <style:graphic-properties draw:stroke="dash" draw:stroke-dash="Long_20_Dash" svg:stroke-width="0.106cm" svg:stroke-color="#000000" draw:marker-start-width="0.359cm" draw:marker-end-width="0.359cm" draw:fill="solid" draw:fill-color="#ffbf00" draw:opacity="15%" draw:textarea-horizontal-align="justify" draw:textarea-vertical-align="middle" draw:auto-grow-height="false" fo:min-height="7.819cm" fo:min-width="25.345cm" fo:padding-top="0.053cm" fo:padding-bottom="0.053cm" fo:padding-left="0.053cm" fo:padding-right="0.053cm"/>
    </style:style>
    <style:style style:name="gr121" style:family="graphic" style:parent-style-name="Graphic">
      <style:graphic-properties draw:stroke="dash" draw:stroke-dash="Long_20_Dash" svg:stroke-width="0.106cm" svg:stroke-color="#000000" draw:marker-start-width="0.359cm" draw:marker-end-width="0.359cm" draw:fill="solid" draw:fill-color="#ffbf00" draw:opacity="15%" draw:textarea-horizontal-align="justify" draw:textarea-vertical-align="middle" draw:auto-grow-height="false" fo:min-height="6.752cm" fo:min-width="24.989cm" fo:padding-top="0.053cm" fo:padding-bottom="0.053cm" fo:padding-left="0.053cm" fo:padding-right="0.053cm"/>
    </style:style>
    <style:style style:name="gr122" style:family="graphic" style:parent-style-name="standard">
      <style:graphic-properties draw:stroke="none" svg:stroke-color="#000000" draw:fill="none" draw:fill-color="#ffffff" draw:opacity="100%" draw:textarea-horizontal-align="left" draw:auto-grow-height="true" draw:auto-grow-width="true" fo:min-height="1.528cm" fo:min-width="3.702cm"/>
      <style:paragraph-properties style:writing-mode="lr-tb"/>
    </style:style>
    <style:style style:name="gr123" style:family="graphic" style:parent-style-name="Object_20_with_20_no_20_fill_20_and_20_no_20_line">
      <style:graphic-properties draw:stroke="solid" svg:stroke-width="0.106cm" svg:stroke-color="#000000" draw:marker-start-width="0.359cm" draw:marker-end-width="0.359cm" draw:fill="none" draw:textarea-horizontal-align="center" draw:textarea-vertical-align="middle" draw:color-mode="standard" draw:luminance="0%" draw:contrast="0%" draw:gamma="100%" draw:red="0%" draw:green="0%" draw:blue="0%" fo:clip="rect(0.152cm, 17.975cm, 10.062cm, 0.121cm)" draw:image-opacity="100%" style:mirror="none"/>
    </style:style>
    <style:style style:name="gr124" style:family="graphic" style:parent-style-name="Object_20_with_20_no_20_fill_20_and_20_no_20_line">
      <style:graphic-properties draw:stroke="solid" svg:stroke-width="0.212cm" svg:stroke-color="#f10d0c" draw:marker-start-width="0.518cm" draw:marker-end-width="0.518cm" draw:fill="none" draw:textarea-horizontal-align="center" draw:textarea-vertical-align="middle" draw:color-mode="standard" draw:luminance="0%" draw:contrast="0%" draw:gamma="100%" draw:red="0%" draw:green="0%" draw:blue="0%" fo:clip="rect(0.395cm, 1.426cm, 10.169cm, 6.935cm)" draw:image-opacity="100%" style:mirror="none"/>
    </style:style>
    <style:style style:name="gr125" style:family="graphic" style:parent-style-name="Object_20_with_20_no_20_fill_20_and_20_no_20_line">
      <style:graphic-properties draw:stroke="solid" svg:stroke-width="0.212cm" svg:stroke-color="#5983b0" draw:marker-start-width="0.518cm" draw:marker-end-width="0.518cm" draw:fill="none" draw:textarea-horizontal-align="center" draw:textarea-vertical-align="middle" draw:color-mode="standard" draw:luminance="0%" draw:contrast="0%" draw:gamma="100%" draw:red="0%" draw:green="0%" draw:blue="0%" fo:clip="rect(3.289cm, 1.426cm, 7.188cm, 6.935cm)" draw:image-opacity="100%" style:mirror="none"/>
    </style:style>
    <style:style style:name="gr126" style:family="graphic" style:parent-style-name="objectwithoutfill">
      <style:graphic-properties draw:stroke="solid" draw:stroke-dash="Ultrafine_20_Dashed" svg:stroke-width="0.212cm" svg:stroke-color="#5983b0" draw:marker-start="" draw:marker-start-width="0.505cm" draw:marker-end="Arrow" draw:marker-end-width="0.605cm" draw:fill="solid" draw:opacity="35%" draw:textarea-vertical-align="middle" fo:padding-top="0.218cm" fo:padding-bottom="0.218cm" fo:padding-left="0.343cm" fo:padding-right="0.343cm"/>
    </style:style>
    <style:style style:name="gr12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436cm, 0cm, 0cm, 7.461cm)" draw:image-opacity="100%" style:mirror="none"/>
    </style:style>
    <style:style style:name="gr12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922cm, 0cm, 0cm, 0cm)" draw:image-opacity="100%" style:mirror="none"/>
    </style:style>
    <style:style style:name="gr12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4.012cm, 0cm)" draw:image-opacity="100%" style:mirror="none"/>
    </style:style>
    <style:style style:name="gr13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3.756cm, 10.363cm)" draw:image-opacity="100%" style:mirror="none"/>
    </style:style>
    <style:style style:name="gr131" style:family="graphic" style:parent-style-name="Graphic">
      <style:graphic-properties draw:stroke="none" draw:stroke-dash="Long_20_Dash" svg:stroke-width="0.106cm" svg:stroke-color="#000000" draw:marker-start-width="0.359cm" draw:marker-end-width="0.359cm" draw:fill="solid" draw:fill-color="#729fcf" draw:opacity="20%" draw:textarea-horizontal-align="justify" draw:textarea-vertical-align="middle" draw:auto-grow-height="false" fo:min-height="9.394cm" fo:min-width="4.669cm" fo:padding-top="0.053cm" fo:padding-bottom="0.053cm" fo:padding-left="0.053cm" fo:padding-right="0.053cm"/>
      <style:paragraph-properties style:writing-mode="lr-tb"/>
    </style:style>
    <style:style style:name="gr132" style:family="graphic" style:parent-style-name="Graphic">
      <style:graphic-properties draw:stroke="none" draw:stroke-dash="Long_20_Dash" svg:stroke-width="0.106cm" svg:stroke-color="#000000" draw:marker-start-width="0.359cm" draw:marker-end-width="0.359cm" draw:fill="solid" draw:fill-color="#ffbf00" draw:opacity="20%" draw:textarea-horizontal-align="justify" draw:textarea-vertical-align="middle" draw:auto-grow-height="false" fo:min-height="9.394cm" fo:min-width="5.431cm" fo:padding-top="0.053cm" fo:padding-bottom="0.053cm" fo:padding-left="0.053cm" fo:padding-right="0.053cm"/>
    </style:style>
    <style:style style:name="gr133" style:family="graphic" style:parent-style-name="Graphic">
      <style:graphic-properties draw:stroke="none" draw:stroke-dash="Long_20_Dash" svg:stroke-width="0.106cm" svg:stroke-color="#000000" draw:marker-start-width="0.359cm" draw:marker-end-width="0.359cm" draw:fill="solid" draw:fill-color="#ec9ba4" draw:opacity="20%" draw:textarea-horizontal-align="justify" draw:textarea-vertical-align="middle" draw:auto-grow-height="false" fo:min-height="9.394cm" fo:min-width="8.327cm" fo:padding-top="0.053cm" fo:padding-bottom="0.053cm" fo:padding-left="0.053cm" fo:padding-right="0.053cm"/>
      <style:paragraph-properties style:writing-mode="lr-tb"/>
    </style:style>
    <style:style style:name="gr134" style:family="graphic" style:parent-style-name="Graphic">
      <style:graphic-properties draw:stroke="dash" draw:stroke-dash="Long_20_Dash" svg:stroke-width="0.106cm" svg:stroke-color="#000000" draw:marker-start-width="0.359cm" draw:marker-end-width="0.359cm" draw:fill="none" draw:fill-color="#b85c00" draw:opacity="10%" draw:textarea-horizontal-align="justify" draw:textarea-vertical-align="middle" draw:auto-grow-height="false" fo:min-height="9.368cm" fo:min-width="18.639cm" fo:padding-top="0.053cm" fo:padding-bottom="0.053cm" fo:padding-left="0.053cm" fo:padding-right="0.053cm"/>
    </style:style>
    <style:style style:name="gr1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986cm"/>
      <style:paragraph-properties style:writing-mode="lr-tb"/>
    </style:style>
    <style:style style:name="gr1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341cm"/>
      <style:paragraph-properties style:writing-mode="lr-tb"/>
    </style:style>
    <style:style style:name="gr1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49cm"/>
      <style:paragraph-properties style:writing-mode="lr-tb"/>
    </style:style>
    <style:style style:name="gr138" style:family="graphic" style:parent-style-name="objectwithoutfill">
      <style:graphic-properties draw:stroke="dash" draw:stroke-dash="Dot" svg:stroke-width="0.081cm" svg:stroke-color="#00a933" draw:marker-start-width="0.322cm" draw:marker-end-width="0.322cm" draw:fill="solid" draw:textarea-vertical-align="middle" fo:padding-top="0.166cm" fo:padding-bottom="0.166cm" fo:padding-left="0.291cm" fo:padding-right="0.291cm"/>
    </style:style>
    <style:style style:name="gr139" style:family="graphic" style:parent-style-name="objectwithoutfill">
      <style:graphic-properties draw:stroke="solid" svg:stroke-width="0.159cm" svg:stroke-color="#f10d0c" draw:marker-start="" draw:marker-start-width="0.439cm" draw:marker-end="" draw:marker-end-width="0.539cm" draw:fill="solid" draw:textarea-vertical-align="middle" fo:padding-top="0.205cm" fo:padding-bottom="0.205cm" fo:padding-left="0.33cm" fo:padding-right="0.33cm"/>
    </style:style>
    <style:style style:name="gr140" style:family="graphic" style:parent-style-name="standard">
      <style:graphic-properties draw:stroke="solid" draw:stroke-dash="Dot" svg:stroke-width="0.081cm" svg:stroke-color="#00a933" draw:marker-start-width="0.322cm" draw:marker-end-width="0.322cm" draw:fill="none" draw:fill-color="#999999" draw:textarea-horizontal-align="justify" draw:textarea-vertical-align="middle" draw:auto-grow-height="false" fo:min-height="0.633cm" fo:min-width="1.399cm" fo:padding-top="0.166cm" fo:padding-bottom="0.166cm" fo:padding-left="0.291cm" fo:padding-right="0.291cm"/>
    </style:style>
    <style:style style:name="gr141" style:family="graphic" style:parent-style-name="objectwithoutfill">
      <style:graphic-properties draw:stroke="solid" svg:stroke-width="0.159cm" svg:stroke-color="#5983b0" draw:marker-start="" draw:marker-start-width="0.439cm" draw:marker-end="" draw:marker-end-width="0.539cm" draw:fill="solid" draw:textarea-vertical-align="middle" fo:padding-top="0.205cm" fo:padding-bottom="0.205cm" fo:padding-left="0.33cm" fo:padding-right="0.33cm"/>
    </style:style>
    <style:style style:name="gr142" style:family="graphic" style:parent-style-name="objectwithoutfill">
      <style:graphic-properties draw:stroke="dash" draw:stroke-dash="Dashed_20__28_var_29_" svg:stroke-width="0.159cm" svg:stroke-color="#f10d0c" draw:marker-start="" draw:marker-start-width="0.439cm" draw:marker-end="" draw:marker-end-width="0.539cm" draw:fill="solid" draw:textarea-vertical-align="middle" fo:padding-top="0.205cm" fo:padding-bottom="0.205cm" fo:padding-left="0.33cm" fo:padding-right="0.33cm"/>
    </style:style>
    <style:style style:name="gr143" style:family="graphic" style:parent-style-name="objectwithoutfill">
      <style:graphic-properties draw:stroke="dash" draw:stroke-dash="Dashed_20__28_var_29_" svg:stroke-width="0.159cm" svg:stroke-color="#5983b0" draw:marker-start="" draw:marker-start-width="0.439cm" draw:marker-end="" draw:marker-end-width="0.539cm" draw:fill="solid" draw:textarea-vertical-align="middle" fo:padding-top="0.205cm" fo:padding-bottom="0.205cm" fo:padding-left="0.33cm" fo:padding-right="0.33cm"/>
    </style:style>
    <style:style style:name="gr144" style:family="graphic" style:parent-style-name="objectwithoutfill">
      <style:graphic-properties draw:stroke="solid" svg:stroke-width="0.159cm" svg:stroke-color="#5983b0" draw:marker-start="" draw:marker-start-width="0.438cm" draw:marker-end="" draw:marker-end-width="0.538cm" draw:fill="solid" draw:textarea-vertical-align="middle" fo:padding-top="0.204cm" fo:padding-bottom="0.204cm" fo:padding-left="0.329cm" fo:padding-right="0.329cm"/>
    </style:style>
    <style:style style:name="gr145" style:family="graphic" style:parent-style-name="standard">
      <style:graphic-properties draw:stroke="solid" draw:stroke-dash="Dot" svg:stroke-width="0.081cm" svg:stroke-color="#00a933" draw:marker-start-width="0.322cm" draw:marker-end-width="0.322cm" draw:fill="none" draw:fill-color="#999999" draw:textarea-horizontal-align="justify" draw:textarea-vertical-align="middle" draw:auto-grow-height="false" fo:min-height="0.633cm" fo:min-width="0.84cm" fo:padding-top="0.166cm" fo:padding-bottom="0.166cm" fo:padding-left="0.291cm" fo:padding-right="0.291cm"/>
    </style:style>
    <style:style style:name="gr146" style:family="graphic" style:parent-style-name="objectwithoutfill">
      <style:graphic-properties draw:stroke="solid" draw:stroke-dash="Ultrafine_20_Dashed" svg:stroke-width="0.159cm" svg:stroke-color="#5983b0" draw:marker-start="" draw:marker-start-width="0.426cm" draw:marker-end="Arrow" draw:marker-end-width="0.526cm" draw:fill="solid" draw:opacity="35%" draw:textarea-vertical-align="middle" fo:padding-top="0.192cm" fo:padding-bottom="0.192cm" fo:padding-left="0.317cm" fo:padding-right="0.317cm"/>
    </style:style>
    <style:style style:name="gr14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136cm, 0cm, 3.452cm, 10.365cm)" draw:image-opacity="100%" style:mirror="none"/>
    </style:style>
    <style:style style:name="gr148" style:family="graphic" style:parent-style-name="standard">
      <style:graphic-properties draw:stroke="solid" svg:stroke-width="0.159cm" svg:stroke-color="#f10d0c" draw:marker-start-width="0.439cm" draw:marker-end-width="0.439cm" draw:fill-color="#ffffff" draw:textarea-horizontal-align="justify" draw:textarea-vertical-align="middle" draw:auto-grow-height="false" fo:min-height="1.014cm" fo:min-width="1.474cm" fo:padding-top="0.205cm" fo:padding-bottom="0.205cm" fo:padding-left="0.33cm" fo:padding-right="0.33cm"/>
    </style:style>
    <style:style style:name="gr149" style:family="graphic" style:parent-style-name="standard">
      <style:graphic-properties draw:stroke="solid" svg:stroke-width="0.159cm" svg:stroke-color="#5983b0" draw:marker-start-width="0.439cm" draw:marker-end-width="0.439cm" draw:fill-color="#ffffff" draw:textarea-horizontal-align="justify" draw:textarea-vertical-align="middle" draw:auto-grow-height="false" fo:min-height="0.986cm" fo:min-width="1.474cm" fo:padding-top="0.205cm" fo:padding-bottom="0.205cm" fo:padding-left="0.33cm" fo:padding-right="0.33cm"/>
    </style:style>
    <style:style style:name="gr15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136cm, 0cm, 3.452cm, 3.713cm)" draw:image-opacity="100%" style:mirror="none"/>
    </style:style>
    <style:style style:name="gr15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628cm, 0cm, 0.022cm, 0.733cm)" draw:image-opacity="100%" style:mirror="none"/>
    </style:style>
    <style:style style:name="gr15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099cm, 0.127cm, 3.686cm, 0.199cm)" draw:image-opacity="100%" style:mirror="none"/>
    </style:style>
    <style:style style:name="gr15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334cm, 0.127cm, -0.055cm, 0.199cm)" draw:image-opacity="100%" style:mirror="none"/>
    </style:style>
    <style:style style:name="gr15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578cm, 0cm, 0.097cm, 0cm)" draw:image-opacity="100%" style:mirror="none"/>
    </style:style>
    <style:style style:name="gr15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023cm, 3.913cm, 9.229cm, 0cm)" draw:image-opacity="100%" style:mirror="none"/>
    </style:style>
    <style:style style:name="gr15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-0.002cm, 0cm, 9.279cm, 4.018cm)" draw:image-opacity="100%" style:mirror="none"/>
    </style:style>
    <style:style style:name="gr157" style:family="graphic" style:parent-style-name="Graphic">
      <style:graphic-properties draw:stroke="none" draw:stroke-dash="Long_20_Dash" svg:stroke-width="0.106cm" svg:stroke-color="#000000" draw:marker-start-width="0.359cm" draw:marker-end-width="0.359cm" draw:fill="solid" draw:fill-color="#e6f2f2" draw:opacity="100%" draw:textarea-horizontal-align="justify" draw:textarea-vertical-align="middle" draw:auto-grow-height="false" fo:min-height="9.394cm" fo:min-width="4.669cm" fo:padding-top="0.053cm" fo:padding-bottom="0.053cm" fo:padding-left="0.053cm" fo:padding-right="0.053cm"/>
      <style:paragraph-properties style:writing-mode="lr-tb"/>
    </style:style>
    <style:style style:name="gr158" style:family="graphic" style:parent-style-name="Graphic">
      <style:graphic-properties draw:stroke="none" draw:stroke-dash="Long_20_Dash" svg:stroke-width="0.106cm" svg:stroke-color="#000000" draw:marker-start-width="0.359cm" draw:marker-end-width="0.359cm" draw:fill="solid" draw:fill-color="#ffffe6" draw:opacity="100%" draw:textarea-horizontal-align="justify" draw:textarea-vertical-align="middle" draw:auto-grow-height="false" fo:min-height="9.394cm" fo:min-width="5.431cm" fo:padding-top="0.053cm" fo:padding-bottom="0.053cm" fo:padding-left="0.053cm" fo:padding-right="0.053cm"/>
    </style:style>
    <style:style style:name="gr159" style:family="graphic" style:parent-style-name="Graphic">
      <style:graphic-properties draw:stroke="none" draw:stroke-dash="Long_20_Dash" svg:stroke-width="0.106cm" svg:stroke-color="#000000" draw:marker-start-width="0.359cm" draw:marker-end-width="0.359cm" draw:fill="solid" draw:fill-color="#ffe6ff" draw:opacity="100%" draw:textarea-horizontal-align="justify" draw:textarea-vertical-align="middle" draw:auto-grow-height="false" fo:min-height="9.394cm" fo:min-width="8.327cm" fo:padding-top="0.053cm" fo:padding-bottom="0.053cm" fo:padding-left="0.053cm" fo:padding-right="0.053cm"/>
      <style:paragraph-properties style:writing-mode="lr-tb"/>
    </style:style>
    <style:style style:name="gr160" style:family="graphic" style:parent-style-name="Graphic">
      <style:graphic-properties draw:stroke="dash" draw:stroke-dash="Long_20_Dash" svg:stroke-width="0.053cm" svg:stroke-color="#000000" draw:marker-start-width="0.28cm" draw:marker-end-width="0.28cm" draw:fill="none" draw:fill-color="#b85c00" draw:opacity="10%" draw:textarea-horizontal-align="justify" draw:textarea-vertical-align="middle" draw:auto-grow-height="false" fo:min-height="9.42cm" fo:min-width="18.691cm" fo:padding-top="0.027cm" fo:padding-bottom="0.027cm" fo:padding-left="0.027cm" fo:padding-right="0.027cm"/>
    </style:style>
    <style:style style:name="gr161" style:family="graphic" style:parent-style-name="objectwithoutfill">
      <style:graphic-properties draw:stroke="dash" draw:stroke-dash="Dot" svg:stroke-width="0.081cm" svg:stroke-color="#808080" draw:marker-start-width="0.322cm" draw:marker-end-width="0.322cm" draw:fill="solid" draw:textarea-vertical-align="middle" fo:padding-top="0.166cm" fo:padding-bottom="0.166cm" fo:padding-left="0.291cm" fo:padding-right="0.291cm"/>
    </style:style>
    <style:style style:name="gr162" style:family="graphic" style:parent-style-name="standard">
      <style:graphic-properties draw:stroke="solid" draw:stroke-dash="Dot" svg:stroke-width="0.081cm" svg:stroke-color="#808080" draw:marker-start-width="0.322cm" draw:marker-end-width="0.322cm" draw:fill="none" draw:fill-color="#ffffff" draw:textarea-horizontal-align="justify" draw:textarea-vertical-align="middle" draw:auto-grow-height="false" fo:min-height="0.735cm" fo:min-width="1.501cm" fo:padding-top="0.166cm" fo:padding-bottom="0.166cm" fo:padding-left="0.291cm" fo:padding-right="0.291cm"/>
    </style:style>
    <style:style style:name="gr163" style:family="graphic" style:parent-style-name="standard">
      <style:graphic-properties draw:stroke="solid" draw:stroke-dash="Dot" svg:stroke-width="0.081cm" svg:stroke-color="#808080" draw:marker-start-width="0.322cm" draw:marker-end-width="0.322cm" draw:fill="none" draw:fill-color="#ffffff" draw:textarea-horizontal-align="justify" draw:textarea-vertical-align="middle" draw:auto-grow-height="false" fo:min-height="0.735cm" fo:min-width="1.602cm" fo:padding-top="0.166cm" fo:padding-bottom="0.166cm" fo:padding-left="0.291cm" fo:padding-right="0.291cm"/>
    </style:style>
    <style:style style:name="gr16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3.083cm, 0.668cm)" draw:image-opacity="100%" style:mirror="none"/>
    </style:style>
    <style:style style:name="gr16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24cm, 0cm, 0cm, 0cm)" draw:image-opacity="100%" style:mirror="none"/>
    </style:style>
    <style:style style:name="gr16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9.233cm, 3.913cm, 0.104cm, 0cm)" draw:image-opacity="100%" style:mirror="none"/>
    </style:style>
    <style:style style:name="gr16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9.256cm, 0cm, 0.093cm, 4.018cm)" draw:image-opacity="100%" style:mirror="none"/>
    </style:style>
    <style:style style:name="gr168" style:family="graphic" style:parent-style-name="standard">
      <style:graphic-properties svg:stroke-color="#333333" draw:fill-color="#333333" draw:opacity="100%" draw:textarea-horizontal-align="justify" draw:textarea-vertical-align="middle" draw:auto-grow-height="false" fo:min-height="0cm" fo:min-width="1.583cm"/>
    </style:style>
    <style:style style:name="gr169" style:family="graphic" style:parent-style-name="standard">
      <style:graphic-properties svg:stroke-color="#333333" draw:fill-color="#333333" draw:opacity="100%" draw:textarea-horizontal-align="justify" draw:textarea-vertical-align="middle" draw:auto-grow-height="false" fo:min-height="0cm" fo:min-width="1.583cm"/>
      <style:paragraph-properties style:writing-mode="lr-tb"/>
    </style:style>
    <style:style style:name="gr170" style:family="graphic" style:parent-style-name="standard">
      <style:graphic-properties draw:stroke="solid" svg:stroke-width="0.159cm" svg:stroke-color="#f10d0c" draw:marker-start-width="0.439cm" draw:marker-end-width="0.439cm" draw:fill-color="#ffffff" draw:textarea-horizontal-align="justify" draw:textarea-vertical-align="middle" draw:auto-grow-height="false" fo:min-height="1.014cm" fo:min-width="1.372cm" fo:padding-top="0.205cm" fo:padding-bottom="0.205cm" fo:padding-left="0.33cm" fo:padding-right="0.33cm"/>
    </style:style>
    <style:style style:name="gr171" style:family="graphic" style:parent-style-name="standard">
      <style:graphic-properties draw:stroke="solid" svg:stroke-width="0.159cm" svg:stroke-color="#5983b0" draw:marker-start-width="0.439cm" draw:marker-end-width="0.439cm" draw:fill-color="#ffffff" draw:textarea-horizontal-align="justify" draw:textarea-vertical-align="middle" draw:auto-grow-height="false" fo:min-height="0.986cm" fo:min-width="1.372cm" fo:padding-top="0.205cm" fo:padding-bottom="0.205cm" fo:padding-left="0.33cm" fo:padding-right="0.33cm"/>
    </style:style>
    <style:style style:name="gr172" style:family="graphic" style:parent-style-name="standard">
      <style:graphic-properties draw:stroke="solid" draw:stroke-dash="Dot" svg:stroke-width="0.081cm" svg:stroke-color="#808080" draw:marker-start-width="0.322cm" draw:marker-end-width="0.322cm" draw:fill="none" draw:fill-color="#ffffff" draw:textarea-horizontal-align="justify" draw:textarea-vertical-align="middle" draw:auto-grow-height="false" fo:min-height="0.735cm" fo:min-width="1.704cm" fo:padding-top="0.166cm" fo:padding-bottom="0.166cm" fo:padding-left="0.291cm" fo:padding-right="0.291cm"/>
    </style:style>
    <style:style style:name="gr17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576cm, 3.651cm, 1.159cm, 1.346cm)" draw:image-opacity="100%" style:mirror="none"/>
    </style:style>
    <style:style style:name="gr17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88cm, 3.708cm, 2.818cm, 1.158cm)" draw:image-opacity="100%" style:mirror="none"/>
    </style:style>
    <style:style style:name="gr17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413cm, 3.698cm, 3.283cm, 1.158cm)" draw:image-opacity="100%" style:mirror="none"/>
    </style:style>
    <style:style style:name="gr17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-0.016cm, 3.698cm, 3.661cm, 1.096cm)" draw:image-opacity="100%" style:mirror="none"/>
    </style:style>
    <style:style style:name="gr17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902cm, 3.698cm, 2.808cm, 0.36cm)" draw:image-opacity="100%" style:mirror="none"/>
    </style:style>
    <style:style style:name="gr17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338cm, 3.698cm, 2.336cm, 0.043cm)" draw:image-opacity="100%" style:mirror="none"/>
    </style:style>
    <style:style style:name="gr17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752cm, 3.698cm, -0.014cm, 0.986cm)" draw:image-opacity="100%" style:mirror="none"/>
    </style:style>
    <style:style style:name="gr18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363cm, 3.698cm, 0.396cm, 1.039cm)" draw:image-opacity="100%" style:mirror="none"/>
    </style:style>
    <style:style style:name="gr18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776cm, 3.698cm, 1.965cm, 0.988cm)" draw:image-opacity="100%" style:mirror="none"/>
    </style:style>
    <style:style style:name="gr18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971cm, 3.698cm, 0.795cm, 0.988cm)" draw:image-opacity="100%" style:mirror="none"/>
    </style:style>
    <style:style style:name="gr18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378cm, 3.708cm, 2.391cm, 0.849cm)" draw:image-opacity="100%" style:mirror="none"/>
    </style:style>
    <style:style style:name="gr184" style:family="graphic" style:parent-style-name="Graphic">
      <style:graphic-properties draw:stroke="none" draw:stroke-dash="Long_20_Dash" svg:stroke-width="0.106cm" svg:stroke-color="#000000" draw:marker-start-width="0.359cm" draw:marker-end-width="0.359cm" draw:fill="solid" draw:fill-color="#f2ffff" draw:opacity="100%" draw:textarea-horizontal-align="justify" draw:textarea-vertical-align="middle" draw:auto-grow-height="false" fo:min-height="7.747cm" fo:min-width="7.057cm" fo:padding-top="0.053cm" fo:padding-bottom="0.053cm" fo:padding-left="0.053cm" fo:padding-right="0.053cm"/>
      <style:paragraph-properties style:writing-mode="lr-tb"/>
    </style:style>
    <style:style style:name="gr185" style:family="graphic" style:parent-style-name="Graphic">
      <style:graphic-properties draw:stroke="none" draw:stroke-dash="Long_20_Dash" svg:stroke-width="0.106cm" svg:stroke-color="#000000" draw:marker-start-width="0.359cm" draw:marker-end-width="0.359cm" draw:fill="solid" draw:fill-color="#fffff2" draw:opacity="100%" draw:textarea-horizontal-align="justify" draw:textarea-vertical-align="middle" draw:auto-grow-height="false" fo:min-height="7.746cm" fo:min-width="7.768cm" fo:padding-top="0.053cm" fo:padding-bottom="0.053cm" fo:padding-left="0.053cm" fo:padding-right="0.053cm"/>
    </style:style>
    <style:style style:name="gr186" style:family="graphic" style:parent-style-name="Graphic">
      <style:graphic-properties draw:stroke="none" draw:stroke-dash="Long_20_Dash" svg:stroke-width="0.106cm" svg:stroke-color="#000000" draw:marker-start-width="0.359cm" draw:marker-end-width="0.359cm" draw:fill="solid" draw:fill-color="#fff2ff" draw:opacity="100%" draw:textarea-horizontal-align="justify" draw:textarea-vertical-align="middle" draw:auto-grow-height="false" fo:min-height="7.747cm" fo:min-width="10.308cm" fo:padding-top="0.053cm" fo:padding-bottom="0.053cm" fo:padding-left="0.053cm" fo:padding-right="0.053cm"/>
      <style:paragraph-properties style:writing-mode="lr-tb"/>
    </style:style>
    <style:style style:name="gr187" style:family="graphic" style:parent-style-name="Graphic">
      <style:graphic-properties draw:stroke="dash" draw:stroke-dash="Long_20_Dash" svg:stroke-width="0.053cm" svg:stroke-color="#000000" draw:marker-start-width="0.28cm" draw:marker-end-width="0.28cm" draw:fill="none" draw:fill-color="#b85c00" draw:opacity="10%" draw:textarea-horizontal-align="justify" draw:textarea-vertical-align="middle" draw:auto-grow-height="false" fo:min-height="7.82cm" fo:min-width="25.346cm" fo:padding-top="0.027cm" fo:padding-bottom="0.027cm" fo:padding-left="0.027cm" fo:padding-right="0.027cm"/>
    </style:style>
    <style:style style:name="gr188" style:family="graphic" style:parent-style-name="objectwithoutfill">
      <style:graphic-properties draw:stroke="dash" draw:stroke-dash="Dot" svg:stroke-width="0.081cm" svg:stroke-color="#00a933" draw:marker-start-width="0.322cm" draw:marker-end-width="0.322cm" svg:stroke-opacity="100%" draw:fill="solid" draw:textarea-vertical-align="middle" fo:padding-top="0.166cm" fo:padding-bottom="0.166cm" fo:padding-left="0.291cm" fo:padding-right="0.291cm"/>
    </style:style>
    <style:style style:name="gr189" style:family="graphic" style:parent-style-name="standard">
      <style:graphic-properties draw:stroke="solid" draw:stroke-dash="Dot" svg:stroke-width="0.081cm" svg:stroke-color="#00a933" draw:marker-start-width="0.322cm" draw:marker-end-width="0.322cm" svg:stroke-opacity="100%" draw:fill="none" draw:fill-color="#ffffff" draw:textarea-horizontal-align="justify" draw:textarea-vertical-align="middle" draw:auto-grow-height="false" fo:min-height="0.735cm" fo:min-width="1.602cm" fo:padding-top="0.166cm" fo:padding-bottom="0.166cm" fo:padding-left="0.291cm" fo:padding-right="0.291cm"/>
    </style:style>
    <style:style style:name="gr190" style:family="graphic" style:parent-style-name="standard">
      <style:graphic-properties draw:stroke="solid" draw:stroke-dash="Dot" svg:stroke-width="0.081cm" svg:stroke-color="#00a933" draw:marker-start-width="0.322cm" draw:marker-end-width="0.322cm" draw:fill="none" draw:fill-color="#ffffff" draw:textarea-horizontal-align="justify" draw:textarea-vertical-align="middle" draw:auto-grow-height="false" fo:min-height="0.735cm" fo:min-width="1.755cm" fo:padding-top="0.166cm" fo:padding-bottom="0.166cm" fo:padding-left="0.291cm" fo:padding-right="0.291cm"/>
    </style:style>
    <style:style style:name="gr191" style:family="graphic" style:parent-style-name="standard">
      <style:graphic-properties draw:stroke="solid" draw:stroke-dash="Dot" svg:stroke-width="0.081cm" svg:stroke-color="#00a933" draw:marker-start-width="0.322cm" draw:marker-end-width="0.322cm" draw:fill="none" draw:fill-color="#ffffff" draw:textarea-horizontal-align="justify" draw:textarea-vertical-align="middle" draw:auto-grow-height="false" fo:min-height="0.735cm" fo:min-width="2.161cm" fo:padding-top="0.166cm" fo:padding-bottom="0.166cm" fo:padding-left="0.291cm" fo:padding-right="0.291cm"/>
    </style:style>
    <style:style style:name="gr19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373cm, 0cm, 0cm, 0cm)" draw:image-opacity="100%" style:mirror="none"/>
    </style:style>
    <style:style style:name="gr193" style:family="graphic" style:parent-style-name="standard">
      <style:graphic-properties draw:stroke="solid" draw:stroke-dash="Dot" svg:stroke-width="0.081cm" svg:stroke-color="#00a933" draw:marker-start-width="0.322cm" draw:marker-end-width="0.322cm" svg:stroke-opacity="100%" draw:fill="none" draw:fill-color="#ffffff" draw:textarea-horizontal-align="justify" draw:textarea-vertical-align="middle" draw:auto-grow-height="false" fo:min-height="0.735cm" fo:min-width="2.11cm" fo:padding-top="0.166cm" fo:padding-bottom="0.166cm" fo:padding-left="0.291cm" fo:padding-right="0.291cm"/>
    </style:style>
    <style:style style:name="gr19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393cm, 0cm)" draw:image-opacity="100%" style:mirror="none"/>
    </style:style>
    <style:style style:name="gr195" style:family="graphic" style:parent-style-name="Graphic">
      <style:graphic-properties draw:stroke="none" draw:stroke-dash="Long_20_Dash" svg:stroke-width="0.053cm" svg:stroke-color="#000000" draw:marker-start-width="0.28cm" draw:marker-end-width="0.28cm" draw:fill="solid" draw:fill-color="#f2ffff" draw:opacity="100%" draw:textarea-horizontal-align="justify" draw:textarea-vertical-align="middle" draw:auto-grow-height="false" fo:min-height="7.747cm" fo:min-width="7.057cm" fo:padding-top="0.027cm" fo:padding-bottom="0.027cm" fo:padding-left="0.027cm" fo:padding-right="0.027cm"/>
      <style:paragraph-properties style:writing-mode="lr-tb"/>
    </style:style>
    <style:style style:name="gr196" style:family="graphic" style:parent-style-name="objectwithoutfill">
      <style:graphic-properties draw:stroke="dash" draw:stroke-dash="Long_20_Dash" svg:stroke-width="0.035cm" svg:stroke-color="#b2b2b2" draw:marker-start-width="0.252cm" draw:marker-end="" draw:marker-end-width="0.352cm" svg:stroke-opacity="100%" draw:fill="solid" draw:textarea-vertical-align="middle" fo:padding-top="0.142cm" fo:padding-bottom="0.142cm" fo:padding-left="0.267cm" fo:padding-right="0.267cm"/>
    </style:style>
    <style:style style:name="gr197" style:family="graphic" style:parent-style-name="Graphic">
      <style:graphic-properties draw:stroke="solid" draw:stroke-dash="Long_20_Dash" svg:stroke-width="0.035cm" svg:stroke-color="#000000" draw:marker-start-width="0.253cm" draw:marker-end-width="0.253cm" draw:fill="none" draw:fill-color="#b85c00" draw:opacity="100%" draw:textarea-horizontal-align="justify" draw:textarea-vertical-align="middle" draw:auto-grow-height="false" fo:min-height="7.84cm" fo:min-width="25.346cm" fo:padding-top="0.018cm" fo:padding-bottom="0.018cm" fo:padding-left="0.018cm" fo:padding-right="0.018cm"/>
    </style:style>
    <style:style style:name="gr198" style:family="graphic" style:parent-style-name="objectwithoutfill">
      <style:graphic-properties draw:stroke="dash" draw:stroke-dash="Long_20_Dash" svg:stroke-width="0.035cm" svg:stroke-color="#b2b2b2" draw:marker-start-width="0.252cm" draw:marker-end="" draw:marker-end-width="0.352cm" draw:fill="solid" draw:textarea-vertical-align="middle" fo:padding-top="0.142cm" fo:padding-bottom="0.142cm" fo:padding-left="0.267cm" fo:padding-right="0.267cm"/>
    </style:style>
    <style:style style:name="gr199" style:family="graphic" style:parent-style-name="standard">
      <style:graphic-properties draw:stroke="solid" draw:stroke-dash="Dot" svg:stroke-width="0.106cm" svg:stroke-color="#00a933" draw:marker-start-width="0.359cm" draw:marker-end-width="0.359cm" draw:fill="none" draw:fill-color="#999999" draw:textarea-horizontal-align="justify" draw:textarea-vertical-align="middle" draw:auto-grow-height="false" fo:min-height="0.66cm" fo:min-width="1.477cm" fo:padding-top="0.178cm" fo:padding-bottom="0.178cm" fo:padding-left="0.303cm" fo:padding-right="0.303cm"/>
    </style:style>
    <style:style style:name="gr200" style:family="graphic" style:parent-style-name="standard">
      <style:graphic-properties draw:stroke="solid" draw:stroke-dash="Dot" svg:stroke-width="0.106cm" svg:stroke-color="#00a933" draw:marker-start-width="0.359cm" draw:marker-end-width="0.359cm" draw:fill="none" draw:fill-color="#999999" draw:textarea-horizontal-align="justify" draw:textarea-vertical-align="middle" draw:auto-grow-height="false" fo:min-height="0.66cm" fo:min-width="1.578cm" fo:padding-top="0.178cm" fo:padding-bottom="0.178cm" fo:padding-left="0.303cm" fo:padding-right="0.303cm"/>
    </style:style>
    <style:style style:name="gr201" style:family="graphic" style:parent-style-name="standard">
      <style:graphic-properties draw:stroke="solid" svg:stroke-width="0.053cm" svg:stroke-color="#000000" draw:marker-start-width="0.28cm" draw:marker-end-width="0.28cm" draw:fill-color="#ffffff" draw:textarea-horizontal-align="justify" draw:textarea-vertical-align="middle" draw:auto-grow-height="false" fo:min-height="1.307cm" fo:min-width="1.58cm" fo:padding-top="0.152cm" fo:padding-bottom="0.152cm" fo:padding-left="0.277cm" fo:padding-right="0.277cm"/>
    </style:style>
    <style:style style:name="gr202" style:family="graphic" style:parent-style-name="objectwithoutfill">
      <style:graphic-properties draw:stroke="solid" svg:stroke-width="0.035cm" svg:stroke-color="#000000" draw:marker-start-width="0.253cm" draw:marker-end="Symmetric_20_Arrow" draw:marker-end-width="0.459cm" draw:fill="solid" draw:textarea-vertical-align="middle" fo:padding-top="0.143cm" fo:padding-bottom="0.143cm" fo:padding-left="0.268cm" fo:padding-right="0.268cm"/>
    </style:style>
    <style:style style:name="gr203" style:family="graphic" style:parent-style-name="standard">
      <style:graphic-properties svg:stroke-width="0.035cm" svg:stroke-color="#000000" draw:marker-start-width="0.253cm" draw:marker-end-width="0.359cm" draw:textarea-vertical-align="middle" fo:padding-top="0.143cm" fo:padding-bottom="0.143cm" fo:padding-left="0.268cm" fo:padding-right="0.268cm"/>
    </style:style>
    <style:style style:name="gr204" style:family="graphic" style:parent-style-name="standard">
      <style:graphic-properties draw:stroke="solid" svg:stroke-width="0.053cm" svg:stroke-color="#000000" draw:marker-start-width="0.28cm" draw:marker-end-width="0.28cm" draw:fill-color="#eeeeee" draw:textarea-horizontal-align="justify" draw:textarea-vertical-align="middle" draw:auto-grow-height="false" fo:min-height="1.271cm" fo:min-width="1.58cm" fo:padding-top="0.152cm" fo:padding-bottom="0.152cm" fo:padding-left="0.277cm" fo:padding-right="0.277cm"/>
    </style:style>
    <style:style style:name="gr205" style:family="graphic" style:parent-style-name="standard">
      <style:graphic-properties svg:stroke-width="0.388cm" svg:stroke-color="#000000" draw:marker-start-width="0.777cm" draw:marker-end-width="0.777cm" draw:fill="solid" draw:fill-color="#fffff2" draw:opacity="100%" draw:textarea-horizontal-align="justify" draw:textarea-vertical-align="middle" draw:auto-grow-height="false" fo:min-height="7.624cm" fo:min-width="15.552cm" fo:padding-top="0.314cm" fo:padding-bottom="0.314cm" fo:padding-left="0.439cm" fo:padding-right="0.439cm"/>
      <style:paragraph-properties style:writing-mode="lr-tb"/>
    </style:style>
    <style:style style:name="gr206" style:family="graphic" style:parent-style-name="standard">
      <style:graphic-properties svg:stroke-color="#000000" draw:fill="gradient" draw:fill-color="#dddddd" draw:fill-gradient-name="Gradient_20_51" draw:opacity="100%" draw:textarea-horizontal-align="justify" draw:textarea-vertical-align="middle" draw:auto-grow-height="false" fo:min-height="5.643cm" fo:min-width="14.738cm"/>
    </style:style>
    <style:style style:name="gr207" style:family="graphic" style:parent-style-name="objectwithoutfill">
      <style:graphic-properties draw:stroke="solid" draw:stroke-dash="Ultrafine_20_Dashed" svg:stroke-width="0.212cm" svg:stroke-color="#f10d0c" draw:marker-start="" draw:marker-start-width="0.505cm" draw:marker-end="" draw:marker-end-width="0.605cm" draw:fill="solid" draw:opacity="35%" draw:textarea-vertical-align="middle" fo:padding-top="0.218cm" fo:padding-bottom="0.218cm" fo:padding-left="0.343cm" fo:padding-right="0.343cm"/>
    </style:style>
    <style:style style:name="gr208" style:family="graphic" style:parent-style-name="objectwithoutfill">
      <style:graphic-properties draw:stroke="solid" draw:stroke-dash="Ultrafine_20_Dashed" svg:stroke-width="0.212cm" svg:stroke-color="#5983b0" draw:marker-start="" draw:marker-start-width="0.505cm" draw:marker-end="" draw:marker-end-width="0.605cm" draw:fill="solid" draw:opacity="35%" draw:textarea-vertical-align="middle" fo:padding-top="0.218cm" fo:padding-bottom="0.218cm" fo:padding-left="0.343cm" fo:padding-right="0.343cm"/>
    </style:style>
    <style:style style:name="gr209" style:family="graphic" style:parent-style-name="standard">
      <style:graphic-properties svg:stroke-color="#000000" draw:fill-color="#000000" draw:opacity="100%" draw:textarea-horizontal-align="justify" draw:textarea-vertical-align="middle" draw:auto-grow-height="false" fo:min-height="0.005cm" fo:min-width="3.31cm"/>
    </style:style>
    <style:style style:name="gr210" style:family="graphic" style:parent-style-name="standard">
      <style:graphic-properties svg:stroke-color="#000000" draw:fill="solid" draw:fill-color="#000000" draw:opacity="100%" draw:textarea-horizontal-align="justify" draw:textarea-vertical-align="middle" draw:auto-grow-height="false" fo:min-height="0.004cm" fo:min-width="1.278cm"/>
    </style:style>
    <style:style style:name="gr211" style:family="graphic" style:parent-style-name="standard">
      <style:graphic-properties svg:stroke-width="0.176cm" svg:stroke-color="#000000" draw:marker-start-width="0.461cm" draw:marker-end-width="0.461cm" draw:fill="none" draw:textarea-horizontal-align="justify" draw:textarea-vertical-align="middle" draw:auto-grow-height="false" fo:min-height="0.818cm" fo:min-width="5.546cm" fo:padding-top="0.21cm" fo:padding-bottom="0.21cm" fo:padding-left="0.335cm" fo:padding-right="0.335cm"/>
      <style:paragraph-properties style:writing-mode="lr-tb"/>
    </style:style>
    <style:style style:name="gr212" style:family="graphic" style:parent-style-name="standard">
      <style:graphic-properties svg:stroke-width="0.071cm" svg:stroke-color="#be480a" draw:marker-start-width="0.305cm" draw:marker-end-width="0.305cm" draw:fill="none" draw:textarea-horizontal-align="justify" draw:textarea-vertical-align="middle" draw:auto-grow-height="false" fo:min-height="0.92cm" fo:min-width="5.648cm" fo:padding-top="0.159cm" fo:padding-bottom="0.159cm" fo:padding-left="0.284cm" fo:padding-right="0.284cm"/>
      <style:paragraph-properties style:writing-mode="lr-tb"/>
    </style:style>
    <style:style style:name="gr213" style:family="graphic" style:parent-style-name="standard">
      <style:graphic-properties svg:stroke-width="0.176cm" svg:stroke-color="#000000" draw:marker-start-width="0.461cm" draw:marker-end-width="0.461cm" draw:fill="none" draw:textarea-horizontal-align="justify" draw:textarea-vertical-align="middle" draw:auto-grow-height="false" fo:min-height="0.773cm" fo:min-width="5.552cm" fo:padding-top="0.21cm" fo:padding-bottom="0.21cm" fo:padding-left="0.335cm" fo:padding-right="0.335cm"/>
      <style:paragraph-properties style:writing-mode="lr-tb"/>
    </style:style>
    <style:style style:name="gr214" style:family="graphic" style:parent-style-name="standard">
      <style:graphic-properties svg:stroke-width="0.071cm" svg:stroke-color="#be480a" draw:marker-start-width="0.305cm" draw:marker-end-width="0.305cm" draw:fill="none" draw:textarea-horizontal-align="justify" draw:textarea-vertical-align="middle" draw:auto-grow-height="false" fo:min-height="0.875cm" fo:min-width="5.654cm" fo:padding-top="0.159cm" fo:padding-bottom="0.159cm" fo:padding-left="0.284cm" fo:padding-right="0.284cm"/>
      <style:paragraph-properties style:writing-mode="lr-tb"/>
    </style:style>
    <style:style style:name="gr215" style:family="graphic" style:parent-style-name="standard">
      <style:graphic-properties svg:stroke-color="#000000" draw:fill-color="#666666" draw:opacity="65%" draw:textarea-horizontal-align="justify" draw:textarea-vertical-align="middle" draw:auto-grow-height="false" fo:min-height="1.02cm" fo:min-width="0cm"/>
    </style:style>
    <style:style style:name="gr216" style:family="graphic" style:parent-style-name="standard">
      <style:graphic-properties svg:stroke-color="#000000" draw:fill-color="#999999" draw:opacity="64%" draw:textarea-horizontal-align="justify" draw:textarea-vertical-align="middle" draw:auto-grow-height="false" fo:min-height="4.424cm" fo:min-width="0cm"/>
    </style:style>
    <style:style style:name="gr217" style:family="graphic" style:parent-style-name="objectwithoutfill">
      <style:graphic-properties draw:stroke="solid" svg:stroke-width="0.053cm" svg:stroke-color="#be480a" draw:marker-start-width="0.279cm" draw:marker-end="" draw:marker-end-width="0.379cm" draw:fill="solid" draw:textarea-vertical-align="middle" fo:padding-top="0.151cm" fo:padding-bottom="0.151cm" fo:padding-left="0.276cm" fo:padding-right="0.276cm"/>
    </style:style>
    <style:style style:name="gr218" style:family="graphic" style:parent-style-name="standard">
      <style:graphic-properties draw:stroke="none" draw:fill-color="#be480a" draw:textarea-horizontal-align="justify" draw:textarea-vertical-align="middle" draw:auto-grow-height="false" fo:min-height="0cm" fo:min-width="0cm"/>
    </style:style>
    <style:style style:name="gr219" style:family="graphic" style:parent-style-name="standard">
      <style:graphic-properties draw:stroke="none" svg:stroke-color="#ffffff" draw:fill="solid" draw:fill-color="#ffffff" draw:textarea-horizontal-align="justify" draw:textarea-vertical-align="middle" draw:auto-grow-height="false" fo:min-height="0.571cm" fo:min-width="0.346cm"/>
    </style:style>
    <style:style style:name="gr220" style:family="graphic" style:parent-style-name="standard">
      <style:graphic-properties draw:stroke="none" draw:fill="none" fo:min-height="0.713cm"/>
      <style:paragraph-properties style:writing-mode="lr-tb"/>
    </style:style>
    <style:style style:name="gr221" style:family="graphic" style:parent-style-name="objectwithoutfill">
      <style:graphic-properties draw:stroke="solid" svg:stroke-width="0.106cm" svg:stroke-color="#be480a" draw:marker-start-width="0.358cm" draw:marker-end="" draw:marker-end-width="0.458cm" draw:fill="solid" draw:textarea-vertical-align="middle" fo:padding-top="0.177cm" fo:padding-bottom="0.177cm" fo:padding-left="0.302cm" fo:padding-right="0.302cm"/>
    </style:style>
    <style:style style:name="gr222" style:family="graphic" style:parent-style-name="standard">
      <style:graphic-properties svg:stroke-color="#000000" draw:fill-color="#dddddd" draw:textarea-horizontal-align="justify" draw:textarea-vertical-align="middle" draw:auto-grow-height="false" fo:min-height="0.242cm" fo:min-width="0cm"/>
    </style:style>
    <style:style style:name="gr223" style:family="graphic" style:parent-style-name="standard">
      <style:graphic-properties svg:stroke-width="0.106cm" svg:stroke-color="#000000" draw:marker-start-width="0.359cm" draw:marker-end-width="0.359cm" draw:fill-color="#ffffff" draw:textarea-horizontal-align="justify" draw:textarea-vertical-align="middle" draw:auto-grow-height="false" fo:min-height="0.226cm" fo:min-width="0cm" fo:padding-top="0.178cm" fo:padding-bottom="0.178cm" fo:padding-left="0.303cm" fo:padding-right="0.303cm"/>
      <style:paragraph-properties style:writing-mode="lr-tb"/>
    </style:style>
    <style:style style:name="gr224" style:family="graphic" style:parent-style-name="standard">
      <style:graphic-properties svg:stroke-width="0.106cm" svg:stroke-color="#000000" draw:fill-color="#ffffff" draw:textarea-horizontal-align="justify" draw:textarea-vertical-align="middle" draw:auto-grow-height="false" fo:min-height="0.226cm" fo:min-width="0cm" fo:padding-top="0.178cm" fo:padding-bottom="0.178cm" fo:padding-left="0.303cm" fo:padding-right="0.303cm"/>
      <style:paragraph-properties style:writing-mode="lr-tb"/>
    </style:style>
    <style:style style:name="gr225" style:family="graphic" style:parent-style-name="standard">
      <style:graphic-properties svg:stroke-width="0.388cm" svg:stroke-color="#000000" draw:marker-start-width="0.777cm" draw:marker-end-width="0.777cm" draw:fill="none" draw:textarea-horizontal-align="justify" draw:textarea-vertical-align="middle" draw:auto-grow-height="false" fo:min-height="7.624cm" fo:min-width="15.552cm" fo:padding-top="0.314cm" fo:padding-bottom="0.314cm" fo:padding-left="0.439cm" fo:padding-right="0.439cm"/>
      <style:paragraph-properties style:writing-mode="lr-tb"/>
    </style:style>
    <style:style style:name="gr226" style:family="graphic" style:parent-style-name="standard">
      <style:graphic-properties svg:stroke-width="0.176cm" svg:stroke-color="#be480a" draw:marker-start-width="0.461cm" draw:marker-end-width="0.461cm" draw:fill="none" draw:textarea-horizontal-align="justify" draw:textarea-vertical-align="middle" draw:auto-grow-height="false" fo:min-height="7.832cm" fo:min-width="15.76cm" fo:padding-top="0.21cm" fo:padding-bottom="0.21cm" fo:padding-left="0.335cm" fo:padding-right="0.335cm"/>
      <style:paragraph-properties style:writing-mode="lr-tb"/>
    </style:style>
    <style:style style:name="gr227" style:family="graphic" style:parent-style-name="standard">
      <style:graphic-properties draw:stroke="solid" draw:stroke-dash="Dot" svg:stroke-width="0.106cm" svg:stroke-color="#00a933" draw:marker-start-width="0.359cm" draw:marker-end-width="0.359cm" draw:fill="none" draw:fill-color="#999999" draw:textarea-horizontal-align="justify" draw:textarea-vertical-align="middle" draw:auto-grow-height="false" fo:min-height="0.66cm" fo:min-width="2.086cm" fo:padding-top="0.178cm" fo:padding-bottom="0.178cm" fo:padding-left="0.303cm" fo:padding-right="0.303cm"/>
    </style:style>
    <style:style style:name="gr22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338cm, 0cm, 0cm, 0cm)" draw:image-opacity="100%" style:mirror="none"/>
    </style:style>
    <style:style style:name="gr22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-0.003cm, 0.019cm, 0.36cm, 0.302cm)" draw:image-opacity="100%" style:mirror="none"/>
    </style:style>
    <style:style style:name="gr230" style:family="graphic" style:parent-style-name="standard">
      <style:graphic-properties svg:stroke-width="0.388cm" svg:stroke-color="#000000" draw:marker-start-width="0.777cm" draw:marker-end-width="0.777cm" draw:fill="solid" draw:fill-color="#ffbf00" draw:opacity="15%" draw:textarea-horizontal-align="justify" draw:textarea-vertical-align="middle" draw:auto-grow-height="false" fo:min-height="7.624cm" fo:min-width="15.552cm" fo:padding-top="0.314cm" fo:padding-bottom="0.314cm" fo:padding-left="0.439cm" fo:padding-right="0.439cm"/>
      <style:paragraph-properties style:writing-mode="lr-tb"/>
    </style:style>
    <style:style style:name="gr231" style:family="graphic" style:parent-style-name="Graphic">
      <style:graphic-properties draw:stroke="none" draw:stroke-dash="Long_20_Dash" svg:stroke-width="0.106cm" svg:stroke-color="#000000" draw:marker-start-width="0.359cm" draw:marker-end-width="0.359cm" draw:fill="solid" draw:fill-color="#ffbf00" draw:opacity="20%" draw:textarea-horizontal-align="justify" draw:textarea-vertical-align="middle" draw:auto-grow-height="false" fo:min-height="11.121cm" fo:min-width="13.298cm" fo:padding-top="0.053cm" fo:padding-bottom="0.053cm" fo:padding-left="0.053cm" fo:padding-right="0.053cm"/>
    </style:style>
    <style:style style:name="gr232" style:family="graphic" style:parent-style-name="Graphic">
      <style:graphic-properties draw:stroke="none" draw:stroke-dash="Long_20_Dash" svg:stroke-width="0.106cm" svg:stroke-color="#000000" draw:marker-start-width="0.359cm" draw:marker-end-width="0.359cm" draw:fill="solid" draw:fill-color="#ec9ba4" draw:opacity="20%" draw:textarea-horizontal-align="justify" draw:textarea-vertical-align="middle" draw:auto-grow-height="false" fo:min-height="11.121cm" fo:min-width="8.787cm" fo:padding-top="0.053cm" fo:padding-bottom="0.053cm" fo:padding-left="0.053cm" fo:padding-right="0.053cm"/>
      <style:paragraph-properties style:writing-mode="lr-tb"/>
    </style:style>
    <style:style style:name="gr233" style:family="graphic" style:parent-style-name="Graphic">
      <style:graphic-properties draw:stroke="none" draw:stroke-dash="Long_20_Dash" svg:stroke-width="0.106cm" svg:stroke-color="#000000" draw:marker-start-width="0.359cm" draw:marker-end-width="0.359cm" draw:fill="solid" draw:fill-color="#729fcf" draw:opacity="20%" draw:textarea-horizontal-align="justify" draw:textarea-vertical-align="middle" draw:auto-grow-height="false" fo:min-height="11.121cm" fo:min-width="7.617cm" fo:padding-top="0.053cm" fo:padding-bottom="0.053cm" fo:padding-left="0.053cm" fo:padding-right="0.053cm"/>
      <style:paragraph-properties style:writing-mode="lr-tb"/>
    </style:style>
    <style:style style:name="gr23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021cm, 0cm, 0.279cm, -0.126cm)" draw:image-opacity="100%" style:mirror="none"/>
    </style:style>
    <style:style style:name="gr23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3.068cm, -0.126cm)" draw:image-opacity="100%" style:mirror="none"/>
    </style:style>
    <style:style style:name="gr23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453cm, 0cm, 0.078cm, 1.93cm)" draw:image-opacity="100%" style:mirror="none"/>
    </style:style>
    <style:style style:name="gr23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3.068cm, 4.489cm)" draw:image-opacity="100%" style:mirror="none"/>
    </style:style>
    <style:style style:name="gr238" style:family="graphic" style:parent-style-name="Graphic">
      <style:graphic-properties draw:stroke="dash" draw:stroke-dash="Long_20_Dash" svg:stroke-width="0.106cm" svg:stroke-color="#000000" draw:marker-start-width="0.359cm" draw:marker-end-width="0.359cm" draw:fill="none" draw:fill-color="#b85c00" draw:opacity="10%" draw:textarea-horizontal-align="justify" draw:textarea-vertical-align="middle" draw:auto-grow-height="false" fo:min-height="11.121cm" fo:min-width="29.891cm" fo:padding-top="0.053cm" fo:padding-bottom="0.053cm" fo:padding-left="0.053cm" fo:padding-right="0.053cm"/>
    </style:style>
    <style:style style:name="gr239" style:family="graphic" style:parent-style-name="standard">
      <style:graphic-properties svg:stroke-width="0.212cm" svg:stroke-color="#f10d0c" draw:marker-start-width="0.518cm" draw:marker-end-width="0.518cm" draw:fill-color="#ffffff" draw:textarea-horizontal-align="justify" draw:textarea-vertical-align="middle" draw:auto-grow-height="false" fo:min-height="1.431cm" fo:min-width="1.181cm" fo:padding-top="0.231cm" fo:padding-bottom="0.231cm" fo:padding-left="0.356cm" fo:padding-right="0.356cm"/>
    </style:style>
    <style:style style:name="gr240" style:family="graphic" style:parent-style-name="standard">
      <style:graphic-properties svg:stroke-width="0.212cm" svg:stroke-color="#5983b0" draw:marker-start-width="0.518cm" draw:marker-end-width="0.518cm" draw:fill-color="#ffffff" draw:textarea-horizontal-align="justify" draw:textarea-vertical-align="middle" draw:auto-grow-height="false" fo:min-height="1.219cm" fo:min-width="0.969cm" fo:padding-top="0.231cm" fo:padding-bottom="0.231cm" fo:padding-left="0.356cm" fo:padding-right="0.356cm"/>
    </style:style>
    <style:style style:name="gr241" style:family="graphic" style:parent-style-name="standard">
      <style:graphic-properties svg:stroke-width="0.212cm" svg:stroke-color="#f10d0c" draw:marker-start-width="0.518cm" draw:marker-end-width="0.518cm" draw:fill-color="#ffffff" draw:textarea-horizontal-align="justify" draw:textarea-vertical-align="middle" draw:auto-grow-height="false" fo:min-height="1.219cm" fo:min-width="0.969cm" fo:padding-top="0.231cm" fo:padding-bottom="0.231cm" fo:padding-left="0.356cm" fo:padding-right="0.35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gradient" draw:fill-color="#dddddd" draw:fill-gradient-name="Gradient_20_47" draw:opacity="100%"/>
      <style:paragraph-properties fo:text-align="center"/>
    </style:style>
    <style:style style:name="P3" style:family="paragraph">
      <loext:graphic-properties draw:fill="solid" draw:opacity="35%"/>
      <style:paragraph-properties fo:text-align="center" style:writing-mode="lr-tb"/>
    </style:style>
    <style:style style:name="P4" style:family="paragraph">
      <loext:graphic-properties draw:fill-color="#666666" draw:opacity="100%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  <style:text-properties fo:font-size="16pt" style:font-size-asian="16pt" style:font-size-complex="16pt"/>
    </style:style>
    <style:style style:name="P6" style:family="paragraph">
      <loext:graphic-properties draw:fill-color="#333333"/>
      <style:paragraph-properties fo:text-align="center"/>
    </style:style>
    <style:style style:name="P7" style:family="paragraph">
      <loext:graphic-properties draw:fill="solid"/>
      <style:paragraph-properties fo:text-align="center"/>
    </style:style>
    <style:style style:name="P8" style:family="paragraph">
      <loext:graphic-properties draw:fill-color="#000000"/>
      <style:paragraph-properties fo:text-align="center"/>
    </style:style>
    <style:style style:name="P9" style:family="paragraph">
      <loext:graphic-properties draw:fill-color="#000000" draw:opacity="100%"/>
      <style:paragraph-properties fo:text-align="center"/>
    </style:style>
    <style:style style:name="P10" style:family="paragraph">
      <loext:graphic-properties draw:fill-color="#ffffff" draw:opacity="100%"/>
      <style:paragraph-properties fo:text-align="center"/>
    </style:style>
    <style:style style:name="P11" style:family="paragraph">
      <loext:graphic-properties draw:fill="none" draw:fill-color="#ffffff"/>
      <style:paragraph-properties style:writing-mode="lr-tb"/>
    </style:style>
    <style:style style:name="P12" style:family="paragraph">
      <loext:graphic-properties draw:fill-color="#b4c7dc" draw:opacity="100%"/>
      <style:paragraph-properties fo:text-align="center" style:writing-mode="lr-tb"/>
    </style:style>
    <style:style style:name="P13" style:family="paragraph">
      <loext:graphic-properties draw:fill-color="#ffffff"/>
      <style:paragraph-properties fo:text-align="center"/>
    </style:style>
    <style:style style:name="P14" style:family="paragraph">
      <loext:graphic-properties draw:fill="solid" draw:fill-color="#000000"/>
      <style:paragraph-properties fo:text-align="center" style:writing-mode="lr-tb"/>
      <style:text-properties fo:color="#000000" style:text-outline="false" style:text-line-through-style="none" style:text-line-through-type="none" style:font-name="OpenSymbol1" fo:font-size="12pt" fo:font-style="italic" fo:text-shadow="none" style:text-underline-style="none" fo:font-weight="normal" style:text-underline-mode="continuous" style:text-overline-mode="continuous" style:text-line-through-mode="continuous" style:font-name-asian="OpenSymbol1" style:font-size-asian="12pt" style:font-name-complex="OpenSymbol1" style:font-size-complex="12pt" style:text-scale="100%" style:text-overline-style="none" style:text-overline-color="font-color"/>
    </style:style>
    <style:style style:name="P15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16" style:family="paragraph">
      <loext:graphic-properties draw:fill-color="#999999" draw:opacity="50%"/>
      <style:paragraph-properties fo:text-align="center"/>
    </style:style>
    <style:style style:name="P17" style:family="paragraph">
      <loext:graphic-properties draw:fill="solid"/>
      <style:paragraph-properties fo:margin-left="0.051cm" fo:margin-right="0.102cm" fo:text-align="center" fo:text-indent="0.178cm"/>
    </style:style>
    <style:style style:name="P18" style:family="paragraph">
      <loext:graphic-properties draw:fill="solid" draw:fill-color="#ffffff"/>
      <style:paragraph-properties fo:text-align="center"/>
    </style:style>
    <style:style style:name="P19" style:family="paragraph">
      <loext:graphic-properties draw:fill="solid" draw:fill-color="#b85c00" draw:opacity="15%"/>
      <style:paragraph-properties fo:text-align="center"/>
    </style:style>
    <style:style style:name="P20" style:family="paragraph">
      <loext:graphic-properties draw:fill="solid" draw:fill-color="#ffffff" draw:opacity="80%"/>
      <style:paragraph-properties fo:text-align="center"/>
    </style:style>
    <style:style style:name="P21" style:family="paragraph">
      <loext:graphic-properties draw:fill-color="#999999" draw:opacity="64%"/>
      <style:paragraph-properties fo:text-align="center"/>
    </style:style>
    <style:style style:name="P22" style:family="paragraph">
      <loext:graphic-properties draw:fill="none" draw:fill-color="#b85c00" draw:opacity="15%"/>
      <style:paragraph-properties fo:text-align="center" style:writing-mode="lr-tb"/>
    </style:style>
    <style:style style:name="P23" style:family="paragraph">
      <loext:graphic-properties draw:fill="none" draw:fill-color="#ffffff" draw:opacity="100%"/>
      <style:paragraph-properties style:writing-mode="lr-tb"/>
      <style:text-properties fo:font-size="15pt" style:font-size-asian="15pt" style:font-size-complex="15pt"/>
    </style:style>
    <style:style style:name="P24" style:family="paragraph">
      <loext:graphic-properties draw:fill="solid" draw:fill-color="#fff5ce" draw:opacity="100%"/>
      <style:paragraph-properties fo:text-align="center"/>
    </style:style>
    <style:style style:name="P25" style:family="paragraph">
      <loext:graphic-properties draw:fill="none" draw:fill-color="#999999"/>
      <style:paragraph-properties fo:text-align="center"/>
    </style:style>
    <style:style style:name="P26" style:family="paragraph">
      <style:paragraph-properties fo:text-align="center"/>
    </style:style>
    <style:style style:name="P27" style:family="paragraph">
      <loext:graphic-properties draw:fill="none" draw:fill-color="#ffffff" draw:opacity="100%"/>
      <style:paragraph-properties fo:text-align="center" style:writing-mode="lr-tb"/>
      <style:text-properties fo:font-size="15pt" style:font-size-asian="15pt" style:font-size-complex="15pt"/>
    </style:style>
    <style:style style:name="P28" style:family="paragraph">
      <loext:graphic-properties draw:fill-color="#333333" draw:opacity="65%"/>
      <style:paragraph-properties fo:text-align="center"/>
    </style:style>
    <style:style style:name="P29" style:family="paragraph">
      <loext:graphic-properties draw:fill-color="#333333" draw:opacity="100%"/>
      <style:paragraph-properties fo:text-align="center"/>
    </style:style>
    <style:style style:name="P30" style:family="paragraph">
      <loext:graphic-properties draw:fill="solid" draw:fill-color="#ffbf00" draw:opacity="20%"/>
      <style:paragraph-properties fo:text-align="center"/>
    </style:style>
    <style:style style:name="P31" style:family="paragraph">
      <loext:graphic-properties draw:fill="solid" draw:fill-color="#ec9ba4" draw:opacity="20%"/>
      <style:paragraph-properties fo:text-align="center"/>
    </style:style>
    <style:style style:name="P32" style:family="paragraph">
      <loext:graphic-properties draw:fill="none" draw:fill-color="#b85c00" draw:opacity="10%"/>
      <style:paragraph-properties fo:text-align="center"/>
    </style:style>
    <style:style style:name="P33" style:family="paragraph">
      <loext:graphic-properties draw:fill="solid" draw:fill-color="#729fcf" draw:opacity="20%"/>
      <style:paragraph-properties fo:text-align="center" style:writing-mode="lr-tb"/>
    </style:style>
    <style:style style:name="P34" style:family="paragraph">
      <loext:graphic-properties draw:fill-color="#7b3d00"/>
      <style:paragraph-properties fo:text-align="center"/>
    </style:style>
    <style:style style:name="P35" style:family="paragraph">
      <loext:graphic-properties draw:fill-color="#b85c00"/>
      <style:paragraph-properties fo:text-align="center"/>
    </style:style>
    <style:style style:name="P36" style:family="paragraph">
      <loext:graphic-properties draw:fill="none"/>
      <style:paragraph-properties fo:text-align="center" style:writing-mode="lr-tb"/>
    </style:style>
    <style:style style:name="P37" style:family="paragraph">
      <loext:graphic-properties draw:fill-color="#eeeeee"/>
      <style:paragraph-properties fo:text-align="center"/>
    </style:style>
    <style:style style:name="P38" style:family="paragraph">
      <loext:graphic-properties draw:fill="solid" draw:fill-color="#ffbf00" draw:opacity="15%"/>
      <style:paragraph-properties fo:text-align="center"/>
    </style:style>
    <style:style style:name="P39" style:family="paragraph">
      <loext:graphic-properties draw:fill="none" draw:fill-color="#ffffff"/>
      <style:paragraph-properties style:writing-mode="lr-tb"/>
      <style:text-properties fo:font-size="18pt"/>
    </style:style>
    <style:style style:name="P40" style:family="paragraph">
      <loext:graphic-properties draw:fill="none" draw:fill-color="#ffffff" draw:opacity="100%"/>
      <style:paragraph-properties style:writing-mode="lr-tb"/>
      <style:text-properties fo:font-size="18pt" style:font-size-asian="18pt" style:font-size-complex="18pt"/>
    </style:style>
    <style:style style:name="P41" style:family="paragraph">
      <style:paragraph-properties fo:text-align="center" style:writing-mode="lr-tb"/>
    </style:style>
    <style:style style:name="P42" style:family="paragraph">
      <loext:graphic-properties draw:fill="solid" draw:fill-color="#ec9ba4" draw:opacity="20%"/>
      <style:paragraph-properties fo:text-align="center" style:writing-mode="lr-tb"/>
    </style:style>
    <style:style style:name="P43" style:family="paragraph">
      <loext:graphic-properties draw:fill="none" draw:fill-color="#ffffff"/>
      <style:paragraph-properties style:writing-mode="lr-tb"/>
      <style:text-properties fo:font-weight="bold"/>
    </style:style>
    <style:style style:name="P44" style:family="paragraph">
      <loext:graphic-properties draw:fill="solid" draw:fill-color="#e6f2f2" draw:opacity="100%"/>
      <style:paragraph-properties fo:text-align="center" style:writing-mode="lr-tb"/>
    </style:style>
    <style:style style:name="P45" style:family="paragraph">
      <loext:graphic-properties draw:fill="solid" draw:fill-color="#ffffe6" draw:opacity="100%"/>
      <style:paragraph-properties fo:text-align="center"/>
    </style:style>
    <style:style style:name="P46" style:family="paragraph">
      <loext:graphic-properties draw:fill="solid" draw:fill-color="#ffe6ff" draw:opacity="100%"/>
      <style:paragraph-properties fo:text-align="center" style:writing-mode="lr-tb"/>
    </style:style>
    <style:style style:name="P47" style:family="paragraph">
      <loext:graphic-properties draw:fill="none" draw:fill-color="#ffffff"/>
      <style:paragraph-properties fo:text-align="center"/>
    </style:style>
    <style:style style:name="P48" style:family="paragraph">
      <loext:graphic-properties draw:fill-color="#333333" draw:opacity="100%"/>
      <style:paragraph-properties fo:text-align="center" style:writing-mode="lr-tb"/>
    </style:style>
    <style:style style:name="P49" style:family="paragraph">
      <loext:graphic-properties draw:fill="solid"/>
      <style:paragraph-properties fo:margin-left="0cm" fo:margin-right="0cm" fo:text-align="center" fo:text-indent="0.203cm"/>
    </style:style>
    <style:style style:name="P50" style:family="paragraph">
      <loext:graphic-properties draw:fill="none" draw:fill-color="#ffffff"/>
      <style:paragraph-properties fo:margin-left="0cm" fo:margin-right="0cm" fo:text-align="center" fo:text-indent="0.203cm"/>
    </style:style>
    <style:style style:name="P51" style:family="paragraph">
      <loext:graphic-properties draw:fill="solid" draw:fill-color="#f2ffff" draw:opacity="100%"/>
      <style:paragraph-properties fo:text-align="center" style:writing-mode="lr-tb"/>
    </style:style>
    <style:style style:name="P52" style:family="paragraph">
      <loext:graphic-properties draw:fill="solid" draw:fill-color="#fffff2" draw:opacity="100%"/>
      <style:paragraph-properties fo:text-align="center"/>
    </style:style>
    <style:style style:name="P53" style:family="paragraph">
      <loext:graphic-properties draw:fill="solid" draw:fill-color="#fff2ff" draw:opacity="100%"/>
      <style:paragraph-properties fo:text-align="center" style:writing-mode="lr-tb"/>
    </style:style>
    <style:style style:name="P54" style:family="paragraph">
      <loext:graphic-properties draw:fill="none" draw:fill-color="#b85c00" draw:opacity="100%"/>
      <style:paragraph-properties fo:text-align="center"/>
    </style:style>
    <style:style style:name="P55" style:family="paragraph">
      <loext:graphic-properties draw:fill="solid" draw:fill-color="#fffff2" draw:opacity="100%"/>
      <style:paragraph-properties fo:text-align="center" style:writing-mode="lr-tb"/>
    </style:style>
    <style:style style:name="P56" style:family="paragraph">
      <loext:graphic-properties draw:fill="gradient" draw:fill-color="#dddddd" draw:fill-gradient-name="Gradient_20_51" draw:opacity="100%"/>
      <style:paragraph-properties fo:text-align="center"/>
    </style:style>
    <style:style style:name="P57" style:family="paragraph">
      <loext:graphic-properties draw:fill="solid" draw:fill-color="#000000" draw:opacity="100%"/>
      <style:paragraph-properties fo:text-align="center"/>
    </style:style>
    <style:style style:name="P58" style:family="paragraph">
      <loext:graphic-properties draw:fill-color="#666666" draw:opacity="65%"/>
      <style:paragraph-properties fo:text-align="center"/>
    </style:style>
    <style:style style:name="P59" style:family="paragraph">
      <loext:graphic-properties draw:fill-color="#be480a"/>
      <style:paragraph-properties fo:text-align="center"/>
    </style:style>
    <style:style style:name="P60" style:family="paragraph">
      <loext:graphic-properties draw:fill="solid"/>
      <style:paragraph-properties fo:margin-left="0.051cm" fo:margin-right="0cm" fo:text-align="center" fo:text-indent="0cm"/>
    </style:style>
    <style:style style:name="P61" style:family="paragraph">
      <loext:graphic-properties draw:fill="none"/>
      <style:paragraph-properties style:writing-mode="lr-tb"/>
    </style:style>
    <style:style style:name="P62" style:family="paragraph">
      <loext:graphic-properties draw:fill-color="#dddddd"/>
      <style:paragraph-properties fo:text-align="center"/>
    </style:style>
    <style:style style:name="P63" style:family="paragraph">
      <loext:graphic-properties draw:fill-color="#ffffff"/>
      <style:paragraph-properties fo:text-align="center" style:writing-mode="lr-tb"/>
    </style:style>
    <style:style style:name="P64" style:family="paragraph">
      <loext:graphic-properties draw:fill="solid" draw:fill-color="#ffbf00" draw:opacity="15%"/>
      <style:paragraph-properties fo:text-align="center" style:writing-mode="lr-tb"/>
    </style:style>
    <style:style style:name="P65" style:family="paragraph">
      <style:paragraph-properties fo:text-align="start"/>
    </style:style>
    <style:style style:name="P66" style:family="paragraph">
      <loext:graphic-properties draw:fill="none" draw:fill-color="#ffffff" draw:opacity="100%"/>
      <style:paragraph-properties fo:text-align="start" style:writing-mode="lr-tb"/>
      <style:text-properties fo:font-size="15pt" style:font-size-asian="15pt" style:font-size-complex="15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size="18pt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weight="bold"/>
    </style:style>
    <style:style style:name="T7" style:family="text">
      <style:text-properties style:font-name="Liberation Sans" style:font-name-asian="Liberation Sans" style:font-name-complex="Liberation San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302cm" svg:height="0.941cm" draw:transform="rotate (-0.698131700797732) translate (4.852cm 6.323cm)">
          <draw:image xlink:href="Pictures/10000201000000E7000000A79D380716F5408373.png" xlink:type="simple" xlink:show="embed" xlink:actuate="onLoad" loext:mime-type="image/png">
            <text:p/>
          </draw:image>
        </draw:frame>
        <draw:frame draw:style-name="gr1" draw:text-style-name="P1" draw:layer="layout" svg:width="1.306cm" svg:height="1.122cm" svg:x="24.309cm" svg:y="11.302cm">
          <draw:image xlink:href="Pictures/100002010000014000000113F765F29A06CC6DB3.png" xlink:type="simple" xlink:show="embed" xlink:actuate="onLoad" loext:mime-type="image/png">
            <text:p/>
          </draw:image>
        </draw:frame>
        <draw:frame draw:style-name="gr1" draw:text-style-name="P1" draw:layer="layout" svg:width="1.136cm" svg:height="1.023cm" draw:transform="rotate (-0.698131700797732) translate (24.566cm 14.598cm)">
          <draw:image xlink:href="Pictures/1000020100000107000000ED0C77F6593B87A8CD.png" xlink:type="simple" xlink:show="embed" xlink:actuate="onLoad" loext:mime-type="image/png">
            <text:p/>
          </draw:image>
        </draw:frame>
        <draw:custom-shape draw:style-name="gr2" draw:text-style-name="P2" draw:layer="layout" svg:width="16.002cm" svg:height="10.075cm" svg:x="7.755cm" svg:y="5.858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measurelines" svg:width="0.873cm" svg:height="0.99cm" svg:x="9.25cm" svg:y="10.369cm">
          <draw:image xlink:href="Pictures/1000020100000094000000A883491E7F6895B18F.png" xlink:type="simple" xlink:show="embed" xlink:actuate="onLoad" loext:mime-type="image/png">
            <text:p/>
          </draw:image>
        </draw:frame>
        <draw:line draw:style-name="gr3" draw:text-style-name="P3" draw:layer="layout" svg:x1="5.652cm" svg:y1="6.404cm" svg:x2="13.326cm" svg:y2="12.843cm">
          <text:p/>
        </draw:line>
        <draw:frame draw:style-name="gr1" draw:text-style-name="P1" draw:layer="measurelines" svg:width="0.822cm" svg:height="0.909cm" svg:x="9.475cm" svg:y="7.751cm">
          <draw:image xlink:href="Pictures/100002010000008D0000009CF246908884409674.png" xlink:type="simple" xlink:show="embed" xlink:actuate="onLoad" loext:mime-type="image/png">
            <text:p/>
          </draw:image>
        </draw:frame>
        <draw:line draw:style-name="gr3" draw:text-style-name="P3" draw:layer="layout" svg:x1="8.736cm" svg:y1="9.053cm" svg:x2="18.39cm" svg:y2="9.053cm">
          <text:p/>
        </draw:line>
        <draw:line draw:style-name="gr3" draw:text-style-name="P3" draw:layer="layout" svg:x1="13.326cm" svg:y1="12.737cm" svg:x2="26.237cm" svg:y2="12.737cm">
          <text:p/>
        </draw:line>
        <draw:line draw:style-name="gr3" draw:text-style-name="P3" draw:layer="layout" svg:x1="18.39cm" svg:y1="9.054cm" svg:x2="27.064cm" svg:y2="16.331cm">
          <text:p/>
        </draw:line>
        <draw:custom-shape draw:style-name="gr4" draw:text-style-name="P4" draw:layer="layout" svg:width="9.76cm" svg:height="0.508cm" draw:transform="rotate (-1.5707963267949) translate (8.982cm 6.018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9.76cm" svg:height="0.508cm" draw:transform="rotate (-1.5707963267949) translate (23.038cm 6.012cm)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4.071cm" svg:height="1.505cm" draw:transform="rotate (-0.698131700797732) translate (6.248cm 7.164cm)">
          <draw:text-box>
            <text:p><text:span text:style-name="T1">Neutron</text:span></text:p>
            <text:p><text:span text:style-name="T1">beam</text:span></text:p>
          </draw:text-box>
        </draw:frame>
        <draw:ellipse draw:style-name="gr6" draw:text-style-name="P6" xml:id="id1" draw:id="id1" draw:layer="layout" svg:width="2.482cm" svg:height="1.88cm" draw:transform="skewX (-0.00802851455917392) rotate (-3.14159265358979) translate (27.249cm 13.677cm)" draw:kind="cut" draw:start-angle="88.96" draw:end-angle="271.12">
          <text:p/>
        </draw:ellipse>
        <draw:connector draw:style-name="gr7" draw:text-style-name="P7" draw:layer="layout" draw:type="curve" svg:x1="27.241cm" svg:y1="12.737cm" svg:x2="28.172cm" svg:y2="11.117cm" draw:start-shape="id1" draw:start-glue-point="3" svg:d="M27241 12737c1074 0 609-1620 931-1620" svg:viewBox="0 0 932 1621">
          <text:p/>
        </draw:connector>
        <draw:ellipse draw:style-name="gr6" draw:text-style-name="P6" xml:id="id2" draw:id="id2" draw:layer="layout" svg:width="2.482cm" svg:height="1.88cm" draw:transform="skewX (0.00750491578357558) rotate (-0.698131700797732) translate (25.914cm 14.143cm)" draw:kind="cut" draw:start-angle="269.22" draw:end-angle="90.87">
          <text:p/>
        </draw:ellipse>
        <draw:connector draw:style-name="gr7" draw:text-style-name="P7" draw:layer="layout" draw:type="curve" svg:x1="27.206cm" svg:y1="16.454cm" svg:x2="28.815cm" svg:y2="17.595cm" draw:start-shape="id2" draw:start-glue-point="1" svg:d="M27206 16454c1716 0 912 1141 1609 1141" svg:viewBox="0 0 1610 1142">
          <text:p/>
        </draw:connector>
        <draw:custom-shape draw:style-name="gr8" draw:text-style-name="P8" draw:layer="layout" svg:width="1.887cm" svg:height="1.887cm" draw:transform="rotate (0.698131700797732) translate (5.088cm 5.034cm)">
          <text:p/>
          <draw:enhanced-geometry svg:viewBox="0 0 21600 21600" draw:mirror-horizontal="true" draw:text-areas="?f2 ?f7 ?f1 ?f1 ?f7 ?f2 ?f1 ?f1" draw:type="mso-spt89" draw:modifiers="14289.406779661 18378 6098" draw:enhanced-path="M 0 ?f5 L ?f2 ?f0 ?f2 ?f7 ?f7 ?f7 ?f7 ?f2 ?f0 ?f2 ?f5 0 21600 ?f2 ?f1 ?f2 ?f1 ?f1 ?f2 ?f1 ?f2 21600 Z N">
            <draw:equation draw:name="f0" draw:formula="$0 "/>
            <draw:equation draw:name="f1" draw:formula="$1 "/>
            <draw:equation draw:name="f2" draw:formula="$2 "/>
            <draw:equation draw:name="f3" draw:formula="21600-$0 "/>
            <draw:equation draw:name="f4" draw:formula="?f3 /2"/>
            <draw:equation draw:name="f5" draw:formula="$0 +?f4 "/>
            <draw:equation draw:name="f6" draw:formula="21600-$1 "/>
            <draw:equation draw:name="f7" draw:formula="$0 +?f6 "/>
            <draw:equation draw:name="f8" draw:formula="21600-?f6 "/>
            <draw:equation draw:name="f9" draw:formula="?f8 -?f6 "/>
            <draw:handle draw:handle-position="$1 $2" draw:handle-range-x-minimum="?f5" draw:handle-range-x-maximum="21600" draw:handle-range-y-minimum="0" draw:handle-range-y-maximum="$0"/>
            <draw:handle draw:handle-position="$0 top" draw:handle-range-x-minimum="$2" draw:handle-range-x-maximum="?f9"/>
          </draw:enhanced-geometry>
        </draw:custom-shape>
        <draw:line draw:style-name="gr9" draw:text-style-name="P7" draw:layer="layout" svg:x1="5.012cm" svg:y1="5.84cm" svg:x2="6.378cm" svg:y2="6.986cm">
          <text:p/>
        </draw:line>
        <draw:custom-shape draw:style-name="gr10" draw:text-style-name="P9" draw:layer="layout" svg:width="0.581cm" svg:height="0.581cm" svg:x="5.343cm" svg:y="4.9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0" draw:layer="layout" svg:width="0.119cm" svg:height="0.119cm" svg:x="5.574cm" svg:y="5.1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11" draw:layer="layout" svg:width="0.82cm" svg:height="0.962cm" svg:x="4.642cm" svg:y="4.58cm">
          <draw:text-box>
            <text:p>z</text:p>
          </draw:text-box>
        </draw:frame>
        <draw:frame draw:style-name="gr12" draw:text-style-name="P11" draw:layer="layout" svg:width="0.82cm" svg:height="0.962cm" svg:x="6.631cm" svg:y="5.302cm">
          <draw:text-box>
            <text:p>x</text:p>
          </draw:text-box>
        </draw:frame>
        <draw:frame draw:style-name="gr12" draw:text-style-name="P11" draw:layer="layout" svg:width="0.82cm" svg:height="0.962cm" svg:x="5.928cm" svg:y="3.194cm">
          <draw:text-box>
            <text:p>y</text:p>
          </draw:text-box>
        </draw:frame>
        <draw:custom-shape draw:style-name="gr13" draw:text-style-name="P4" draw:layer="layout" svg:width="4.623cm" svg:height="0.508cm" draw:transform="rotate (-1.5707963267949) translate (13.51cm 11.155cm)">
          <text:p/>
          <draw:enhanced-geometry svg:viewBox="0 0 21600 21600" draw:type="rectangle" draw:enhanced-path="M 0 0 L 21600 0 21600 21600 0 21600 0 0 Z N"/>
        </draw:custom-shape>
        <draw:custom-shape draw:style-name="gr13" draw:text-style-name="P4" draw:layer="layout" svg:width="4.623cm" svg:height="0.508cm" draw:transform="rotate (-1.5707963267949) translate (18.598cm 6.012cm)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4.874cm" svg:height="0.941cm" svg:x="15.383cm" svg:y="17.297cm">
          <draw:image xlink:href="Pictures/100002010000032D0000009D8F5CE316A45A3C90.png" xlink:type="simple" xlink:show="embed" xlink:actuate="onLoad" loext:mime-type="image/png">
            <text:p/>
          </draw:image>
        </draw:frame>
        <draw:connector draw:style-name="gr14" draw:text-style-name="P7" draw:layer="layout" draw:type="curve" draw:line-skew="-0.311cm" svg:x1="19.204cm" svg:y1="12.761cm" svg:x2="18.96cm" svg:y2="16.62cm" draw:start-shape="id3" draw:start-glue-point="1" draw:end-shape="id4" draw:end-glue-point="1" svg:d="M19204 12761c444 0 566 3859-244 3859" svg:viewBox="0 0 594 3860">
          <text:p/>
        </draw:connector>
        <draw:connector draw:style-name="gr14" draw:text-style-name="P7" draw:layer="layout" draw:type="curve" draw:line-skew="0.624cm" svg:x1="14.124cm" svg:y1="12.761cm" svg:x2="16.783cm" svg:y2="16.62cm" draw:start-shape="id3" draw:start-glue-point="3" draw:end-shape="id4" draw:end-glue-point="3" svg:d="M14124 12761c27 0-1302 3859 2659 3859" svg:viewBox="0 0 2853 3860">
          <text:p/>
        </draw:connector>
        <draw:connector draw:style-name="gr14" draw:text-style-name="P7" draw:layer="layout" draw:type="curve" draw:line-skew="-0.666cm" svg:x1="17.389cm" svg:y1="9.025cm" svg:x2="14.73cm" svg:y2="5.034cm" draw:start-shape="id5" draw:start-glue-point="1" draw:end-shape="id6" draw:end-glue-point="1" svg:d="M17389 9025c-88 0 1241-3991-2659-3991" svg:viewBox="0 0 2809 3992">
          <text:p/>
        </draw:connector>
        <draw:custom-shape draw:style-name="gr15" draw:text-style-name="P12" draw:layer="layout" svg:width="7.264cm" svg:height="0.383cm" draw:transform="rotate (-1.4463543511277) translate (10.825cm 6.76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4" draw:text-style-name="P7" draw:layer="layout" draw:type="curve" draw:line-skew="0.282cm" svg:x1="12.309cm" svg:y1="9.025cm" svg:x2="12.553cm" svg:y2="5.034cm" draw:start-shape="id5" draw:start-glue-point="3" draw:end-shape="id6" draw:end-glue-point="3" svg:d="M12309 9025c-486 0-608-3991 244-3991" svg:viewBox="0 0 626 3992">
          <text:p/>
        </draw:connector>
        <draw:g>
          <draw:frame draw:style-name="gr1" draw:text-style-name="P1" xml:id="id4" draw:id="id4" draw:layer="layout" svg:width="2.177cm" svg:height="1.421cm" svg:x="16.783cm" svg:y="15.91cm">
            <draw:image xlink:href="Pictures/1000020100000280000001A2401834828C72D74E.png" xlink:type="simple" xlink:show="embed" xlink:actuate="onLoad" loext:mime-type="image/png">
              <text:p/>
            </draw:image>
          </draw:frame>
          <draw:frame draw:style-name="gr1" draw:text-style-name="P1" xml:id="id6" draw:id="id6" draw:layer="layout" svg:width="2.177cm" svg:height="1.421cm" svg:x="12.553cm" svg:y="4.324cm">
            <draw:image xlink:href="Pictures/1000020100000280000001A2401834828C72D74E.png" xlink:type="simple" xlink:show="embed" xlink:actuate="onLoad" loext:mime-type="image/png">
              <text:p/>
            </draw:image>
          </draw:frame>
        </draw:g>
        <draw:custom-shape draw:style-name="gr16" draw:text-style-name="P1" xml:id="id3" draw:id="id3" draw:layer="layout" svg:width="5.08cm" svg:height="2.08cm" svg:x="14.124cm" svg:y="11.72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" xml:id="id5" draw:id="id5" draw:layer="layout" svg:width="5.08cm" svg:height="2.08cm" svg:x="12.309cm" svg:y="7.98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17" draw:text-style-name="P13" draw:layer="layout" svg:width="1.233cm" svg:height="1.233cm" svg:x="10.242cm" svg:y="13.65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path draw:style-name="gr18" draw:text-style-name="P14" draw:layer="layout" svg:width="0.842cm" svg:height="0.765cm" svg:x="10.437cm" svg:y="13.887cm" svg:viewBox="0 0 843 766" svg:d="M735 16c36 0 72 0 108 0-128 131-256 262-384 393 2 46 4 92 6 138 2 50 8 84 18 102 10 19 27 28 51 28 22 0 42-7 58-22 15-14 29-36 42-66 7 0 14 0 21 0-1 7-4 14-6 21s-5 17-10 28c-14 38-34 69-59 93-26 23-53 35-81 35-42 0-65-42-68-127 0-14 0-28-1-42-2-53-5-106-7-159-105 109-210 219-315 328-36 0-72 0-108 0 140-145 280-289 420-434-1-38-2-76-4-113-1-44-8-76-21-96-13-19-33-29-60-29-21 0-40 7-57 20-17 14-30 32-39 55 0 1-1 3-1 5-1 3-1 5-2 6-7 0-15 0-22 0 1-7 3-13 6-20 2-7 5-16 10-28 15-41 35-73 61-97 26-23 53-35 82-35 27 0 46 11 56 32 11 21 18 73 20 155 1 39 3 79 5 119 93-97 187-194 281-290z">
              <text:p/>
            </draw:path>
          </draw:g>
        </draw:g>
        <draw:frame draw:style-name="gr1" draw:text-style-name="P1" draw:layer="measurelines" svg:width="4.868cm" svg:height="0.804cm" svg:x="11.162cm" svg:y="3.459cm">
          <draw:image xlink:href="Pictures/100002010000032B00000086CAD0621A4BE0730C.png" xlink:type="simple" xlink:show="embed" xlink:actuate="onLoad" loext:mime-type="image/png">
            <text:p/>
          </draw:image>
        </draw:frame>
        <draw:frame draw:style-name="gr19" draw:text-style-name="P15" draw:layer="measurelines" svg:width="2.513cm" svg:height="0.806cm" draw:transform="rotate (-1.5707963267949) translate (20.992cm 12.872cm)">
          <draw:text-box>
            <text:p><text:span text:style-name="T2">Absorber</text:span></text:p>
          </draw:text-box>
        </draw:frame>
        <draw:custom-shape draw:style-name="gr20" draw:text-style-name="P16" draw:layer="measurelines" svg:width="3.861cm" svg:height="0.229cm" draw:transform="rotate (-1.5707963267949) translate (20.27cm 11.311cm)">
          <text:p/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line draw:style-name="gr21" draw:text-style-name="P7" draw:layer="layout" svg:x1="20.851cm" svg:y1="7.157cm" svg:x2="20.851cm" svg:y2="14.201cm">
          <text:p/>
        </draw:line>
        <draw:line draw:style-name="gr22" draw:text-style-name="P7" draw:layer="layout" svg:x1="11.902cm" svg:y1="15.116cm" svg:x2="11.902cm" svg:y2="6.436cm">
          <text:p/>
        </draw:line>
        <draw:line draw:style-name="gr22" draw:text-style-name="P7" draw:layer="layout" svg:x1="9.329cm" svg:y1="13.979cm" svg:x2="23.505cm" svg:y2="13.979cm">
          <text:p/>
        </draw:line>
        <draw:line draw:style-name="gr23" draw:text-style-name="P17" draw:layer="layout" svg:x1="9.345cm" svg:y1="11.813cm" svg:x2="11.885cm" svg:y2="11.813cm">
          <text:p/>
        </draw:line>
        <draw:custom-shape draw:style-name="gr24" draw:text-style-name="P1" draw:layer="layout" svg:width="8.941cm" svg:height="2.528cm" svg:x="11.902cm" svg:y="10.549cm">
          <text:p/>
          <draw:enhanced-geometry svg:viewBox="0 0 21600 21600" draw:type="rectangle" draw:enhanced-path="M 0 0 L 21600 0 21600 21600 0 21600 0 0 Z N"/>
        </draw:custom-shape>
        <draw:line draw:style-name="gr25" draw:text-style-name="P17" draw:layer="layout" svg:x1="20.918cm" svg:y1="11.813cm" svg:x2="23.458cm" svg:y2="11.813cm">
          <text:p/>
        </draw:line>
        <draw:frame draw:style-name="gr26" draw:text-style-name="P1" draw:layer="layout" svg:width="2.769cm" svg:height="1.414cm" svg:x="8.897cm" svg:y="6.059cm">
          <draw:image xlink:href="Pictures/100063FA00001BE80000034FC6CCB568535D8DAB.svg" xlink:type="simple" xlink:show="embed" xlink:actuate="onLoad" loext:mime-type="image/svg+xml">
            <text:p/>
          </draw:image>
          <draw:image xlink:href="Pictures/10000201000001520000002864D577DE2E0F6DBE.png" xlink:type="simple" xlink:show="embed" xlink:actuate="onLoad" loext:mime-type="image/png"/>
        </draw:frame>
        <draw:frame draw:style-name="gr27" draw:text-style-name="P1" draw:layer="layout" svg:width="8.78cm" svg:height="1.208cm" svg:x="12.071cm" svg:y="11.208cm">
          <draw:image xlink:href="Pictures/100063FA00001BE80000034FC6CCB568535D8DAB.svg" xlink:type="simple" xlink:show="embed" xlink:actuate="onLoad" loext:mime-type="image/svg+xml">
            <text:p/>
          </draw:image>
          <draw:image xlink:href="Pictures/10000201000001520000002864D577DE2E0F6DBE.png" xlink:type="simple" xlink:show="embed" xlink:actuate="onLoad" loext:mime-type="image/png"/>
        </draw:frame>
        <draw:frame draw:style-name="gr28" draw:text-style-name="P1" draw:layer="layout" svg:width="1.439cm" svg:height="1.414cm" svg:x="9.895cm" svg:y="10.359cm">
          <draw:image xlink:href="Pictures/100063FA00001BE80000034FC6CCB568535D8DAB.svg" xlink:type="simple" xlink:show="embed" xlink:actuate="onLoad" loext:mime-type="image/svg+xml">
            <text:p/>
          </draw:image>
          <draw:image xlink:href="Pictures/10000201000001520000002864D577DE2E0F6DBE.png" xlink:type="simple" xlink:show="embed" xlink:actuate="onLoad" loext:mime-type="image/png"/>
        </draw:frame>
        <draw:frame draw:style-name="gr28" draw:text-style-name="P1" draw:layer="layout" svg:width="1.439cm" svg:height="1.414cm" svg:x="21.396cm" svg:y="10.359cm">
          <draw:image xlink:href="Pictures/100063FA00001BE80000034FC6CCB568535D8DAB.svg" xlink:type="simple" xlink:show="embed" xlink:actuate="onLoad" loext:mime-type="image/svg+xml">
            <text:p/>
          </draw:image>
          <draw:image xlink:href="Pictures/10000201000001520000002864D577DE2E0F6DBE.png" xlink:type="simple" xlink:show="embed" xlink:actuate="onLoad" loext:mime-type="image/png"/>
        </draw:frame>
        <draw:frame draw:style-name="gr29" draw:text-style-name="P1" draw:layer="layout" svg:width="0.592cm" svg:height="0.688cm" svg:x="23.074cm" svg:y="14.326cm">
          <draw:image xlink:href="Pictures/100063FA00001BE80000034FC6CCB568535D8DAB.svg" xlink:type="simple" xlink:show="embed" xlink:actuate="onLoad" loext:mime-type="image/svg+xml">
            <text:p/>
          </draw:image>
          <draw:image xlink:href="Pictures/10000201000001520000002864D577DE2E0F6DBE.png" xlink:type="simple" xlink:show="embed" xlink:actuate="onLoad" loext:mime-type="image/png"/>
        </draw:frame>
        <draw:frame draw:style-name="gr30" draw:text-style-name="P1" draw:layer="layout" svg:width="0.482cm" svg:height="0.81cm" svg:x="11.237cm" svg:y="14.047cm">
          <draw:image xlink:href="Pictures/100063FA00001BE80000034FC6CCB568535D8DAB.svg" xlink:type="simple" xlink:show="embed" xlink:actuate="onLoad" loext:mime-type="image/svg+xml">
            <text:p/>
          </draw:image>
          <draw:image xlink:href="Pictures/10000201000001520000002864D577DE2E0F6DBE.png" xlink:type="simple" xlink:show="embed" xlink:actuate="onLoad" loext:mime-type="image/png"/>
        </draw:frame>
        <draw:frame draw:style-name="gr31" draw:text-style-name="P1" draw:layer="layout" svg:width="0.785cm" svg:height="1.414cm" svg:x="20.435cm" svg:y="14.117cm">
          <draw:image xlink:href="Pictures/100063FA00001BE80000034FC6CCB568535D8DAB.svg" xlink:type="simple" xlink:show="embed" xlink:actuate="onLoad" loext:mime-type="image/svg+xml">
            <text:p/>
          </draw:image>
          <draw:image xlink:href="Pictures/10000201000001520000002864D577DE2E0F6DBE.png" xlink:type="simple" xlink:show="embed" xlink:actuate="onLoad" loext:mime-type="image/png"/>
        </draw:frame>
      </draw:page>
      <draw:page draw:name="page3" draw:style-name="dp1" draw:master-page-name="Default">
        <draw:g>
          <draw:line draw:style-name="gr21" draw:text-style-name="P7" draw:layer="layout" svg:x1="11.487cm" svg:y1="7.758cm" svg:x2="11.487cm" svg:y2="12.452cm">
            <text:p/>
          </draw:line>
          <draw:line draw:style-name="gr21" draw:text-style-name="P7" draw:layer="layout" svg:x1="20.445cm" svg:y1="7.758cm" svg:x2="20.445cm" svg:y2="12.488cm">
            <text:p/>
          </draw:line>
          <draw:line draw:style-name="gr32" draw:text-style-name="P7" draw:layer="layout" svg:x1="8.08cm" svg:y1="12.214cm" svg:x2="24.482cm" svg:y2="12.214cm">
            <text:p/>
          </draw:line>
          <draw:line draw:style-name="gr23" draw:text-style-name="P17" draw:layer="layout" svg:x1="8.092cm" svg:y1="10.614cm" svg:x2="11.479cm" svg:y2="10.614cm">
            <text:p/>
          </draw:line>
          <draw:custom-shape draw:style-name="gr33" draw:text-style-name="P18" draw:layer="layout" svg:width="8.941cm" svg:height="2.528cm" svg:x="11.496cm" svg:y="9.35cm">
            <text:p/>
            <draw:enhanced-geometry svg:viewBox="0 0 21600 21600" draw:type="rectangle" draw:enhanced-path="M 0 0 L 21600 0 21600 21600 0 21600 0 0 Z N"/>
          </draw:custom-shape>
          <draw:frame draw:style-name="gr29" draw:text-style-name="P1" draw:layer="layout" svg:width="0.592cm" svg:height="0.688cm" svg:x="23.868cm" svg:y="12.627cm">
            <draw:image xlink:href="Pictures/100063FA00001BE80000034FC6CCB568535D8DAB.svg" xlink:type="simple" xlink:show="embed" xlink:actuate="onLoad" loext:mime-type="image/svg+xml">
              <text:p/>
            </draw:image>
            <draw:image xlink:href="Pictures/10000201000001520000002864D577DE2E0F6DBE.png" xlink:type="simple" xlink:show="embed" xlink:actuate="onLoad" loext:mime-type="image/png"/>
          </draw:frame>
          <draw:frame draw:style-name="gr31" draw:text-style-name="P1" draw:layer="layout" svg:width="0.785cm" svg:height="1.414cm" svg:x="20.029cm" svg:y="12.418cm">
            <draw:image xlink:href="Pictures/100063FA00001BE80000034FC6CCB568535D8DAB.svg" xlink:type="simple" xlink:show="embed" xlink:actuate="onLoad" loext:mime-type="image/svg+xml">
              <text:p/>
            </draw:image>
            <draw:image xlink:href="Pictures/10000201000001520000002864D577DE2E0F6DBE.png" xlink:type="simple" xlink:show="embed" xlink:actuate="onLoad" loext:mime-type="image/png"/>
          </draw:frame>
          <draw:frame draw:style-name="gr34" draw:text-style-name="P1" draw:layer="layout" svg:width="6.353cm" svg:height="1.208cm" svg:x="13.892cm" svg:y="9.988cm">
            <draw:image xlink:href="Pictures/100063FA00001BE80000034FC6CCB568535D8DAB.svg" xlink:type="simple" xlink:show="embed" xlink:actuate="onLoad" loext:mime-type="image/svg+xml">
              <text:p/>
            </draw:image>
            <draw:image xlink:href="Pictures/10000201000001520000002864D577DE2E0F6DBE.png" xlink:type="simple" xlink:show="embed" xlink:actuate="onLoad" loext:mime-type="image/png"/>
          </draw:frame>
          <draw:frame draw:style-name="gr30" draw:text-style-name="P1" draw:layer="layout" svg:width="0.482cm" svg:height="0.81cm" svg:x="10.731cm" svg:y="9.448cm">
            <draw:image xlink:href="Pictures/100063FA00001BE80000034FC6CCB568535D8DAB.svg" xlink:type="simple" xlink:show="embed" xlink:actuate="onLoad" loext:mime-type="image/svg+xml">
              <text:p/>
            </draw:image>
            <draw:image xlink:href="Pictures/10000201000001520000002864D577DE2E0F6DBE.png" xlink:type="simple" xlink:show="embed" xlink:actuate="onLoad" loext:mime-type="image/png"/>
          </draw:frame>
          <draw:frame draw:style-name="gr35" draw:text-style-name="P1" draw:layer="layout" svg:width="1.29cm" svg:height="1.414cm" svg:x="8.092cm" svg:y="9.16cm">
            <draw:image xlink:href="Pictures/100063FA00001BE80000034FC6CCB568535D8DAB.svg" xlink:type="simple" xlink:show="embed" xlink:actuate="onLoad" loext:mime-type="image/svg+xml">
              <text:p/>
            </draw:image>
            <draw:image xlink:href="Pictures/10000201000001520000002864D577DE2E0F6DBE.png" xlink:type="simple" xlink:show="embed" xlink:actuate="onLoad" loext:mime-type="image/png"/>
          </draw:frame>
          <draw:frame draw:style-name="gr36" draw:text-style-name="P1" draw:layer="layout" svg:width="0.847cm" svg:height="1.414cm" svg:x="9.597cm" svg:y="9.16cm">
            <draw:image xlink:href="Pictures/100063FA00001BE80000034FC6CCB568535D8DAB.svg" xlink:type="simple" xlink:show="embed" xlink:actuate="onLoad" loext:mime-type="image/svg+xml">
              <text:p/>
            </draw:image>
            <draw:image xlink:href="Pictures/10000201000001520000002864D577DE2E0F6DBE.png" xlink:type="simple" xlink:show="embed" xlink:actuate="onLoad" loext:mime-type="image/png"/>
          </draw:frame>
          <draw:frame draw:style-name="gr35" draw:text-style-name="P1" draw:layer="layout" svg:width="1.29cm" svg:height="1.414cm" svg:x="11.692cm" svg:y="9.86cm">
            <draw:image xlink:href="Pictures/100063FA00001BE80000034FC6CCB568535D8DAB.svg" xlink:type="simple" xlink:show="embed" xlink:actuate="onLoad" loext:mime-type="image/svg+xml">
              <text:p/>
            </draw:image>
            <draw:image xlink:href="Pictures/10000201000001520000002864D577DE2E0F6DBE.png" xlink:type="simple" xlink:show="embed" xlink:actuate="onLoad" loext:mime-type="image/png"/>
          </draw:frame>
          <draw:frame draw:style-name="gr36" draw:text-style-name="P1" draw:layer="layout" svg:width="0.847cm" svg:height="1.414cm" svg:x="13.097cm" svg:y="9.86cm">
            <draw:image xlink:href="Pictures/100063FA00001BE80000034FC6CCB568535D8DAB.svg" xlink:type="simple" xlink:show="embed" xlink:actuate="onLoad" loext:mime-type="image/svg+xml">
              <text:p/>
            </draw:image>
            <draw:image xlink:href="Pictures/10000201000001520000002864D577DE2E0F6DBE.png" xlink:type="simple" xlink:show="embed" xlink:actuate="onLoad" loext:mime-type="image/png"/>
          </draw:frame>
          <draw:frame draw:style-name="gr30" draw:text-style-name="P1" draw:layer="layout" svg:width="0.482cm" svg:height="0.81cm" svg:x="23.132cm" svg:y="9.448cm">
            <draw:image xlink:href="Pictures/100063FA00001BE80000034FC6CCB568535D8DAB.svg" xlink:type="simple" xlink:show="embed" xlink:actuate="onLoad" loext:mime-type="image/svg+xml">
              <text:p/>
            </draw:image>
            <draw:image xlink:href="Pictures/10000201000001520000002864D577DE2E0F6DBE.png" xlink:type="simple" xlink:show="embed" xlink:actuate="onLoad" loext:mime-type="image/png"/>
          </draw:frame>
          <draw:frame draw:style-name="gr35" draw:text-style-name="P1" draw:layer="layout" svg:width="1.29cm" svg:height="1.414cm" svg:x="20.493cm" svg:y="9.16cm">
            <draw:image xlink:href="Pictures/100063FA00001BE80000034FC6CCB568535D8DAB.svg" xlink:type="simple" xlink:show="embed" xlink:actuate="onLoad" loext:mime-type="image/svg+xml">
              <text:p/>
            </draw:image>
            <draw:image xlink:href="Pictures/10000201000001520000002864D577DE2E0F6DBE.png" xlink:type="simple" xlink:show="embed" xlink:actuate="onLoad" loext:mime-type="image/png"/>
          </draw:frame>
          <draw:frame draw:style-name="gr36" draw:text-style-name="P1" draw:layer="layout" svg:width="0.847cm" svg:height="1.414cm" svg:x="21.998cm" svg:y="9.16cm">
            <draw:image xlink:href="Pictures/100063FA00001BE80000034FC6CCB568535D8DAB.svg" xlink:type="simple" xlink:show="embed" xlink:actuate="onLoad" loext:mime-type="image/svg+xml">
              <text:p/>
            </draw:image>
            <draw:image xlink:href="Pictures/10000201000001520000002864D577DE2E0F6DBE.png" xlink:type="simple" xlink:show="embed" xlink:actuate="onLoad" loext:mime-type="image/png"/>
          </draw:frame>
          <draw:line draw:style-name="gr23" draw:text-style-name="P17" draw:layer="layout" svg:x1="20.393cm" svg:y1="10.614cm" svg:x2="23.659cm" svg:y2="10.614cm">
            <text:p/>
          </draw:line>
          <draw:frame draw:style-name="gr30" draw:text-style-name="P1" draw:layer="layout" svg:width="0.482cm" svg:height="0.81cm" svg:x="11.231cm" svg:y="12.49cm">
            <draw:image xlink:href="Pictures/100063FA00001BE80000034FC6CCB568535D8DAB.svg" xlink:type="simple" xlink:show="embed" xlink:actuate="onLoad" loext:mime-type="image/svg+xml">
              <text:p/>
            </draw:image>
            <draw:image xlink:href="Pictures/10000201000001520000002864D577DE2E0F6DBE.png" xlink:type="simple" xlink:show="embed" xlink:actuate="onLoad" loext:mime-type="image/png"/>
          </draw:frame>
        </draw:g>
      </draw:page>
      <draw:page draw:name="page4" draw:style-name="dp1" draw:master-page-name="Default">
        <draw:custom-shape draw:style-name="gr37" draw:text-style-name="P19" draw:layer="layout" svg:width="23.774cm" svg:height="7.315cm" svg:x="4.394cm" svg:y="7.138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.302cm" svg:height="0.941cm" svg:x="2.127cm" svg:y="4.28cm">
          <draw:image xlink:href="Pictures/10000201000000E7000000A79D380716F5408373.png" xlink:type="simple" xlink:show="embed" xlink:actuate="onLoad" loext:mime-type="image/png">
            <text:p/>
          </draw:image>
        </draw:frame>
        <draw:frame draw:style-name="gr38" draw:text-style-name="P1" draw:layer="layout" svg:width="1.303cm" svg:height="1.427cm" svg:x="4.455cm" svg:y="12.975cm">
          <draw:image xlink:href="Pictures/1000020100000614000000AB177E16CE41333A40.png" xlink:type="simple" xlink:show="embed" xlink:actuate="onLoad" loext:mime-type="image/png">
            <text:p/>
          </draw:image>
        </draw:frame>
        <draw:custom-shape draw:style-name="gr8" draw:text-style-name="P8" draw:layer="layout" svg:width="1.887cm" svg:height="1.887cm" svg:x="3.118cm" svg:y="15.15cm">
          <text:p/>
          <draw:enhanced-geometry svg:viewBox="0 0 21600 21600" draw:mirror-horizontal="true" draw:text-areas="?f2 ?f7 ?f1 ?f1 ?f7 ?f2 ?f1 ?f1" draw:type="mso-spt89" draw:modifiers="14289.406779661 18378 6098" draw:enhanced-path="M 0 ?f5 L ?f2 ?f0 ?f2 ?f7 ?f7 ?f7 ?f7 ?f2 ?f0 ?f2 ?f5 0 21600 ?f2 ?f1 ?f2 ?f1 ?f1 ?f2 ?f1 ?f2 21600 Z N">
            <draw:equation draw:name="f0" draw:formula="$0 "/>
            <draw:equation draw:name="f1" draw:formula="$1 "/>
            <draw:equation draw:name="f2" draw:formula="$2 "/>
            <draw:equation draw:name="f3" draw:formula="21600-$0 "/>
            <draw:equation draw:name="f4" draw:formula="?f3 /2"/>
            <draw:equation draw:name="f5" draw:formula="$0 +?f4 "/>
            <draw:equation draw:name="f6" draw:formula="21600-$1 "/>
            <draw:equation draw:name="f7" draw:formula="$0 +?f6 "/>
            <draw:equation draw:name="f8" draw:formula="21600-?f6 "/>
            <draw:equation draw:name="f9" draw:formula="?f8 -?f6 "/>
            <draw:handle draw:handle-position="$1 $2" draw:handle-range-x-minimum="?f5" draw:handle-range-x-maximum="21600" draw:handle-range-y-minimum="0" draw:handle-range-y-maximum="$0"/>
            <draw:handle draw:handle-position="$0 top" draw:handle-range-x-minimum="$2" draw:handle-range-x-maximum="?f9"/>
          </draw:enhanced-geometry>
        </draw:custom-shape>
        <draw:custom-shape draw:style-name="gr10" draw:text-style-name="P9" draw:layer="layout" svg:width="0.581cm" svg:height="0.581cm" draw:transform="rotate (0.698131700797732) translate (3.138cm 16.70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0" draw:layer="layout" svg:width="0.119cm" svg:height="0.119cm" draw:transform="rotate (0.698131700797732) translate (3.462cm 16.72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11" draw:layer="layout" svg:width="0.82cm" svg:height="0.962cm" svg:x="2.569cm" svg:y="16.484cm">
          <draw:text-box>
            <text:p>z</text:p>
          </draw:text-box>
        </draw:frame>
        <draw:frame draw:style-name="gr12" draw:text-style-name="P11" draw:layer="layout" svg:width="0.82cm" svg:height="0.962cm" svg:x="4.758cm" svg:y="16.563cm">
          <draw:text-box>
            <text:p>x</text:p>
          </draw:text-box>
        </draw:frame>
        <draw:frame draw:style-name="gr12" draw:text-style-name="P11" draw:layer="layout" svg:width="0.82cm" svg:height="0.962cm" svg:x="2.665cm" svg:y="14.595cm">
          <draw:text-box>
            <text:p>y</text:p>
          </draw:text-box>
        </draw:frame>
        <draw:line draw:style-name="gr39" draw:text-style-name="P17" draw:layer="layout" svg:x1="9.92cm" svg:y1="12.233cm" svg:x2="12.714cm" svg:y2="12.233cm">
          <text:p/>
        </draw:line>
        <draw:custom-shape draw:style-name="gr40" draw:text-style-name="P20" draw:layer="layout" svg:width="7.62cm" svg:height="1.473cm" svg:x="12.757cm" svg:y="11.4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1" draw:text-style-name="P17" draw:layer="layout" svg:x1="4.995cm" svg:y1="9.369cm" svg:x2="7.789cm" svg:y2="9.369cm">
          <text:p/>
        </draw:line>
        <draw:custom-shape draw:style-name="gr42" draw:text-style-name="P18" draw:layer="layout" svg:width="7.62cm" svg:height="1.499cm" svg:x="7.85cm" svg:y="8.631cm">
          <text:p/>
          <draw:enhanced-geometry svg:viewBox="0 0 21600 21600" draw:type="rectangle" draw:enhanced-path="M 0 0 L 21600 0 21600 21600 0 21600 0 0 Z N"/>
        </draw:custom-shape>
        <draw:line draw:style-name="gr43" draw:text-style-name="P17" draw:layer="layout" svg:x1="15.47cm" svg:y1="9.369cm" svg:x2="22.641cm" svg:y2="9.369cm">
          <text:p/>
        </draw:line>
        <draw:line draw:style-name="gr39" draw:text-style-name="P17" draw:layer="layout" svg:x1="1.87cm" svg:y1="7.556cm" svg:x2="9.971cm" svg:y2="12.233cm">
          <text:p/>
        </draw:line>
        <draw:frame draw:style-name="gr1" draw:text-style-name="P1" draw:layer="layout" svg:width="7.112cm" svg:height="1.143cm" svg:x="8.13cm" svg:y="8.809cm">
          <draw:image xlink:href="Pictures/100002010000032B00000086B0C8FD26301E6B1A.png" xlink:type="simple" xlink:show="embed" xlink:actuate="onLoad" loext:mime-type="image/png">
            <text:p/>
          </draw:image>
        </draw:frame>
        <draw:line draw:style-name="gr41" draw:text-style-name="P17" draw:layer="layout" svg:x1="22.59cm" svg:y1="9.356cm" svg:x2="27.571cm" svg:y2="12.232cm">
          <text:p/>
        </draw:line>
        <draw:frame draw:style-name="gr1" draw:text-style-name="P1" draw:layer="layout" svg:width="7.112cm" svg:height="1.346cm" svg:x="13.011cm" svg:y="11.552cm">
          <draw:image xlink:href="Pictures/100002010000032D0000009DA2440E1F0E24F93D.png" xlink:type="simple" xlink:show="embed" xlink:actuate="onLoad" loext:mime-type="image/png">
            <text:p/>
          </draw:image>
        </draw:frame>
        <draw:line draw:style-name="gr39" draw:text-style-name="P17" draw:layer="layout" svg:x1="20.377cm" svg:y1="12.233cm" svg:x2="27.592cm" svg:y2="12.233cm">
          <text:p/>
        </draw:line>
        <draw:line draw:style-name="gr41" draw:text-style-name="P17" draw:layer="layout" svg:x1="27.581cm" svg:y1="12.246cm" svg:x2="30.918cm" svg:y2="14.173cm">
          <text:p/>
        </draw:line>
        <draw:line draw:style-name="gr44" draw:text-style-name="P17" draw:layer="layout" svg:x1="27.547cm" svg:y1="12.227cm" svg:x2="30.884cm" svg:y2="14.154cm">
          <text:p/>
        </draw:line>
        <draw:line draw:style-name="gr39" draw:text-style-name="P17" draw:layer="layout" svg:x1="27.931cm" svg:y1="12.235cm" svg:x2="31.784cm" svg:y2="12.235cm">
          <text:p/>
        </draw:line>
        <draw:line draw:style-name="gr45" draw:text-style-name="P17" draw:layer="layout" svg:x1="27.592cm" svg:y1="12.235cm" svg:x2="31.445cm" svg:y2="12.235cm">
          <text:p/>
        </draw:line>
        <draw:frame draw:style-name="gr46" draw:text-style-name="P1" draw:layer="layout" svg:width="7.268cm" svg:height="1.112cm" svg:x="15.836cm" svg:y="8.169cm">
          <draw:image xlink:href="Pictures/100002010000071300000209E1A9E4A535A566FB.png" xlink:type="simple" xlink:show="embed" xlink:actuate="onLoad" loext:mime-type="image/png">
            <text:p/>
          </draw:image>
        </draw:frame>
        <draw:frame draw:style-name="gr47" draw:text-style-name="P1" draw:layer="layout" svg:width="7.268cm" svg:height="1.358cm" svg:x="20.536cm" svg:y="12.2cm">
          <draw:image xlink:href="Pictures/100002010000071300000209E1A9E4A535A566FB.png" xlink:type="simple" xlink:show="embed" xlink:actuate="onLoad" loext:mime-type="image/png">
            <text:p/>
          </draw:image>
        </draw:frame>
        <draw:frame draw:style-name="gr48" draw:text-style-name="P1" draw:layer="layout" svg:width="2.079cm" svg:height="1.112cm" svg:x="5.392cm" svg:y="8.169cm">
          <draw:image xlink:href="Pictures/100002010000071300000209E1A9E4A535A566FB.png" xlink:type="simple" xlink:show="embed" xlink:actuate="onLoad" loext:mime-type="image/png">
            <text:p/>
          </draw:image>
        </draw:frame>
        <draw:frame draw:style-name="gr49" draw:text-style-name="P1" draw:layer="layout" svg:width="2.079cm" svg:height="1.124cm" svg:x="10.293cm" svg:y="12.13cm">
          <draw:image xlink:href="Pictures/100002010000071300000209E1A9E4A535A566FB.png" xlink:type="simple" xlink:show="embed" xlink:actuate="onLoad" loext:mime-type="image/png">
            <text:p/>
          </draw:image>
        </draw:frame>
      </draw:page>
      <draw:page draw:name="page5" draw:style-name="dp1" draw:master-page-name="Default">
        <draw:g>
          <draw:custom-shape draw:style-name="gr50" draw:text-style-name="P19" draw:layer="layout" svg:width="21.996cm" svg:height="9.347cm" svg:x="3.936cm" svg:y="5.82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9" draw:text-style-name="P17" draw:layer="layout" svg:x1="21.702cm" svg:y1="12.541cm" svg:x2="24.584cm" svg:y2="9.659cm">
            <text:p/>
          </draw:line>
          <draw:frame draw:style-name="gr1" draw:text-style-name="P1" draw:layer="layout" svg:width="1.065cm" svg:height="0.769cm" svg:x="2.093cm" svg:y="11.56cm">
            <draw:image xlink:href="Pictures/10000201000000E7000000A79D380716F5408373.png" xlink:type="simple" xlink:show="embed" xlink:actuate="onLoad" loext:mime-type="image/png">
              <text:p/>
            </draw:image>
          </draw:frame>
          <draw:custom-shape draw:style-name="gr8" draw:text-style-name="P8" draw:layer="layout" svg:width="1.887cm" svg:height="1.887cm" svg:x="2.971cm" svg:y="14.149cm">
            <text:p/>
            <draw:enhanced-geometry svg:viewBox="0 0 21600 21600" draw:mirror-horizontal="true" draw:text-areas="?f2 ?f7 ?f1 ?f1 ?f7 ?f2 ?f1 ?f1" draw:type="mso-spt89" draw:modifiers="14289.406779661 18378 6098" draw:enhanced-path="M 0 ?f5 L ?f2 ?f0 ?f2 ?f7 ?f7 ?f7 ?f7 ?f2 ?f0 ?f2 ?f5 0 21600 ?f2 ?f1 ?f2 ?f1 ?f1 ?f2 ?f1 ?f2 21600 Z N">
              <draw:equation draw:name="f0" draw:formula="$0 "/>
              <draw:equation draw:name="f1" draw:formula="$1 "/>
              <draw:equation draw:name="f2" draw:formula="$2 "/>
              <draw:equation draw:name="f3" draw:formula="21600-$0 "/>
              <draw:equation draw:name="f4" draw:formula="?f3 /2"/>
              <draw:equation draw:name="f5" draw:formula="$0 +?f4 "/>
              <draw:equation draw:name="f6" draw:formula="21600-$1 "/>
              <draw:equation draw:name="f7" draw:formula="$0 +?f6 "/>
              <draw:equation draw:name="f8" draw:formula="21600-?f6 "/>
              <draw:equation draw:name="f9" draw:formula="?f8 -?f6 "/>
              <draw:handle draw:handle-position="$1 $2" draw:handle-range-x-minimum="?f5" draw:handle-range-x-maximum="21600" draw:handle-range-y-minimum="0" draw:handle-range-y-maximum="$0"/>
              <draw:handle draw:handle-position="$0 top" draw:handle-range-x-minimum="$2" draw:handle-range-x-maximum="?f9"/>
            </draw:enhanced-geometry>
          </draw:custom-shape>
          <draw:custom-shape draw:style-name="gr10" draw:text-style-name="P9" draw:layer="layout" svg:width="0.581cm" svg:height="0.581cm" draw:transform="rotate (0.698131700797732) translate (2.991cm 15.7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0" draw:layer="layout" svg:width="0.119cm" svg:height="0.119cm" draw:transform="rotate (0.698131700797732) translate (3.315cm 15.72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2" draw:text-style-name="P11" draw:layer="layout" svg:width="0.82cm" svg:height="0.962cm" svg:x="2.422cm" svg:y="15.483cm">
            <draw:text-box>
              <text:p>z</text:p>
            </draw:text-box>
          </draw:frame>
          <draw:frame draw:style-name="gr12" draw:text-style-name="P11" draw:layer="layout" svg:width="0.82cm" svg:height="0.962cm" svg:x="4.611cm" svg:y="15.562cm">
            <draw:text-box>
              <text:p>x</text:p>
            </draw:text-box>
          </draw:frame>
          <draw:frame draw:style-name="gr12" draw:text-style-name="P11" draw:layer="layout" svg:width="0.82cm" svg:height="0.962cm" svg:x="2.518cm" svg:y="13.694cm">
            <draw:text-box>
              <text:p>y</text:p>
            </draw:text-box>
          </draw:frame>
          <draw:line draw:style-name="gr39" draw:text-style-name="P17" draw:layer="layout" svg:x1="24.559cm" svg:y1="9.69cm" svg:x2="29.08cm" svg:y2="9.69cm">
            <text:p/>
          </draw:line>
          <draw:line draw:style-name="gr45" draw:text-style-name="P17" draw:layer="layout" svg:x1="24.559cm" svg:y1="9.69cm" svg:x2="29.08cm" svg:y2="9.69cm">
            <text:p/>
          </draw:line>
          <draw:line draw:style-name="gr41" draw:text-style-name="P17" draw:layer="layout" svg:x1="4.831cm" svg:y1="12.52cm" svg:x2="7.695cm" svg:y2="9.656cm">
            <text:p/>
          </draw:line>
          <draw:custom-shape draw:style-name="gr51" draw:text-style-name="P20" draw:layer="layout" svg:width="5.029cm" svg:height="1.88cm" svg:x="9.067cm" svg:y="11.5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41" draw:text-style-name="P17" draw:layer="layout" svg:x1="7.625cm" svg:y1="9.686cm" svg:x2="10.967cm" svg:y2="9.686cm">
            <text:p/>
          </draw:line>
          <draw:line draw:style-name="gr52" draw:text-style-name="P17" draw:layer="layout" svg:x1="14.091cm" svg:y1="12.51cm" svg:x2="21.776cm" svg:y2="12.51cm">
            <text:p/>
          </draw:line>
          <draw:line draw:style-name="gr39" draw:text-style-name="P17" draw:layer="layout" svg:x1="2cm" svg:y1="12.51cm" svg:x2="4.794cm" svg:y2="12.51cm">
            <text:p/>
          </draw:line>
          <draw:line draw:style-name="gr41" draw:text-style-name="P17" draw:layer="layout" svg:x1="24.521cm" svg:y1="9.72cm" svg:x2="28.279cm" svg:y2="6.046cm">
            <text:p/>
          </draw:line>
          <draw:line draw:style-name="gr44" draw:text-style-name="P17" draw:layer="layout" svg:x1="24.521cm" svg:y1="9.721cm" svg:x2="28.279cm" svg:y2="6.047cm">
            <text:p/>
          </draw:line>
          <draw:line draw:style-name="gr43" draw:text-style-name="P17" draw:layer="layout" svg:x1="16.993cm" svg:y1="9.69cm" svg:x2="24.854cm" svg:y2="9.69cm">
            <text:p/>
          </draw:line>
          <draw:custom-shape draw:style-name="gr53" draw:text-style-name="P20" draw:layer="layout" svg:width="5.029cm" svg:height="1.88cm" svg:x="11.967cm" svg:y="8.7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4" draw:text-style-name="P1" draw:layer="layout" svg:width="3.201cm" svg:height="1.035cm" svg:x="8.546cm" svg:y="8.625cm">
            <draw:image xlink:href="Pictures/100002010000038E000002D8A83417BD2B23EBD0.png" xlink:type="simple" xlink:show="embed" xlink:actuate="onLoad" loext:mime-type="image/png">
              <text:p/>
            </draw:image>
          </draw:frame>
          <draw:frame draw:style-name="gr55" draw:text-style-name="P1" draw:layer="layout" svg:width="2.878cm" svg:height="1.038cm" svg:x="5.964cm" svg:y="12.735cm">
            <draw:image xlink:href="Pictures/100002010000038E000002D8A83417BD2B23EBD0.png" xlink:type="simple" xlink:show="embed" xlink:actuate="onLoad" loext:mime-type="image/png">
              <text:p/>
            </draw:image>
          </draw:frame>
          <draw:custom-shape draw:style-name="gr56" draw:text-style-name="P21" draw:layer="layout" svg:width="0.398cm" svg:height="5.787cm" draw:transform="rotate (-0.348891317473667) translate (7.368cm 7.9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7" draw:text-style-name="P22" draw:layer="layout" svg:width="1.897cm" svg:height="0.947cm" svg:x="3.99cm" svg:y="5.873cm">
            <draw:image xlink:href="Pictures/100002010000038E000002D8A83417BD2B23EBD0.png" xlink:type="simple" xlink:show="embed" xlink:actuate="onLoad" loext:mime-type="image/png">
              <text:p/>
            </draw:image>
          </draw:frame>
          <draw:ellipse draw:style-name="gr6" draw:text-style-name="P6" xml:id="id7" draw:id="id7" draw:layer="layout" svg:width="2.482cm" svg:height="1.88cm" draw:transform="skewX (-0.00802851455917392) rotate (-3.14159265358979) translate (30.03cm 10.676cm)" draw:kind="cut" draw:start-angle="88.96" draw:end-angle="271.12">
            <text:p/>
          </draw:ellipse>
          <draw:connector draw:style-name="gr7" draw:text-style-name="P7" draw:layer="layout" draw:type="curve" draw:line-skew="-0.004cm" svg:x1="30.022cm" svg:y1="9.736cm" svg:x2="30.353cm" svg:y2="11.288cm" draw:start-shape="id7" draw:start-glue-point="3" svg:d="M30022 9736c745 0 580 1552 331 1552" svg:viewBox="0 0 542 1553">
            <text:p/>
          </draw:connector>
          <draw:ellipse draw:style-name="gr6" draw:text-style-name="P6" xml:id="id8" draw:id="id8" draw:layer="layout" svg:width="2.482cm" svg:height="1.88cm" draw:transform="skewX (-0.00802851455917384) rotate (-2.35619449019235) translate (29.712cm 5.945cm)" draw:kind="cut" draw:start-angle="88.96" draw:end-angle="271.12">
            <text:p/>
          </draw:ellipse>
          <draw:connector draw:style-name="gr7" draw:text-style-name="P7" draw:layer="layout" draw:type="curve" draw:line-skew="1.217cm" svg:x1="29.042cm" svg:y1="5.286cm" svg:x2="30.261cm" svg:y2="7.239cm" draw:start-shape="id8" draw:start-glue-point="3" svg:d="M29042 5286c0 744 1219-232 1219 1953" svg:viewBox="0 0 1220 1954">
            <text:p/>
          </draw:connector>
          <draw:frame draw:style-name="gr58" draw:text-style-name="P23" draw:layer="layout" svg:width="3.609cm" svg:height="0.839cm" draw:transform="rotate (1.22173047639603) translate (5.487cm 10.82cm)">
            <draw:text-box>
              <text:p><text:span text:style-name="T3">Phase shifter</text:span></text:p>
            </draw:text-box>
          </draw:frame>
          <draw:frame draw:style-name="gr59" draw:text-style-name="P1" draw:layer="layout" svg:width="4.781cm" svg:height="0.929cm" svg:x="12.057cm" svg:y="9.279cm">
            <draw:image xlink:href="Pictures/10000201000002F2000002BEEFE7DDD5935D0526.png" xlink:type="simple" xlink:show="embed" xlink:actuate="onLoad" loext:mime-type="image/png">
              <text:p/>
            </draw:image>
          </draw:frame>
          <draw:frame draw:style-name="gr60" draw:text-style-name="P1" draw:layer="layout" svg:width="4.781cm" svg:height="1.063cm" svg:x="9.158cm" svg:y="12.057cm">
            <draw:image xlink:href="Pictures/10000201000002F2000002BEEFE7DDD5935D0526.png" xlink:type="simple" xlink:show="embed" xlink:actuate="onLoad" loext:mime-type="image/png">
              <text:p/>
            </draw:image>
          </draw:frame>
          <draw:frame draw:style-name="gr61" draw:text-style-name="P1" draw:layer="layout" svg:width="7.115cm" svg:height="1.209cm" svg:x="14.332cm" svg:y="12.586cm">
            <draw:image xlink:href="Pictures/10000201000002F2000002BEEFE7DDD5935D0526.png" xlink:type="simple" xlink:show="embed" xlink:actuate="onLoad" loext:mime-type="image/png">
              <text:p/>
            </draw:image>
          </draw:frame>
          <draw:line draw:style-name="gr39" draw:text-style-name="P17" draw:layer="layout" svg:x1="4.777cm" svg:y1="12.51cm" svg:x2="9.067cm" svg:y2="12.51cm">
            <text:p/>
          </draw:line>
          <draw:line draw:style-name="gr41" draw:text-style-name="P17" draw:layer="layout" svg:x1="7.617cm" svg:y1="9.696cm" svg:x2="11.907cm" svg:y2="9.696cm">
            <text:p/>
          </draw:line>
          <draw:frame draw:style-name="gr62" draw:text-style-name="P1" draw:layer="layout" svg:width="7.115cm" svg:height="1.257cm" svg:x="17.333cm" svg:y="8.397cm">
            <draw:image xlink:href="Pictures/10000201000002F2000002BEEFE7DDD5935D0526.png" xlink:type="simple" xlink:show="embed" xlink:actuate="onLoad" loext:mime-type="image/png">
              <text:p/>
            </draw:image>
          </draw:frame>
          <draw:frame draw:style-name="gr63" draw:text-style-name="P1" draw:layer="layout" svg:width="2.54cm" svg:height="0.922cm" svg:x="26.103cm" svg:y="9.918cm">
            <draw:image xlink:href="Pictures/1000020100000104000000CAE918577C19B0E3BC.png" xlink:type="simple" xlink:show="embed" xlink:actuate="onLoad" loext:mime-type="image/png">
              <text:p/>
            </draw:image>
          </draw:frame>
          <draw:frame draw:style-name="gr64" draw:text-style-name="P1" draw:layer="layout" svg:width="2.54cm" svg:height="1.018cm" draw:transform="rotate (0.785398163397448) translate (26.115cm 8.418cm)">
            <draw:image xlink:href="Pictures/1000020100000104000000CAE918577C19B0E3BC.png" xlink:type="simple" xlink:show="embed" xlink:actuate="onLoad" loext:mime-type="image/png">
              <text:p/>
            </draw:image>
          </draw:frame>
        </draw:g>
      </draw:page>
      <draw:page draw:name="page6" draw:style-name="dp1" draw:master-page-name="Default">
        <draw:g>
          <draw:frame draw:style-name="gr63" draw:text-style-name="P1" draw:layer="layout" svg:width="2.54cm" svg:height="0.922cm" svg:x="27.542cm" svg:y="9.918cm">
            <draw:image xlink:href="Pictures/1000020100000104000000CAE918577C19B0E3BC.png" xlink:type="simple" xlink:show="embed" xlink:actuate="onLoad" loext:mime-type="image/png">
              <text:p/>
            </draw:image>
          </draw:frame>
          <draw:frame draw:style-name="gr64" draw:text-style-name="P1" draw:layer="layout" svg:width="2.54cm" svg:height="1.018cm" draw:transform="rotate (0.785398163397448) translate (27.376cm 8.896cm)">
            <draw:image xlink:href="Pictures/1000020100000104000000CAE918577C19B0E3BC.png" xlink:type="simple" xlink:show="embed" xlink:actuate="onLoad" loext:mime-type="image/png">
              <text:p/>
            </draw:image>
          </draw:frame>
          <draw:custom-shape draw:style-name="gr65" draw:text-style-name="P19" draw:layer="layout" svg:width="25.451cm" svg:height="7.925cm" svg:x="1.975cm" svg:y="6.83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9" draw:text-style-name="P17" draw:layer="layout" svg:x1="23.481cm" svg:y1="12.541cm" svg:x2="26.363cm" svg:y2="9.659cm">
            <text:p/>
          </draw:line>
          <draw:frame draw:style-name="gr1" draw:text-style-name="P1" draw:layer="layout" svg:width="1.065cm" svg:height="0.769cm" svg:x="0.632cm" svg:y="11.56cm">
            <draw:image xlink:href="Pictures/10000201000000E7000000A79D380716F5408373.png" xlink:type="simple" xlink:show="embed" xlink:actuate="onLoad" loext:mime-type="image/png">
              <text:p/>
            </draw:image>
          </draw:frame>
          <draw:custom-shape draw:style-name="gr8" draw:text-style-name="P8" draw:layer="layout" svg:width="1.887cm" svg:height="1.887cm" svg:x="1.01cm" svg:y="13.749cm">
            <text:p/>
            <draw:enhanced-geometry svg:viewBox="0 0 21600 21600" draw:mirror-horizontal="true" draw:text-areas="?f2 ?f7 ?f1 ?f1 ?f7 ?f2 ?f1 ?f1" draw:type="mso-spt89" draw:modifiers="14289.406779661 18378 6098" draw:enhanced-path="M 0 ?f5 L ?f2 ?f0 ?f2 ?f7 ?f7 ?f7 ?f7 ?f2 ?f0 ?f2 ?f5 0 21600 ?f2 ?f1 ?f2 ?f1 ?f1 ?f2 ?f1 ?f2 21600 Z N">
              <draw:equation draw:name="f0" draw:formula="$0 "/>
              <draw:equation draw:name="f1" draw:formula="$1 "/>
              <draw:equation draw:name="f2" draw:formula="$2 "/>
              <draw:equation draw:name="f3" draw:formula="21600-$0 "/>
              <draw:equation draw:name="f4" draw:formula="?f3 /2"/>
              <draw:equation draw:name="f5" draw:formula="$0 +?f4 "/>
              <draw:equation draw:name="f6" draw:formula="21600-$1 "/>
              <draw:equation draw:name="f7" draw:formula="$0 +?f6 "/>
              <draw:equation draw:name="f8" draw:formula="21600-?f6 "/>
              <draw:equation draw:name="f9" draw:formula="?f8 -?f6 "/>
              <draw:handle draw:handle-position="$1 $2" draw:handle-range-x-minimum="?f5" draw:handle-range-x-maximum="21600" draw:handle-range-y-minimum="0" draw:handle-range-y-maximum="$0"/>
              <draw:handle draw:handle-position="$0 top" draw:handle-range-x-minimum="$2" draw:handle-range-x-maximum="?f9"/>
            </draw:enhanced-geometry>
          </draw:custom-shape>
          <draw:custom-shape draw:style-name="gr10" draw:text-style-name="P9" draw:layer="layout" svg:width="0.581cm" svg:height="0.581cm" draw:transform="rotate (0.698131700797732) translate (1.03cm 15.3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0" draw:layer="layout" svg:width="0.119cm" svg:height="0.119cm" draw:transform="rotate (0.698131700797732) translate (1.354cm 15.32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2" draw:text-style-name="P11" draw:layer="layout" svg:width="0.82cm" svg:height="0.962cm" svg:x="0.461cm" svg:y="15.083cm">
            <draw:text-box>
              <text:p>z</text:p>
            </draw:text-box>
          </draw:frame>
          <draw:frame draw:style-name="gr12" draw:text-style-name="P11" draw:layer="layout" svg:width="0.82cm" svg:height="0.962cm" svg:x="2.65cm" svg:y="15.162cm">
            <draw:text-box>
              <text:p>x</text:p>
            </draw:text-box>
          </draw:frame>
          <draw:frame draw:style-name="gr12" draw:text-style-name="P11" draw:layer="layout" svg:width="0.82cm" svg:height="0.962cm" svg:x="0.557cm" svg:y="13.294cm">
            <draw:text-box>
              <text:p>y</text:p>
            </draw:text-box>
          </draw:frame>
          <draw:line draw:style-name="gr39" draw:text-style-name="P17" draw:layer="layout" svg:x1="26.298cm" svg:y1="9.69cm" svg:x2="30.819cm" svg:y2="9.69cm">
            <text:p/>
          </draw:line>
          <draw:line draw:style-name="gr45" draw:text-style-name="P17" draw:layer="layout" svg:x1="26.298cm" svg:y1="9.69cm" svg:x2="30.819cm" svg:y2="9.69cm">
            <text:p/>
          </draw:line>
          <draw:line draw:style-name="gr41" draw:text-style-name="P17" draw:layer="layout" svg:x1="2.87cm" svg:y1="12.52cm" svg:x2="5.734cm" svg:y2="9.656cm">
            <text:p/>
          </draw:line>
          <draw:custom-shape draw:style-name="gr51" draw:text-style-name="P20" draw:layer="layout" svg:width="5.029cm" svg:height="1.88cm" svg:x="8.806cm" svg:y="11.5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52" draw:text-style-name="P17" draw:layer="layout" svg:x1="13.835cm" svg:y1="12.51cm" svg:x2="23.555cm" svg:y2="12.51cm">
            <text:p/>
          </draw:line>
          <draw:line draw:style-name="gr39" draw:text-style-name="P17" draw:layer="layout" svg:x1="0.526cm" svg:y1="12.51cm" svg:x2="2.833cm" svg:y2="12.51cm">
            <text:p/>
          </draw:line>
          <draw:line draw:style-name="gr41" draw:text-style-name="P17" draw:layer="layout" svg:x1="26.281cm" svg:y1="9.741cm" svg:x2="29.997cm" svg:y2="6.025cm">
            <text:p/>
          </draw:line>
          <draw:line draw:style-name="gr44" draw:text-style-name="P17" draw:layer="layout" svg:x1="26.28cm" svg:y1="9.742cm" svg:x2="29.996cm" svg:y2="6.026cm">
            <text:p/>
          </draw:line>
          <draw:line draw:style-name="gr43" draw:text-style-name="P17" draw:layer="layout" svg:x1="16.732cm" svg:y1="9.69cm" svg:x2="26.368cm" svg:y2="9.69cm">
            <text:p/>
          </draw:line>
          <draw:custom-shape draw:style-name="gr53" draw:text-style-name="P20" draw:layer="layout" svg:width="5.029cm" svg:height="1.88cm" svg:x="11.706cm" svg:y="8.7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4" draw:text-style-name="P1" draw:layer="layout" svg:width="3.505cm" svg:height="1.118cm" svg:x="7.857cm" svg:y="8.625cm">
            <draw:image xlink:href="Pictures/100002010000038E000002D8A83417BD2B23EBD0.png" xlink:type="simple" xlink:show="embed" xlink:actuate="onLoad" loext:mime-type="image/png">
              <text:p/>
            </draw:image>
          </draw:frame>
          <draw:frame draw:style-name="gr55" draw:text-style-name="P1" draw:layer="layout" svg:width="3.15cm" svg:height="1.067cm" svg:x="5.098cm" svg:y="11.435cm">
            <draw:image xlink:href="Pictures/100002010000038E000002D8A83417BD2B23EBD0.png" xlink:type="simple" xlink:show="embed" xlink:actuate="onLoad" loext:mime-type="image/png">
              <text:p/>
            </draw:image>
          </draw:frame>
          <draw:custom-shape draw:style-name="gr56" draw:text-style-name="P21" draw:layer="layout" svg:width="0.398cm" svg:height="5.787cm" draw:transform="rotate (-0.261799387799149) translate (5.161cm 7.89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7" draw:text-style-name="P22" draw:layer="layout" svg:width="1.897cm" svg:height="0.947cm" svg:x="2.029cm" svg:y="6.885cm">
            <draw:image xlink:href="Pictures/100002010000038E000002D8A83417BD2B23EBD0.png" xlink:type="simple" xlink:show="embed" xlink:actuate="onLoad" loext:mime-type="image/png">
              <text:p/>
            </draw:image>
          </draw:frame>
          <draw:ellipse draw:style-name="gr6" draw:text-style-name="P6" draw:layer="layout" svg:width="2.482cm" svg:height="1.88cm" draw:transform="skewX (-0.00802851455917392) rotate (-3.14159265358979) translate (31.569cm 10.676cm)" draw:kind="cut" draw:start-angle="88.96" draw:end-angle="271.12">
            <text:p/>
          </draw:ellipse>
          <draw:connector draw:style-name="gr7" draw:text-style-name="P7" draw:layer="layout" draw:type="curve" draw:line-skew="-0.004cm" svg:x1="31.561cm" svg:y1="9.736cm" svg:x2="31.892cm" svg:y2="11.288cm" svg:d="M31561 9736c745 0 580 1552 331 1552" svg:viewBox="0 0 542 1553">
            <text:p/>
          </draw:connector>
          <draw:ellipse draw:style-name="gr6" draw:text-style-name="P6" draw:layer="layout" svg:width="2.482cm" svg:height="1.88cm" draw:transform="skewX (-0.00802851455917384) rotate (-2.35619449019235) translate (30.751cm 6.557cm)" draw:kind="cut" draw:start-angle="88.96" draw:end-angle="271.12">
            <text:p/>
          </draw:ellipse>
          <draw:connector draw:style-name="gr7" draw:text-style-name="P7" draw:layer="layout" draw:type="curve" draw:line-skew="1.217cm" svg:x1="30.081cm" svg:y1="5.898cm" svg:x2="31.3cm" svg:y2="7.851cm" svg:d="M30081 5898c0 744 1219-232 1219 1953" svg:viewBox="0 0 1220 1954">
            <text:p/>
          </draw:connector>
          <draw:frame draw:style-name="gr58" draw:text-style-name="P23" draw:layer="layout" svg:width="3.609cm" svg:height="0.839cm" draw:transform="rotate (1.30899693899575) translate (3.613cm 10.926cm)">
            <draw:text-box>
              <text:p><text:span text:style-name="T3">Phase shifter</text:span></text:p>
            </draw:text-box>
          </draw:frame>
          <draw:frame draw:style-name="gr59" draw:text-style-name="P1" draw:layer="layout" svg:width="4.781cm" svg:height="0.929cm" svg:x="11.796cm" svg:y="9.279cm">
            <draw:image xlink:href="Pictures/10000201000002F2000002BEEFE7DDD5935D0526.png" xlink:type="simple" xlink:show="embed" xlink:actuate="onLoad" loext:mime-type="image/png">
              <text:p/>
            </draw:image>
          </draw:frame>
          <draw:frame draw:style-name="gr60" draw:text-style-name="P1" draw:layer="layout" svg:width="4.781cm" svg:height="1.063cm" svg:x="8.897cm" svg:y="12.057cm">
            <draw:image xlink:href="Pictures/10000201000002F2000002BEEFE7DDD5935D0526.png" xlink:type="simple" xlink:show="embed" xlink:actuate="onLoad" loext:mime-type="image/png">
              <text:p/>
            </draw:image>
          </draw:frame>
          <draw:line draw:style-name="gr39" draw:text-style-name="P17" draw:layer="layout" svg:x1="2.816cm" svg:y1="12.51cm" svg:x2="8.806cm" svg:y2="12.51cm">
            <text:p/>
          </draw:line>
          <draw:frame draw:style-name="gr66" draw:text-style-name="P1" draw:layer="layout" svg:width="7.671cm" svg:height="1.302cm" svg:x="17.348cm" svg:y="8.345cm">
            <draw:image xlink:href="Pictures/10000201000002F2000002BEEFE7DDD5935D0526.png" xlink:type="simple" xlink:show="embed" xlink:actuate="onLoad" loext:mime-type="image/png">
              <text:p/>
            </draw:image>
          </draw:frame>
          <draw:line draw:style-name="gr41" draw:text-style-name="P17" draw:layer="layout" svg:x1="5.659cm" svg:y1="9.687cm" svg:x2="11.649cm" svg:y2="9.687cm">
            <text:p/>
          </draw:line>
          <draw:frame draw:style-name="gr67" draw:text-style-name="P1" draw:layer="layout" svg:width="4.668cm" svg:height="0.918cm" svg:x="8.82cm" svg:y="15.036cm">
            <draw:image xlink:href="Pictures/10000201000002F2000002BEEFE7DDD5935D0526.png" xlink:type="simple" xlink:show="embed" xlink:actuate="onLoad" loext:mime-type="image/png">
              <text:p/>
            </draw:image>
          </draw:frame>
          <draw:frame draw:style-name="gr68" draw:text-style-name="P1" draw:layer="layout" svg:width="4.668cm" svg:height="0.809cm" svg:x="18.82cm" svg:y="5.891cm">
            <draw:image xlink:href="Pictures/10000201000002F2000002BEEFE7DDD5935D0526.png" xlink:type="simple" xlink:show="embed" xlink:actuate="onLoad" loext:mime-type="image/png">
              <text:p/>
            </draw:image>
          </draw:frame>
          <draw:frame draw:style-name="gr69" draw:text-style-name="P1" draw:layer="layout" svg:width="7.671cm" svg:height="1.156cm" svg:x="14.649cm" svg:y="11.253cm">
            <draw:image xlink:href="Pictures/10000201000002F2000002BEEFE7DDD5935D0526.png" xlink:type="simple" xlink:show="embed" xlink:actuate="onLoad" loext:mime-type="image/png">
              <text:p/>
            </draw:image>
          </draw:frame>
        </draw:g>
      </draw:page>
      <draw:page draw:name="page7" draw:style-name="dp1" draw:master-page-name="Default">
        <draw:frame draw:style-name="gr63" draw:text-style-name="P1" draw:layer="layout" svg:width="2.54cm" svg:height="0.922cm" svg:x="27.542cm" svg:y="9.97cm">
          <draw:image xlink:href="Pictures/1000020100000104000000CAE918577C19B0E3BC.png" xlink:type="simple" xlink:show="embed" xlink:actuate="onLoad" loext:mime-type="image/png">
            <text:p/>
          </draw:image>
        </draw:frame>
        <draw:frame draw:style-name="gr64" draw:text-style-name="P1" draw:layer="layout" svg:width="2.54cm" svg:height="1.018cm" draw:transform="rotate (0.785398163397448) translate (27.376cm 8.948cm)">
          <draw:image xlink:href="Pictures/1000020100000104000000CAE918577C19B0E3BC.png" xlink:type="simple" xlink:show="embed" xlink:actuate="onLoad" loext:mime-type="image/png">
            <text:p/>
          </draw:image>
        </draw:frame>
        <draw:custom-shape draw:style-name="gr70" draw:text-style-name="P24" draw:layer="layout" svg:width="25.451cm" svg:height="7.925cm" svg:x="1.975cm" svg:y="6.8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1" draw:text-style-name="P7" draw:layer="layout" svg:x1="5.677cm" svg:y1="6.33cm" svg:x2="5.677cm" svg:y2="12.593cm">
          <text:p/>
        </draw:line>
        <draw:custom-shape draw:style-name="gr72" draw:text-style-name="P25" draw:layer="layout" svg:width="1.981cm" svg:height="0.965cm" svg:x="5.677cm" svg:y="5.415cm">
          <text:p/>
          <draw:enhanced-geometry svg:viewBox="0 0 21600 21600" draw:type="rectangle" draw:enhanced-path="M 0 0 L 21600 0 21600 21600 0 21600 0 0 Z N"/>
        </draw:custom-shape>
        <draw:frame draw:style-name="gr73" draw:text-style-name="P1" draw:layer="layout" svg:width="1.657cm" svg:height="0.882cm" svg:x="5.886cm" svg:y="5.451cm">
          <draw:image xlink:href="Pictures/100002010000019B000001E880CE966257468023.png" xlink:type="simple" xlink:show="embed" xlink:actuate="onLoad" loext:mime-type="image/png">
            <text:p/>
          </draw:image>
        </draw:frame>
        <draw:line draw:style-name="gr71" draw:text-style-name="P7" draw:layer="layout" svg:x1="15.477cm" svg:y1="6.33cm" svg:x2="15.477cm" svg:y2="12.593cm">
          <text:p/>
        </draw:line>
        <draw:frame draw:style-name="gr74" draw:text-style-name="P1" draw:layer="layout" svg:width="1.068cm" svg:height="0.878cm" svg:x="15.725cm" svg:y="5.454cm">
          <draw:image xlink:href="Pictures/100002010000019B000001E880CE966257468023.png" xlink:type="simple" xlink:show="embed" xlink:actuate="onLoad" loext:mime-type="image/png">
            <text:p/>
          </draw:image>
        </draw:frame>
        <draw:custom-shape draw:style-name="gr75" draw:text-style-name="P25" draw:layer="layout" svg:width="1.422cm" svg:height="0.965cm" svg:x="15.477cm" svg:y="5.418cm">
          <text:p/>
          <draw:enhanced-geometry svg:viewBox="0 0 21600 21600" draw:type="rectangle" draw:enhanced-path="M 0 0 L 21600 0 21600 21600 0 21600 0 0 Z N"/>
        </draw:custom-shape>
        <draw:line draw:style-name="gr39" draw:text-style-name="P17" draw:layer="layout" svg:x1="23.481cm" svg:y1="12.593cm" svg:x2="26.363cm" svg:y2="9.711cm">
          <text:p/>
        </draw:line>
        <draw:frame draw:style-name="gr1" draw:text-style-name="P1" draw:layer="layout" svg:width="1.065cm" svg:height="0.769cm" svg:x="0.632cm" svg:y="11.612cm">
          <draw:image xlink:href="Pictures/10000201000000E7000000A79D380716F5408373.png" xlink:type="simple" xlink:show="embed" xlink:actuate="onLoad" loext:mime-type="image/png">
            <text:p/>
          </draw:image>
        </draw:frame>
        <draw:custom-shape draw:style-name="gr8" draw:text-style-name="P8" draw:layer="layout" svg:width="1.887cm" svg:height="1.887cm" svg:x="1.01cm" svg:y="13.801cm">
          <text:p/>
          <draw:enhanced-geometry svg:viewBox="0 0 21600 21600" draw:mirror-horizontal="true" draw:text-areas="?f2 ?f7 ?f1 ?f1 ?f7 ?f2 ?f1 ?f1" draw:type="mso-spt89" draw:modifiers="14289.406779661 18378 6098" draw:enhanced-path="M 0 ?f5 L ?f2 ?f0 ?f2 ?f7 ?f7 ?f7 ?f7 ?f2 ?f0 ?f2 ?f5 0 21600 ?f2 ?f1 ?f2 ?f1 ?f1 ?f2 ?f1 ?f2 21600 Z N">
            <draw:equation draw:name="f0" draw:formula="$0 "/>
            <draw:equation draw:name="f1" draw:formula="$1 "/>
            <draw:equation draw:name="f2" draw:formula="$2 "/>
            <draw:equation draw:name="f3" draw:formula="21600-$0 "/>
            <draw:equation draw:name="f4" draw:formula="?f3 /2"/>
            <draw:equation draw:name="f5" draw:formula="$0 +?f4 "/>
            <draw:equation draw:name="f6" draw:formula="21600-$1 "/>
            <draw:equation draw:name="f7" draw:formula="$0 +?f6 "/>
            <draw:equation draw:name="f8" draw:formula="21600-?f6 "/>
            <draw:equation draw:name="f9" draw:formula="?f8 -?f6 "/>
            <draw:handle draw:handle-position="$1 $2" draw:handle-range-x-minimum="?f5" draw:handle-range-x-maximum="21600" draw:handle-range-y-minimum="0" draw:handle-range-y-maximum="$0"/>
            <draw:handle draw:handle-position="$0 top" draw:handle-range-x-minimum="$2" draw:handle-range-x-maximum="?f9"/>
          </draw:enhanced-geometry>
        </draw:custom-shape>
        <draw:custom-shape draw:style-name="gr10" draw:text-style-name="P9" draw:layer="layout" svg:width="0.581cm" svg:height="0.581cm" draw:transform="rotate (0.698131700797732) translate (1.03cm 15.35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0" draw:layer="layout" svg:width="0.119cm" svg:height="0.119cm" draw:transform="rotate (0.698131700797732) translate (1.354cm 15.37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11" draw:layer="layout" svg:width="0.82cm" svg:height="0.962cm" svg:x="0.461cm" svg:y="15.135cm">
          <draw:text-box>
            <text:p>z</text:p>
          </draw:text-box>
        </draw:frame>
        <draw:frame draw:style-name="gr12" draw:text-style-name="P11" draw:layer="layout" svg:width="0.82cm" svg:height="0.962cm" svg:x="2.65cm" svg:y="15.214cm">
          <draw:text-box>
            <text:p>x</text:p>
          </draw:text-box>
        </draw:frame>
        <draw:frame draw:style-name="gr12" draw:text-style-name="P11" draw:layer="layout" svg:width="0.82cm" svg:height="0.962cm" svg:x="0.557cm" svg:y="13.346cm">
          <draw:text-box>
            <text:p>y</text:p>
          </draw:text-box>
        </draw:frame>
        <draw:line draw:style-name="gr39" draw:text-style-name="P17" draw:layer="layout" svg:x1="26.298cm" svg:y1="9.742cm" svg:x2="30.819cm" svg:y2="9.742cm">
          <text:p/>
        </draw:line>
        <draw:line draw:style-name="gr45" draw:text-style-name="P17" draw:layer="layout" svg:x1="26.298cm" svg:y1="9.742cm" svg:x2="30.819cm" svg:y2="9.742cm">
          <text:p/>
        </draw:line>
        <draw:line draw:style-name="gr41" draw:text-style-name="P17" draw:layer="layout" svg:x1="2.87cm" svg:y1="12.572cm" svg:x2="5.734cm" svg:y2="9.708cm">
          <text:p/>
        </draw:line>
        <draw:custom-shape draw:style-name="gr51" draw:text-style-name="P20" draw:layer="layout" svg:width="5.029cm" svg:height="1.88cm" svg:x="9.802cm" svg:y="11.6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2" draw:text-style-name="P17" draw:layer="layout" svg:x1="14.831cm" svg:y1="12.562cm" svg:x2="23.555cm" svg:y2="12.562cm">
          <text:p/>
        </draw:line>
        <draw:line draw:style-name="gr39" draw:text-style-name="P17" draw:layer="layout" svg:x1="0.526cm" svg:y1="12.562cm" svg:x2="2.833cm" svg:y2="12.562cm">
          <text:p/>
        </draw:line>
        <draw:line draw:style-name="gr41" draw:text-style-name="P17" draw:layer="layout" svg:x1="26.281cm" svg:y1="9.793cm" svg:x2="29.997cm" svg:y2="6.077cm">
          <text:p/>
        </draw:line>
        <draw:line draw:style-name="gr44" draw:text-style-name="P17" draw:layer="layout" svg:x1="26.28cm" svg:y1="9.794cm" svg:x2="29.996cm" svg:y2="6.078cm">
          <text:p/>
        </draw:line>
        <draw:line draw:style-name="gr43" draw:text-style-name="P17" draw:layer="layout" svg:x1="14.831cm" svg:y1="9.742cm" svg:x2="26.368cm" svg:y2="9.742cm">
          <text:p/>
        </draw:line>
        <draw:custom-shape draw:style-name="gr53" draw:text-style-name="P20" draw:layer="layout" svg:width="5.029cm" svg:height="1.88cm" svg:x="9.802cm" svg:y="8.8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4" draw:text-style-name="P1" draw:layer="layout" svg:width="3.505cm" svg:height="1.118cm" svg:x="6.057cm" svg:y="8.677cm">
          <draw:image xlink:href="Pictures/100002010000038E000002D8A83417BD2B23EBD0.png" xlink:type="simple" xlink:show="embed" xlink:actuate="onLoad" loext:mime-type="image/png">
            <text:p/>
          </draw:image>
        </draw:frame>
        <draw:frame draw:style-name="gr55" draw:text-style-name="P1" draw:layer="layout" svg:width="3.15cm" svg:height="1.067cm" svg:x="5.986cm" svg:y="11.487cm">
          <draw:image xlink:href="Pictures/100002010000038E000002D8A83417BD2B23EBD0.png" xlink:type="simple" xlink:show="embed" xlink:actuate="onLoad" loext:mime-type="image/png">
            <text:p/>
          </draw:image>
        </draw:frame>
        <draw:frame draw:style-name="gr57" draw:text-style-name="P22" draw:layer="layout" svg:width="1.897cm" svg:height="0.947cm" svg:x="2.029cm" svg:y="6.937cm">
          <draw:image xlink:href="Pictures/100002010000038E000002D8A83417BD2B23EBD0.png" xlink:type="simple" xlink:show="embed" xlink:actuate="onLoad" loext:mime-type="image/png">
            <text:p/>
          </draw:image>
        </draw:frame>
        <draw:ellipse draw:style-name="gr6" draw:text-style-name="P6" draw:layer="layout" svg:width="2.482cm" svg:height="1.88cm" draw:transform="skewX (-0.00802851455917392) rotate (-3.14159265358979) translate (31.569cm 10.728cm)" draw:kind="cut" draw:start-angle="88.96" draw:end-angle="271.12">
          <text:p/>
        </draw:ellipse>
        <draw:connector draw:style-name="gr7" draw:text-style-name="P7" draw:layer="layout" draw:type="curve" draw:line-skew="-0.004cm" svg:x1="31.561cm" svg:y1="9.788cm" svg:x2="31.892cm" svg:y2="11.34cm" svg:d="M31561 9788c745 0 580 1552 331 1552" svg:viewBox="0 0 542 1553">
          <text:p/>
        </draw:connector>
        <draw:ellipse draw:style-name="gr6" draw:text-style-name="P6" draw:layer="layout" svg:width="2.482cm" svg:height="1.88cm" draw:transform="skewX (-0.00802851455917384) rotate (-2.35619449019235) translate (30.751cm 6.609cm)" draw:kind="cut" draw:start-angle="88.96" draw:end-angle="271.12">
          <text:p/>
        </draw:ellipse>
        <draw:connector draw:style-name="gr7" draw:text-style-name="P7" draw:layer="layout" draw:type="curve" draw:line-skew="1.217cm" svg:x1="30.081cm" svg:y1="5.95cm" svg:x2="31.3cm" svg:y2="7.903cm" svg:d="M30081 5950c0 744 1219-232 1219 1953" svg:viewBox="0 0 1220 1954">
          <text:p/>
        </draw:connector>
        <draw:frame draw:style-name="gr58" draw:text-style-name="P23" draw:layer="layout" svg:width="3.609cm" svg:height="0.839cm" draw:transform="rotate (1.30899693899575) translate (3.213cm 11.378cm)">
          <draw:text-box>
            <text:p><text:span text:style-name="T3">Phase shifter</text:span></text:p>
          </draw:text-box>
        </draw:frame>
        <draw:frame draw:style-name="gr59" draw:text-style-name="P1" draw:layer="layout" svg:width="4.781cm" svg:height="0.929cm" svg:x="9.926cm" svg:y="9.331cm">
          <draw:image xlink:href="Pictures/10000201000002F2000002BEEFE7DDD5935D0526.png" xlink:type="simple" xlink:show="embed" xlink:actuate="onLoad" loext:mime-type="image/png">
            <text:p/>
          </draw:image>
        </draw:frame>
        <draw:frame draw:style-name="gr60" draw:text-style-name="P1" draw:layer="layout" svg:width="4.781cm" svg:height="1.063cm" svg:x="9.917cm" svg:y="12.109cm">
          <draw:image xlink:href="Pictures/10000201000002F2000002BEEFE7DDD5935D0526.png" xlink:type="simple" xlink:show="embed" xlink:actuate="onLoad" loext:mime-type="image/png">
            <text:p/>
          </draw:image>
        </draw:frame>
        <draw:line draw:style-name="gr39" draw:text-style-name="P17" draw:layer="layout" svg:x1="2.816cm" svg:y1="12.562cm" svg:x2="9.802cm" svg:y2="12.562cm">
          <text:p/>
        </draw:line>
        <draw:frame draw:style-name="gr66" draw:text-style-name="P1" draw:layer="layout" svg:width="7.671cm" svg:height="1.302cm" svg:x="15.748cm" svg:y="8.397cm">
          <draw:image xlink:href="Pictures/10000201000002F2000002BEEFE7DDD5935D0526.png" xlink:type="simple" xlink:show="embed" xlink:actuate="onLoad" loext:mime-type="image/png">
            <text:p/>
          </draw:image>
        </draw:frame>
        <draw:line draw:style-name="gr41" draw:text-style-name="P17" draw:layer="layout" svg:x1="5.659cm" svg:y1="9.739cm" svg:x2="9.802cm" svg:y2="9.739cm">
          <text:p/>
        </draw:line>
        <draw:frame draw:style-name="gr67" draw:text-style-name="P1" draw:layer="layout" svg:width="4.668cm" svg:height="0.918cm" svg:x="9.973cm" svg:y="7.788cm">
          <draw:image xlink:href="Pictures/10000201000002F2000002BEEFE7DDD5935D0526.png" xlink:type="simple" xlink:show="embed" xlink:actuate="onLoad" loext:mime-type="image/png">
            <text:p/>
          </draw:image>
        </draw:frame>
        <draw:frame draw:style-name="gr68" draw:text-style-name="P1" draw:layer="layout" svg:width="4.668cm" svg:height="0.809cm" svg:x="17.15cm" svg:y="12.794cm">
          <draw:image xlink:href="Pictures/10000201000002F2000002BEEFE7DDD5935D0526.png" xlink:type="simple" xlink:show="embed" xlink:actuate="onLoad" loext:mime-type="image/png">
            <text:p/>
          </draw:image>
        </draw:frame>
        <draw:frame draw:style-name="gr69" draw:text-style-name="P1" draw:layer="layout" svg:width="7.671cm" svg:height="1.156cm" svg:x="15.761cm" svg:y="11.305cm">
          <draw:image xlink:href="Pictures/10000201000002F2000002BEEFE7DDD5935D0526.png" xlink:type="simple" xlink:show="embed" xlink:actuate="onLoad" loext:mime-type="image/png">
            <text:p/>
          </draw:image>
        </draw:frame>
        <draw:custom-shape draw:style-name="gr56" draw:text-style-name="P21" draw:layer="layout" svg:width="0.398cm" svg:height="5.787cm" draw:transform="rotate (-0.261799387799149) translate (4.761cm 8.343cm)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8" draw:style-name="dp1" draw:master-page-name="Default">
        <draw:frame draw:style-name="gr1" draw:text-style-name="P1" draw:layer="layout" svg:width="1.687cm" svg:height="0.786cm" svg:x="17.862cm" svg:y="11.73cm">
          <draw:image xlink:href="Pictures/100002010000017E000000B2A2900726A1D126F1.png" xlink:type="simple" xlink:show="embed" xlink:actuate="onLoad" loext:mime-type="image/png">
            <text:p/>
          </draw:image>
        </draw:frame>
        <draw:line draw:style-name="gr71" draw:text-style-name="P7" draw:layer="layout" svg:x1="10.388cm" svg:y1="6.577cm" svg:x2="10.388cm" svg:y2="12.84cm">
          <text:p/>
        </draw:line>
        <draw:custom-shape draw:style-name="gr72" draw:text-style-name="P25" draw:layer="layout" svg:width="1.981cm" svg:height="0.965cm" svg:x="10.388cm" svg:y="5.662cm">
          <text:p/>
          <draw:enhanced-geometry svg:viewBox="0 0 21600 21600" draw:type="rectangle" draw:enhanced-path="M 0 0 L 21600 0 21600 21600 0 21600 0 0 Z N"/>
        </draw:custom-shape>
        <draw:frame draw:style-name="gr73" draw:text-style-name="P1" draw:layer="layout" svg:width="1.657cm" svg:height="0.882cm" svg:x="10.597cm" svg:y="5.698cm">
          <draw:image xlink:href="Pictures/100002010000019B000001E880CE966257468023.png" xlink:type="simple" xlink:show="embed" xlink:actuate="onLoad" loext:mime-type="image/png">
            <text:p/>
          </draw:image>
        </draw:frame>
        <draw:line draw:style-name="gr71" draw:text-style-name="P7" draw:layer="layout" svg:x1="17.588cm" svg:y1="6.577cm" svg:x2="17.588cm" svg:y2="12.84cm">
          <text:p/>
        </draw:line>
        <draw:line draw:style-name="gr43" draw:text-style-name="P17" draw:layer="layout" svg:x1="16.542cm" svg:y1="9.989cm" svg:x2="28.079cm" svg:y2="9.989cm">
          <text:p/>
        </draw:line>
        <draw:frame draw:style-name="gr63" draw:text-style-name="P1" draw:layer="layout" svg:width="2.54cm" svg:height="0.922cm" svg:x="26.453cm" svg:y="10.217cm">
          <draw:image xlink:href="Pictures/1000020100000104000000CAE918577C19B0E3BC.png" xlink:type="simple" xlink:show="embed" xlink:actuate="onLoad" loext:mime-type="image/png">
            <text:p/>
          </draw:image>
        </draw:frame>
        <draw:frame draw:style-name="gr64" draw:text-style-name="P1" draw:layer="layout" svg:width="2.54cm" svg:height="1.018cm" draw:transform="rotate (0.785398163397448) translate (26.287cm 9.195cm)">
          <draw:image xlink:href="Pictures/1000020100000104000000CAE918577C19B0E3BC.png" xlink:type="simple" xlink:show="embed" xlink:actuate="onLoad" loext:mime-type="image/png">
            <text:p/>
          </draw:image>
        </draw:frame>
        <draw:line draw:style-name="gr39" draw:text-style-name="P17" draw:layer="layout" svg:x1="22.392cm" svg:y1="12.84cm" svg:x2="25.274cm" svg:y2="9.958cm">
          <text:p/>
        </draw:line>
        <draw:line draw:style-name="gr39" draw:text-style-name="P17" draw:layer="layout" svg:x1="25.209cm" svg:y1="9.989cm" svg:x2="29.73cm" svg:y2="9.989cm">
          <text:p/>
        </draw:line>
        <draw:line draw:style-name="gr45" draw:text-style-name="P17" draw:layer="layout" svg:x1="25.209cm" svg:y1="9.989cm" svg:x2="29.73cm" svg:y2="9.989cm">
          <text:p/>
        </draw:line>
        <draw:line draw:style-name="gr41" draw:text-style-name="P17" draw:layer="layout" svg:x1="4.581cm" svg:y1="12.819cm" svg:x2="7.445cm" svg:y2="9.955cm">
          <text:p/>
        </draw:line>
        <draw:line draw:style-name="gr52" draw:text-style-name="P17" draw:layer="layout" svg:x1="10.697cm" svg:y1="12.809cm" svg:x2="22.464cm" svg:y2="12.809cm">
          <text:p/>
        </draw:line>
        <draw:line draw:style-name="gr76" draw:text-style-name="P17" draw:layer="layout" svg:x1="1.55cm" svg:y1="12.809cm" svg:x2="3.717cm" svg:y2="12.809cm">
          <text:p/>
        </draw:line>
        <draw:line draw:style-name="gr41" draw:text-style-name="P17" draw:layer="layout" svg:x1="25.192cm" svg:y1="10.04cm" svg:x2="28.908cm" svg:y2="6.324cm">
          <text:p/>
        </draw:line>
        <draw:line draw:style-name="gr44" draw:text-style-name="P17" draw:layer="layout" svg:x1="25.191cm" svg:y1="10.041cm" svg:x2="28.907cm" svg:y2="6.325cm">
          <text:p/>
        </draw:line>
        <draw:frame draw:style-name="gr54" draw:text-style-name="P1" draw:layer="layout" svg:width="3.505cm" svg:height="1.118cm" svg:x="10.768cm" svg:y="8.924cm">
          <draw:image xlink:href="Pictures/100002010000038E000002D8A83417BD2B23EBD0.png" xlink:type="simple" xlink:show="embed" xlink:actuate="onLoad" loext:mime-type="image/png">
            <text:p/>
          </draw:image>
        </draw:frame>
        <draw:frame draw:style-name="gr55" draw:text-style-name="P1" draw:layer="layout" svg:width="3.15cm" svg:height="1.067cm" svg:x="10.697cm" svg:y="11.734cm">
          <draw:image xlink:href="Pictures/100002010000038E000002D8A83417BD2B23EBD0.png" xlink:type="simple" xlink:show="embed" xlink:actuate="onLoad" loext:mime-type="image/png">
            <text:p/>
          </draw:image>
        </draw:frame>
        <draw:ellipse draw:style-name="gr6" draw:text-style-name="P6" draw:layer="layout" svg:width="2.482cm" svg:height="1.88cm" draw:transform="skewX (-0.00802851455917392) rotate (-3.14159265358979) translate (30.48cm 10.975cm)" draw:kind="cut" draw:start-angle="88.96" draw:end-angle="271.12">
          <text:p/>
        </draw:ellipse>
        <draw:connector draw:style-name="gr7" draw:text-style-name="P7" draw:layer="layout" draw:type="curve" draw:line-skew="-0.004cm" svg:x1="30.472cm" svg:y1="10.035cm" svg:x2="30.803cm" svg:y2="11.587cm" svg:d="M30472 10035c745 0 580 1552 331 1552" svg:viewBox="0 0 542 1553">
          <text:p/>
        </draw:connector>
        <draw:ellipse draw:style-name="gr6" draw:text-style-name="P6" draw:layer="layout" svg:width="2.482cm" svg:height="1.88cm" draw:transform="skewX (-0.00802851455917384) rotate (-2.35619449019235) translate (29.662cm 6.856cm)" draw:kind="cut" draw:start-angle="88.96" draw:end-angle="271.12">
          <text:p/>
        </draw:ellipse>
        <draw:connector draw:style-name="gr7" draw:text-style-name="P7" draw:layer="layout" draw:type="curve" draw:line-skew="1.217cm" svg:x1="28.992cm" svg:y1="6.197cm" svg:x2="30.211cm" svg:y2="8.15cm" svg:d="M28992 6197c0 744 1219-232 1219 1953" svg:viewBox="0 0 1220 1954">
          <text:p/>
        </draw:connector>
        <draw:line draw:style-name="gr39" draw:text-style-name="P17" draw:layer="layout" svg:x1="2.711cm" svg:y1="12.809cm" svg:x2="11.513cm" svg:y2="12.809cm">
          <text:p/>
        </draw:line>
        <draw:line draw:style-name="gr41" draw:text-style-name="P17" draw:layer="layout" svg:x1="7.37cm" svg:y1="9.986cm" svg:x2="16.542cm" svg:y2="9.986cm">
          <text:p/>
        </draw:line>
        <draw:frame draw:style-name="gr74" draw:text-style-name="P1" draw:layer="layout" svg:width="1.068cm" svg:height="0.878cm" svg:x="17.836cm" svg:y="5.701cm">
          <draw:image xlink:href="Pictures/100002010000019B000001E880CE966257468023.png" xlink:type="simple" xlink:show="embed" xlink:actuate="onLoad" loext:mime-type="image/png">
            <text:p/>
          </draw:image>
        </draw:frame>
        <draw:custom-shape draw:style-name="gr75" draw:text-style-name="P25" draw:layer="layout" svg:width="1.422cm" svg:height="0.965cm" svg:x="17.588cm" svg:y="5.665cm">
          <text:p/>
          <draw:enhanced-geometry svg:viewBox="0 0 21600 21600" draw:type="rectangle" draw:enhanced-path="M 0 0 L 21600 0 21600 21600 0 21600 0 0 Z N"/>
        </draw:custom-shape>
        <draw:frame draw:style-name="gr77" draw:text-style-name="P23" draw:layer="layout" svg:width="2.399cm" svg:height="1.427cm" svg:x="15.523cm" svg:y="13.901cm">
          <draw:text-box>
            <text:p><text:span text:style-name="T3">Phase</text:span></text:p>
            <text:p><text:span text:style-name="T3">shifter 2</text:span></text:p>
          </draw:text-box>
        </draw:frame>
        <draw:custom-shape draw:style-name="gr56" draw:text-style-name="P21" draw:layer="layout" svg:width="0.398cm" svg:height="5.787cm" draw:transform="rotate (-0.261799387799149) translate (6.472cm 8.3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7" draw:text-style-name="P27" draw:layer="layout" svg:width="2.399cm" svg:height="1.427cm" svg:x="4.026cm" svg:y="13.916cm">
          <draw:text-box>
            <text:p text:style-name="P26"><text:span text:style-name="T3">Phase</text:span></text:p>
            <text:p text:style-name="P26"><text:span text:style-name="T3">shifter 1</text:span></text:p>
          </draw:text-box>
        </draw:frame>
        <draw:g>
          <draw:custom-shape draw:style-name="gr17" draw:text-style-name="P13" draw:layer="layout" svg:width="1.233cm" svg:height="1.233cm" svg:x="6.753cm" svg:y="7.9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path draw:style-name="gr18" draw:text-style-name="P14" draw:layer="layout" svg:width="0.842cm" svg:height="0.765cm" svg:x="6.948cm" svg:y="8.171cm" svg:viewBox="0 0 843 766" svg:d="M735 16c36 0 72 0 108 0-128 131-256 262-384 393 2 46 4 92 6 138 2 50 8 84 18 102 10 19 27 28 51 28 22 0 42-7 58-22 15-14 29-36 42-66 7 0 14 0 21 0-1 7-4 14-6 21s-5 17-10 28c-14 38-34 69-59 93-26 23-53 35-81 35-42 0-65-42-68-127 0-14 0-28-1-42-2-53-5-106-7-159-105 109-210 219-315 328-36 0-72 0-108 0 140-145 280-289 420-434-1-38-2-76-4-113-1-44-8-76-21-96-13-19-33-29-60-29-21 0-40 7-57 20-17 14-30 32-39 55 0 1-1 3-1 5-1 3-1 5-2 6-7 0-15 0-22 0 1-7 3-13 6-20 2-7 5-16 10-28 15-41 35-73 61-97 26-23 53-35 82-35 27 0 46 11 56 32 11 21 18 73 20 155 1 39 3 79 5 119 93-97 187-194 281-290z">
              <text:p/>
            </draw:path>
          </draw:g>
        </draw:g>
        <draw:g>
          <draw:custom-shape draw:style-name="gr78" draw:text-style-name="P13" draw:layer="layout" svg:width="1.321cm" svg:height="1.321cm" svg:x="15.405cm" svg:y="7.75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path draw:style-name="gr18" draw:text-style-name="P14" draw:layer="layout" svg:width="0.842cm" svg:height="0.765cm" svg:x="15.548cm" svg:y="7.971cm" svg:viewBox="0 0 843 766" svg:d="M735 16c36 0 72 0 108 0-128 131-256 262-384 393 2 46 4 92 6 138 2 50 8 84 18 102 10 19 27 28 51 28 22 0 42-7 58-22 15-14 29-36 42-66 7 0 14 0 21 0-1 7-4 14-6 21s-5 17-10 28c-14 38-34 69-59 93-26 23-53 35-81 35-42 0-65-42-68-127 0-14 0-28-1-42-2-53-5-106-7-159-105 109-210 219-315 328-36 0-72 0-108 0 140-145 280-289 420-434-1-38-2-76-4-113-1-44-8-76-21-96-13-19-33-29-60-29-21 0-40 7-57 20-17 14-30 32-39 55 0 1-1 3-1 5-1 3-1 5-2 6-7 0-15 0-22 0 1-7 3-13 6-20 2-7 5-16 10-28 15-41 35-73 61-97 26-23 53-35 82-35 27 0 46 11 56 32 11 21 18 73 20 155 1 39 3 79 5 119 93-97 187-194 281-290z">
              <text:p/>
            </draw:path>
          </draw:g>
          <draw:frame draw:style-name="gr79" draw:text-style-name="P5" draw:layer="layout" svg:width="0.815cm" svg:height="0.878cm" svg:x="15.97cm" svg:y="8.203cm">
            <draw:text-box>
              <text:p><text:span text:style-name="T1">0</text:span></text:p>
            </draw:text-box>
          </draw:frame>
        </draw:g>
        <draw:custom-shape draw:style-name="gr80" draw:text-style-name="P28" draw:layer="layout" svg:width="0.203cm" svg:height="2.184cm" svg:x="8.787cm" svg:y="8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1" draw:text-style-name="P27" draw:layer="layout" svg:width="2.661cm" svg:height="0.839cm" svg:x="7.547cm" svg:y="10.957cm">
          <draw:text-box>
            <text:p text:style-name="P26"><text:span text:style-name="T3">Absorber</text:span></text:p>
          </draw:text-box>
        </draw:frame>
        <draw:frame draw:style-name="gr54" draw:text-style-name="P1" draw:layer="layout" svg:width="3.505cm" svg:height="1.118cm" svg:x="17.848cm" svg:y="8.925cm">
          <draw:image xlink:href="Pictures/100002010000038E000002D8A83417BD2B23EBD0.png" xlink:type="simple" xlink:show="embed" xlink:actuate="onLoad" loext:mime-type="image/png">
            <text:p/>
          </draw:image>
        </draw:frame>
        <draw:frame draw:style-name="gr55" draw:text-style-name="P1" draw:layer="layout" svg:width="3.15cm" svg:height="1.067cm" svg:x="19.397cm" svg:y="11.735cm">
          <draw:image xlink:href="Pictures/100002010000038E000002D8A83417BD2B23EBD0.png" xlink:type="simple" xlink:show="embed" xlink:actuate="onLoad" loext:mime-type="image/png">
            <text:p/>
          </draw:image>
        </draw:frame>
        <draw:custom-shape draw:style-name="gr56" draw:text-style-name="P21" draw:layer="layout" svg:width="0.398cm" svg:height="5.787cm" draw:transform="rotate (0.261799387799149) translate (14.974cm 8.493cm)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9" draw:style-name="dp1" draw:master-page-name="Default">
        <draw:line draw:style-name="gr82" draw:text-style-name="P17" draw:layer="layout" svg:x1="25.191cm" svg:y1="10.041cm" svg:x2="28.907cm" svg:y2="6.325cm">
          <text:p/>
        </draw:line>
        <draw:frame draw:style-name="gr1" draw:text-style-name="P1" draw:layer="layout" svg:width="1.687cm" svg:height="0.786cm" svg:x="17.862cm" svg:y="11.73cm">
          <draw:image xlink:href="Pictures/100002010000017E000000B2A2900726A1D126F1.png" xlink:type="simple" xlink:show="embed" xlink:actuate="onLoad" loext:mime-type="image/png">
            <text:p/>
          </draw:image>
        </draw:frame>
        <draw:line draw:style-name="gr71" draw:text-style-name="P7" draw:layer="layout" svg:x1="10.388cm" svg:y1="6.577cm" svg:x2="10.388cm" svg:y2="12.84cm">
          <text:p/>
        </draw:line>
        <draw:custom-shape draw:style-name="gr72" draw:text-style-name="P25" draw:layer="layout" svg:width="1.981cm" svg:height="0.965cm" svg:x="10.388cm" svg:y="5.662cm">
          <text:p/>
          <draw:enhanced-geometry svg:viewBox="0 0 21600 21600" draw:type="rectangle" draw:enhanced-path="M 0 0 L 21600 0 21600 21600 0 21600 0 0 Z N"/>
        </draw:custom-shape>
        <draw:frame draw:style-name="gr73" draw:text-style-name="P1" draw:layer="layout" svg:width="1.657cm" svg:height="0.882cm" svg:x="10.597cm" svg:y="5.698cm">
          <draw:image xlink:href="Pictures/100002010000019B000001E880CE966257468023.png" xlink:type="simple" xlink:show="embed" xlink:actuate="onLoad" loext:mime-type="image/png">
            <text:p/>
          </draw:image>
        </draw:frame>
        <draw:line draw:style-name="gr71" draw:text-style-name="P7" draw:layer="layout" svg:x1="17.588cm" svg:y1="6.577cm" svg:x2="17.588cm" svg:y2="12.84cm">
          <text:p/>
        </draw:line>
        <draw:frame draw:style-name="gr63" draw:text-style-name="P1" draw:layer="layout" svg:width="2.54cm" svg:height="0.922cm" svg:x="26.453cm" svg:y="10.217cm">
          <draw:image xlink:href="Pictures/1000020100000104000000CAE918577C19B0E3BC.png" xlink:type="simple" xlink:show="embed" xlink:actuate="onLoad" loext:mime-type="image/png">
            <text:p/>
          </draw:image>
        </draw:frame>
        <draw:frame draw:style-name="gr64" draw:text-style-name="P1" draw:layer="layout" svg:width="2.54cm" svg:height="1.018cm" draw:transform="rotate (0.785398163397448) translate (26.287cm 9.195cm)">
          <draw:image xlink:href="Pictures/1000020100000104000000CAE918577C19B0E3BC.png" xlink:type="simple" xlink:show="embed" xlink:actuate="onLoad" loext:mime-type="image/png">
            <text:p/>
          </draw:image>
        </draw:frame>
        <draw:line draw:style-name="gr39" draw:text-style-name="P17" draw:layer="layout" svg:x1="22.392cm" svg:y1="12.84cm" svg:x2="25.274cm" svg:y2="9.958cm">
          <text:p/>
        </draw:line>
        <draw:line draw:style-name="gr39" draw:text-style-name="P17" draw:layer="layout" svg:x1="25.209cm" svg:y1="9.989cm" svg:x2="29.73cm" svg:y2="9.989cm">
          <text:p/>
        </draw:line>
        <draw:line draw:style-name="gr41" draw:text-style-name="P17" draw:layer="layout" svg:x1="4.581cm" svg:y1="12.819cm" svg:x2="7.445cm" svg:y2="9.955cm">
          <text:p/>
        </draw:line>
        <draw:line draw:style-name="gr52" draw:text-style-name="P17" draw:layer="layout" svg:x1="10.697cm" svg:y1="12.809cm" svg:x2="22.464cm" svg:y2="12.809cm">
          <text:p/>
        </draw:line>
        <draw:line draw:style-name="gr76" draw:text-style-name="P17" draw:layer="layout" svg:x1="1.55cm" svg:y1="12.809cm" svg:x2="3.717cm" svg:y2="12.809cm">
          <text:p/>
        </draw:line>
        <draw:ellipse draw:style-name="gr6" draw:text-style-name="P6" draw:layer="layout" svg:width="2.482cm" svg:height="1.88cm" draw:transform="skewX (-0.00802851455917392) rotate (-3.14159265358979) translate (30.48cm 10.975cm)" draw:kind="cut" draw:start-angle="88.96" draw:end-angle="271.12">
          <text:p/>
        </draw:ellipse>
        <draw:connector draw:style-name="gr7" draw:text-style-name="P7" draw:layer="layout" draw:type="curve" draw:line-skew="-0.004cm" svg:x1="30.472cm" svg:y1="10.035cm" svg:x2="30.803cm" svg:y2="11.587cm" svg:d="M30472 10035c745 0 580 1552 331 1552" svg:viewBox="0 0 542 1553">
          <text:p/>
        </draw:connector>
        <draw:ellipse draw:style-name="gr6" draw:text-style-name="P6" draw:layer="layout" svg:width="2.482cm" svg:height="1.88cm" draw:transform="skewX (-0.00802851455917384) rotate (-2.35619449019235) translate (29.662cm 6.856cm)" draw:kind="cut" draw:start-angle="88.96" draw:end-angle="271.12">
          <text:p/>
        </draw:ellipse>
        <draw:connector draw:style-name="gr7" draw:text-style-name="P7" draw:layer="layout" draw:type="curve" draw:line-skew="1.217cm" svg:x1="28.992cm" svg:y1="6.197cm" svg:x2="30.211cm" svg:y2="8.15cm" svg:d="M28992 6197c0 744 1219-232 1219 1953" svg:viewBox="0 0 1220 1954">
          <text:p/>
        </draw:connector>
        <draw:line draw:style-name="gr39" draw:text-style-name="P17" draw:layer="layout" svg:x1="2.711cm" svg:y1="12.809cm" svg:x2="11.513cm" svg:y2="12.809cm">
          <text:p/>
        </draw:line>
        <draw:line draw:style-name="gr41" draw:text-style-name="P17" draw:layer="layout" svg:x1="7.37cm" svg:y1="9.986cm" svg:x2="12.72cm" svg:y2="9.986cm">
          <text:p/>
        </draw:line>
        <draw:frame draw:style-name="gr74" draw:text-style-name="P1" draw:layer="layout" svg:width="1.068cm" svg:height="0.878cm" svg:x="17.836cm" svg:y="5.701cm">
          <draw:image xlink:href="Pictures/100002010000019B000001E880CE966257468023.png" xlink:type="simple" xlink:show="embed" xlink:actuate="onLoad" loext:mime-type="image/png">
            <text:p/>
          </draw:image>
        </draw:frame>
        <draw:custom-shape draw:style-name="gr75" draw:text-style-name="P25" draw:layer="layout" svg:width="1.422cm" svg:height="0.965cm" svg:x="17.588cm" svg:y="5.665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21" draw:layer="layout" svg:width="0.398cm" svg:height="5.787cm" draw:transform="rotate (-0.261799387799149) translate (6.472cm 8.3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7" draw:text-style-name="P27" draw:layer="layout" svg:width="2.399cm" svg:height="1.427cm" svg:x="4.026cm" svg:y="13.916cm">
          <draw:text-box>
            <text:p text:style-name="P26"><text:span text:style-name="T3">Phase</text:span></text:p>
            <text:p text:style-name="P26"><text:span text:style-name="T3">shifter 1</text:span></text:p>
          </draw:text-box>
        </draw:frame>
        <draw:g>
          <draw:custom-shape draw:style-name="gr17" draw:text-style-name="P13" draw:layer="layout" svg:width="1.233cm" svg:height="1.233cm" svg:x="6.753cm" svg:y="7.9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path draw:style-name="gr18" draw:text-style-name="P14" draw:layer="layout" svg:width="0.842cm" svg:height="0.765cm" svg:x="6.948cm" svg:y="8.171cm" svg:viewBox="0 0 843 766" svg:d="M735 16c36 0 72 0 108 0-128 131-256 262-384 393 2 46 4 92 6 138 2 50 8 84 18 102 10 19 27 28 51 28 22 0 42-7 58-22 15-14 29-36 42-66 7 0 14 0 21 0-1 7-4 14-6 21s-5 17-10 28c-14 38-34 69-59 93-26 23-53 35-81 35-42 0-65-42-68-127 0-14 0-28-1-42-2-53-5-106-7-159-105 109-210 219-315 328-36 0-72 0-108 0 140-145 280-289 420-434-1-38-2-76-4-113-1-44-8-76-21-96-13-19-33-29-60-29-21 0-40 7-57 20-17 14-30 32-39 55 0 1-1 3-1 5-1 3-1 5-2 6-7 0-15 0-22 0 1-7 3-13 6-20 2-7 5-16 10-28 15-41 35-73 61-97 26-23 53-35 82-35 27 0 46 11 56 32 11 21 18 73 20 155 1 39 3 79 5 119 93-97 187-194 281-290z">
              <text:p/>
            </draw:path>
          </draw:g>
        </draw:g>
        <draw:custom-shape draw:style-name="gr80" draw:text-style-name="P28" draw:layer="layout" svg:width="0.203cm" svg:height="2.184cm" svg:x="8.787cm" svg:y="8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1" draw:text-style-name="P27" draw:layer="layout" svg:width="2.661cm" svg:height="0.839cm" svg:x="7.547cm" svg:y="10.957cm">
          <draw:text-box>
            <text:p text:style-name="P26"><text:span text:style-name="T3">Absorber</text:span></text:p>
          </draw:text-box>
        </draw:frame>
        <draw:frame draw:style-name="gr55" draw:text-style-name="P1" draw:layer="layout" svg:width="3.15cm" svg:height="1.067cm" svg:x="19.397cm" svg:y="11.735cm">
          <draw:image xlink:href="Pictures/100002010000038E000002D8A83417BD2B23EBD0.png" xlink:type="simple" xlink:show="embed" xlink:actuate="onLoad" loext:mime-type="image/png">
            <text:p/>
          </draw:image>
        </draw:frame>
        <draw:custom-shape draw:style-name="gr83" draw:text-style-name="P29" draw:layer="layout" svg:width="0.813cm" svg:height="2.184cm" svg:x="12.687cm" svg:y="8.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4" draw:text-style-name="P27" draw:layer="layout" svg:width="2.276cm" svg:height="0.839cm" svg:x="11.928cm" svg:y="8.238cm">
          <draw:text-box>
            <text:p text:style-name="P26"><text:span text:style-name="T3">Blocker</text:span></text:p>
          </draw:text-box>
        </draw:frame>
        <draw:frame draw:style-name="gr77" draw:text-style-name="P23" draw:layer="layout" svg:width="2.399cm" svg:height="1.427cm" svg:x="15.523cm" svg:y="13.9cm">
          <draw:text-box>
            <text:p><text:span text:style-name="T3">Phase</text:span></text:p>
            <text:p><text:span text:style-name="T3">shifter 2</text:span></text:p>
          </draw:text-box>
        </draw:frame>
        <draw:g>
          <draw:custom-shape draw:style-name="gr78" draw:text-style-name="P13" draw:layer="layout" svg:width="1.321cm" svg:height="1.321cm" svg:x="15.405cm" svg:y="7.75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path draw:style-name="gr18" draw:text-style-name="P14" draw:layer="layout" svg:width="0.842cm" svg:height="0.765cm" svg:x="15.548cm" svg:y="7.97cm" svg:viewBox="0 0 843 766" svg:d="M735 16c36 0 72 0 108 0-128 131-256 262-384 393 2 46 4 92 6 138 2 50 8 84 18 102 10 19 27 28 51 28 22 0 42-7 58-22 15-14 29-36 42-66 7 0 14 0 21 0-1 7-4 14-6 21s-5 17-10 28c-14 38-34 69-59 93-26 23-53 35-81 35-42 0-65-42-68-127 0-14 0-28-1-42-2-53-5-106-7-159-105 109-210 219-315 328-36 0-72 0-108 0 140-145 280-289 420-434-1-38-2-76-4-113-1-44-8-76-21-96-13-19-33-29-60-29-21 0-40 7-57 20-17 14-30 32-39 55 0 1-1 3-1 5-1 3-1 5-2 6-7 0-15 0-22 0 1-7 3-13 6-20 2-7 5-16 10-28 15-41 35-73 61-97 26-23 53-35 82-35 27 0 46 11 56 32 11 21 18 73 20 155 1 39 3 79 5 119 93-97 187-194 281-290z">
              <text:p/>
            </draw:path>
          </draw:g>
          <draw:frame draw:style-name="gr79" draw:text-style-name="P5" draw:layer="layout" svg:width="0.815cm" svg:height="0.878cm" svg:x="15.97cm" svg:y="8.202cm">
            <draw:text-box>
              <text:p><text:span text:style-name="T1">0</text:span></text:p>
            </draw:text-box>
          </draw:frame>
        </draw:g>
        <draw:custom-shape draw:style-name="gr56" draw:text-style-name="P21" draw:layer="layout" svg:width="0.398cm" svg:height="5.787cm" draw:transform="rotate (0.261799387799149) translate (14.974cm 8.492cm)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10" draw:style-name="dp1" draw:master-page-name="Default">
        <draw:frame draw:style-name="gr63" draw:text-style-name="P1" draw:layer="layout" svg:width="2.54cm" svg:height="0.922cm" svg:x="23.191cm" svg:y="9.964cm">
          <draw:image xlink:href="Pictures/1000020100000104000000CAE918577C19B0E3BC.png" xlink:type="simple" xlink:show="embed" xlink:actuate="onLoad" loext:mime-type="image/png">
            <text:p/>
          </draw:image>
        </draw:frame>
        <draw:frame draw:style-name="gr64" draw:text-style-name="P1" draw:layer="layout" svg:width="2.54cm" svg:height="1.018cm" draw:transform="rotate (0.785398163397448) translate (23.025cm 8.948cm)">
          <draw:image xlink:href="Pictures/1000020100000104000000CAE918577C19B0E3BC.png" xlink:type="simple" xlink:show="embed" xlink:actuate="onLoad" loext:mime-type="image/png">
            <text:p/>
          </draw:image>
        </draw:frame>
        <draw:line draw:style-name="gr39" draw:text-style-name="P17" draw:layer="layout" svg:x1="19.131cm" svg:y1="12.593cm" svg:x2="22.013cm" svg:y2="9.711cm">
          <text:p/>
        </draw:line>
        <draw:line draw:style-name="gr39" draw:text-style-name="P17" draw:layer="layout" svg:x1="21.947cm" svg:y1="9.736cm" svg:x2="26.468cm" svg:y2="9.736cm">
          <text:p/>
        </draw:line>
        <draw:line draw:style-name="gr45" draw:text-style-name="P17" draw:layer="layout" svg:x1="21.947cm" svg:y1="9.736cm" svg:x2="26.468cm" svg:y2="9.736cm">
          <text:p/>
        </draw:line>
        <draw:line draw:style-name="gr41" draw:text-style-name="P17" draw:layer="layout" svg:x1="12.27cm" svg:y1="12.572cm" svg:x2="15.134cm" svg:y2="9.708cm">
          <text:p/>
        </draw:line>
        <draw:line draw:style-name="gr41" draw:text-style-name="P17" draw:layer="layout" svg:x1="21.931cm" svg:y1="9.793cm" svg:x2="25.647cm" svg:y2="6.077cm">
          <text:p/>
        </draw:line>
        <draw:line draw:style-name="gr44" draw:text-style-name="P17" draw:layer="layout" svg:x1="21.93cm" svg:y1="9.794cm" svg:x2="25.646cm" svg:y2="6.078cm">
          <text:p/>
        </draw:line>
        <draw:frame draw:style-name="gr54" draw:text-style-name="P1" draw:layer="layout" svg:width="3.505cm" svg:height="1.118cm" svg:x="15.957cm" svg:y="8.677cm">
          <draw:image xlink:href="Pictures/100002010000038E000002D8A83417BD2B23EBD0.png" xlink:type="simple" xlink:show="embed" xlink:actuate="onLoad" loext:mime-type="image/png">
            <text:p/>
          </draw:image>
        </draw:frame>
        <draw:frame draw:style-name="gr55" draw:text-style-name="P1" draw:layer="layout" svg:width="3.15cm" svg:height="1.067cm" svg:x="15.886cm" svg:y="11.487cm">
          <draw:image xlink:href="Pictures/100002010000038E000002D8A83417BD2B23EBD0.png" xlink:type="simple" xlink:show="embed" xlink:actuate="onLoad" loext:mime-type="image/png">
            <text:p/>
          </draw:image>
        </draw:frame>
        <draw:ellipse draw:style-name="gr6" draw:text-style-name="P6" draw:layer="layout" svg:width="2.482cm" svg:height="1.88cm" draw:transform="skewX (-0.00802851455917392) rotate (-3.14159265358979) translate (27.218cm 10.722cm)" draw:kind="cut" draw:start-angle="88.96" draw:end-angle="271.12">
          <text:p/>
        </draw:ellipse>
        <draw:connector draw:style-name="gr7" draw:text-style-name="P7" draw:layer="layout" draw:type="curve" draw:line-skew="-0.004cm" svg:x1="27.21cm" svg:y1="9.782cm" svg:x2="27.541cm" svg:y2="11.334cm" svg:d="M27210 9782c745 0 580 1552 331 1552" svg:viewBox="0 0 542 1553">
          <text:p/>
        </draw:connector>
        <draw:ellipse draw:style-name="gr6" draw:text-style-name="P6" draw:layer="layout" svg:width="2.482cm" svg:height="1.88cm" draw:transform="skewX (-0.00802851455917384) rotate (-2.35619449019235) translate (26.4cm 6.609cm)" draw:kind="cut" draw:start-angle="88.96" draw:end-angle="271.12">
          <text:p/>
        </draw:ellipse>
        <draw:connector draw:style-name="gr7" draw:text-style-name="P7" draw:layer="layout" draw:type="curve" draw:line-skew="1.217cm" svg:x1="25.73cm" svg:y1="5.95cm" svg:x2="26.949cm" svg:y2="7.903cm" svg:d="M25730 5950c0 744 1219-232 1219 1953" svg:viewBox="0 0 1220 1954">
          <text:p/>
        </draw:connector>
        <draw:frame draw:style-name="gr58" draw:text-style-name="P23" draw:layer="layout" svg:width="3.609cm" svg:height="0.839cm" draw:transform="rotate (1.30899693899575) translate (13.313cm 10.578cm)">
          <draw:text-box>
            <text:p><text:span text:style-name="T3">Phase shifter</text:span></text:p>
          </draw:text-box>
        </draw:frame>
        <draw:line draw:style-name="gr39" draw:text-style-name="P17" draw:layer="layout" svg:x1="10.168cm" svg:y1="12.562cm" svg:x2="19.202cm" svg:y2="12.562cm">
          <text:p/>
        </draw:line>
        <draw:line draw:style-name="gr41" draw:text-style-name="P17" draw:layer="layout" svg:x1="15.056cm" svg:y1="9.737cm" svg:x2="22.03cm" svg:y2="9.737cm">
          <text:p/>
        </draw:line>
        <draw:custom-shape draw:style-name="gr56" draw:text-style-name="P21" draw:layer="layout" svg:width="0.398cm" svg:height="5.787cm" draw:transform="rotate (-0.261799387799149) translate (14.861cm 7.543cm)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11" draw:style-name="dp1" draw:master-page-name="Default">
        <draw:custom-shape draw:style-name="gr85" draw:text-style-name="P30" draw:layer="layout" svg:width="9.804cm" svg:height="12.14cm" svg:x="1.734cm" svg:y="4.725cm">
          <text:p/>
          <draw:enhanced-geometry svg:viewBox="0 0 21600 21600" draw:type="rectangle" draw:enhanced-path="M 0 0 L 21600 0 21600 21600 0 21600 0 0 Z N"/>
        </draw:custom-shape>
        <draw:custom-shape draw:style-name="gr86" draw:text-style-name="P31" draw:layer="layout" svg:width="7.671cm" svg:height="12.14cm" svg:x="11.529cm" svg:y="4.725cm">
          <text:p/>
          <draw:enhanced-geometry svg:viewBox="0 0 21600 21600" draw:type="rectangle" draw:enhanced-path="M 0 0 L 21600 0 21600 21600 0 21600 0 0 Z N"/>
        </draw:custom-shape>
        <draw:line draw:style-name="gr87" draw:text-style-name="P7" draw:layer="layout" svg:x1="11.539cm" svg:y1="16.866cm" svg:x2="11.539cm" svg:y2="4.724cm">
          <text:p/>
        </draw:line>
        <draw:line draw:style-name="gr87" draw:text-style-name="P7" draw:layer="layout" svg:x1="19.196cm" svg:y1="16.865cm" svg:x2="19.196cm" svg:y2="4.725cm">
          <text:p/>
        </draw:line>
        <draw:custom-shape draw:style-name="gr88" draw:text-style-name="P32" draw:layer="layout" svg:width="29.362cm" svg:height="12.141cm" svg:x="1.728cm" svg:y="4.725cm">
          <text:p/>
          <draw:enhanced-geometry svg:viewBox="0 0 21600 21600" draw:type="rectangle" draw:enhanced-path="M 0 0 L 21600 0 21600 21600 0 21600 0 0 Z N"/>
        </draw:custom-shape>
        <draw:custom-shape draw:style-name="gr89" draw:text-style-name="P33" draw:layer="layout" svg:width="11.836cm" svg:height="12.14cm" svg:x="19.201cm" svg:y="4.725cm">
          <text:p/>
          <draw:enhanced-geometry svg:viewBox="0 0 21600 21600" draw:mirror-vertical="true" draw:mirror-horizontal="false" draw:type="rectangle" draw:enhanced-path="M 0 0 L 21600 0 21600 21600 0 21600 0 0 Z N"/>
        </draw:custom-shape>
        <draw:custom-shape draw:style-name="gr90" draw:text-style-name="P26" draw:layer="layout" svg:width="0.145cm" svg:height="0.145cm" svg:x="8.078cm" svg:y="8.2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0" draw:text-style-name="P26" draw:layer="layout" svg:width="0.145cm" svg:height="0.145cm" svg:x="11.116cm" svg:y="6.1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1.302cm" svg:height="0.941cm" draw:transform="rotate (-0.349065850398867) translate (6.518cm 8.087cm)">
          <draw:image xlink:href="Pictures/10000201000000E7000000A723792A47D95012D9.png" xlink:type="simple" xlink:show="embed" xlink:actuate="onLoad" loext:mime-type="image/png">
            <text:p/>
          </draw:image>
        </draw:frame>
        <draw:line draw:style-name="gr3" draw:text-style-name="P3" draw:layer="layout" svg:x1="27.339cm" svg:y1="12.745cm" svg:x2="29.345cm" svg:y2="12.92cm">
          <text:p/>
        </draw:line>
        <draw:frame draw:style-name="gr1" draw:text-style-name="P1" draw:layer="layout" svg:width="10.305cm" svg:height="1.121cm" svg:x="12.623cm" svg:y="17.92cm">
          <draw:image xlink:href="Pictures/100002010000043300000075150A59AABA44AAB2.png" xlink:type="simple" xlink:show="embed" xlink:actuate="onLoad" loext:mime-type="image/png">
            <text:p/>
          </draw:image>
        </draw:frame>
        <draw:frame draw:style-name="gr1" draw:text-style-name="P1" draw:layer="layout" svg:width="9.4cm" svg:height="0.996cm" svg:x="13.682cm" svg:y="2.311cm">
          <draw:image xlink:href="Pictures/10000201000003CC00000067A1EF8B20201872D6.png" xlink:type="simple" xlink:show="embed" xlink:actuate="onLoad" loext:mime-type="image/png">
            <text:p/>
          </draw:image>
        </draw:frame>
        <draw:custom-shape draw:style-name="gr91" draw:text-style-name="P2" draw:layer="layout" svg:width="13.056cm" svg:height="6.604cm" svg:x="8.532cm" svg:y="7.493cm">
          <text:p/>
          <draw:enhanced-geometry svg:viewBox="0 0 21600 21600" draw:type="rectangle" draw:enhanced-path="M 0 0 L 21600 0 21600 21600 0 21600 0 0 Z N"/>
        </draw:custom-shape>
        <draw:frame draw:style-name="gr92" draw:text-style-name="P1" draw:layer="layout" svg:width="1.196cm" svg:height="1.134cm" draw:transform="rotate (0.349065850398866) translate (12.396cm 8.258cm)">
          <draw:image xlink:href="Pictures/10000201000000610000005C5DF5AD5EBA62831D.png" xlink:type="simple" xlink:show="embed" xlink:actuate="onLoad" loext:mime-type="image/png">
            <text:p/>
          </draw:image>
        </draw:frame>
        <draw:frame draw:style-name="gr1" draw:text-style-name="P1" draw:layer="layout" svg:width="0.798cm" svg:height="0.997cm" draw:transform="rotate (0.349065850398866) translate (16.906cm 12.502cm)">
          <draw:image xlink:href="Pictures/10000201000000480000005AE90E1D5289170229.png" xlink:type="simple" xlink:show="embed" xlink:actuate="onLoad" loext:mime-type="image/png">
            <text:p/>
          </draw:image>
        </draw:frame>
        <draw:custom-shape draw:style-name="gr93" draw:text-style-name="P34" draw:layer="layout" svg:width="0.598cm" svg:height="1.396cm" draw:transform="rotate (-0.349065850398867) translate (12.694cm 11.027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2872.727272727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93" draw:text-style-name="P34" draw:layer="layout" svg:width="0.598cm" svg:height="1.396cm" draw:transform="rotate (-0.349065850398867) translate (13.03cm 11.149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2872.727272727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93" draw:text-style-name="P34" draw:layer="layout" svg:width="0.598cm" svg:height="1.396cm" draw:transform="rotate (-0.349065850398867) translate (12.363cm 10.907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2872.727272727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93" draw:text-style-name="P34" draw:layer="layout" svg:width="0.598cm" svg:height="1.396cm" draw:transform="rotate (-0.349065850398867) translate (12.031cm 10.787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2872.727272727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3" draw:text-style-name="P3" draw:layer="layout" svg:x1="2.438cm" svg:y1="8.04cm" svg:x2="15.365cm" svg:y2="12.743cm">
          <text:p/>
        </draw:line>
        <draw:line draw:style-name="gr3" draw:text-style-name="P3" draw:layer="layout" svg:x1="9.759cm" svg:y1="10.725cm" svg:x2="15.247cm" svg:y2="8.729cm">
          <text:p/>
        </draw:line>
        <draw:custom-shape draw:style-name="gr93" draw:text-style-name="P34" draw:layer="layout" svg:width="0.598cm" svg:height="1.396cm" draw:transform="rotate (-0.349065850398867) translate (18.471cm 9.165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2872.727272727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93" draw:text-style-name="P34" draw:layer="layout" svg:width="0.598cm" svg:height="1.396cm" draw:transform="rotate (-0.349065850398867) translate (18.135cm 9.043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2872.727272727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93" draw:text-style-name="P34" draw:layer="layout" svg:width="0.598cm" svg:height="1.396cm" draw:transform="rotate (-0.349065850398867) translate (17.804cm 8.923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2872.727272727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93" draw:text-style-name="P34" draw:layer="layout" svg:width="0.598cm" svg:height="1.396cm" draw:transform="rotate (-0.349065850398867) translate (17.472cm 8.803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2872.727272727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94" draw:text-style-name="P34" draw:layer="layout" svg:width="0.248cm" svg:height="0.86cm" draw:transform="rotate (1.22173047639603) translate (22.702cm 11.638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2872.727272727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94" draw:text-style-name="P34" draw:layer="layout" svg:width="0.251cm" svg:height="0.862cm" draw:transform="rotate (1.22173047639603) translate (22.65cm 11.782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2872.727272727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94" draw:text-style-name="P34" draw:layer="layout" svg:width="0.254cm" svg:height="0.86cm" draw:transform="rotate (1.22173047639603) translate (22.598cm 11.925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2872.727272727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94" draw:text-style-name="P34" draw:layer="layout" svg:width="0.247cm" svg:height="0.86cm" draw:transform="rotate (1.22173047639603) translate (22.754cm 11.496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2872.727272727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94" draw:text-style-name="P34" draw:layer="layout" svg:width="0.255cm" svg:height="0.86cm" draw:transform="rotate (1.22173047639603) translate (22.855cm 11.216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2872.727272727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94" draw:text-style-name="P34" draw:layer="layout" svg:width="0.252cm" svg:height="0.86cm" draw:transform="rotate (1.22173047639603) translate (22.803cm 11.359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2872.727272727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3" draw:text-style-name="P3" draw:layer="layout" svg:x1="15.17cm" svg:y1="8.678cm" svg:x2="25.809cm" svg:y2="12.549cm">
          <text:p/>
        </draw:line>
        <draw:line draw:style-name="gr3" draw:text-style-name="P3" draw:layer="layout" svg:x1="15.269cm" svg:y1="12.743cm" svg:x2="26.776cm" svg:y2="8.553cm">
          <text:p/>
        </draw:line>
        <draw:g>
          <draw:custom-shape draw:style-name="gr95" draw:text-style-name="P4" draw:layer="layout" svg:width="6.35cm" svg:height="0.508cm" draw:transform="rotate (-1.5707963267949) translate (9.986cm 7.62cm)">
            <text:p/>
            <draw:enhanced-geometry svg:viewBox="0 0 21600 21600" draw:type="rectangle" draw:enhanced-path="M 0 0 L 21600 0 21600 21600 0 21600 0 0 Z N"/>
          </draw:custom-shape>
          <draw:custom-shape draw:style-name="gr95" draw:text-style-name="P4" draw:layer="layout" svg:width="6.35cm" svg:height="0.508cm" draw:transform="rotate (-1.5707963267949) translate (15.495cm 7.62cm)">
            <text:p/>
            <draw:enhanced-geometry svg:viewBox="0 0 21600 21600" draw:type="rectangle" draw:enhanced-path="M 0 0 L 21600 0 21600 21600 0 21600 0 0 Z N"/>
          </draw:custom-shape>
          <draw:custom-shape draw:style-name="gr95" draw:text-style-name="P4" draw:layer="layout" svg:width="6.35cm" svg:height="0.508cm" draw:transform="rotate (-1.5707963267949) translate (21.042cm 7.62cm)">
            <text:p/>
            <draw:enhanced-geometry svg:viewBox="0 0 21600 21600" draw:type="rectangle" draw:enhanced-path="M 0 0 L 21600 0 21600 21600 0 21600 0 0 Z N"/>
          </draw:custom-shape>
        </draw:g>
        <draw:custom-shape draw:style-name="gr96" draw:text-style-name="P12" draw:layer="layout" svg:width="5.385cm" svg:height="0.254cm" draw:transform="rotate (1.48352986419518) translate (10.462cm 13.46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5" draw:layer="layout" svg:width="4.071cm" svg:height="1.505cm" draw:transform="rotate (-0.349065850398867) translate (2.14cm 8.205cm)">
          <draw:text-box>
            <text:p><text:span text:style-name="T1">Neutron </text:span></text:p>
            <text:p><text:span text:style-name="T1">beam</text:span></text:p>
          </draw:text-box>
        </draw:frame>
        <draw:ellipse draw:style-name="gr6" draw:text-style-name="P6" xml:id="id9" draw:id="id9" draw:layer="layout" svg:width="2.482cm" svg:height="1.88cm" draw:transform="skewX (-0.00802851455917394) rotate (-2.79252680319093) translate (28.178cm 8.979cm)" draw:kind="cut" draw:start-angle="88.96" draw:end-angle="271.12">
          <text:p/>
        </draw:ellipse>
        <draw:connector draw:style-name="gr7" draw:text-style-name="P7" draw:layer="layout" draw:type="curve" svg:x1="27.849cm" svg:y1="8.098cm" svg:x2="29.174cm" svg:y2="6.691cm" draw:start-shape="id9" draw:start-glue-point="3" svg:d="M27849 8098c1404 0 742-1407 1325-1407" svg:viewBox="0 0 1326 1408">
          <text:p/>
        </draw:connector>
        <draw:ellipse draw:style-name="gr6" draw:text-style-name="P6" xml:id="id10" draw:id="id10" draw:layer="layout" svg:width="2.482cm" svg:height="1.88cm" draw:transform="skewX (0.00750491578357563) rotate (-0.0872664625997166) translate (27.123cm 11.79cm)" draw:kind="cut" draw:start-angle="269.22" draw:end-angle="90.87">
          <text:p/>
        </draw:ellipse>
        <draw:connector draw:style-name="gr7" draw:text-style-name="P7" draw:layer="layout" draw:type="curve" svg:x1="29.507cm" svg:y1="12.942cm" svg:x2="30.459cm" svg:y2="14.908cm" draw:start-shape="id10" draw:start-glue-point="1" svg:d="M29507 12942c1092 0 616 1966 952 1966" svg:viewBox="0 0 953 1967">
          <text:p/>
        </draw:connector>
        <draw:custom-shape draw:style-name="gr8" draw:text-style-name="P8" draw:layer="layout" svg:width="1.887cm" svg:height="1.887cm" draw:transform="rotate (0.348891317473666) translate (2.44cm 6.301cm)">
          <text:p/>
          <draw:enhanced-geometry svg:viewBox="0 0 21600 21600" draw:mirror-horizontal="true" draw:text-areas="?f2 ?f7 ?f1 ?f1 ?f7 ?f2 ?f1 ?f1" draw:type="mso-spt89" draw:modifiers="14289.406779661 18378 6098" draw:enhanced-path="M 0 ?f5 L ?f2 ?f0 ?f2 ?f7 ?f7 ?f7 ?f7 ?f2 ?f0 ?f2 ?f5 0 21600 ?f2 ?f1 ?f2 ?f1 ?f1 ?f2 ?f1 ?f2 21600 Z N">
            <draw:equation draw:name="f0" draw:formula="$0 "/>
            <draw:equation draw:name="f1" draw:formula="$1 "/>
            <draw:equation draw:name="f2" draw:formula="$2 "/>
            <draw:equation draw:name="f3" draw:formula="21600-$0 "/>
            <draw:equation draw:name="f4" draw:formula="?f3 /2"/>
            <draw:equation draw:name="f5" draw:formula="$0 +?f4 "/>
            <draw:equation draw:name="f6" draw:formula="21600-$1 "/>
            <draw:equation draw:name="f7" draw:formula="$0 +?f6 "/>
            <draw:equation draw:name="f8" draw:formula="21600-?f6 "/>
            <draw:equation draw:name="f9" draw:formula="?f8 -?f6 "/>
            <draw:handle draw:handle-position="$1 $2" draw:handle-range-x-minimum="?f5" draw:handle-range-x-maximum="21600" draw:handle-range-y-minimum="0" draw:handle-range-y-maximum="$0"/>
            <draw:handle draw:handle-position="$0 top" draw:handle-range-x-minimum="$2" draw:handle-range-x-maximum="?f9"/>
          </draw:enhanced-geometry>
        </draw:custom-shape>
        <draw:line draw:style-name="gr9" draw:text-style-name="P7" draw:layer="layout" svg:x1="2.424cm" svg:y1="8.039cm" svg:x2="4.1cm" svg:y2="8.649cm">
          <text:p/>
        </draw:line>
        <draw:custom-shape draw:style-name="gr10" draw:text-style-name="P9" draw:layer="layout" svg:width="0.581cm" svg:height="0.581cm" svg:x="2.529cm" svg:y="6.9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11" draw:layer="layout" svg:width="0.82cm" svg:height="0.962cm" svg:x="1.92cm" svg:y="6.769cm">
          <draw:text-box>
            <text:p>z</text:p>
          </draw:text-box>
        </draw:frame>
        <draw:frame draw:style-name="gr12" draw:text-style-name="P11" draw:layer="layout" svg:width="0.82cm" svg:height="0.962cm" svg:x="4.109cm" svg:y="6.991cm">
          <draw:text-box>
            <text:p>x</text:p>
          </draw:text-box>
        </draw:frame>
        <draw:frame draw:style-name="gr12" draw:text-style-name="P11" draw:layer="layout" svg:width="0.82cm" svg:height="0.962cm" svg:x="2.406cm" svg:y="5.083cm">
          <draw:text-box>
            <text:p>y</text:p>
          </draw:text-box>
        </draw:frame>
        <draw:g>
          <draw:path draw:style-name="gr18" draw:text-style-name="P14" draw:layer="layout" svg:width="0.729cm" svg:height="0.662cm" svg:x="10.763cm" svg:y="12.833cm" svg:viewBox="0 0 730 663" svg:d="M636 14c31 0 62 0 94 0-111 113-222 227-333 340 2 40 4 80 5 119 2 44 7 73 16 89s23 24 44 24c19 0 36-6 50-19 13-12 25-31 37-57 6 0 12 0 18 0-1 6-4 12-5 18-2 6-5 15-9 24-12 33-29 60-51 81-23 19-46 30-70 30-37 0-56-36-59-110 0-12 0-24-1-36-2-46-4-92-6-138-91 94-182 190-273 284-31 0-62 0-93 0 121-126 242-250 363-376 0-33-1-65-3-97-1-39-7-66-18-84-11-16-29-25-52-25-18 0-35 6-49 18-15 12-26 27-34 47 0 1-1 3-1 5-1 2-1 4-2 5-6 0-13 0-19 0 1-6 3-11 5-18 2-6 5-13 9-24 13-35 30-63 53-84 22-20 46-30 71-30 23 0 40 10 48 28 10 18 16 63 18 134 0 34 2 68 4 103 80-84 162-168 243-251z">
            <text:p/>
          </draw:path>
        </draw:g>
        <draw:custom-shape draw:style-name="gr97" draw:text-style-name="P35" draw:layer="layout" svg:width="0.239cm" svg:height="1.396cm" draw:transform="rotate (-0.349065850398867) translate (12.032cm 10.786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97" draw:text-style-name="P35" draw:layer="layout" svg:width="0.239cm" svg:height="1.396cm" draw:transform="rotate (-0.349065850398867) translate (12.365cm 10.908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97" draw:text-style-name="P35" draw:layer="layout" svg:width="0.239cm" svg:height="1.396cm" draw:transform="rotate (-0.349065850398867) translate (12.696cm 11.028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97" draw:text-style-name="P35" draw:layer="layout" svg:width="0.239cm" svg:height="1.396cm" draw:transform="rotate (-0.349065850398867) translate (13.029cm 11.149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97" draw:text-style-name="P35" draw:layer="layout" svg:width="0.239cm" svg:height="1.396cm" draw:transform="rotate (-0.349065850398867) translate (13.36cm 11.269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1" draw:text-style-name="P10" draw:layer="layout" svg:width="0.083cm" svg:height="0.083cm" svg:x="2.778cm" svg:y="7.1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98" draw:text-style-name="P6" draw:layer="layout" svg:width="1.101cm" svg:height="1.101cm" draw:transform="rotate (-0.349065850398867) translate (4.853cm 8.334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99" draw:text-style-name="P6" draw:layer="layout" svg:width="1.092cm" svg:height="1.092cm" draw:transform="rotate (-0.349065850398867) translate (4.48cm 9.371cm)">
            <text:p/>
            <draw:enhanced-geometry svg:viewBox="0 0 21600 21600" draw:type="rectangle" draw:enhanced-path="M 0 0 L 21600 0 21600 21600 0 21600 0 0 Z N"/>
          </draw:custom-shape>
        </draw:g>
        <draw:frame draw:style-name="gr100" draw:text-style-name="P1" draw:layer="layout" svg:width="2.702cm" svg:height="1.737cm" draw:transform="rotate (-0.0872664625997166) translate (25.298cm 11.692cm)">
          <draw:image xlink:href="Pictures/10000201000000800000005252763A0DB25F3897.png" xlink:type="simple" xlink:show="embed" xlink:actuate="onLoad" loext:mime-type="image/png">
            <text:p/>
          </draw:image>
        </draw:frame>
        <draw:g>
          <draw:custom-shape draw:style-name="gr101" draw:text-style-name="P36" draw:layer="layout" svg:width="16.611cm" svg:height="8.814cm" svg:x="8.146cm" svg:y="6.348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2" draw:text-style-name="P36" draw:layer="layout" svg:width="16.611cm" svg:height="8.814cm" svg:x="8.145cm" svg:y="6.347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103" draw:text-style-name="P36" draw:layer="layout" svg:width="1.778cm" svg:height="1.321cm" draw:transform="rotate (-0.349065850398867) translate (11.964cm 10.801cm)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4" draw:text-style-name="P36" draw:layer="layout" svg:width="1.778cm" svg:height="1.321cm" draw:transform="rotate (-0.349065850398867) translate (11.964cm 10.801cm)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97" draw:text-style-name="P35" draw:layer="layout" svg:width="0.239cm" svg:height="1.396cm" draw:transform="rotate (-0.349065850398867) translate (17.473cm 8.802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97" draw:text-style-name="P35" draw:layer="layout" svg:width="0.239cm" svg:height="1.396cm" draw:transform="rotate (-0.349065850398867) translate (17.806cm 8.924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97" draw:text-style-name="P35" draw:layer="layout" svg:width="0.239cm" svg:height="1.396cm" draw:transform="rotate (-0.349065850398867) translate (18.137cm 9.044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97" draw:text-style-name="P35" draw:layer="layout" svg:width="0.239cm" svg:height="1.396cm" draw:transform="rotate (-0.349065850398867) translate (18.47cm 9.165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97" draw:text-style-name="P35" draw:layer="layout" svg:width="0.239cm" svg:height="1.396cm" draw:transform="rotate (-0.349065850398867) translate (18.801cm 9.285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g>
          <draw:custom-shape draw:style-name="gr103" draw:text-style-name="P36" draw:layer="layout" svg:width="1.778cm" svg:height="1.321cm" draw:transform="rotate (-0.349065850398867) translate (17.405cm 8.817cm)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4" draw:text-style-name="P36" draw:layer="layout" svg:width="1.778cm" svg:height="1.321cm" draw:transform="rotate (-0.349065850398867) translate (17.405cm 8.817cm)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105" draw:text-style-name="P34" draw:layer="layout" svg:width="0.256cm" svg:height="0.861cm" draw:transform="rotate (1.22173047639603) translate (22.546cm 12.066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2872.727272727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94" draw:text-style-name="P34" draw:layer="layout" svg:width="0.26cm" svg:height="0.86cm" draw:transform="rotate (1.22173047639603) translate (22.493cm 12.212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2872.727272727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94" draw:text-style-name="P34" draw:layer="layout" svg:width="0.251cm" svg:height="0.86cm" draw:transform="rotate (1.22173047639603) translate (22.445cm 12.344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2872.727272727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06" draw:text-style-name="P35" draw:layer="layout" svg:width="0.098cm" svg:height="0.86cm" draw:transform="rotate (1.22173047639603) translate (22.445cm 12.344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06" draw:text-style-name="P35" draw:layer="layout" svg:width="0.111cm" svg:height="0.86cm" draw:transform="rotate (1.22173047639603) translate (22.493cm 12.212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07" draw:text-style-name="P35" draw:layer="layout" svg:width="0.108cm" svg:height="0.861cm" draw:transform="rotate (1.22173047639603) translate (22.546cm 12.066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08" draw:text-style-name="P35" draw:layer="layout" svg:width="0.101cm" svg:height="0.862cm" draw:transform="rotate (1.22173047639603) translate (22.65cm 11.782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06" draw:text-style-name="P35" draw:layer="layout" svg:width="0.1cm" svg:height="0.86cm" draw:transform="rotate (1.22173047639603) translate (22.702cm 11.638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06" draw:text-style-name="P35" draw:layer="layout" svg:width="0.096cm" svg:height="0.86cm" draw:transform="rotate (1.22173047639603) translate (22.754cm 11.495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06" draw:text-style-name="P35" draw:layer="layout" svg:width="0.103cm" svg:height="0.86cm" draw:transform="rotate (1.22173047639603) translate (22.598cm 11.923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06" draw:text-style-name="P35" draw:layer="layout" svg:width="0.101cm" svg:height="0.86cm" draw:transform="rotate (1.22173047639603) translate (22.804cm 11.358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06" draw:text-style-name="P35" draw:layer="layout" svg:width="0.1cm" svg:height="0.86cm" draw:transform="rotate (1.22173047639603) translate (22.855cm 11.216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94" draw:text-style-name="P34" draw:layer="layout" svg:width="0.252cm" svg:height="0.86cm" draw:transform="rotate (1.22173047639603) translate (23.009cm 10.793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2872.727272727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94" draw:text-style-name="P34" draw:layer="layout" svg:width="0.259cm" svg:height="0.86cm" draw:transform="rotate (1.22173047639603) translate (22.956cm 10.94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2872.727272727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05" draw:text-style-name="P34" draw:layer="layout" svg:width="0.255cm" svg:height="0.861cm" draw:transform="rotate (1.22173047639603) translate (22.907cm 11.074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2872.727272727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06" draw:text-style-name="P35" draw:layer="layout" svg:width="0.111cm" svg:height="0.86cm" draw:transform="rotate (1.22173047639603) translate (22.956cm 10.94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06" draw:text-style-name="P35" draw:layer="layout" svg:width="0.104cm" svg:height="0.86cm" draw:transform="rotate (1.22173047639603) translate (23.009cm 10.793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07" draw:text-style-name="P35" draw:layer="layout" svg:width="0.098cm" svg:height="0.861cm" draw:transform="rotate (1.22173047639603) translate (23.062cm 10.647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06" draw:text-style-name="P35" draw:layer="layout" svg:width="0.102cm" svg:height="0.86cm" draw:transform="rotate (1.22173047639603) translate (22.908cm 11.072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09" draw:text-style-name="P36" draw:layer="layout" svg:width="1.981cm" svg:height="0.914cm" draw:transform="rotate (1.22173047639603) translate (22.406cm 12.372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0" draw:text-style-name="P36" draw:layer="layout" svg:width="1.981cm" svg:height="0.914cm" draw:transform="rotate (1.22173047639603) translate (22.406cm 12.372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12" draw:style-name="dp1" draw:master-page-name="Default">
        <draw:frame draw:style-name="gr1" draw:text-style-name="P1" draw:layer="layout" svg:width="10.305cm" svg:height="1.121cm" svg:x="13.232cm" svg:y="17.92cm">
          <draw:image xlink:href="Pictures/100002010000043300000075150A59AABA44AAB2.png" xlink:type="simple" xlink:show="embed" xlink:actuate="onLoad" loext:mime-type="image/png">
            <text:p/>
          </draw:image>
        </draw:frame>
        <draw:frame draw:style-name="gr1" draw:text-style-name="P1" draw:layer="layout" svg:width="9.4cm" svg:height="0.996cm" svg:x="14.291cm" svg:y="2.311cm">
          <draw:image xlink:href="Pictures/10000201000003CC00000067A1EF8B20201872D6.png" xlink:type="simple" xlink:show="embed" xlink:actuate="onLoad" loext:mime-type="image/png">
            <text:p/>
          </draw:image>
        </draw:frame>
        <draw:custom-shape draw:style-name="gr85" draw:text-style-name="P30" draw:layer="layout" svg:width="9.804cm" svg:height="12.14cm" svg:x="2.343cm" svg:y="4.725cm">
          <text:p/>
          <draw:enhanced-geometry svg:viewBox="0 0 21600 21600" draw:type="rectangle" draw:enhanced-path="M 0 0 L 21600 0 21600 21600 0 21600 0 0 Z N"/>
        </draw:custom-shape>
        <draw:custom-shape draw:style-name="gr86" draw:text-style-name="P31" draw:layer="layout" svg:width="7.671cm" svg:height="12.14cm" svg:x="12.138cm" svg:y="4.725cm">
          <text:p/>
          <draw:enhanced-geometry svg:viewBox="0 0 21600 21600" draw:type="rectangle" draw:enhanced-path="M 0 0 L 21600 0 21600 21600 0 21600 0 0 Z N"/>
        </draw:custom-shape>
        <draw:line draw:style-name="gr87" draw:text-style-name="P7" draw:layer="layout" svg:x1="12.148cm" svg:y1="16.866cm" svg:x2="12.148cm" svg:y2="4.724cm">
          <text:p/>
        </draw:line>
        <draw:line draw:style-name="gr87" draw:text-style-name="P7" draw:layer="layout" svg:x1="19.805cm" svg:y1="16.865cm" svg:x2="19.805cm" svg:y2="4.725cm">
          <text:p/>
        </draw:line>
        <draw:custom-shape draw:style-name="gr111" draw:text-style-name="P32" draw:layer="layout" svg:width="27.991cm" svg:height="12.141cm" svg:x="2.337cm" svg:y="4.725cm">
          <text:p/>
          <draw:enhanced-geometry svg:viewBox="0 0 21600 21600" draw:type="rectangle" draw:enhanced-path="M 0 0 L 21600 0 21600 21600 0 21600 0 0 Z N"/>
        </draw:custom-shape>
        <draw:custom-shape draw:style-name="gr112" draw:text-style-name="P33" draw:layer="layout" svg:width="10.516cm" svg:height="12.14cm" svg:x="19.81cm" svg:y="4.725cm">
          <text:p/>
          <draw:enhanced-geometry svg:viewBox="0 0 21600 21600" draw:mirror-vertical="true" draw:mirror-horizontal="false" draw:type="rectangle" draw:enhanced-path="M 0 0 L 21600 0 21600 21600 0 21600 0 0 Z N"/>
        </draw:custom-shape>
        <draw:custom-shape draw:style-name="gr90" draw:text-style-name="P26" draw:layer="layout" svg:width="0.145cm" svg:height="0.145cm" svg:x="11.725cm" svg:y="6.1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1" draw:text-style-name="P2" draw:layer="layout" svg:width="13.056cm" svg:height="6.604cm" svg:x="9.336cm" svg:y="7.493cm">
          <text:p/>
          <draw:enhanced-geometry svg:viewBox="0 0 21600 21600" draw:type="rectangle" draw:enhanced-path="M 0 0 L 21600 0 21600 21600 0 21600 0 0 Z N"/>
        </draw:custom-shape>
        <draw:frame draw:style-name="gr92" draw:text-style-name="P1" draw:layer="layout" svg:width="1.196cm" svg:height="1.134cm" draw:transform="rotate (0.349065850398866) translate (13.005cm 8.258cm)">
          <draw:image xlink:href="Pictures/10000201000000610000005C5DF5AD5EBA62831D.png" xlink:type="simple" xlink:show="embed" xlink:actuate="onLoad" loext:mime-type="image/png">
            <text:p/>
          </draw:image>
        </draw:frame>
        <draw:frame draw:style-name="gr1" draw:text-style-name="P1" draw:layer="layout" svg:width="0.798cm" svg:height="0.997cm" draw:transform="rotate (0.349065850398866) translate (17.515cm 12.502cm)">
          <draw:image xlink:href="Pictures/10000201000000480000005AE90E1D5289170229.png" xlink:type="simple" xlink:show="embed" xlink:actuate="onLoad" loext:mime-type="image/png">
            <text:p/>
          </draw:image>
        </draw:frame>
        <draw:custom-shape draw:style-name="gr93" draw:text-style-name="P34" draw:layer="layout" svg:width="0.598cm" svg:height="1.396cm" draw:transform="rotate (-0.349065850398867) translate (13.303cm 11.027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2872.727272727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93" draw:text-style-name="P34" draw:layer="layout" svg:width="0.598cm" svg:height="1.396cm" draw:transform="rotate (-0.349065850398867) translate (13.639cm 11.149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2872.727272727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93" draw:text-style-name="P34" draw:layer="layout" svg:width="0.598cm" svg:height="1.396cm" draw:transform="rotate (-0.349065850398867) translate (12.972cm 10.907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2872.727272727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93" draw:text-style-name="P34" draw:layer="layout" svg:width="0.598cm" svg:height="1.396cm" draw:transform="rotate (-0.349065850398867) translate (12.64cm 10.787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2872.727272727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3" draw:text-style-name="P3" draw:layer="layout" svg:x1="3.047cm" svg:y1="8.04cm" svg:x2="15.974cm" svg:y2="12.743cm">
          <text:p/>
        </draw:line>
        <draw:line draw:style-name="gr3" draw:text-style-name="P3" draw:layer="layout" svg:x1="10.368cm" svg:y1="10.725cm" svg:x2="15.856cm" svg:y2="8.729cm">
          <text:p/>
        </draw:line>
        <draw:custom-shape draw:style-name="gr93" draw:text-style-name="P34" draw:layer="layout" svg:width="0.598cm" svg:height="1.396cm" draw:transform="rotate (-0.349065850398867) translate (19.08cm 9.165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2872.727272727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93" draw:text-style-name="P34" draw:layer="layout" svg:width="0.598cm" svg:height="1.396cm" draw:transform="rotate (-0.349065850398867) translate (18.744cm 9.043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2872.727272727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93" draw:text-style-name="P34" draw:layer="layout" svg:width="0.598cm" svg:height="1.396cm" draw:transform="rotate (-0.349065850398867) translate (18.413cm 8.923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2872.727272727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93" draw:text-style-name="P34" draw:layer="layout" svg:width="0.598cm" svg:height="1.396cm" draw:transform="rotate (-0.349065850398867) translate (18.081cm 8.803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2872.727272727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3" draw:text-style-name="P3" draw:layer="layout" svg:x1="15.779cm" svg:y1="8.678cm" svg:x2="27.917cm" svg:y2="13.094cm">
          <text:p/>
        </draw:line>
        <draw:line draw:style-name="gr3" draw:text-style-name="P3" draw:layer="layout" svg:x1="15.878cm" svg:y1="12.742cm" svg:x2="27.386cm" svg:y2="8.554cm">
          <text:p/>
        </draw:line>
        <draw:g>
          <draw:custom-shape draw:style-name="gr95" draw:text-style-name="P4" draw:layer="layout" svg:width="6.35cm" svg:height="0.508cm" draw:transform="rotate (-1.5707963267949) translate (10.595cm 7.62cm)">
            <text:p/>
            <draw:enhanced-geometry svg:viewBox="0 0 21600 21600" draw:type="rectangle" draw:enhanced-path="M 0 0 L 21600 0 21600 21600 0 21600 0 0 Z N"/>
          </draw:custom-shape>
          <draw:custom-shape draw:style-name="gr95" draw:text-style-name="P4" draw:layer="layout" svg:width="6.35cm" svg:height="0.508cm" draw:transform="rotate (-1.5707963267949) translate (16.104cm 7.62cm)">
            <text:p/>
            <draw:enhanced-geometry svg:viewBox="0 0 21600 21600" draw:type="rectangle" draw:enhanced-path="M 0 0 L 21600 0 21600 21600 0 21600 0 0 Z N"/>
          </draw:custom-shape>
          <draw:custom-shape draw:style-name="gr95" draw:text-style-name="P4" draw:layer="layout" svg:width="6.35cm" svg:height="0.508cm" draw:transform="rotate (-1.5707963267949) translate (21.651cm 7.62cm)">
            <text:p/>
            <draw:enhanced-geometry svg:viewBox="0 0 21600 21600" draw:type="rectangle" draw:enhanced-path="M 0 0 L 21600 0 21600 21600 0 21600 0 0 Z N"/>
          </draw:custom-shape>
        </draw:g>
        <draw:custom-shape draw:style-name="gr96" draw:text-style-name="P12" draw:layer="layout" svg:width="5.385cm" svg:height="0.254cm" draw:transform="rotate (1.48352986419518) translate (11.071cm 13.46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5" draw:layer="layout" svg:width="4.071cm" svg:height="1.505cm" draw:transform="rotate (-0.349065850398867) translate (2.749cm 8.205cm)">
          <draw:text-box>
            <text:p><text:span text:style-name="T1">Neutron </text:span></text:p>
            <text:p><text:span text:style-name="T1">beam</text:span></text:p>
          </draw:text-box>
        </draw:frame>
        <draw:ellipse draw:style-name="gr6" draw:text-style-name="P6" xml:id="id11" draw:id="id11" draw:layer="layout" svg:width="2.428cm" svg:height="1.874cm" draw:transform="skewX (0.00802851455917396) rotate (-2.79252680319093) translate (28.738cm 8.987cm)" draw:kind="cut" draw:start-angle="88.96" draw:end-angle="271.12">
          <text:p/>
        </draw:ellipse>
        <draw:connector draw:style-name="gr7" draw:text-style-name="P7" draw:layer="layout" draw:type="curve" svg:x1="28.425cm" svg:y1="8.104cm" svg:x2="29.783cm" svg:y2="6.691cm" draw:start-shape="id11" draw:start-glue-point="3" svg:d="M28425 8104c1426 0 748-1413 1358-1413" svg:viewBox="0 0 1359 1414">
          <text:p/>
        </draw:connector>
        <draw:ellipse draw:style-name="gr6" draw:text-style-name="P6" xml:id="id12" draw:id="id12" draw:layer="layout" svg:width="2.482cm" svg:height="1.88cm" draw:transform="skewX (0.00750491578357558) rotate (-0.349065850398867) translate (26.853cm 11.694cm)" draw:kind="cut" draw:start-angle="269.22" draw:end-angle="90.87">
          <text:p/>
        </draw:ellipse>
        <draw:connector draw:style-name="gr7" draw:text-style-name="P7" draw:layer="layout" draw:type="curve" svg:x1="28.857cm" svg:y1="13.424cm" svg:x2="29.768cm" svg:y2="15.108cm" draw:start-shape="id12" draw:start-glue-point="1" svg:d="M28857 13424c1093 0 638 1684 911 1684" svg:viewBox="0 0 912 1685">
          <text:p/>
        </draw:connector>
        <draw:custom-shape draw:style-name="gr8" draw:text-style-name="P8" draw:layer="layout" svg:width="1.887cm" svg:height="1.887cm" draw:transform="rotate (0.348891317473666) translate (3.049cm 6.301cm)">
          <text:p/>
          <draw:enhanced-geometry svg:viewBox="0 0 21600 21600" draw:mirror-horizontal="true" draw:text-areas="?f2 ?f7 ?f1 ?f1 ?f7 ?f2 ?f1 ?f1" draw:type="mso-spt89" draw:modifiers="14289.406779661 18378 6098" draw:enhanced-path="M 0 ?f5 L ?f2 ?f0 ?f2 ?f7 ?f7 ?f7 ?f7 ?f2 ?f0 ?f2 ?f5 0 21600 ?f2 ?f1 ?f2 ?f1 ?f1 ?f2 ?f1 ?f2 21600 Z N">
            <draw:equation draw:name="f0" draw:formula="$0 "/>
            <draw:equation draw:name="f1" draw:formula="$1 "/>
            <draw:equation draw:name="f2" draw:formula="$2 "/>
            <draw:equation draw:name="f3" draw:formula="21600-$0 "/>
            <draw:equation draw:name="f4" draw:formula="?f3 /2"/>
            <draw:equation draw:name="f5" draw:formula="$0 +?f4 "/>
            <draw:equation draw:name="f6" draw:formula="21600-$1 "/>
            <draw:equation draw:name="f7" draw:formula="$0 +?f6 "/>
            <draw:equation draw:name="f8" draw:formula="21600-?f6 "/>
            <draw:equation draw:name="f9" draw:formula="?f8 -?f6 "/>
            <draw:handle draw:handle-position="$1 $2" draw:handle-range-x-minimum="?f5" draw:handle-range-x-maximum="21600" draw:handle-range-y-minimum="0" draw:handle-range-y-maximum="$0"/>
            <draw:handle draw:handle-position="$0 top" draw:handle-range-x-minimum="$2" draw:handle-range-x-maximum="?f9"/>
          </draw:enhanced-geometry>
        </draw:custom-shape>
        <draw:line draw:style-name="gr9" draw:text-style-name="P7" draw:layer="layout" svg:x1="3.033cm" svg:y1="8.039cm" svg:x2="4.709cm" svg:y2="8.649cm">
          <text:p/>
        </draw:line>
        <draw:custom-shape draw:style-name="gr10" draw:text-style-name="P9" draw:layer="layout" svg:width="0.581cm" svg:height="0.581cm" svg:x="3.138cm" svg:y="6.9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11" draw:layer="layout" svg:width="0.82cm" svg:height="0.962cm" svg:x="2.529cm" svg:y="6.769cm">
          <draw:text-box>
            <text:p>z</text:p>
          </draw:text-box>
        </draw:frame>
        <draw:frame draw:style-name="gr12" draw:text-style-name="P11" draw:layer="layout" svg:width="0.82cm" svg:height="0.962cm" svg:x="4.718cm" svg:y="6.991cm">
          <draw:text-box>
            <text:p>x</text:p>
          </draw:text-box>
        </draw:frame>
        <draw:frame draw:style-name="gr12" draw:text-style-name="P11" draw:layer="layout" svg:width="0.82cm" svg:height="0.962cm" svg:x="3.015cm" svg:y="5.083cm">
          <draw:text-box>
            <text:p>y</text:p>
          </draw:text-box>
        </draw:frame>
        <draw:g>
          <draw:path draw:style-name="gr18" draw:text-style-name="P14" draw:layer="layout" svg:width="0.729cm" svg:height="0.662cm" svg:x="11.372cm" svg:y="12.833cm" svg:viewBox="0 0 730 663" svg:d="M636 14c31 0 62 0 94 0-111 113-222 227-333 340 2 40 4 80 5 119 2 44 7 73 16 89s23 24 44 24c19 0 36-6 50-19 13-12 25-31 37-57 6 0 12 0 18 0-1 6-4 12-5 18-2 6-5 15-9 24-12 33-29 60-51 81-23 19-46 30-70 30-37 0-56-36-59-110 0-12 0-24-1-36-2-46-4-92-6-138-91 94-182 190-273 284-31 0-62 0-93 0 121-126 242-250 363-376 0-33-1-65-3-97-1-39-7-66-18-84-11-16-29-25-52-25-18 0-35 6-49 18-15 12-26 27-34 47 0 1-1 3-1 5-1 2-1 4-2 5-6 0-13 0-19 0 1-6 3-11 5-18 2-6 5-13 9-24 13-35 30-63 53-84 22-20 46-30 71-30 23 0 40 10 48 28 10 18 16 63 18 134 0 34 2 68 4 103 80-84 162-168 243-251z">
            <text:p/>
          </draw:path>
        </draw:g>
        <draw:custom-shape draw:style-name="gr97" draw:text-style-name="P35" draw:layer="layout" svg:width="0.239cm" svg:height="1.396cm" draw:transform="rotate (-0.349065850398867) translate (12.641cm 10.786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97" draw:text-style-name="P35" draw:layer="layout" svg:width="0.239cm" svg:height="1.396cm" draw:transform="rotate (-0.349065850398867) translate (12.974cm 10.908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97" draw:text-style-name="P35" draw:layer="layout" svg:width="0.239cm" svg:height="1.396cm" draw:transform="rotate (-0.349065850398867) translate (13.305cm 11.028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97" draw:text-style-name="P35" draw:layer="layout" svg:width="0.239cm" svg:height="1.396cm" draw:transform="rotate (-0.349065850398867) translate (13.638cm 11.149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97" draw:text-style-name="P35" draw:layer="layout" svg:width="0.239cm" svg:height="1.396cm" draw:transform="rotate (-0.349065850398867) translate (13.969cm 11.269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1" draw:text-style-name="P10" draw:layer="layout" svg:width="0.083cm" svg:height="0.083cm" svg:x="3.387cm" svg:y="7.1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98" draw:text-style-name="P6" draw:layer="layout" svg:width="1.101cm" svg:height="1.101cm" draw:transform="rotate (-0.349065850398867) translate (5.462cm 8.334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99" draw:text-style-name="P6" draw:layer="layout" svg:width="1.092cm" svg:height="1.092cm" draw:transform="rotate (-0.349065850398867) translate (5.089cm 9.371cm)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13" draw:text-style-name="P36" draw:layer="layout" svg:width="14.731cm" svg:height="8.814cm" svg:x="8.625cm" svg:y="6.348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4" draw:text-style-name="P36" draw:layer="layout" svg:width="14.731cm" svg:height="8.814cm" svg:x="8.624cm" svg:y="6.347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103" draw:text-style-name="P36" draw:layer="layout" svg:width="1.778cm" svg:height="1.321cm" draw:transform="rotate (-0.349065850398867) translate (12.573cm 10.801cm)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4" draw:text-style-name="P36" draw:layer="layout" svg:width="1.778cm" svg:height="1.321cm" draw:transform="rotate (-0.349065850398867) translate (12.573cm 10.801cm)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97" draw:text-style-name="P35" draw:layer="layout" svg:width="0.239cm" svg:height="1.396cm" draw:transform="rotate (-0.349065850398867) translate (18.082cm 8.802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97" draw:text-style-name="P35" draw:layer="layout" svg:width="0.239cm" svg:height="1.396cm" draw:transform="rotate (-0.349065850398867) translate (18.415cm 8.924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97" draw:text-style-name="P35" draw:layer="layout" svg:width="0.239cm" svg:height="1.396cm" draw:transform="rotate (-0.349065850398867) translate (18.746cm 9.044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97" draw:text-style-name="P35" draw:layer="layout" svg:width="0.239cm" svg:height="1.396cm" draw:transform="rotate (-0.349065850398867) translate (19.079cm 9.165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97" draw:text-style-name="P35" draw:layer="layout" svg:width="0.239cm" svg:height="1.396cm" draw:transform="rotate (-0.349065850398867) translate (19.41cm 9.285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g>
          <draw:custom-shape draw:style-name="gr103" draw:text-style-name="P36" draw:layer="layout" svg:width="1.778cm" svg:height="1.321cm" draw:transform="rotate (-0.349065850398867) translate (18.014cm 8.817cm)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4" draw:text-style-name="P36" draw:layer="layout" svg:width="1.778cm" svg:height="1.321cm" draw:transform="rotate (-0.349065850398867) translate (18.014cm 8.817cm)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115" draw:text-style-name="P37" draw:layer="layout" svg:width="2.946cm" svg:height="1.981cm" draw:transform="rotate (-0.349065850398867) translate (24.587cm 10.778cm)">
          <text:p/>
          <draw:enhanced-geometry svg:viewBox="0 0 21600 21600" draw:type="rectangle" draw:enhanced-path="M 0 0 L 21600 0 21600 21600 0 21600 0 0 Z N"/>
        </draw:custom-shape>
        <draw:line draw:style-name="gr116" draw:text-style-name="P7" draw:layer="layout" svg:x1="25.251cm" svg:y1="12.94cm" svg:x2="26.072cm" svg:y2="12.384cm">
          <text:p/>
        </draw:line>
        <draw:ellipse draw:style-name="gr117" draw:text-style-name="P26" draw:layer="layout" svg:width="1.071cm" svg:height="1.048cm" draw:transform="skewX (0.00663225115757841) rotate (-0.345575191894878) translate (24.965cm 12.304cm)" draw:kind="arc" draw:start-angle="0" draw:end-angle="180.4">
          <text:p/>
        </draw:ellipse>
        <draw:g>
          <draw:frame draw:style-name="gr118" draw:text-style-name="P1" draw:layer="layout" svg:width="1.269cm" svg:height="0.852cm" draw:transform="rotate (-0.349065850398867) translate (24.756cm 10.982cm)">
            <draw:image xlink:href="Pictures/100002010000013C000000629F3A3B5506319126.png" xlink:type="simple" xlink:show="embed" xlink:actuate="onLoad" loext:mime-type="image/png">
              <text:p/>
            </draw:image>
          </draw:frame>
          <draw:frame draw:style-name="gr119" draw:text-style-name="P1" draw:layer="layout" svg:width="1.287cm" svg:height="0.852cm" draw:transform="rotate (-0.349065850398867) translate (25.942cm 11.414cm)">
            <draw:image xlink:href="Pictures/100002010000013C000000629F3A3B5506319126.png" xlink:type="simple" xlink:show="embed" xlink:actuate="onLoad" loext:mime-type="image/png">
              <text:p/>
            </draw:image>
          </draw:frame>
        </draw:g>
        <draw:frame draw:style-name="gr1" draw:text-style-name="P1" draw:layer="layout" svg:width="1.528cm" svg:height="1.027cm" draw:transform="rotate (-0.348716784548468) translate (6.839cm 7.885cm)">
          <draw:image xlink:href="Pictures/10000201000000A50000006FF8A732E3A51AA45E.png" xlink:type="simple" xlink:show="embed" xlink:actuate="onLoad" loext:mime-type="image/png">
            <text:p/>
          </draw:image>
        </draw:frame>
      </draw:page>
      <draw:page draw:name="page13" draw:style-name="dp1" draw:master-page-name="Default">
        <draw:line draw:style-name="gr71" draw:text-style-name="P7" draw:layer="layout" svg:x1="5.677cm" svg:y1="6.33cm" svg:x2="5.677cm" svg:y2="12.593cm">
          <text:p/>
        </draw:line>
        <draw:custom-shape draw:style-name="gr72" draw:text-style-name="P25" draw:layer="layout" svg:width="1.981cm" svg:height="0.965cm" svg:x="5.677cm" svg:y="5.415cm">
          <text:p/>
          <draw:enhanced-geometry svg:viewBox="0 0 21600 21600" draw:type="rectangle" draw:enhanced-path="M 0 0 L 21600 0 21600 21600 0 21600 0 0 Z N"/>
        </draw:custom-shape>
        <draw:frame draw:style-name="gr73" draw:text-style-name="P1" draw:layer="layout" svg:width="1.657cm" svg:height="0.882cm" svg:x="5.886cm" svg:y="5.451cm">
          <draw:image xlink:href="Pictures/100002010000019B000001E880CE966257468023.png" xlink:type="simple" xlink:show="embed" xlink:actuate="onLoad" loext:mime-type="image/png">
            <text:p/>
          </draw:image>
        </draw:frame>
        <draw:line draw:style-name="gr71" draw:text-style-name="P7" draw:layer="layout" svg:x1="15.477cm" svg:y1="6.33cm" svg:x2="15.477cm" svg:y2="12.593cm">
          <text:p/>
        </draw:line>
        <draw:frame draw:style-name="gr63" draw:text-style-name="P1" draw:layer="layout" svg:width="2.54cm" svg:height="0.922cm" svg:x="27.542cm" svg:y="9.97cm">
          <draw:image xlink:href="Pictures/1000020100000104000000CAE918577C19B0E3BC.png" xlink:type="simple" xlink:show="embed" xlink:actuate="onLoad" loext:mime-type="image/png">
            <text:p/>
          </draw:image>
        </draw:frame>
        <draw:frame draw:style-name="gr64" draw:text-style-name="P1" draw:layer="layout" svg:width="2.54cm" svg:height="1.018cm" draw:transform="rotate (0.785398163397448) translate (27.376cm 8.948cm)">
          <draw:image xlink:href="Pictures/1000020100000104000000CAE918577C19B0E3BC.png" xlink:type="simple" xlink:show="embed" xlink:actuate="onLoad" loext:mime-type="image/png">
            <text:p/>
          </draw:image>
        </draw:frame>
        <draw:custom-shape draw:style-name="gr120" draw:text-style-name="P38" draw:layer="layout" svg:width="25.451cm" svg:height="7.925cm" svg:x="1.975cm" svg:y="6.8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9" draw:text-style-name="P17" draw:layer="layout" svg:x1="23.481cm" svg:y1="12.593cm" svg:x2="26.363cm" svg:y2="9.711cm">
          <text:p/>
        </draw:line>
        <draw:frame draw:style-name="gr1" draw:text-style-name="P1" draw:layer="layout" svg:width="1.065cm" svg:height="0.769cm" svg:x="0.632cm" svg:y="11.612cm">
          <draw:image xlink:href="Pictures/10000201000000E7000000A79D380716F5408373.png" xlink:type="simple" xlink:show="embed" xlink:actuate="onLoad" loext:mime-type="image/png">
            <text:p/>
          </draw:image>
        </draw:frame>
        <draw:custom-shape draw:style-name="gr8" draw:text-style-name="P8" draw:layer="layout" svg:width="1.887cm" svg:height="1.887cm" svg:x="1.01cm" svg:y="13.801cm">
          <text:p/>
          <draw:enhanced-geometry svg:viewBox="0 0 21600 21600" draw:mirror-horizontal="true" draw:text-areas="?f2 ?f7 ?f1 ?f1 ?f7 ?f2 ?f1 ?f1" draw:type="mso-spt89" draw:modifiers="14289.406779661 18378 6098" draw:enhanced-path="M 0 ?f5 L ?f2 ?f0 ?f2 ?f7 ?f7 ?f7 ?f7 ?f2 ?f0 ?f2 ?f5 0 21600 ?f2 ?f1 ?f2 ?f1 ?f1 ?f2 ?f1 ?f2 21600 Z N">
            <draw:equation draw:name="f0" draw:formula="$0 "/>
            <draw:equation draw:name="f1" draw:formula="$1 "/>
            <draw:equation draw:name="f2" draw:formula="$2 "/>
            <draw:equation draw:name="f3" draw:formula="21600-$0 "/>
            <draw:equation draw:name="f4" draw:formula="?f3 /2"/>
            <draw:equation draw:name="f5" draw:formula="$0 +?f4 "/>
            <draw:equation draw:name="f6" draw:formula="21600-$1 "/>
            <draw:equation draw:name="f7" draw:formula="$0 +?f6 "/>
            <draw:equation draw:name="f8" draw:formula="21600-?f6 "/>
            <draw:equation draw:name="f9" draw:formula="?f8 -?f6 "/>
            <draw:handle draw:handle-position="$1 $2" draw:handle-range-x-minimum="?f5" draw:handle-range-x-maximum="21600" draw:handle-range-y-minimum="0" draw:handle-range-y-maximum="$0"/>
            <draw:handle draw:handle-position="$0 top" draw:handle-range-x-minimum="$2" draw:handle-range-x-maximum="?f9"/>
          </draw:enhanced-geometry>
        </draw:custom-shape>
        <draw:custom-shape draw:style-name="gr10" draw:text-style-name="P9" draw:layer="layout" svg:width="0.581cm" svg:height="0.581cm" draw:transform="rotate (0.698131700797732) translate (0.97cm 15.33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0" draw:layer="layout" svg:width="0.119cm" svg:height="0.119cm" draw:transform="rotate (0.698131700797732) translate (1.294cm 15.35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39" draw:layer="layout" svg:width="0.82cm" svg:height="0.962cm" svg:x="0.509cm" svg:y="15.135cm">
          <draw:text-box>
            <text:p><text:span text:style-name="T4">z</text:span></text:p>
          </draw:text-box>
        </draw:frame>
        <draw:frame draw:style-name="gr12" draw:text-style-name="P39" draw:layer="layout" svg:width="0.82cm" svg:height="0.962cm" svg:x="2.55cm" svg:y="15.214cm">
          <draw:text-box>
            <text:p><text:span text:style-name="T4">x</text:span></text:p>
          </draw:text-box>
        </draw:frame>
        <draw:frame draw:style-name="gr12" draw:text-style-name="P39" draw:layer="layout" svg:width="0.82cm" svg:height="0.962cm" svg:x="0.509cm" svg:y="13.346cm">
          <draw:text-box>
            <text:p><text:span text:style-name="T4">y</text:span></text:p>
          </draw:text-box>
        </draw:frame>
        <draw:line draw:style-name="gr39" draw:text-style-name="P17" draw:layer="layout" svg:x1="26.298cm" svg:y1="9.742cm" svg:x2="30.819cm" svg:y2="9.742cm">
          <text:p/>
        </draw:line>
        <draw:line draw:style-name="gr45" draw:text-style-name="P17" draw:layer="layout" svg:x1="26.298cm" svg:y1="9.742cm" svg:x2="30.819cm" svg:y2="9.742cm">
          <text:p/>
        </draw:line>
        <draw:line draw:style-name="gr41" draw:text-style-name="P17" draw:layer="layout" svg:x1="2.87cm" svg:y1="12.572cm" svg:x2="5.734cm" svg:y2="9.708cm">
          <text:p/>
        </draw:line>
        <draw:custom-shape draw:style-name="gr51" draw:text-style-name="P20" draw:layer="layout" svg:width="5.029cm" svg:height="1.88cm" svg:x="9.802cm" svg:y="11.6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2" draw:text-style-name="P17" draw:layer="layout" svg:x1="14.831cm" svg:y1="12.562cm" svg:x2="23.555cm" svg:y2="12.562cm">
          <text:p/>
        </draw:line>
        <draw:line draw:style-name="gr39" draw:text-style-name="P17" draw:layer="layout" svg:x1="0.526cm" svg:y1="12.562cm" svg:x2="2.833cm" svg:y2="12.562cm">
          <text:p/>
        </draw:line>
        <draw:line draw:style-name="gr41" draw:text-style-name="P17" draw:layer="layout" svg:x1="26.281cm" svg:y1="9.793cm" svg:x2="29.997cm" svg:y2="6.077cm">
          <text:p/>
        </draw:line>
        <draw:line draw:style-name="gr44" draw:text-style-name="P17" draw:layer="layout" svg:x1="26.28cm" svg:y1="9.794cm" svg:x2="29.996cm" svg:y2="6.078cm">
          <text:p/>
        </draw:line>
        <draw:line draw:style-name="gr43" draw:text-style-name="P17" draw:layer="layout" svg:x1="14.831cm" svg:y1="9.742cm" svg:x2="26.368cm" svg:y2="9.742cm">
          <text:p/>
        </draw:line>
        <draw:custom-shape draw:style-name="gr53" draw:text-style-name="P20" draw:layer="layout" svg:width="5.029cm" svg:height="1.88cm" svg:x="9.802cm" svg:y="8.8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4" draw:text-style-name="P1" draw:layer="layout" svg:width="3.505cm" svg:height="1.118cm" svg:x="6.057cm" svg:y="8.677cm">
          <draw:image xlink:href="Pictures/100002010000038E000002D8A83417BD2B23EBD0.png" xlink:type="simple" xlink:show="embed" xlink:actuate="onLoad" loext:mime-type="image/png">
            <text:p/>
          </draw:image>
        </draw:frame>
        <draw:frame draw:style-name="gr55" draw:text-style-name="P1" draw:layer="layout" svg:width="3.15cm" svg:height="1.067cm" svg:x="5.986cm" svg:y="11.487cm">
          <draw:image xlink:href="Pictures/100002010000038E000002D8A83417BD2B23EBD0.png" xlink:type="simple" xlink:show="embed" xlink:actuate="onLoad" loext:mime-type="image/png">
            <text:p/>
          </draw:image>
        </draw:frame>
        <draw:frame draw:style-name="gr57" draw:text-style-name="P22" draw:layer="layout" svg:width="1.897cm" svg:height="0.947cm" svg:x="2.029cm" svg:y="6.937cm">
          <draw:image xlink:href="Pictures/100002010000038E000002D8A83417BD2B23EBD0.png" xlink:type="simple" xlink:show="embed" xlink:actuate="onLoad" loext:mime-type="image/png">
            <text:p/>
          </draw:image>
        </draw:frame>
        <draw:ellipse draw:style-name="gr6" draw:text-style-name="P6" draw:layer="layout" svg:width="2.482cm" svg:height="1.88cm" draw:transform="skewX (-0.00802851455917392) rotate (-3.14159265358979) translate (31.569cm 10.728cm)" draw:kind="cut" draw:start-angle="88.96" draw:end-angle="271.12">
          <text:p/>
        </draw:ellipse>
        <draw:connector draw:style-name="gr7" draw:text-style-name="P7" draw:layer="layout" draw:type="curve" draw:line-skew="-0.004cm" svg:x1="31.561cm" svg:y1="9.788cm" svg:x2="31.892cm" svg:y2="11.34cm" svg:d="M31561 9788c745 0 580 1552 331 1552" svg:viewBox="0 0 542 1553">
          <text:p/>
        </draw:connector>
        <draw:ellipse draw:style-name="gr6" draw:text-style-name="P6" draw:layer="layout" svg:width="2.482cm" svg:height="1.88cm" draw:transform="skewX (-0.00802851455917384) rotate (-2.35619449019235) translate (30.751cm 6.609cm)" draw:kind="cut" draw:start-angle="88.96" draw:end-angle="271.12">
          <text:p/>
        </draw:ellipse>
        <draw:connector draw:style-name="gr7" draw:text-style-name="P7" draw:layer="layout" draw:type="curve" draw:line-skew="1.217cm" svg:x1="30.081cm" svg:y1="5.95cm" svg:x2="31.3cm" svg:y2="7.903cm" svg:d="M30081 5950c0 744 1219-232 1219 1953" svg:viewBox="0 0 1220 1954">
          <text:p/>
        </draw:connector>
        <draw:frame draw:style-name="gr58" draw:text-style-name="P23" draw:layer="layout" svg:width="3.609cm" svg:height="0.839cm" draw:transform="rotate (1.30899693899575) translate (3.213cm 11.378cm)">
          <draw:text-box>
            <text:p><text:span text:style-name="T3">Phase shifter</text:span></text:p>
          </draw:text-box>
        </draw:frame>
        <draw:frame draw:style-name="gr59" draw:text-style-name="P1" draw:layer="layout" svg:width="4.781cm" svg:height="0.929cm" svg:x="9.926cm" svg:y="9.331cm">
          <draw:image xlink:href="Pictures/10000201000002F2000002BEEFE7DDD5935D0526.png" xlink:type="simple" xlink:show="embed" xlink:actuate="onLoad" loext:mime-type="image/png">
            <text:p/>
          </draw:image>
        </draw:frame>
        <draw:frame draw:style-name="gr60" draw:text-style-name="P1" draw:layer="layout" svg:width="4.781cm" svg:height="1.063cm" svg:x="9.917cm" svg:y="12.109cm">
          <draw:image xlink:href="Pictures/10000201000002F2000002BEEFE7DDD5935D0526.png" xlink:type="simple" xlink:show="embed" xlink:actuate="onLoad" loext:mime-type="image/png">
            <text:p/>
          </draw:image>
        </draw:frame>
        <draw:line draw:style-name="gr39" draw:text-style-name="P17" draw:layer="layout" svg:x1="2.816cm" svg:y1="12.562cm" svg:x2="9.802cm" svg:y2="12.562cm">
          <text:p/>
        </draw:line>
        <draw:frame draw:style-name="gr66" draw:text-style-name="P1" draw:layer="layout" svg:width="7.671cm" svg:height="1.302cm" svg:x="15.748cm" svg:y="8.397cm">
          <draw:image xlink:href="Pictures/10000201000002F2000002BEEFE7DDD5935D0526.png" xlink:type="simple" xlink:show="embed" xlink:actuate="onLoad" loext:mime-type="image/png">
            <text:p/>
          </draw:image>
        </draw:frame>
        <draw:line draw:style-name="gr41" draw:text-style-name="P17" draw:layer="layout" svg:x1="5.659cm" svg:y1="9.739cm" svg:x2="9.802cm" svg:y2="9.739cm">
          <text:p/>
        </draw:line>
        <draw:frame draw:style-name="gr67" draw:text-style-name="P1" draw:layer="layout" svg:width="4.668cm" svg:height="0.918cm" svg:x="9.973cm" svg:y="7.788cm">
          <draw:image xlink:href="Pictures/10000201000002F2000002BEEFE7DDD5935D0526.png" xlink:type="simple" xlink:show="embed" xlink:actuate="onLoad" loext:mime-type="image/png">
            <text:p/>
          </draw:image>
        </draw:frame>
        <draw:frame draw:style-name="gr68" draw:text-style-name="P1" draw:layer="layout" svg:width="4.668cm" svg:height="0.809cm" svg:x="17.15cm" svg:y="12.794cm">
          <draw:image xlink:href="Pictures/10000201000002F2000002BEEFE7DDD5935D0526.png" xlink:type="simple" xlink:show="embed" xlink:actuate="onLoad" loext:mime-type="image/png">
            <text:p/>
          </draw:image>
        </draw:frame>
        <draw:frame draw:style-name="gr69" draw:text-style-name="P1" draw:layer="layout" svg:width="7.671cm" svg:height="1.156cm" svg:x="15.761cm" svg:y="11.305cm">
          <draw:image xlink:href="Pictures/10000201000002F2000002BEEFE7DDD5935D0526.png" xlink:type="simple" xlink:show="embed" xlink:actuate="onLoad" loext:mime-type="image/png">
            <text:p/>
          </draw:image>
        </draw:frame>
        <draw:frame draw:style-name="gr74" draw:text-style-name="P1" draw:layer="layout" svg:width="1.068cm" svg:height="0.878cm" svg:x="15.725cm" svg:y="5.454cm">
          <draw:image xlink:href="Pictures/100002010000019B000001E880CE966257468023.png" xlink:type="simple" xlink:show="embed" xlink:actuate="onLoad" loext:mime-type="image/png">
            <text:p/>
          </draw:image>
        </draw:frame>
        <draw:custom-shape draw:style-name="gr56" draw:text-style-name="P21" draw:layer="layout" svg:width="0.398cm" svg:height="5.787cm" draw:transform="rotate (-0.261799387799149) translate (4.761cm 8.34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5" draw:text-style-name="P25" draw:layer="layout" svg:width="1.422cm" svg:height="0.965cm" svg:x="15.477cm" svg:y="5.418cm">
          <text:p/>
          <draw:enhanced-geometry svg:viewBox="0 0 21600 21600" draw:type="rectangle" draw:enhanced-path="M 0 0 L 21600 0 21600 21600 0 21600 0 0 Z N"/>
        </draw:custom-shape>
      </draw:page>
      <draw:page draw:name="page14" draw:style-name="dp1" draw:master-page-name="Default">
        <draw:line draw:style-name="gr71" draw:text-style-name="P7" draw:layer="layout" svg:x1="5.677cm" svg:y1="6.33cm" svg:x2="5.677cm" svg:y2="12.593cm">
          <text:p/>
        </draw:line>
        <draw:custom-shape draw:style-name="gr72" draw:text-style-name="P25" draw:layer="layout" svg:width="1.981cm" svg:height="0.965cm" svg:x="5.677cm" svg:y="5.915cm">
          <text:p/>
          <draw:enhanced-geometry svg:viewBox="0 0 21600 21600" draw:type="rectangle" draw:enhanced-path="M 0 0 L 21600 0 21600 21600 0 21600 0 0 Z N"/>
        </draw:custom-shape>
        <draw:frame draw:style-name="gr73" draw:text-style-name="P1" draw:layer="layout" svg:width="1.657cm" svg:height="0.882cm" svg:x="5.886cm" svg:y="5.951cm">
          <draw:image xlink:href="Pictures/100002010000019B000001E880CE966257468023.png" xlink:type="simple" xlink:show="embed" xlink:actuate="onLoad" loext:mime-type="image/png">
            <text:p/>
          </draw:image>
        </draw:frame>
        <draw:line draw:style-name="gr71" draw:text-style-name="P7" draw:layer="layout" svg:x1="17.177cm" svg:y1="6.33cm" svg:x2="17.177cm" svg:y2="12.593cm">
          <text:p/>
        </draw:line>
        <draw:frame draw:style-name="gr63" draw:text-style-name="P1" draw:layer="layout" svg:width="2.54cm" svg:height="0.922cm" svg:x="27.542cm" svg:y="9.97cm">
          <draw:image xlink:href="Pictures/1000020100000104000000CAE918577C19B0E3BC.png" xlink:type="simple" xlink:show="embed" xlink:actuate="onLoad" loext:mime-type="image/png">
            <text:p/>
          </draw:image>
        </draw:frame>
        <draw:frame draw:style-name="gr64" draw:text-style-name="P1" draw:layer="layout" svg:width="2.54cm" svg:height="1.018cm" draw:transform="rotate (0.785398163397448) translate (27.376cm 8.948cm)">
          <draw:image xlink:href="Pictures/1000020100000104000000CAE918577C19B0E3BC.png" xlink:type="simple" xlink:show="embed" xlink:actuate="onLoad" loext:mime-type="image/png">
            <text:p/>
          </draw:image>
        </draw:frame>
        <draw:custom-shape draw:style-name="gr121" draw:text-style-name="P38" draw:layer="layout" svg:width="25.095cm" svg:height="6.858cm" svg:x="2.276cm" svg:y="7.3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9" draw:text-style-name="P17" draw:layer="layout" svg:x1="23.481cm" svg:y1="12.593cm" svg:x2="26.363cm" svg:y2="9.711cm">
          <text:p/>
        </draw:line>
        <draw:frame draw:style-name="gr1" draw:text-style-name="P1" draw:layer="layout" svg:width="1.249cm" svg:height="0.902cm" svg:x="0.442cm" svg:y="11.547cm">
          <draw:image xlink:href="Pictures/10000201000000E7000000A79D380716F5408373.png" xlink:type="simple" xlink:show="embed" xlink:actuate="onLoad" loext:mime-type="image/png">
            <text:p/>
          </draw:image>
        </draw:frame>
        <draw:custom-shape draw:style-name="gr8" draw:text-style-name="P8" draw:layer="layout" svg:width="1.887cm" svg:height="1.887cm" svg:x="1.31cm" svg:y="13.278cm">
          <text:p/>
          <draw:enhanced-geometry svg:viewBox="0 0 21600 21600" draw:mirror-horizontal="true" draw:text-areas="?f2 ?f7 ?f1 ?f1 ?f7 ?f2 ?f1 ?f1" draw:type="mso-spt89" draw:modifiers="14289.406779661 18378 6098" draw:enhanced-path="M 0 ?f5 L ?f2 ?f0 ?f2 ?f7 ?f7 ?f7 ?f7 ?f2 ?f0 ?f2 ?f5 0 21600 ?f2 ?f1 ?f2 ?f1 ?f1 ?f2 ?f1 ?f2 21600 Z N">
            <draw:equation draw:name="f0" draw:formula="$0 "/>
            <draw:equation draw:name="f1" draw:formula="$1 "/>
            <draw:equation draw:name="f2" draw:formula="$2 "/>
            <draw:equation draw:name="f3" draw:formula="21600-$0 "/>
            <draw:equation draw:name="f4" draw:formula="?f3 /2"/>
            <draw:equation draw:name="f5" draw:formula="$0 +?f4 "/>
            <draw:equation draw:name="f6" draw:formula="21600-$1 "/>
            <draw:equation draw:name="f7" draw:formula="$0 +?f6 "/>
            <draw:equation draw:name="f8" draw:formula="21600-?f6 "/>
            <draw:equation draw:name="f9" draw:formula="?f8 -?f6 "/>
            <draw:handle draw:handle-position="$1 $2" draw:handle-range-x-minimum="?f5" draw:handle-range-x-maximum="21600" draw:handle-range-y-minimum="0" draw:handle-range-y-maximum="$0"/>
            <draw:handle draw:handle-position="$0 top" draw:handle-range-x-minimum="$2" draw:handle-range-x-maximum="?f9"/>
          </draw:enhanced-geometry>
        </draw:custom-shape>
        <draw:custom-shape draw:style-name="gr10" draw:text-style-name="P9" draw:layer="layout" svg:width="0.581cm" svg:height="0.581cm" draw:transform="rotate (0.698131700797732) translate (1.33cm 14.82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0" draw:layer="layout" svg:width="0.119cm" svg:height="0.119cm" draw:transform="rotate (0.698131700797732) translate (1.654cm 14.85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39" draw:layer="layout" svg:width="0.82cm" svg:height="0.962cm" svg:x="0.859cm" svg:y="14.681cm">
          <draw:text-box>
            <text:p><text:span text:style-name="T4">z</text:span></text:p>
          </draw:text-box>
        </draw:frame>
        <draw:frame draw:style-name="gr12" draw:text-style-name="P39" draw:layer="layout" svg:width="0.82cm" svg:height="0.962cm" svg:x="2.85cm" svg:y="14.681cm">
          <draw:text-box>
            <text:p><text:span text:style-name="T4">x</text:span></text:p>
          </draw:text-box>
        </draw:frame>
        <draw:frame draw:style-name="gr12" draw:text-style-name="P39" draw:layer="layout" svg:width="0.82cm" svg:height="0.962cm" svg:x="0.859cm" svg:y="12.823cm">
          <draw:text-box>
            <text:p><text:span text:style-name="T4">y</text:span></text:p>
          </draw:text-box>
        </draw:frame>
        <draw:line draw:style-name="gr39" draw:text-style-name="P17" draw:layer="layout" svg:x1="26.298cm" svg:y1="9.742cm" svg:x2="30.819cm" svg:y2="9.742cm">
          <text:p/>
        </draw:line>
        <draw:line draw:style-name="gr45" draw:text-style-name="P17" draw:layer="layout" svg:x1="26.298cm" svg:y1="9.742cm" svg:x2="30.819cm" svg:y2="9.742cm">
          <text:p/>
        </draw:line>
        <draw:line draw:style-name="gr41" draw:text-style-name="P17" draw:layer="layout" svg:x1="2.87cm" svg:y1="12.572cm" svg:x2="5.734cm" svg:y2="9.708cm">
          <text:p/>
        </draw:line>
        <draw:line draw:style-name="gr52" draw:text-style-name="P17" draw:layer="layout" svg:x1="16.844cm" svg:y1="12.562cm" svg:x2="23.555cm" svg:y2="12.562cm">
          <text:p/>
        </draw:line>
        <draw:line draw:style-name="gr39" draw:text-style-name="P17" draw:layer="layout" svg:x1="0.526cm" svg:y1="12.562cm" svg:x2="2.833cm" svg:y2="12.562cm">
          <text:p/>
        </draw:line>
        <draw:line draw:style-name="gr41" draw:text-style-name="P17" draw:layer="layout" svg:x1="26.281cm" svg:y1="9.793cm" svg:x2="29.997cm" svg:y2="6.077cm">
          <text:p/>
        </draw:line>
        <draw:line draw:style-name="gr44" draw:text-style-name="P17" draw:layer="layout" svg:x1="26.28cm" svg:y1="9.794cm" svg:x2="29.996cm" svg:y2="6.078cm">
          <text:p/>
        </draw:line>
        <draw:line draw:style-name="gr43" draw:text-style-name="P17" draw:layer="layout" svg:x1="16.832cm" svg:y1="9.75cm" svg:x2="26.368cm" svg:y2="9.75cm">
          <text:p/>
        </draw:line>
        <draw:ellipse draw:style-name="gr6" draw:text-style-name="P6" draw:layer="layout" svg:width="2.482cm" svg:height="1.88cm" draw:transform="skewX (-0.00802851455917392) rotate (-3.14159265358979) translate (31.569cm 10.728cm)" draw:kind="cut" draw:start-angle="88.96" draw:end-angle="271.12">
          <text:p/>
        </draw:ellipse>
        <draw:connector draw:style-name="gr7" draw:text-style-name="P7" draw:layer="layout" draw:type="curve" draw:line-skew="-0.004cm" svg:x1="31.561cm" svg:y1="9.788cm" svg:x2="31.892cm" svg:y2="11.34cm" svg:d="M31561 9788c745 0 580 1552 331 1552" svg:viewBox="0 0 542 1553">
          <text:p/>
        </draw:connector>
        <draw:ellipse draw:style-name="gr6" draw:text-style-name="P6" draw:layer="layout" svg:width="2.482cm" svg:height="1.88cm" draw:transform="skewX (-0.00802851455917384) rotate (-2.35619449019235) translate (30.751cm 6.609cm)" draw:kind="cut" draw:start-angle="88.96" draw:end-angle="271.12">
          <text:p/>
        </draw:ellipse>
        <draw:connector draw:style-name="gr7" draw:text-style-name="P7" draw:layer="layout" draw:type="curve" draw:line-skew="1.217cm" svg:x1="30.081cm" svg:y1="5.95cm" svg:x2="31.3cm" svg:y2="7.903cm" svg:d="M30081 5950c0 744 1219-232 1219 1953" svg:viewBox="0 0 1220 1954">
          <text:p/>
        </draw:connector>
        <draw:frame draw:style-name="gr122" draw:text-style-name="P40" draw:layer="layout" svg:width="4.202cm" svg:height="1.778cm" draw:transform="rotate (1.30899693899575) translate (3.194cm 11.447cm)">
          <draw:text-box>
            <text:p><text:span text:style-name="T5">Phase shifter</text:span></text:p>
          </draw:text-box>
        </draw:frame>
        <draw:line draw:style-name="gr39" draw:text-style-name="P17" draw:layer="layout" svg:x1="2.816cm" svg:y1="12.562cm" svg:x2="9.478cm" svg:y2="12.562cm">
          <text:p/>
        </draw:line>
        <draw:line draw:style-name="gr41" draw:text-style-name="P17" draw:layer="layout" svg:x1="5.659cm" svg:y1="9.739cm" svg:x2="9.802cm" svg:y2="9.739cm">
          <text:p/>
        </draw:line>
        <draw:frame draw:style-name="gr74" draw:text-style-name="P1" draw:layer="layout" svg:width="1.068cm" svg:height="0.878cm" svg:x="17.425cm" svg:y="5.954cm">
          <draw:image xlink:href="Pictures/100002010000019B000001E880CE966257468023.png" xlink:type="simple" xlink:show="embed" xlink:actuate="onLoad" loext:mime-type="image/png">
            <text:p/>
          </draw:image>
        </draw:frame>
        <draw:custom-shape draw:style-name="gr56" draw:text-style-name="P21" draw:layer="layout" svg:width="0.398cm" svg:height="5.787cm" draw:transform="rotate (-0.261799387799149) translate (4.961cm 7.94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5" draw:text-style-name="P25" draw:layer="layout" svg:width="1.422cm" svg:height="0.965cm" svg:x="17.177cm" svg:y="5.918cm">
          <text:p/>
          <draw:enhanced-geometry svg:viewBox="0 0 21600 21600" draw:type="rectangle" draw:enhanced-path="M 0 0 L 21600 0 21600 21600 0 21600 0 0 Z N"/>
        </draw:custom-shape>
        <draw:frame draw:style-name="gr123" draw:text-style-name="P1" draw:layer="layout" svg:width="1.972cm" svg:height="1.162cm" svg:x="25.348cm" svg:y="13.007cm">
          <draw:image xlink:href="Pictures/100002010000040300000248A3AB9C12646B2544.png" xlink:type="simple" xlink:show="embed" xlink:actuate="onLoad" loext:mime-type="image/png">
            <text:p/>
          </draw:image>
        </draw:frame>
        <draw:frame draw:style-name="gr124" draw:text-style-name="P1" draw:layer="layout" svg:width="7.112cm" svg:height="1.321cm" svg:x="9.6cm" svg:y="9.098cm">
          <draw:image xlink:href="Pictures/10000201000004740000027E97BF8F2A0805D44E.png" xlink:type="simple" xlink:show="embed" xlink:actuate="onLoad" loext:mime-type="image/png">
            <text:p/>
          </draw:image>
        </draw:frame>
        <draw:frame draw:style-name="gr125" draw:text-style-name="P1" draw:layer="layout" svg:width="7.112cm" svg:height="1.346cm" svg:x="9.6cm" svg:y="11.904cm">
          <draw:image xlink:href="Pictures/10000201000004740000027E97BF8F2A0805D44E.png" xlink:type="simple" xlink:show="embed" xlink:actuate="onLoad" loext:mime-type="image/png">
            <text:p/>
          </draw:image>
        </draw:frame>
        <draw:line draw:style-name="gr126" draw:text-style-name="P3" draw:layer="layout" svg:x1="0.645cm" svg:y1="12.562cm" svg:x2="2.575cm" svg:y2="12.563cm">
          <text:p/>
        </draw:line>
        <draw:frame draw:style-name="gr127" draw:text-style-name="P1" draw:layer="layout" svg:width="3.758cm" svg:height="1.401cm" svg:x="5.798cm" svg:y="11.208cm">
          <draw:image xlink:href="Pictures/10000201000002EF00000137A4318ACCC1DA8517.png" xlink:type="simple" xlink:show="embed" xlink:actuate="onLoad" loext:mime-type="image/png">
            <text:p/>
          </draw:image>
        </draw:frame>
        <draw:frame draw:style-name="gr128" draw:text-style-name="P1" draw:layer="layout" svg:width="7.084cm" svg:height="1.184cm" svg:x="16.912cm" svg:y="11.426cm">
          <draw:image xlink:href="Pictures/10000201000002EF00000137A4318ACCC1DA8517.png" xlink:type="simple" xlink:show="embed" xlink:actuate="onLoad" loext:mime-type="image/png">
            <text:p/>
          </draw:image>
        </draw:frame>
        <draw:frame draw:style-name="gr129" draw:text-style-name="P1" draw:layer="layout" svg:width="7.084cm" svg:height="1.144cm" svg:x="16.912cm" svg:y="8.418cm">
          <draw:image xlink:href="Pictures/10000201000002EF00000137A4318ACCC1DA8517.png" xlink:type="simple" xlink:show="embed" xlink:actuate="onLoad" loext:mime-type="image/png">
            <text:p/>
          </draw:image>
        </draw:frame>
        <draw:frame draw:style-name="gr130" draw:text-style-name="P1" draw:layer="layout" svg:width="2.464cm" svg:height="1.258cm" svg:x="7.092cm" svg:y="8.417cm">
          <draw:image xlink:href="Pictures/10000201000002EF00000137A4318ACCC1DA8517.png" xlink:type="simple" xlink:show="embed" xlink:actuate="onLoad" loext:mime-type="image/png">
            <text:p/>
          </draw:image>
        </draw:frame>
      </draw:page>
      <draw:page draw:name="page15" draw:style-name="dp1" draw:master-page-name="Default">
        <draw:custom-shape draw:style-name="gr131" draw:text-style-name="P33" draw:layer="layout" svg:width="4.775cm" svg:height="9.5cm" svg:x="20.865cm" svg:y="6.058cm">
          <text:p text:style-name="P41"><text:s/></text:p>
          <draw:enhanced-geometry svg:viewBox="0 0 21600 21600" draw:mirror-vertical="true" draw:mirror-horizontal="false" draw:type="rectangle" draw:enhanced-path="M 0 0 L 21600 0 21600 21600 0 21600 0 0 Z N"/>
        </draw:custom-shape>
        <draw:custom-shape draw:style-name="gr132" draw:text-style-name="P30" draw:layer="layout" svg:width="5.537cm" svg:height="9.5cm" svg:x="6.893cm" svg:y="6.058cm">
          <text:p/>
          <draw:enhanced-geometry svg:viewBox="0 0 21600 21600" draw:type="rectangle" draw:enhanced-path="M 0 0 L 21600 0 21600 21600 0 21600 0 0 Z N"/>
        </draw:custom-shape>
        <draw:custom-shape draw:style-name="gr133" draw:text-style-name="P42" draw:layer="layout" svg:width="8.433cm" svg:height="9.5cm" svg:x="12.429cm" svg:y="6.032cm">
          <text:p text:style-name="P41"><text:s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4" draw:text-style-name="P32" draw:layer="layout" svg:width="18.745cm" svg:height="9.474cm" svg:x="6.889cm" svg:y="6.058cm">
          <text:p/>
          <draw:enhanced-geometry svg:viewBox="0 0 21600 21600" draw:type="rectangle" draw:enhanced-path="M 0 0 L 21600 0 21600 21600 0 21600 0 0 Z N"/>
        </draw:custom-shape>
        <draw:frame draw:style-name="gr135" draw:text-style-name="P43" draw:layer="layout" svg:width="4.486cm" svg:height="0.962cm" svg:x="7.418cm" svg:y="6.138cm">
          <draw:text-box>
            <text:p><text:span text:style-name="T6">Pre-selection</text:span></text:p>
          </draw:text-box>
        </draw:frame>
        <draw:frame draw:style-name="gr136" draw:text-style-name="P43" draw:layer="layout" svg:width="4.841cm" svg:height="0.962cm" svg:x="20.832cm" svg:y="6.138cm">
          <draw:text-box>
            <text:p><text:span text:style-name="T6">Post-selection</text:span></text:p>
          </draw:text-box>
        </draw:frame>
        <draw:frame draw:style-name="gr137" draw:text-style-name="P43" draw:layer="layout" svg:width="3.749cm" svg:height="0.962cm" svg:x="14.771cm" svg:y="6.138cm">
          <draw:text-box>
            <text:p><text:span text:style-name="T6">Interaction</text:span></text:p>
          </draw:text-box>
        </draw:frame>
        <draw:line draw:style-name="gr138" draw:text-style-name="P7" draw:layer="layout" svg:x1="12.258cm" svg:y1="8.245cm" svg:x2="12.258cm" svg:y2="14.508cm">
          <text:p/>
        </draw:line>
        <draw:line draw:style-name="gr138" draw:text-style-name="P7" draw:layer="layout" svg:x1="20.679cm" svg:y1="8.245cm" svg:x2="20.679cm" svg:y2="12.271cm">
          <text:p/>
        </draw:line>
        <draw:line draw:style-name="gr139" draw:text-style-name="P17" draw:layer="layout" svg:x1="11.147cm" svg:y1="11.042cm" svg:x2="21.856cm" svg:y2="11.042cm">
          <text:p/>
        </draw:line>
        <draw:custom-shape draw:style-name="gr140" draw:text-style-name="P25" draw:layer="layout" svg:width="1.981cm" svg:height="0.965cm" svg:x="10.275cm" svg:y="7.83cm">
          <text:p/>
          <draw:enhanced-geometry svg:viewBox="0 0 21600 21600" draw:type="rectangle" draw:enhanced-path="M 0 0 L 21600 0 21600 21600 0 21600 0 0 Z N"/>
        </draw:custom-shape>
        <draw:frame draw:style-name="gr73" draw:text-style-name="P1" draw:layer="layout" svg:width="1.657cm" svg:height="0.882cm" svg:x="10.484cm" svg:y="7.866cm">
          <draw:image xlink:href="Pictures/100002010000019B000001E880CE966257468023.png" xlink:type="simple" xlink:show="embed" xlink:actuate="onLoad" loext:mime-type="image/png">
            <text:p/>
          </draw:image>
        </draw:frame>
        <draw:line draw:style-name="gr141" draw:text-style-name="P17" draw:layer="layout" svg:x1="19.368cm" svg:y1="14.518cm" svg:x2="21.406cm" svg:y2="10.988cm">
          <text:p/>
        </draw:line>
        <draw:frame draw:style-name="gr1" draw:text-style-name="P1" draw:layer="layout" svg:width="1.118cm" svg:height="0.787cm" svg:x="7.178cm" svg:y="13.562cm">
          <draw:image xlink:href="Pictures/10000201000000E7000000A723792A47D95012D9.png" xlink:type="simple" xlink:show="embed" xlink:actuate="onLoad" loext:mime-type="image/png">
            <text:p/>
          </draw:image>
        </draw:frame>
        <draw:line draw:style-name="gr141" draw:text-style-name="P17" draw:layer="layout" svg:x1="21.329cm" svg:y1="11.046cm" svg:x2="24.203cm" svg:y2="11.046cm">
          <text:p/>
        </draw:line>
        <draw:line draw:style-name="gr142" draw:text-style-name="P17" draw:layer="layout" svg:x1="21.239cm" svg:y1="11.046cm" svg:x2="24.063cm" svg:y2="11.046cm">
          <text:p/>
        </draw:line>
        <draw:line draw:style-name="gr139" draw:text-style-name="P17" draw:layer="layout" svg:x1="9.191cm" svg:y1="14.509cm" svg:x2="11.216cm" svg:y2="11.001cm">
          <text:p/>
        </draw:line>
        <draw:line draw:style-name="gr139" draw:text-style-name="P17" draw:layer="layout" svg:x1="21.373cm" svg:y1="11.041cm" svg:x2="22.979cm" svg:y2="8.261cm">
          <text:p/>
        </draw:line>
        <draw:line draw:style-name="gr143" draw:text-style-name="P17" draw:layer="layout" svg:x1="21.305cm" svg:y1="11.165cm" svg:x2="23.088cm" svg:y2="8.076cm">
          <text:p/>
        </draw:line>
        <draw:line draw:style-name="gr144" draw:text-style-name="P17" draw:layer="layout" svg:x1="7.251cm" svg:y1="14.487cm" svg:x2="19.431cm" svg:y2="14.467cm">
          <text:p/>
        </draw:line>
        <draw:frame draw:style-name="gr74" draw:text-style-name="P1" draw:layer="layout" svg:width="1.068cm" svg:height="0.878cm" svg:x="19.505cm" svg:y="7.869cm">
          <draw:image xlink:href="Pictures/100002010000019B000001E880CE966257468023.png" xlink:type="simple" xlink:show="embed" xlink:actuate="onLoad" loext:mime-type="image/png">
            <text:p/>
          </draw:image>
        </draw:frame>
        <draw:custom-shape draw:style-name="gr145" draw:text-style-name="P25" draw:layer="layout" svg:width="1.422cm" svg:height="0.965cm" svg:x="19.257cm" svg:y="7.833cm">
          <text:p/>
          <draw:enhanced-geometry svg:viewBox="0 0 21600 21600" draw:type="rectangle" draw:enhanced-path="M 0 0 L 21600 0 21600 21600 0 21600 0 0 Z N"/>
        </draw:custom-shape>
        <draw:line draw:style-name="gr146" draw:text-style-name="P3" draw:layer="layout" svg:x1="7.247cm" svg:y1="14.487cm" svg:x2="9.177cm" svg:y2="14.488cm">
          <text:p/>
        </draw:line>
        <draw:frame draw:style-name="gr127" draw:text-style-name="P1" draw:layer="layout" svg:width="3.251cm" svg:height="1.194cm" draw:transform="rotate (1.10706234454) translate (8.86cm 13.07cm)">
          <draw:image xlink:href="Pictures/10000201000002EF00000137A4318ACCC1DA8517.png" xlink:type="simple" xlink:show="embed" xlink:actuate="onLoad" loext:mime-type="image/png">
            <text:p/>
          </draw:image>
        </draw:frame>
        <draw:frame draw:style-name="gr147" draw:text-style-name="P1" draw:layer="layout" svg:width="2.131cm" svg:height="1.136cm" svg:x="10.221cm" svg:y="13.369cm">
          <draw:image xlink:href="Pictures/10000201000002EF00000137A4318ACCC1DA8517.png" xlink:type="simple" xlink:show="embed" xlink:actuate="onLoad" loext:mime-type="image/png">
            <text:p/>
          </draw:image>
        </draw:frame>
        <draw:ellipse draw:style-name="gr6" draw:text-style-name="P6" xml:id="id13" draw:id="id13" draw:layer="layout" svg:width="2.002cm" svg:height="1.285cm" draw:transform="skewX (-0.00785398163397448) rotate (-3.14159265358979) translate (25.228cm 11.691cm)" draw:kind="cut" draw:start-angle="88.96" draw:end-angle="271.12">
          <text:p/>
        </draw:ellipse>
        <draw:connector draw:style-name="gr7" draw:text-style-name="P7" draw:layer="layout" draw:type="curve" draw:line-skew="-0.378cm" svg:x1="25.223cm" svg:y1="11.049cm" svg:x2="24.9cm" svg:y2="12.435cm" draw:start-shape="id13" draw:start-glue-point="3" svg:d="M25223 11049c184 0 346 1386-323 1386" svg:viewBox="0 0 485 1387">
          <text:p/>
        </draw:connector>
        <draw:ellipse draw:style-name="gr6" draw:text-style-name="P6" xml:id="id14" draw:id="id14" draw:layer="layout" svg:width="2.002cm" svg:height="1.285cm" draw:transform="skewX (-0.00785398163397456) rotate (-2.0943951023932) translate (23.953cm 7.859cm)" draw:kind="cut" draw:start-angle="88.96" draw:end-angle="271.12">
          <text:p/>
        </draw:ellipse>
        <draw:connector draw:style-name="gr7" draw:text-style-name="P7" draw:layer="layout" draw:type="curve" draw:line-skew="0.172cm" svg:x1="23.395cm" svg:y1="7.542cm" svg:x2="24.857cm" svg:y2="7.915cm" draw:start-shape="id14" draw:start-glue-point="3" svg:d="M23395 7542c0-577 1462-764 1462 373" svg:viewBox="0 0 1463 832">
          <text:p/>
        </draw:connector>
        <draw:custom-shape draw:style-name="gr148" draw:text-style-name="P13" draw:layer="layout" svg:width="2.134cm" svg:height="1.424cm" svg:x="12.704cm" svg:y="10.3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9" draw:text-style-name="P13" draw:layer="layout" svg:width="2.134cm" svg:height="1.396cm" svg:x="12.704cm" svg:y="13.757cm">
          <text:p/>
          <draw:enhanced-geometry svg:viewBox="0 0 21600 21600" draw:type="rectangle" draw:enhanced-path="M 0 0 L 21600 0 21600 21600 0 21600 0 0 Z N"/>
        </draw:custom-shape>
        <draw:frame draw:style-name="gr150" draw:text-style-name="P1" draw:layer="layout" svg:width="4.696cm" svg:height="1.136cm" svg:x="15.14cm" svg:y="13.369cm">
          <draw:image xlink:href="Pictures/10000201000002EF00000137A4318ACCC1DA8517.png" xlink:type="simple" xlink:show="embed" xlink:actuate="onLoad" loext:mime-type="image/png">
            <text:p/>
          </draw:image>
        </draw:frame>
        <draw:frame draw:style-name="gr151" draw:text-style-name="P1" draw:layer="layout" svg:width="5.845cm" svg:height="1.112cm" svg:x="15.008cm" svg:y="9.996cm">
          <draw:image xlink:href="Pictures/10000201000002EF00000137A4318ACCC1DA8517.png" xlink:type="simple" xlink:show="embed" xlink:actuate="onLoad" loext:mime-type="image/png">
            <text:p/>
          </draw:image>
        </draw:frame>
        <draw:frame draw:style-name="gr152" draw:text-style-name="P1" draw:layer="layout" svg:width="1.93cm" svg:height="1.168cm" svg:x="12.805cm" svg:y="10.426cm">
          <draw:image xlink:href="Pictures/10000201000000FA00000140B1CE5A597B2E8A83.png" xlink:type="simple" xlink:show="embed" xlink:actuate="onLoad" loext:mime-type="image/png">
            <text:p/>
          </draw:image>
        </draw:frame>
        <draw:frame draw:style-name="gr153" draw:text-style-name="P1" draw:layer="layout" svg:width="1.93cm" svg:height="1.366cm" svg:x="12.805cm" svg:y="13.724cm">
          <draw:image xlink:href="Pictures/10000201000000FA00000140B1CE5A597B2E8A83.png" xlink:type="simple" xlink:show="embed" xlink:actuate="onLoad" loext:mime-type="image/png">
            <text:p/>
          </draw:image>
        </draw:frame>
        <draw:frame draw:style-name="gr154" draw:text-style-name="P1" draw:layer="layout" svg:width="2.233cm" svg:height="0.87cm" draw:transform="rotate (1.0471975511966) translate (20.912cm 9.932cm)">
          <draw:image xlink:href="Pictures/100002010000014E0000013000D0D035C6697261.png" xlink:type="simple" xlink:show="embed" xlink:actuate="onLoad" loext:mime-type="image/png">
            <text:p/>
          </draw:image>
        </draw:frame>
        <draw:g>
          <draw:frame draw:style-name="gr155" draw:text-style-name="P1" draw:layer="layout" svg:width="1.106cm" svg:height="0.807cm" svg:x="22.005cm" svg:y="10.159cm">
            <draw:image xlink:href="Pictures/100002010000015C0000022CB9A9F430A8141E7A.png" xlink:type="simple" xlink:show="embed" xlink:actuate="onLoad" loext:mime-type="image/png">
              <text:p/>
            </draw:image>
          </draw:frame>
          <draw:frame draw:style-name="gr156" draw:text-style-name="P1" draw:layer="layout" svg:width="1.074cm" svg:height="0.799cm" svg:x="23.101cm" svg:y="10.152cm">
            <draw:image xlink:href="Pictures/100002010000015C0000022CB9A9F430A8141E7A.png" xlink:type="simple" xlink:show="embed" xlink:actuate="onLoad" loext:mime-type="image/png">
              <text:p/>
            </draw:image>
          </draw:frame>
        </draw:g>
      </draw:page>
      <draw:page draw:name="page16" draw:style-name="dp1" draw:master-page-name="Default">
        <draw:g>
          <draw:custom-shape draw:style-name="gr157" draw:text-style-name="P44" draw:layer="layout" svg:width="4.775cm" svg:height="9.5cm" svg:x="20.865cm" svg:y="6.032cm">
            <text:p text:style-name="P41"><text:s/></text:p>
            <draw:enhanced-geometry svg:viewBox="0 0 21600 21600" draw:mirror-vertical="true" draw:mirror-horizontal="false" draw:type="rectangle" draw:enhanced-path="M 0 0 L 21600 0 21600 21600 0 21600 0 0 Z N"/>
          </draw:custom-shape>
          <draw:custom-shape draw:style-name="gr158" draw:text-style-name="P45" draw:layer="layout" svg:width="5.537cm" svg:height="9.5cm" svg:x="6.893cm" svg:y="6.058cm">
            <text:p/>
            <draw:enhanced-geometry svg:viewBox="0 0 21600 21600" draw:type="rectangle" draw:enhanced-path="M 0 0 L 21600 0 21600 21600 0 21600 0 0 Z N"/>
          </draw:custom-shape>
          <draw:custom-shape draw:style-name="gr159" draw:text-style-name="P46" draw:layer="layout" svg:width="8.433cm" svg:height="9.5cm" svg:x="12.429cm" svg:y="6.032cm">
            <text:p text:style-name="P41"><text:s/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0" draw:text-style-name="P32" draw:layer="layout" svg:width="18.745cm" svg:height="9.474cm" svg:x="6.889cm" svg:y="6.032cm">
            <text:p/>
            <draw:enhanced-geometry svg:viewBox="0 0 21600 21600" draw:type="rectangle" draw:enhanced-path="M 0 0 L 21600 0 21600 21600 0 21600 0 0 Z N"/>
          </draw:custom-shape>
          <draw:frame draw:style-name="gr135" draw:text-style-name="P43" draw:layer="layout" svg:width="4.486cm" svg:height="0.962cm" svg:x="7.418cm" svg:y="6.138cm">
            <draw:text-box>
              <text:p><text:span text:style-name="T6">Pre-selection</text:span></text:p>
            </draw:text-box>
          </draw:frame>
          <draw:frame draw:style-name="gr136" draw:text-style-name="P43" draw:layer="layout" svg:width="4.841cm" svg:height="0.962cm" svg:x="20.832cm" svg:y="6.138cm">
            <draw:text-box>
              <text:p><text:span text:style-name="T6">Post-selection</text:span></text:p>
            </draw:text-box>
          </draw:frame>
          <draw:frame draw:style-name="gr137" draw:text-style-name="P43" draw:layer="layout" svg:width="3.749cm" svg:height="0.962cm" svg:x="14.771cm" svg:y="6.138cm">
            <draw:text-box>
              <text:p><text:span text:style-name="T6">Interaction</text:span></text:p>
            </draw:text-box>
          </draw:frame>
          <draw:line draw:style-name="gr161" draw:text-style-name="P7" draw:layer="layout" svg:x1="12.158cm" svg:y1="8.169cm" svg:x2="12.158cm" svg:y2="14.432cm">
            <text:p/>
          </draw:line>
          <draw:line draw:style-name="gr161" draw:text-style-name="P7" draw:layer="layout" svg:x1="20.579cm" svg:y1="8.169cm" svg:x2="20.579cm" svg:y2="12.366cm">
            <text:p/>
          </draw:line>
          <draw:line draw:style-name="gr139" draw:text-style-name="P17" draw:layer="layout" svg:x1="11.147cm" svg:y1="10.966cm" svg:x2="21.856cm" svg:y2="10.966cm">
            <text:p/>
          </draw:line>
          <draw:line draw:style-name="gr141" draw:text-style-name="P17" draw:layer="layout" svg:x1="19.368cm" svg:y1="14.442cm" svg:x2="21.406cm" svg:y2="10.912cm">
            <text:p/>
          </draw:line>
          <draw:line draw:style-name="gr141" draw:text-style-name="P17" draw:layer="layout" svg:x1="21.329cm" svg:y1="10.97cm" svg:x2="24.203cm" svg:y2="10.97cm">
            <text:p/>
          </draw:line>
          <draw:line draw:style-name="gr142" draw:text-style-name="P17" draw:layer="layout" svg:x1="21.239cm" svg:y1="10.97cm" svg:x2="24.063cm" svg:y2="10.97cm">
            <text:p/>
          </draw:line>
          <draw:line draw:style-name="gr139" draw:text-style-name="P17" draw:layer="layout" svg:x1="9.191cm" svg:y1="14.433cm" svg:x2="11.216cm" svg:y2="10.925cm">
            <text:p/>
          </draw:line>
          <draw:line draw:style-name="gr139" draw:text-style-name="P17" draw:layer="layout" svg:x1="21.373cm" svg:y1="10.965cm" svg:x2="22.979cm" svg:y2="8.185cm">
            <text:p/>
          </draw:line>
          <draw:line draw:style-name="gr143" draw:text-style-name="P17" draw:layer="layout" svg:x1="21.305cm" svg:y1="11.089cm" svg:x2="23.088cm" svg:y2="8cm">
            <text:p/>
          </draw:line>
          <draw:line draw:style-name="gr144" draw:text-style-name="P17" draw:layer="layout" svg:x1="7.251cm" svg:y1="14.411cm" svg:x2="19.431cm" svg:y2="14.391cm">
            <text:p/>
          </draw:line>
          <draw:line draw:style-name="gr146" draw:text-style-name="P3" draw:layer="layout" svg:x1="7.247cm" svg:y1="14.411cm" svg:x2="9.177cm" svg:y2="14.412cm">
            <text:p/>
          </draw:line>
          <draw:frame draw:style-name="gr127" draw:text-style-name="P1" draw:layer="layout" svg:width="3.251cm" svg:height="1.194cm" draw:transform="rotate (1.10706234454) translate (8.76cm 13.094cm)">
            <draw:image xlink:href="Pictures/10000201000002EF00000137A4318ACCC1DA8517.png" xlink:type="simple" xlink:show="embed" xlink:actuate="onLoad" loext:mime-type="image/png">
              <text:p/>
            </draw:image>
          </draw:frame>
          <draw:frame draw:style-name="gr147" draw:text-style-name="P1" draw:layer="layout" svg:width="2.131cm" svg:height="1.136cm" svg:x="10.021cm" svg:y="13.293cm">
            <draw:image xlink:href="Pictures/10000201000002EF00000137A4318ACCC1DA8517.png" xlink:type="simple" xlink:show="embed" xlink:actuate="onLoad" loext:mime-type="image/png">
              <text:p/>
            </draw:image>
          </draw:frame>
          <draw:ellipse draw:style-name="gr6" draw:text-style-name="P6" xml:id="id15" draw:id="id15" draw:layer="layout" svg:width="2.002cm" svg:height="1.285cm" draw:transform="skewX (-0.00785398163397456) rotate (-2.0943951023932) translate (23.953cm 7.783cm)" draw:kind="cut" draw:start-angle="88.96" draw:end-angle="271.12">
            <text:p/>
          </draw:ellipse>
          <draw:connector draw:style-name="gr7" draw:text-style-name="P7" draw:layer="layout" draw:type="curve" draw:line-skew="0.278cm" svg:x1="23.395cm" svg:y1="7.466cm" svg:x2="24.857cm" svg:y2="7.839cm" draw:start-shape="id15" draw:start-glue-point="3" svg:d="M23395 7466c0-418 1462-605 1462 373" svg:viewBox="0 0 1463 713">
            <text:p/>
          </draw:connector>
          <draw:frame draw:style-name="gr150" draw:text-style-name="P1" draw:layer="layout" svg:width="4.696cm" svg:height="1.136cm" svg:x="14.851cm" svg:y="13.293cm">
            <draw:image xlink:href="Pictures/10000201000002EF00000137A4318ACCC1DA8517.png" xlink:type="simple" xlink:show="embed" xlink:actuate="onLoad" loext:mime-type="image/png">
              <text:p/>
            </draw:image>
          </draw:frame>
          <draw:frame draw:style-name="gr151" draw:text-style-name="P1" draw:layer="layout" svg:width="5.845cm" svg:height="1.112cm" svg:x="14.775cm" svg:y="9.92cm">
            <draw:image xlink:href="Pictures/10000201000002EF00000137A4318ACCC1DA8517.png" xlink:type="simple" xlink:show="embed" xlink:actuate="onLoad" loext:mime-type="image/png">
              <text:p/>
            </draw:image>
          </draw:frame>
          <draw:custom-shape draw:style-name="gr148" draw:text-style-name="P13" draw:layer="layout" svg:width="2.134cm" svg:height="1.424cm" svg:x="12.604cm" svg:y="10.2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9" draw:text-style-name="P13" draw:layer="layout" svg:width="2.134cm" svg:height="1.396cm" svg:x="12.604cm" svg:y="13.681cm">
            <text:p/>
            <draw:enhanced-geometry svg:viewBox="0 0 21600 21600" draw:type="rectangle" draw:enhanced-path="M 0 0 L 21600 0 21600 21600 0 21600 0 0 Z N"/>
          </draw:custom-shape>
          <draw:frame draw:style-name="gr153" draw:text-style-name="P1" draw:layer="layout" svg:width="1.93cm" svg:height="1.366cm" svg:x="12.705cm" svg:y="10.236cm">
            <draw:image xlink:href="Pictures/10000201000000FA00000140B1CE5A597B2E8A83.png" xlink:type="simple" xlink:show="embed" xlink:actuate="onLoad" loext:mime-type="image/png">
              <text:p/>
            </draw:image>
          </draw:frame>
          <draw:custom-shape draw:style-name="gr162" draw:text-style-name="P47" draw:layer="layout" svg:width="2.083cm" svg:height="1.067cm" svg:x="10.075cm" svg:y="7.467cm">
            <text:p/>
            <draw:enhanced-geometry svg:viewBox="0 0 21600 21600" draw:type="rectangle" draw:enhanced-path="M 0 0 L 21600 0 21600 21600 0 21600 0 0 Z N"/>
          </draw:custom-shape>
          <draw:custom-shape draw:style-name="gr163" draw:text-style-name="P47" draw:layer="layout" svg:width="2.184cm" svg:height="1.067cm" svg:x="18.394cm" svg:y="7.467cm">
            <text:p/>
            <draw:enhanced-geometry svg:viewBox="0 0 21600 21600" draw:type="rectangle" draw:enhanced-path="M 0 0 L 21600 0 21600 21600 0 21600 0 0 Z N"/>
          </draw:custom-shape>
          <draw:frame draw:style-name="gr164" draw:text-style-name="P1" draw:layer="layout" svg:width="1.87cm" svg:height="0.866cm" svg:x="10.158cm" svg:y="7.567cm">
            <draw:image xlink:href="Pictures/1000020100000130000001102162B9CD0E869E5B.png" xlink:type="simple" xlink:show="embed" xlink:actuate="onLoad" loext:mime-type="image/png">
              <text:p/>
            </draw:image>
          </draw:frame>
          <draw:frame draw:style-name="gr165" draw:text-style-name="P1" draw:layer="layout" svg:width="2.087cm" svg:height="0.813cm" svg:x="18.428cm" svg:y="7.594cm">
            <draw:image xlink:href="Pictures/1000020100000130000001102162B9CD0E869E5B.png" xlink:type="simple" xlink:show="embed" xlink:actuate="onLoad" loext:mime-type="image/png">
              <text:p/>
            </draw:image>
          </draw:frame>
          <draw:g>
            <draw:frame draw:style-name="gr155" draw:text-style-name="P1" draw:layer="layout" svg:width="1.038cm" svg:height="0.807cm" svg:x="22.013cm" svg:y="10.102cm">
              <draw:image xlink:href="Pictures/100002010000015C0000022CB9A9F430A8141E7A.png" xlink:type="simple" xlink:show="embed" xlink:actuate="onLoad" loext:mime-type="image/png">
                <text:p/>
              </draw:image>
            </draw:frame>
            <draw:frame draw:style-name="gr156" draw:text-style-name="P1" draw:layer="layout" svg:width="1.008cm" svg:height="0.797cm" svg:x="23.041cm" svg:y="10.096cm">
              <draw:image xlink:href="Pictures/100002010000015C0000022CB9A9F430A8141E7A.png" xlink:type="simple" xlink:show="embed" xlink:actuate="onLoad" loext:mime-type="image/png">
                <text:p/>
              </draw:image>
            </draw:frame>
          </draw:g>
          <draw:g>
            <draw:frame draw:style-name="gr166" draw:text-style-name="P1" draw:layer="layout" svg:width="1.037cm" svg:height="0.811cm" draw:transform="rotate (1.0471975511966) translate (20.987cm 9.838cm)">
              <draw:image xlink:href="Pictures/100002010000015C0000022CB9A9F430A8141E7A.png" xlink:type="simple" xlink:show="embed" xlink:actuate="onLoad" loext:mime-type="image/png">
                <text:p/>
              </draw:image>
            </draw:frame>
            <draw:frame draw:style-name="gr167" draw:text-style-name="P1" draw:layer="layout" svg:width="1.004cm" svg:height="0.807cm" draw:transform="rotate (1.0471975511966) translate (21.508cm 8.952cm)">
              <draw:image xlink:href="Pictures/100002010000015C0000022CB9A9F430A8141E7A.png" xlink:type="simple" xlink:show="embed" xlink:actuate="onLoad" loext:mime-type="image/png">
                <text:p/>
              </draw:image>
            </draw:frame>
          </draw:g>
          <draw:ellipse draw:style-name="gr6" draw:text-style-name="P6" xml:id="id16" draw:id="id16" draw:layer="layout" svg:width="2.002cm" svg:height="1.285cm" draw:transform="skewX (-0.00785398163397448) rotate (-3.14159265358979) translate (25.229cm 11.616cm)" draw:kind="cut" draw:start-angle="88.96" draw:end-angle="271.12">
            <text:p/>
          </draw:ellipse>
          <draw:connector draw:style-name="gr7" draw:text-style-name="P7" draw:layer="layout" draw:type="curve" draw:line-skew="-0.378cm" svg:x1="25.224cm" svg:y1="10.974cm" svg:x2="24.901cm" svg:y2="12.36cm" draw:start-shape="id16" draw:start-glue-point="3" svg:d="M25224 10974c184 0 346 1386-323 1386" svg:viewBox="0 0 485 1387">
            <text:p/>
          </draw:connector>
          <draw:frame draw:style-name="gr1" draw:text-style-name="P1" draw:layer="layout" svg:width="1.168cm" svg:height="0.914cm" svg:x="7.205cm" svg:y="13.43cm">
            <draw:image xlink:href="Pictures/10000201000000EA000000A1702D6CF4690B99B2.png" xlink:type="simple" xlink:show="embed" xlink:actuate="onLoad" loext:mime-type="image/png">
              <text:p/>
            </draw:image>
          </draw:frame>
          <draw:frame draw:style-name="gr152" draw:text-style-name="P1" draw:layer="layout" svg:width="1.93cm" svg:height="1.168cm" svg:x="12.705cm" svg:y="13.808cm">
            <draw:image xlink:href="Pictures/10000201000000FA00000140B1CE5A597B2E8A83.png" xlink:type="simple" xlink:show="embed" xlink:actuate="onLoad" loext:mime-type="image/png">
              <text:p/>
            </draw:image>
          </draw:frame>
          <draw:custom-shape draw:style-name="gr168" draw:text-style-name="P29" draw:layer="layout" svg:width="2.083cm" svg:height="0.203cm" draw:transform="rotate (-1.0471975511966) translate (8.778cm 13.416cm)">
            <text:p/>
            <draw:enhanced-geometry svg:viewBox="0 0 21600 21600" draw:type="rectangle" draw:enhanced-path="M 0 0 L 21600 0 21600 21600 0 21600 0 0 Z N"/>
          </draw:custom-shape>
          <draw:custom-shape draw:style-name="gr169" draw:text-style-name="P48" draw:layer="layout" svg:width="2.083cm" svg:height="0.203cm" draw:transform="rotate (-1.0471975511966) translate (20.94cm 10.016cm)">
            <text:p/>
            <draw:enhanced-geometry svg:viewBox="0 0 21600 21600" draw:type="rectangle" draw:enhanced-path="M 0 0 L 21600 0 21600 21600 0 21600 0 0 Z N"/>
          </draw:custom-shape>
        </draw:g>
      </draw:page>
      <draw:page draw:name="page17" draw:style-name="dp1" draw:master-page-name="Default">
        <draw:custom-shape draw:style-name="gr157" draw:text-style-name="P44" draw:layer="layout" svg:width="4.775cm" svg:height="9.5cm" svg:x="20.865cm" svg:y="6.032cm">
          <text:p text:style-name="P41"><text:s/></text:p>
          <draw:enhanced-geometry svg:viewBox="0 0 21600 21600" draw:mirror-vertical="true" draw:mirror-horizontal="false" draw:type="rectangle" draw:enhanced-path="M 0 0 L 21600 0 21600 21600 0 21600 0 0 Z N"/>
        </draw:custom-shape>
        <draw:custom-shape draw:style-name="gr158" draw:text-style-name="P45" draw:layer="layout" svg:width="5.537cm" svg:height="9.5cm" svg:x="6.893cm" svg:y="6.058cm">
          <text:p/>
          <draw:enhanced-geometry svg:viewBox="0 0 21600 21600" draw:type="rectangle" draw:enhanced-path="M 0 0 L 21600 0 21600 21600 0 21600 0 0 Z N"/>
        </draw:custom-shape>
        <draw:custom-shape draw:style-name="gr159" draw:text-style-name="P46" draw:layer="layout" svg:width="8.433cm" svg:height="9.5cm" svg:x="12.429cm" svg:y="6.032cm">
          <text:p text:style-name="P41"><text:s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0" draw:text-style-name="P32" draw:layer="layout" svg:width="18.745cm" svg:height="9.474cm" svg:x="6.889cm" svg:y="6.032cm">
          <text:p/>
          <draw:enhanced-geometry svg:viewBox="0 0 21600 21600" draw:type="rectangle" draw:enhanced-path="M 0 0 L 21600 0 21600 21600 0 21600 0 0 Z N"/>
        </draw:custom-shape>
        <draw:frame draw:style-name="gr135" draw:text-style-name="P43" draw:layer="layout" svg:width="4.486cm" svg:height="0.962cm" svg:x="7.418cm" svg:y="6.138cm">
          <draw:text-box>
            <text:p><text:span text:style-name="T6">Pre-selection</text:span></text:p>
          </draw:text-box>
        </draw:frame>
        <draw:frame draw:style-name="gr136" draw:text-style-name="P43" draw:layer="layout" svg:width="4.841cm" svg:height="0.962cm" svg:x="20.832cm" svg:y="6.138cm">
          <draw:text-box>
            <text:p><text:span text:style-name="T6">Post-selection</text:span></text:p>
          </draw:text-box>
        </draw:frame>
        <draw:frame draw:style-name="gr137" draw:text-style-name="P43" draw:layer="layout" svg:width="3.749cm" svg:height="0.962cm" svg:x="14.771cm" svg:y="6.138cm">
          <draw:text-box>
            <text:p><text:span text:style-name="T6">Interaction</text:span></text:p>
          </draw:text-box>
        </draw:frame>
        <draw:line draw:style-name="gr161" draw:text-style-name="P49" draw:layer="layout" svg:x1="11.858cm" svg:y1="8.169cm" svg:x2="11.858cm" svg:y2="14.432cm">
          <text:p/>
        </draw:line>
        <draw:line draw:style-name="gr161" draw:text-style-name="P7" draw:layer="layout" svg:x1="20.179cm" svg:y1="8.169cm" svg:x2="20.179cm" svg:y2="13.071cm">
          <text:p/>
        </draw:line>
        <draw:line draw:style-name="gr139" draw:text-style-name="P17" draw:layer="layout" svg:x1="11.147cm" svg:y1="10.966cm" svg:x2="21.856cm" svg:y2="10.966cm">
          <text:p/>
        </draw:line>
        <draw:line draw:style-name="gr141" draw:text-style-name="P17" draw:layer="layout" svg:x1="19.368cm" svg:y1="14.442cm" svg:x2="21.406cm" svg:y2="10.912cm">
          <text:p/>
        </draw:line>
        <draw:line draw:style-name="gr141" draw:text-style-name="P17" draw:layer="layout" svg:x1="21.329cm" svg:y1="10.97cm" svg:x2="24.203cm" svg:y2="10.97cm">
          <text:p/>
        </draw:line>
        <draw:line draw:style-name="gr142" draw:text-style-name="P17" draw:layer="layout" svg:x1="21.239cm" svg:y1="10.97cm" svg:x2="24.063cm" svg:y2="10.97cm">
          <text:p/>
        </draw:line>
        <draw:line draw:style-name="gr139" draw:text-style-name="P17" draw:layer="layout" svg:x1="9.191cm" svg:y1="14.433cm" svg:x2="11.216cm" svg:y2="10.925cm">
          <text:p/>
        </draw:line>
        <draw:line draw:style-name="gr139" draw:text-style-name="P17" draw:layer="layout" svg:x1="21.373cm" svg:y1="10.965cm" svg:x2="22.979cm" svg:y2="8.185cm">
          <text:p/>
        </draw:line>
        <draw:line draw:style-name="gr143" draw:text-style-name="P17" draw:layer="layout" svg:x1="21.305cm" svg:y1="11.089cm" svg:x2="23.088cm" svg:y2="8cm">
          <text:p/>
        </draw:line>
        <draw:line draw:style-name="gr144" draw:text-style-name="P17" draw:layer="layout" svg:x1="7.251cm" svg:y1="14.411cm" svg:x2="19.431cm" svg:y2="14.391cm">
          <text:p/>
        </draw:line>
        <draw:line draw:style-name="gr146" draw:text-style-name="P3" draw:layer="layout" svg:x1="7.247cm" svg:y1="14.411cm" svg:x2="9.177cm" svg:y2="14.412cm">
          <text:p/>
        </draw:line>
        <draw:ellipse draw:style-name="gr6" draw:text-style-name="P6" xml:id="id17" draw:id="id17" draw:layer="layout" svg:width="2.002cm" svg:height="1.285cm" draw:transform="skewX (-0.00785398163397456) rotate (-2.0943951023932) translate (24.053cm 7.683cm)" draw:kind="cut" draw:start-angle="88.96" draw:end-angle="271.12">
          <text:p/>
        </draw:ellipse>
        <draw:connector draw:style-name="gr7" draw:text-style-name="P7" draw:layer="layout" draw:type="curve" draw:line-skew="0.278cm" svg:x1="23.495cm" svg:y1="7.366cm" svg:x2="24.857cm" svg:y2="7.839cm" draw:start-shape="id17" draw:start-glue-point="3" svg:d="M23495 7366c0-418 1362-655 1362 473" svg:viewBox="0 0 1363 821">
          <text:p/>
        </draw:connector>
        <draw:custom-shape draw:style-name="gr170" draw:text-style-name="P13" draw:layer="layout" svg:width="2.032cm" svg:height="1.424cm" svg:x="12.604cm" svg:y="10.2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1" draw:text-style-name="P13" draw:layer="layout" svg:width="2.032cm" svg:height="1.396cm" svg:x="12.604cm" svg:y="13.681cm">
          <text:p/>
          <draw:enhanced-geometry svg:viewBox="0 0 21600 21600" draw:type="rectangle" draw:enhanced-path="M 0 0 L 21600 0 21600 21600 0 21600 0 0 Z N"/>
        </draw:custom-shape>
        <draw:custom-shape draw:style-name="gr162" draw:text-style-name="P50" draw:layer="layout" svg:width="2.083cm" svg:height="1.067cm" svg:x="9.775cm" svg:y="7.467cm">
          <text:p/>
          <draw:enhanced-geometry svg:viewBox="0 0 21600 21600" draw:type="rectangle" draw:enhanced-path="M 0 0 L 21600 0 21600 21600 0 21600 0 0 Z N"/>
        </draw:custom-shape>
        <draw:custom-shape draw:style-name="gr172" draw:text-style-name="P47" draw:layer="layout" svg:width="2.286cm" svg:height="1.067cm" svg:x="17.893cm" svg:y="7.467cm">
          <text:p/>
          <draw:enhanced-geometry svg:viewBox="0 0 21600 21600" draw:type="rectangle" draw:enhanced-path="M 0 0 L 21600 0 21600 21600 0 21600 0 0 Z N"/>
        </draw:custom-shape>
        <draw:ellipse draw:style-name="gr6" draw:text-style-name="P6" xml:id="id18" draw:id="id18" draw:layer="layout" svg:width="2.002cm" svg:height="1.285cm" draw:transform="skewX (-0.00785398163397448) rotate (-3.14159265358979) translate (25.229cm 11.616cm)" draw:kind="cut" draw:start-angle="88.96" draw:end-angle="271.12">
          <text:p/>
        </draw:ellipse>
        <draw:connector draw:style-name="gr7" draw:text-style-name="P7" draw:layer="layout" draw:type="curve" draw:line-skew="-0.378cm" svg:x1="25.224cm" svg:y1="10.974cm" svg:x2="24.901cm" svg:y2="12.36cm" draw:start-shape="id18" draw:start-glue-point="3" svg:d="M25224 10974c184 0 346 1386-323 1386" svg:viewBox="0 0 485 1387">
          <text:p/>
        </draw:connector>
        <draw:custom-shape draw:style-name="gr168" draw:text-style-name="P29" draw:layer="layout" svg:width="2.083cm" svg:height="0.203cm" draw:transform="rotate (-1.0471975511966) translate (8.778cm 13.416cm)">
          <text:p/>
          <draw:enhanced-geometry svg:viewBox="0 0 21600 21600" draw:type="rectangle" draw:enhanced-path="M 0 0 L 21600 0 21600 21600 0 21600 0 0 Z N"/>
        </draw:custom-shape>
        <draw:custom-shape draw:style-name="gr169" draw:text-style-name="P48" draw:layer="layout" svg:width="2.083cm" svg:height="0.203cm" draw:transform="rotate (-1.0471975511966) translate (20.94cm 10.016cm)">
          <text:p/>
          <draw:enhanced-geometry svg:viewBox="0 0 21600 21600" draw:type="rectangle" draw:enhanced-path="M 0 0 L 21600 0 21600 21600 0 21600 0 0 Z N"/>
        </draw:custom-shape>
        <draw:frame draw:style-name="gr173" draw:text-style-name="P1" draw:layer="layout" svg:width="1.28cm" svg:height="0.96cm" svg:x="7.233cm" svg:y="13.358cm">
          <draw:image xlink:href="Pictures/1000AFF80000154A00000FEB08D1519C62BA1F9D.svg" xlink:type="simple" xlink:show="embed" xlink:actuate="onLoad" loext:mime-type="image/svg+xml">
            <text:p/>
          </draw:image>
          <draw:image xlink:href="Pictures/1000020100000102000000C001D045C67FEE6337.png" xlink:type="simple" xlink:show="embed" xlink:actuate="onLoad" loext:mime-type="image/png"/>
        </draw:frame>
        <draw:frame draw:style-name="gr174" draw:text-style-name="P1" draw:layer="layout" svg:width="1.644cm" svg:height="1.064cm" svg:x="9.877cm" svg:y="13.234cm">
          <draw:image xlink:href="Pictures/1000AFF80000154A00000FEB08D1519C62BA1F9D.svg" xlink:type="simple" xlink:show="embed" xlink:actuate="onLoad" loext:mime-type="image/svg+xml">
            <text:p/>
          </draw:image>
          <draw:image xlink:href="Pictures/1000020100000102000000C001D045C67FEE6337.png" xlink:type="simple" xlink:show="embed" xlink:actuate="onLoad" loext:mime-type="image/png"/>
        </draw:frame>
        <draw:frame draw:style-name="gr175" draw:text-style-name="P1" draw:layer="layout" svg:width="1.671cm" svg:height="1.065cm" svg:x="12.777cm" svg:y="10.334cm">
          <draw:image xlink:href="Pictures/1000AFF80000154A00000FEB08D1519C62BA1F9D.svg" xlink:type="simple" xlink:show="embed" xlink:actuate="onLoad" loext:mime-type="image/svg+xml">
            <text:p/>
          </draw:image>
          <draw:image xlink:href="Pictures/1000020100000102000000C001D045C67FEE6337.png" xlink:type="simple" xlink:show="embed" xlink:actuate="onLoad" loext:mime-type="image/png"/>
        </draw:frame>
        <draw:frame draw:style-name="gr176" draw:text-style-name="P1" draw:layer="layout" svg:width="1.845cm" svg:height="1.208cm" svg:x="12.604cm" svg:y="13.868cm">
          <draw:image xlink:href="Pictures/1000AFF80000154A00000FEB08D1519C62BA1F9D.svg" xlink:type="simple" xlink:show="embed" xlink:actuate="onLoad" loext:mime-type="image/svg+xml">
            <text:p/>
          </draw:image>
          <draw:image xlink:href="Pictures/1000020100000102000000C001D045C67FEE6337.png" xlink:type="simple" xlink:show="embed" xlink:actuate="onLoad" loext:mime-type="image/png"/>
        </draw:frame>
        <draw:frame draw:style-name="gr177" draw:text-style-name="P1" draw:layer="layout" svg:width="3.918cm" svg:height="1.027cm" svg:x="15.031cm" svg:y="13.276cm">
          <draw:image xlink:href="Pictures/1000AFF80000154A00000FEB08D1519C62BA1F9D.svg" xlink:type="simple" xlink:show="embed" xlink:actuate="onLoad" loext:mime-type="image/svg+xml">
            <text:p/>
          </draw:image>
          <draw:image xlink:href="Pictures/1000020100000102000000C001D045C67FEE6337.png" xlink:type="simple" xlink:show="embed" xlink:actuate="onLoad" loext:mime-type="image/png"/>
        </draw:frame>
        <draw:frame draw:style-name="gr178" draw:text-style-name="P1" draw:layer="layout" svg:width="4.808cm" svg:height="1.124cm" svg:x="15.041cm" svg:y="9.81cm">
          <draw:image xlink:href="Pictures/1000AFF80000154A00000FEB08D1519C62BA1F9D.svg" xlink:type="simple" xlink:show="embed" xlink:actuate="onLoad" loext:mime-type="image/svg+xml">
            <text:p/>
          </draw:image>
          <draw:image xlink:href="Pictures/1000020100000102000000C001D045C67FEE6337.png" xlink:type="simple" xlink:show="embed" xlink:actuate="onLoad" loext:mime-type="image/png"/>
        </draw:frame>
        <draw:frame draw:style-name="gr179" draw:text-style-name="P1" draw:layer="layout" svg:width="2.152cm" svg:height="0.943cm" svg:x="17.969cm" svg:y="7.518cm">
          <draw:image xlink:href="Pictures/1000AFF80000154A00000FEB08D1519C62BA1F9D.svg" xlink:type="simple" xlink:show="embed" xlink:actuate="onLoad" loext:mime-type="image/svg+xml">
            <text:p/>
          </draw:image>
          <draw:image xlink:href="Pictures/1000020100000102000000C001D045C67FEE6337.png" xlink:type="simple" xlink:show="embed" xlink:actuate="onLoad" loext:mime-type="image/png"/>
        </draw:frame>
        <draw:frame draw:style-name="gr180" draw:text-style-name="P1" draw:layer="layout" svg:width="2.001cm" svg:height="0.882cm" svg:x="9.792cm" svg:y="7.53cm">
          <draw:image xlink:href="Pictures/1000AFF80000154A00000FEB08D1519C62BA1F9D.svg" xlink:type="simple" xlink:show="embed" xlink:actuate="onLoad" loext:mime-type="image/svg+xml">
            <text:p/>
          </draw:image>
          <draw:image xlink:href="Pictures/1000020100000102000000C001D045C67FEE6337.png" xlink:type="simple" xlink:show="embed" xlink:actuate="onLoad" loext:mime-type="image/png"/>
        </draw:frame>
        <draw:frame draw:style-name="gr181" draw:text-style-name="P1" draw:layer="layout" svg:width="2.144cm" svg:height="0.93cm" svg:x="22.011cm" svg:y="9.953cm">
          <draw:image xlink:href="Pictures/1000AFF80000154A00000FEB08D1519C62BA1F9D.svg" xlink:type="simple" xlink:show="embed" xlink:actuate="onLoad" loext:mime-type="image/svg+xml">
            <text:p/>
          </draw:image>
          <draw:image xlink:href="Pictures/1000020100000102000000C001D045C67FEE6337.png" xlink:type="simple" xlink:show="embed" xlink:actuate="onLoad" loext:mime-type="image/png"/>
        </draw:frame>
        <draw:frame draw:style-name="gr182" draw:text-style-name="P1" draw:layer="layout" svg:width="2.144cm" svg:height="0.858cm" draw:transform="rotate (1.0471975511966) translate (21.017cm 9.689cm)">
          <draw:image xlink:href="Pictures/1000AFF80000154A00000FEB08D1519C62BA1F9D.svg" xlink:type="simple" xlink:show="embed" xlink:actuate="onLoad" loext:mime-type="image/svg+xml">
            <text:p/>
          </draw:image>
          <draw:image xlink:href="Pictures/1000020100000102000000C001D045C67FEE6337.png" xlink:type="simple" xlink:show="embed" xlink:actuate="onLoad" loext:mime-type="image/png"/>
        </draw:frame>
        <draw:frame draw:style-name="gr183" draw:text-style-name="P1" draw:layer="layout" svg:width="2.514cm" svg:height="0.862cm" draw:transform="rotate (1.0471975511966) translate (8.962cm 12.747cm)">
          <draw:image xlink:href="Pictures/1000AFF80000154A00000FEB08D1519C62BA1F9D.svg" xlink:type="simple" xlink:show="embed" xlink:actuate="onLoad" loext:mime-type="image/svg+xml">
            <text:p/>
          </draw:image>
          <draw:image xlink:href="Pictures/1000020100000102000000C001D045C67FEE6337.png" xlink:type="simple" xlink:show="embed" xlink:actuate="onLoad" loext:mime-type="image/png"/>
        </draw:frame>
      </draw:page>
      <draw:page draw:name="page18" draw:style-name="dp1" draw:master-page-name="Default">
        <draw:g>
          <draw:custom-shape draw:style-name="gr184" draw:text-style-name="P51" draw:layer="layout" svg:width="7.163cm" svg:height="7.853cm" svg:x="21.818cm" svg:y="6.86cm">
            <text:p text:style-name="P41"><text:s/></text:p>
            <draw:enhanced-geometry svg:viewBox="0 0 21600 21600" draw:mirror-vertical="true" draw:mirror-horizontal="false" draw:type="rectangle" draw:enhanced-path="M 0 0 L 21600 0 21600 21600 0 21600 0 0 Z N"/>
          </draw:custom-shape>
          <draw:custom-shape draw:style-name="gr185" draw:text-style-name="P52" draw:layer="layout" svg:width="7.874cm" svg:height="7.852cm" svg:x="3.581cm" svg:y="6.891cm">
            <text:p/>
            <draw:enhanced-geometry svg:viewBox="0 0 21600 21600" draw:type="rectangle" draw:enhanced-path="M 0 0 L 21600 0 21600 21600 0 21600 0 0 Z N"/>
          </draw:custom-shape>
          <draw:custom-shape draw:style-name="gr186" draw:text-style-name="P53" draw:layer="layout" svg:width="10.414cm" svg:height="7.853cm" svg:x="11.429cm" svg:y="6.869cm">
            <text:p text:style-name="P41"><text:s/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7" draw:text-style-name="P32" draw:layer="layout" svg:width="25.4cm" svg:height="7.874cm" svg:x="3.581cm" svg:y="6.848cm">
            <text:p/>
            <draw:enhanced-geometry svg:viewBox="0 0 21600 21600" draw:type="rectangle" draw:enhanced-path="M 0 0 L 21600 0 21600 21600 0 21600 0 0 Z N"/>
          </draw:custom-shape>
          <draw:frame draw:style-name="gr135" draw:text-style-name="P43" draw:layer="layout" svg:width="4.486cm" svg:height="0.962cm" svg:x="5.275cm" svg:y="6.875cm">
            <draw:text-box>
              <text:p><text:span text:style-name="T6">Pre-selection</text:span></text:p>
            </draw:text-box>
          </draw:frame>
          <draw:frame draw:style-name="gr136" draw:text-style-name="P43" draw:layer="layout" svg:width="4.841cm" svg:height="0.962cm" svg:x="22.979cm" svg:y="6.875cm">
            <draw:text-box>
              <text:p><text:span text:style-name="T6">Post-selection</text:span></text:p>
            </draw:text-box>
          </draw:frame>
          <draw:frame draw:style-name="gr137" draw:text-style-name="P43" draw:layer="layout" svg:width="3.749cm" svg:height="0.962cm" svg:x="14.762cm" svg:y="6.875cm">
            <draw:text-box>
              <text:p><text:span text:style-name="T6">Interaction</text:span></text:p>
            </draw:text-box>
          </draw:frame>
          <draw:line draw:style-name="gr188" draw:text-style-name="P49" draw:layer="layout" svg:x1="10.756cm" svg:y1="8.606cm" svg:x2="10.756cm" svg:y2="13.669cm">
            <text:p/>
          </draw:line>
          <draw:line draw:style-name="gr138" draw:text-style-name="P7" draw:layer="layout" svg:x1="21.079cm" svg:y1="8.473cm" svg:x2="21.079cm" svg:y2="11.8cm">
            <text:p/>
          </draw:line>
          <draw:line draw:style-name="gr139" draw:text-style-name="P17" draw:layer="layout" svg:x1="9.629cm" svg:y1="11.055cm" svg:x2="22.177cm" svg:y2="11.055cm">
            <text:p/>
          </draw:line>
          <draw:line draw:style-name="gr141" draw:text-style-name="P17" draw:layer="layout" svg:x1="19.255cm" svg:y1="13.655cm" svg:x2="22.251cm" svg:y2="10.659cm">
            <text:p/>
          </draw:line>
          <draw:line draw:style-name="gr141" draw:text-style-name="P17" draw:layer="layout" svg:x1="21.854cm" svg:y1="11.059cm" svg:x2="26.194cm" svg:y2="11.059cm">
            <text:p/>
          </draw:line>
          <draw:line draw:style-name="gr142" draw:text-style-name="P17" draw:layer="layout" svg:x1="21.864cm" svg:y1="11.059cm" svg:x2="26.254cm" svg:y2="11.059cm">
            <text:p/>
          </draw:line>
          <draw:line draw:style-name="gr139" draw:text-style-name="P17" draw:layer="layout" svg:x1="7.072cm" svg:y1="13.653cm" svg:x2="9.67cm" svg:y2="11.055cm">
            <text:p/>
          </draw:line>
          <draw:line draw:style-name="gr139" draw:text-style-name="P17" draw:layer="layout" svg:x1="21.866cm" svg:y1="11.047cm" svg:x2="23.653cm" svg:y2="9.26cm">
            <text:p/>
          </draw:line>
          <draw:line draw:style-name="gr143" draw:text-style-name="P17" draw:layer="layout" svg:x1="21.861cm" svg:y1="11.054cm" svg:x2="23.654cm" svg:y2="9.261cm">
            <text:p/>
          </draw:line>
          <draw:line draw:style-name="gr144" draw:text-style-name="P17" draw:layer="layout" svg:x1="5.648cm" svg:y1="13.655cm" svg:x2="19.313cm" svg:y2="13.634cm">
            <text:p/>
          </draw:line>
          <draw:line draw:style-name="gr146" draw:text-style-name="P3" draw:layer="layout" svg:x1="4.247cm" svg:y1="13.654cm" svg:x2="6.177cm" svg:y2="13.655cm">
            <text:p/>
          </draw:line>
          <draw:connector draw:style-name="gr7" draw:text-style-name="P7" draw:layer="layout" draw:type="curve" svg:x1="27.149cm" svg:y1="9.28cm" svg:x2="28.382cm" svg:y2="8.476cm" draw:start-shape="id19" draw:start-glue-point="3" svg:d="M27149 9280c1300 0 684-804 1233-804" svg:viewBox="0 0 1234 805">
            <text:p/>
          </draw:connector>
          <draw:custom-shape draw:style-name="gr170" draw:text-style-name="P13" draw:layer="layout" svg:width="2.032cm" svg:height="1.424cm" svg:x="12.004cm" svg:y="10.3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1" draw:text-style-name="P13" draw:layer="layout" svg:width="2.032cm" svg:height="1.396cm" svg:x="12.004cm" svg:y="12.918cm">
            <text:p/>
            <draw:enhanced-geometry svg:viewBox="0 0 21600 21600" draw:type="rectangle" draw:enhanced-path="M 0 0 L 21600 0 21600 21600 0 21600 0 0 Z N"/>
          </draw:custom-shape>
          <draw:custom-shape draw:style-name="gr189" draw:text-style-name="P50" draw:layer="layout" svg:width="2.184cm" svg:height="1.067cm" svg:x="8.572cm" svg:y="8.304cm">
            <text:p/>
            <draw:enhanced-geometry svg:viewBox="0 0 21600 21600" draw:type="rectangle" draw:enhanced-path="M 0 0 L 21600 0 21600 21600 0 21600 0 0 Z N"/>
          </draw:custom-shape>
          <draw:custom-shape draw:style-name="gr190" draw:text-style-name="P47" draw:layer="layout" svg:width="2.337cm" svg:height="1.067cm" svg:x="18.742cm" svg:y="8.304cm">
            <text:p/>
            <draw:enhanced-geometry svg:viewBox="0 0 21600 21600" draw:type="rectangle" draw:enhanced-path="M 0 0 L 21600 0 21600 21600 0 21600 0 0 Z N"/>
          </draw:custom-shape>
          <draw:ellipse draw:style-name="gr6" draw:text-style-name="P6" xml:id="id20" draw:id="id20" draw:layer="layout" svg:width="2.002cm" svg:height="1.285cm" draw:transform="skewX (-0.00785398163397448) rotate (-3.14159265358979) translate (27.154cm 11.73cm)" draw:kind="cut" draw:start-angle="88.96" draw:end-angle="271.12">
            <text:p/>
          </draw:ellipse>
          <draw:connector draw:style-name="gr7" draw:text-style-name="P7" draw:layer="layout" draw:type="curve" draw:line-skew="-0.378cm" svg:x1="27.149cm" svg:y1="11.088cm" svg:x2="27.726cm" svg:y2="12.049cm" draw:start-shape="id20" draw:start-glue-point="3" svg:d="M27149 11088c241 0-47 961 577 961" svg:viewBox="0 0 578 962">
            <text:p/>
          </draw:connector>
          <draw:custom-shape draw:style-name="gr168" draw:text-style-name="P29" draw:layer="layout" svg:width="2.083cm" svg:height="0.203cm" draw:transform="rotate (-1.0471975511966) translate (6.678cm 12.653cm)">
            <text:p/>
            <draw:enhanced-geometry svg:viewBox="0 0 21600 21600" draw:type="rectangle" draw:enhanced-path="M 0 0 L 21600 0 21600 21600 0 21600 0 0 Z N"/>
          </draw:custom-shape>
          <draw:custom-shape draw:style-name="gr169" draw:text-style-name="P48" draw:layer="layout" svg:width="2.083cm" svg:height="0.203cm" draw:transform="rotate (-1.0471975511966) translate (21.402cm 10.105cm)">
            <text:p/>
            <draw:enhanced-geometry svg:viewBox="0 0 21600 21600" draw:type="rectangle" draw:enhanced-path="M 0 0 L 21600 0 21600 21600 0 21600 0 0 Z N"/>
          </draw:custom-shape>
          <draw:frame draw:style-name="gr173" draw:text-style-name="P1" draw:layer="layout" svg:width="1.28cm" svg:height="0.96cm" svg:x="4.233cm" svg:y="12.595cm">
            <draw:image xlink:href="Pictures/1000AFF80000154A00000FEB08D1519C62BA1F9D.svg" xlink:type="simple" xlink:show="embed" xlink:actuate="onLoad" loext:mime-type="image/svg+xml">
              <text:p/>
            </draw:image>
            <draw:image xlink:href="Pictures/1000020100000102000000C001D045C67FEE6337.png" xlink:type="simple" xlink:show="embed" xlink:actuate="onLoad" loext:mime-type="image/png"/>
          </draw:frame>
          <draw:frame draw:style-name="gr174" draw:text-style-name="P1" draw:layer="layout" svg:width="1.644cm" svg:height="1.064cm" svg:x="8.077cm" svg:y="12.471cm">
            <draw:image xlink:href="Pictures/1000AFF80000154A00000FEB08D1519C62BA1F9D.svg" xlink:type="simple" xlink:show="embed" xlink:actuate="onLoad" loext:mime-type="image/svg+xml">
              <text:p/>
            </draw:image>
            <draw:image xlink:href="Pictures/1000020100000102000000C001D045C67FEE6337.png" xlink:type="simple" xlink:show="embed" xlink:actuate="onLoad" loext:mime-type="image/png"/>
          </draw:frame>
          <draw:frame draw:style-name="gr175" draw:text-style-name="P1" draw:layer="layout" svg:width="1.671cm" svg:height="1.065cm" svg:x="12.177cm" svg:y="10.423cm">
            <draw:image xlink:href="Pictures/1000AFF80000154A00000FEB08D1519C62BA1F9D.svg" xlink:type="simple" xlink:show="embed" xlink:actuate="onLoad" loext:mime-type="image/svg+xml">
              <text:p/>
            </draw:image>
            <draw:image xlink:href="Pictures/1000020100000102000000C001D045C67FEE6337.png" xlink:type="simple" xlink:show="embed" xlink:actuate="onLoad" loext:mime-type="image/png"/>
          </draw:frame>
          <draw:frame draw:style-name="gr176" draw:text-style-name="P1" draw:layer="layout" svg:width="1.845cm" svg:height="1.208cm" svg:x="12.004cm" svg:y="13.1cm">
            <draw:image xlink:href="Pictures/1000AFF80000154A00000FEB08D1519C62BA1F9D.svg" xlink:type="simple" xlink:show="embed" xlink:actuate="onLoad" loext:mime-type="image/svg+xml">
              <text:p/>
            </draw:image>
            <draw:image xlink:href="Pictures/1000020100000102000000C001D045C67FEE6337.png" xlink:type="simple" xlink:show="embed" xlink:actuate="onLoad" loext:mime-type="image/png"/>
          </draw:frame>
          <draw:frame draw:style-name="gr177" draw:text-style-name="P1" draw:layer="layout" svg:width="3.918cm" svg:height="1.027cm" svg:x="14.931cm" svg:y="12.513cm">
            <draw:image xlink:href="Pictures/1000AFF80000154A00000FEB08D1519C62BA1F9D.svg" xlink:type="simple" xlink:show="embed" xlink:actuate="onLoad" loext:mime-type="image/svg+xml">
              <text:p/>
            </draw:image>
            <draw:image xlink:href="Pictures/1000020100000102000000C001D045C67FEE6337.png" xlink:type="simple" xlink:show="embed" xlink:actuate="onLoad" loext:mime-type="image/png"/>
          </draw:frame>
          <draw:frame draw:style-name="gr178" draw:text-style-name="P1" draw:layer="layout" svg:width="4.808cm" svg:height="1.124cm" svg:x="14.941cm" svg:y="9.899cm">
            <draw:image xlink:href="Pictures/1000AFF80000154A00000FEB08D1519C62BA1F9D.svg" xlink:type="simple" xlink:show="embed" xlink:actuate="onLoad" loext:mime-type="image/svg+xml">
              <text:p/>
            </draw:image>
            <draw:image xlink:href="Pictures/1000020100000102000000C001D045C67FEE6337.png" xlink:type="simple" xlink:show="embed" xlink:actuate="onLoad" loext:mime-type="image/png"/>
          </draw:frame>
          <draw:frame draw:style-name="gr179" draw:text-style-name="P1" draw:layer="layout" svg:width="2.152cm" svg:height="0.943cm" svg:x="18.869cm" svg:y="8.355cm">
            <draw:image xlink:href="Pictures/1000AFF80000154A00000FEB08D1519C62BA1F9D.svg" xlink:type="simple" xlink:show="embed" xlink:actuate="onLoad" loext:mime-type="image/svg+xml">
              <text:p/>
            </draw:image>
            <draw:image xlink:href="Pictures/1000020100000102000000C001D045C67FEE6337.png" xlink:type="simple" xlink:show="embed" xlink:actuate="onLoad" loext:mime-type="image/png"/>
          </draw:frame>
          <draw:frame draw:style-name="gr180" draw:text-style-name="P1" draw:layer="layout" svg:width="2.001cm" svg:height="0.882cm" svg:x="8.655cm" svg:y="8.367cm">
            <draw:image xlink:href="Pictures/1000AFF80000154A00000FEB08D1519C62BA1F9D.svg" xlink:type="simple" xlink:show="embed" xlink:actuate="onLoad" loext:mime-type="image/svg+xml">
              <text:p/>
            </draw:image>
            <draw:image xlink:href="Pictures/1000020100000102000000C001D045C67FEE6337.png" xlink:type="simple" xlink:show="embed" xlink:actuate="onLoad" loext:mime-type="image/png"/>
          </draw:frame>
          <draw:frame draw:style-name="gr181" draw:text-style-name="P1" draw:layer="layout" svg:width="2.144cm" svg:height="0.93cm" svg:x="23.811cm" svg:y="10.015cm">
            <draw:image xlink:href="Pictures/1000AFF80000154A00000FEB08D1519C62BA1F9D.svg" xlink:type="simple" xlink:show="embed" xlink:actuate="onLoad" loext:mime-type="image/svg+xml">
              <text:p/>
            </draw:image>
            <draw:image xlink:href="Pictures/1000020100000102000000C001D045C67FEE6337.png" xlink:type="simple" xlink:show="embed" xlink:actuate="onLoad" loext:mime-type="image/png"/>
          </draw:frame>
          <draw:frame draw:style-name="gr182" draw:text-style-name="P1" draw:layer="layout" svg:width="2.144cm" svg:height="0.858cm" svg:x="23.811cm" svg:y="8.263cm">
            <draw:image xlink:href="Pictures/1000AFF80000154A00000FEB08D1519C62BA1F9D.svg" xlink:type="simple" xlink:show="embed" xlink:actuate="onLoad" loext:mime-type="image/svg+xml">
              <text:p/>
            </draw:image>
            <draw:image xlink:href="Pictures/1000020100000102000000C001D045C67FEE6337.png" xlink:type="simple" xlink:show="embed" xlink:actuate="onLoad" loext:mime-type="image/png"/>
          </draw:frame>
          <draw:frame draw:style-name="gr183" draw:text-style-name="P1" draw:layer="layout" svg:width="2.514cm" svg:height="0.862cm" draw:transform="rotate (0.785398163397448) translate (7.27cm 11.995cm)">
            <draw:image xlink:href="Pictures/1000AFF80000154A00000FEB08D1519C62BA1F9D.svg" xlink:type="simple" xlink:show="embed" xlink:actuate="onLoad" loext:mime-type="image/svg+xml">
              <text:p/>
            </draw:image>
            <draw:image xlink:href="Pictures/1000020100000102000000C001D045C67FEE6337.png" xlink:type="simple" xlink:show="embed" xlink:actuate="onLoad" loext:mime-type="image/png"/>
          </draw:frame>
          <draw:line draw:style-name="gr139" draw:text-style-name="P17" draw:layer="layout" svg:x1="23.599cm" svg:y1="9.28cm" svg:x2="26.387cm" svg:y2="9.28cm">
            <text:p/>
          </draw:line>
          <draw:line draw:style-name="gr143" draw:text-style-name="P17" draw:layer="layout" svg:x1="23.665cm" svg:y1="9.279cm" svg:x2="26.291cm" svg:y2="9.279cm">
            <text:p/>
          </draw:line>
          <draw:ellipse draw:style-name="gr6" draw:text-style-name="P6" xml:id="id19" draw:id="id19" draw:layer="layout" svg:width="2.002cm" svg:height="1.285cm" draw:transform="skewX (-0.00785398163397448) rotate (-3.14159265358979) translate (27.154cm 9.922cm)" draw:kind="cut" draw:start-angle="88.96" draw:end-angle="271.12">
            <text:p/>
          </draw:ellipse>
        </draw:g>
      </draw:page>
      <draw:page draw:name="page19" draw:style-name="dp1" draw:master-page-name="Default">
        <draw:custom-shape draw:style-name="gr184" draw:text-style-name="P51" draw:layer="layout" svg:width="7.163cm" svg:height="7.853cm" svg:x="21.818cm" svg:y="6.86cm">
          <text:p text:style-name="P41"><text:s/></text:p>
          <draw:enhanced-geometry svg:viewBox="0 0 21600 21600" draw:mirror-vertical="true" draw:mirror-horizontal="false" draw:type="rectangle" draw:enhanced-path="M 0 0 L 21600 0 21600 21600 0 21600 0 0 Z N"/>
        </draw:custom-shape>
        <draw:custom-shape draw:style-name="gr185" draw:text-style-name="P52" draw:layer="layout" svg:width="7.874cm" svg:height="7.852cm" svg:x="3.581cm" svg:y="6.891cm">
          <text:p/>
          <draw:enhanced-geometry svg:viewBox="0 0 21600 21600" draw:type="rectangle" draw:enhanced-path="M 0 0 L 21600 0 21600 21600 0 21600 0 0 Z N"/>
        </draw:custom-shape>
        <draw:custom-shape draw:style-name="gr186" draw:text-style-name="P53" draw:layer="layout" svg:width="10.414cm" svg:height="7.853cm" svg:x="11.429cm" svg:y="6.869cm">
          <text:p text:style-name="P41"><text:s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7" draw:text-style-name="P32" draw:layer="layout" svg:width="25.4cm" svg:height="7.874cm" svg:x="3.581cm" svg:y="6.848cm">
          <text:p/>
          <draw:enhanced-geometry svg:viewBox="0 0 21600 21600" draw:type="rectangle" draw:enhanced-path="M 0 0 L 21600 0 21600 21600 0 21600 0 0 Z N"/>
        </draw:custom-shape>
        <draw:frame draw:style-name="gr135" draw:text-style-name="P43" draw:layer="layout" svg:width="4.486cm" svg:height="0.962cm" svg:x="5.275cm" svg:y="6.875cm">
          <draw:text-box>
            <text:p><text:span text:style-name="T6">Pre-selection</text:span></text:p>
          </draw:text-box>
        </draw:frame>
        <draw:frame draw:style-name="gr136" draw:text-style-name="P43" draw:layer="layout" svg:width="4.841cm" svg:height="0.962cm" svg:x="22.979cm" svg:y="6.875cm">
          <draw:text-box>
            <text:p><text:span text:style-name="T6">Post-selection</text:span></text:p>
          </draw:text-box>
        </draw:frame>
        <draw:frame draw:style-name="gr137" draw:text-style-name="P43" draw:layer="layout" svg:width="3.749cm" svg:height="0.962cm" svg:x="14.762cm" svg:y="6.875cm">
          <draw:text-box>
            <text:p><text:span text:style-name="T6">Interaction</text:span></text:p>
          </draw:text-box>
        </draw:frame>
        <draw:line draw:style-name="gr188" draw:text-style-name="P49" draw:layer="layout" svg:x1="10.756cm" svg:y1="8.606cm" svg:x2="10.756cm" svg:y2="13.669cm">
          <text:p/>
        </draw:line>
        <draw:line draw:style-name="gr138" draw:text-style-name="P7" draw:layer="layout" svg:x1="21.079cm" svg:y1="8.473cm" svg:x2="21.079cm" svg:y2="11.8cm">
          <text:p/>
        </draw:line>
        <draw:line draw:style-name="gr139" draw:text-style-name="P17" draw:layer="layout" svg:x1="9.629cm" svg:y1="11.055cm" svg:x2="22.177cm" svg:y2="11.055cm">
          <text:p/>
        </draw:line>
        <draw:line draw:style-name="gr141" draw:text-style-name="P17" draw:layer="layout" svg:x1="19.255cm" svg:y1="13.655cm" svg:x2="22.251cm" svg:y2="10.659cm">
          <text:p/>
        </draw:line>
        <draw:line draw:style-name="gr141" draw:text-style-name="P17" draw:layer="layout" svg:x1="21.854cm" svg:y1="11.059cm" svg:x2="26.194cm" svg:y2="11.059cm">
          <text:p/>
        </draw:line>
        <draw:line draw:style-name="gr142" draw:text-style-name="P17" draw:layer="layout" svg:x1="21.864cm" svg:y1="11.059cm" svg:x2="26.254cm" svg:y2="11.059cm">
          <text:p/>
        </draw:line>
        <draw:line draw:style-name="gr139" draw:text-style-name="P17" draw:layer="layout" svg:x1="7.072cm" svg:y1="13.653cm" svg:x2="9.67cm" svg:y2="11.055cm">
          <text:p/>
        </draw:line>
        <draw:line draw:style-name="gr139" draw:text-style-name="P17" draw:layer="layout" svg:x1="21.866cm" svg:y1="11.047cm" svg:x2="23.653cm" svg:y2="9.26cm">
          <text:p/>
        </draw:line>
        <draw:line draw:style-name="gr143" draw:text-style-name="P17" draw:layer="layout" svg:x1="21.861cm" svg:y1="11.054cm" svg:x2="23.654cm" svg:y2="9.261cm">
          <text:p/>
        </draw:line>
        <draw:line draw:style-name="gr144" draw:text-style-name="P17" draw:layer="layout" svg:x1="5.648cm" svg:y1="13.655cm" svg:x2="19.313cm" svg:y2="13.634cm">
          <text:p/>
        </draw:line>
        <draw:line draw:style-name="gr146" draw:text-style-name="P3" draw:layer="layout" svg:x1="4.247cm" svg:y1="13.654cm" svg:x2="6.177cm" svg:y2="13.655cm">
          <text:p/>
        </draw:line>
        <draw:connector draw:style-name="gr7" draw:text-style-name="P7" draw:layer="layout" draw:type="curve" svg:x1="27.149cm" svg:y1="9.28cm" svg:x2="28.382cm" svg:y2="8.476cm" draw:start-shape="id21" draw:start-glue-point="3" svg:d="M27149 9280c1300 0 684-804 1233-804" svg:viewBox="0 0 1234 805">
          <text:p/>
        </draw:connector>
        <draw:custom-shape draw:style-name="gr170" draw:text-style-name="P13" draw:layer="layout" svg:width="2.032cm" svg:height="1.424cm" svg:x="12.004cm" svg:y="10.3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1" draw:text-style-name="P13" draw:layer="layout" svg:width="2.032cm" svg:height="1.396cm" svg:x="12.004cm" svg:y="12.918cm">
          <text:p/>
          <draw:enhanced-geometry svg:viewBox="0 0 21600 21600" draw:type="rectangle" draw:enhanced-path="M 0 0 L 21600 0 21600 21600 0 21600 0 0 Z N"/>
        </draw:custom-shape>
        <draw:custom-shape draw:style-name="gr191" draw:text-style-name="P47" draw:layer="layout" svg:width="2.743cm" svg:height="1.067cm" svg:x="18.336cm" svg:y="8.304cm">
          <text:p/>
          <draw:enhanced-geometry svg:viewBox="0 0 21600 21600" draw:type="rectangle" draw:enhanced-path="M 0 0 L 21600 0 21600 21600 0 21600 0 0 Z N"/>
        </draw:custom-shape>
        <draw:ellipse draw:style-name="gr6" draw:text-style-name="P6" xml:id="id22" draw:id="id22" draw:layer="layout" svg:width="2.002cm" svg:height="1.285cm" draw:transform="skewX (-0.00785398163397448) rotate (-3.14159265358979) translate (27.154cm 11.73cm)" draw:kind="cut" draw:start-angle="88.96" draw:end-angle="271.12">
          <text:p/>
        </draw:ellipse>
        <draw:connector draw:style-name="gr7" draw:text-style-name="P7" draw:layer="layout" draw:type="curve" draw:line-skew="-0.378cm" svg:x1="27.149cm" svg:y1="11.088cm" svg:x2="27.726cm" svg:y2="12.049cm" draw:start-shape="id22" draw:start-glue-point="3" svg:d="M27149 11088c241 0-47 961 577 961" svg:viewBox="0 0 578 962">
          <text:p/>
        </draw:connector>
        <draw:custom-shape draw:style-name="gr168" draw:text-style-name="P29" draw:layer="layout" svg:width="2.083cm" svg:height="0.203cm" draw:transform="rotate (-1.0471975511966) translate (6.678cm 12.653cm)">
          <text:p/>
          <draw:enhanced-geometry svg:viewBox="0 0 21600 21600" draw:type="rectangle" draw:enhanced-path="M 0 0 L 21600 0 21600 21600 0 21600 0 0 Z N"/>
        </draw:custom-shape>
        <draw:custom-shape draw:style-name="gr169" draw:text-style-name="P48" draw:layer="layout" svg:width="2.083cm" svg:height="0.203cm" draw:transform="rotate (-1.0471975511966) translate (21.402cm 10.105cm)">
          <text:p/>
          <draw:enhanced-geometry svg:viewBox="0 0 21600 21600" draw:type="rectangle" draw:enhanced-path="M 0 0 L 21600 0 21600 21600 0 21600 0 0 Z N"/>
        </draw:custom-shape>
        <draw:frame draw:style-name="gr173" draw:text-style-name="P1" draw:layer="layout" svg:width="1.28cm" svg:height="0.96cm" svg:x="4.233cm" svg:y="12.595cm">
          <draw:image xlink:href="Pictures/1000AFF80000154A00000FEB08D1519C62BA1F9D.svg" xlink:type="simple" xlink:show="embed" xlink:actuate="onLoad" loext:mime-type="image/svg+xml">
            <text:p/>
          </draw:image>
          <draw:image xlink:href="Pictures/1000020100000102000000C001D045C67FEE6337.png" xlink:type="simple" xlink:show="embed" xlink:actuate="onLoad" loext:mime-type="image/png"/>
        </draw:frame>
        <draw:frame draw:style-name="gr174" draw:text-style-name="P1" draw:layer="layout" svg:width="1.644cm" svg:height="1.064cm" svg:x="8.077cm" svg:y="12.471cm">
          <draw:image xlink:href="Pictures/1000AFF80000154A00000FEB08D1519C62BA1F9D.svg" xlink:type="simple" xlink:show="embed" xlink:actuate="onLoad" loext:mime-type="image/svg+xml">
            <text:p/>
          </draw:image>
          <draw:image xlink:href="Pictures/1000020100000102000000C001D045C67FEE6337.png" xlink:type="simple" xlink:show="embed" xlink:actuate="onLoad" loext:mime-type="image/png"/>
        </draw:frame>
        <draw:frame draw:style-name="gr175" draw:text-style-name="P1" draw:layer="layout" svg:width="1.671cm" svg:height="1.065cm" svg:x="12.177cm" svg:y="10.423cm">
          <draw:image xlink:href="Pictures/1000AFF80000154A00000FEB08D1519C62BA1F9D.svg" xlink:type="simple" xlink:show="embed" xlink:actuate="onLoad" loext:mime-type="image/svg+xml">
            <text:p/>
          </draw:image>
          <draw:image xlink:href="Pictures/1000020100000102000000C001D045C67FEE6337.png" xlink:type="simple" xlink:show="embed" xlink:actuate="onLoad" loext:mime-type="image/png"/>
        </draw:frame>
        <draw:frame draw:style-name="gr176" draw:text-style-name="P1" draw:layer="layout" svg:width="1.845cm" svg:height="1.208cm" svg:x="12.004cm" svg:y="13.1cm">
          <draw:image xlink:href="Pictures/1000AFF80000154A00000FEB08D1519C62BA1F9D.svg" xlink:type="simple" xlink:show="embed" xlink:actuate="onLoad" loext:mime-type="image/svg+xml">
            <text:p/>
          </draw:image>
          <draw:image xlink:href="Pictures/1000020100000102000000C001D045C67FEE6337.png" xlink:type="simple" xlink:show="embed" xlink:actuate="onLoad" loext:mime-type="image/png"/>
        </draw:frame>
        <draw:frame draw:style-name="gr177" draw:text-style-name="P1" draw:layer="layout" svg:width="3.918cm" svg:height="1.027cm" svg:x="14.931cm" svg:y="12.513cm">
          <draw:image xlink:href="Pictures/1000AFF80000154A00000FEB08D1519C62BA1F9D.svg" xlink:type="simple" xlink:show="embed" xlink:actuate="onLoad" loext:mime-type="image/svg+xml">
            <text:p/>
          </draw:image>
          <draw:image xlink:href="Pictures/1000020100000102000000C001D045C67FEE6337.png" xlink:type="simple" xlink:show="embed" xlink:actuate="onLoad" loext:mime-type="image/png"/>
        </draw:frame>
        <draw:frame draw:style-name="gr178" draw:text-style-name="P1" draw:layer="layout" svg:width="4.808cm" svg:height="1.124cm" svg:x="14.941cm" svg:y="9.899cm">
          <draw:image xlink:href="Pictures/1000AFF80000154A00000FEB08D1519C62BA1F9D.svg" xlink:type="simple" xlink:show="embed" xlink:actuate="onLoad" loext:mime-type="image/svg+xml">
            <text:p/>
          </draw:image>
          <draw:image xlink:href="Pictures/1000020100000102000000C001D045C67FEE6337.png" xlink:type="simple" xlink:show="embed" xlink:actuate="onLoad" loext:mime-type="image/png"/>
        </draw:frame>
        <draw:frame draw:style-name="gr192" draw:text-style-name="P1" draw:layer="layout" svg:width="2.733cm" svg:height="0.977cm" svg:x="18.344cm" svg:y="8.341cm">
          <draw:image xlink:href="Pictures/10002695000003B8000002CA82CAB62DAE044060.svg" xlink:type="simple" xlink:show="embed" xlink:actuate="onLoad" loext:mime-type="image/svg+xml">
            <text:p/>
          </draw:image>
          <draw:image xlink:href="Pictures/100002010000002D00000022A09264C0EA847734.png" xlink:type="simple" xlink:show="embed" xlink:actuate="onLoad" loext:mime-type="image/png"/>
        </draw:frame>
        <draw:custom-shape draw:style-name="gr193" draw:text-style-name="P50" draw:layer="layout" svg:width="2.692cm" svg:height="1.067cm" svg:x="8.064cm" svg:y="8.3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94" draw:text-style-name="P1" draw:layer="layout" svg:width="2.731cm" svg:height="0.917cm" svg:x="8.043cm" svg:y="8.404cm">
          <draw:image xlink:href="Pictures/10002695000003B8000002CA82CAB62DAE044060.svg" xlink:type="simple" xlink:show="embed" xlink:actuate="onLoad" loext:mime-type="image/svg+xml">
            <text:p/>
          </draw:image>
          <draw:image xlink:href="Pictures/100002010000002D00000022A09264C0EA847734.png" xlink:type="simple" xlink:show="embed" xlink:actuate="onLoad" loext:mime-type="image/png"/>
        </draw:frame>
        <draw:frame draw:style-name="gr181" draw:text-style-name="P1" draw:layer="layout" svg:width="2.144cm" svg:height="0.93cm" svg:x="23.811cm" svg:y="10.015cm">
          <draw:image xlink:href="Pictures/1000AFF80000154A00000FEB08D1519C62BA1F9D.svg" xlink:type="simple" xlink:show="embed" xlink:actuate="onLoad" loext:mime-type="image/svg+xml">
            <text:p/>
          </draw:image>
          <draw:image xlink:href="Pictures/1000020100000102000000C001D045C67FEE6337.png" xlink:type="simple" xlink:show="embed" xlink:actuate="onLoad" loext:mime-type="image/png"/>
        </draw:frame>
        <draw:frame draw:style-name="gr182" draw:text-style-name="P1" draw:layer="layout" svg:width="2.144cm" svg:height="0.858cm" svg:x="23.811cm" svg:y="8.263cm">
          <draw:image xlink:href="Pictures/1000AFF80000154A00000FEB08D1519C62BA1F9D.svg" xlink:type="simple" xlink:show="embed" xlink:actuate="onLoad" loext:mime-type="image/svg+xml">
            <text:p/>
          </draw:image>
          <draw:image xlink:href="Pictures/1000020100000102000000C001D045C67FEE6337.png" xlink:type="simple" xlink:show="embed" xlink:actuate="onLoad" loext:mime-type="image/png"/>
        </draw:frame>
        <draw:frame draw:style-name="gr183" draw:text-style-name="P1" draw:layer="layout" svg:width="2.514cm" svg:height="0.862cm" draw:transform="rotate (0.785398163397448) translate (7.27cm 11.995cm)">
          <draw:image xlink:href="Pictures/1000AFF80000154A00000FEB08D1519C62BA1F9D.svg" xlink:type="simple" xlink:show="embed" xlink:actuate="onLoad" loext:mime-type="image/svg+xml">
            <text:p/>
          </draw:image>
          <draw:image xlink:href="Pictures/1000020100000102000000C001D045C67FEE6337.png" xlink:type="simple" xlink:show="embed" xlink:actuate="onLoad" loext:mime-type="image/png"/>
        </draw:frame>
        <draw:line draw:style-name="gr139" draw:text-style-name="P17" draw:layer="layout" svg:x1="23.599cm" svg:y1="9.28cm" svg:x2="26.387cm" svg:y2="9.28cm">
          <text:p/>
        </draw:line>
        <draw:line draw:style-name="gr143" draw:text-style-name="P17" draw:layer="layout" svg:x1="23.665cm" svg:y1="9.28cm" svg:x2="26.291cm" svg:y2="9.28cm">
          <text:p/>
        </draw:line>
        <draw:ellipse draw:style-name="gr6" draw:text-style-name="P6" xml:id="id21" draw:id="id21" draw:layer="layout" svg:width="2.002cm" svg:height="1.285cm" draw:transform="skewX (-0.00785398163397448) rotate (-3.14159265358979) translate (27.154cm 9.922cm)" draw:kind="cut" draw:start-angle="88.96" draw:end-angle="271.12">
          <text:p/>
        </draw:ellipse>
      </draw:page>
      <draw:page draw:name="page20" draw:style-name="dp1" draw:master-page-name="Default">
        <draw:custom-shape draw:style-name="gr195" draw:text-style-name="P51" draw:layer="layout" svg:width="7.163cm" svg:height="7.853cm" svg:x="21.818cm" svg:y="6.86cm">
          <text:p text:style-name="P41"><text:s/></text:p>
          <draw:enhanced-geometry svg:viewBox="0 0 21600 21600" draw:mirror-vertical="true" draw:mirror-horizontal="false" draw:type="rectangle" draw:enhanced-path="M 0 0 L 21600 0 21600 21600 0 21600 0 0 Z N"/>
        </draw:custom-shape>
        <draw:custom-shape draw:style-name="gr185" draw:text-style-name="P52" draw:layer="layout" svg:width="7.874cm" svg:height="7.852cm" svg:x="3.581cm" svg:y="6.891cm">
          <text:p/>
          <draw:enhanced-geometry svg:viewBox="0 0 21600 21600" draw:type="rectangle" draw:enhanced-path="M 0 0 L 21600 0 21600 21600 0 21600 0 0 Z N"/>
        </draw:custom-shape>
        <draw:custom-shape draw:style-name="gr186" draw:text-style-name="P53" draw:layer="layout" svg:width="10.414cm" svg:height="7.853cm" svg:x="11.429cm" svg:y="6.869cm">
          <text:p text:style-name="P41"><text:s/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96" draw:text-style-name="P7" draw:layer="layout" svg:x1="11.429cm" svg:y1="6.858cm" svg:x2="11.429cm" svg:y2="14.732cm">
          <text:p/>
        </draw:line>
        <draw:custom-shape draw:style-name="gr197" draw:text-style-name="P54" draw:layer="layout" svg:width="25.4cm" svg:height="7.874cm" svg:x="3.581cm" svg:y="6.848cm">
          <text:p/>
          <draw:enhanced-geometry svg:viewBox="0 0 21600 21600" draw:type="rectangle" draw:enhanced-path="M 0 0 L 21600 0 21600 21600 0 21600 0 0 Z N"/>
        </draw:custom-shape>
        <draw:frame draw:style-name="gr135" draw:text-style-name="P43" draw:layer="layout" svg:width="4.486cm" svg:height="0.962cm" svg:x="5.275cm" svg:y="6.875cm">
          <draw:text-box>
            <text:p><text:span text:style-name="T6">Pre-selection</text:span></text:p>
          </draw:text-box>
        </draw:frame>
        <draw:frame draw:style-name="gr136" draw:text-style-name="P43" draw:layer="layout" svg:width="4.841cm" svg:height="0.962cm" svg:x="22.979cm" svg:y="6.875cm">
          <draw:text-box>
            <text:p><text:span text:style-name="T6">Post-selection</text:span></text:p>
          </draw:text-box>
        </draw:frame>
        <draw:frame draw:style-name="gr137" draw:text-style-name="P43" draw:layer="layout" svg:width="3.749cm" svg:height="0.962cm" svg:x="14.762cm" svg:y="6.875cm">
          <draw:text-box>
            <text:p><text:span text:style-name="T6">Interaction</text:span></text:p>
          </draw:text-box>
        </draw:frame>
        <draw:line draw:style-name="gr188" draw:text-style-name="P49" draw:layer="layout" svg:x1="10.756cm" svg:y1="8.606cm" svg:x2="10.756cm" svg:y2="13.669cm">
          <text:p/>
        </draw:line>
        <draw:line draw:style-name="gr138" draw:text-style-name="P7" draw:layer="layout" svg:x1="21.079cm" svg:y1="8.473cm" svg:x2="21.079cm" svg:y2="11.8cm">
          <text:p/>
        </draw:line>
        <draw:line draw:style-name="gr139" draw:text-style-name="P17" draw:layer="layout" svg:x1="9.629cm" svg:y1="11.055cm" svg:x2="22.177cm" svg:y2="11.055cm">
          <text:p/>
        </draw:line>
        <draw:line draw:style-name="gr141" draw:text-style-name="P17" draw:layer="layout" svg:x1="19.255cm" svg:y1="13.655cm" svg:x2="22.251cm" svg:y2="10.659cm">
          <text:p/>
        </draw:line>
        <draw:line draw:style-name="gr141" draw:text-style-name="P17" draw:layer="layout" svg:x1="21.854cm" svg:y1="11.059cm" svg:x2="26.194cm" svg:y2="11.059cm">
          <text:p/>
        </draw:line>
        <draw:line draw:style-name="gr142" draw:text-style-name="P17" draw:layer="layout" svg:x1="21.864cm" svg:y1="11.059cm" svg:x2="26.254cm" svg:y2="11.059cm">
          <text:p/>
        </draw:line>
        <draw:line draw:style-name="gr139" draw:text-style-name="P17" draw:layer="layout" svg:x1="7.072cm" svg:y1="13.653cm" svg:x2="9.67cm" svg:y2="11.055cm">
          <text:p/>
        </draw:line>
        <draw:line draw:style-name="gr139" draw:text-style-name="P17" draw:layer="layout" svg:x1="21.866cm" svg:y1="11.047cm" svg:x2="23.653cm" svg:y2="9.26cm">
          <text:p/>
        </draw:line>
        <draw:line draw:style-name="gr143" draw:text-style-name="P17" draw:layer="layout" svg:x1="21.861cm" svg:y1="11.054cm" svg:x2="23.654cm" svg:y2="9.261cm">
          <text:p/>
        </draw:line>
        <draw:line draw:style-name="gr144" draw:text-style-name="P17" draw:layer="layout" svg:x1="5.648cm" svg:y1="13.655cm" svg:x2="19.313cm" svg:y2="13.634cm">
          <text:p/>
        </draw:line>
        <draw:line draw:style-name="gr146" draw:text-style-name="P3" draw:layer="layout" svg:x1="4.247cm" svg:y1="13.654cm" svg:x2="6.177cm" svg:y2="13.655cm">
          <text:p/>
        </draw:line>
        <draw:connector draw:style-name="gr7" draw:text-style-name="P7" draw:layer="layout" draw:type="curve" svg:x1="27.149cm" svg:y1="9.28cm" svg:x2="28.382cm" svg:y2="8.476cm" draw:start-shape="id23" draw:start-glue-point="3" svg:d="M27149 9280c1300 0 684-804 1233-804" svg:viewBox="0 0 1234 805">
          <text:p/>
        </draw:connector>
        <draw:custom-shape draw:style-name="gr170" draw:text-style-name="P13" draw:layer="layout" svg:width="2.032cm" svg:height="1.424cm" svg:x="12.004cm" svg:y="10.3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1" draw:text-style-name="P13" draw:layer="layout" svg:width="2.032cm" svg:height="1.396cm" svg:x="12.004cm" svg:y="12.918cm">
          <text:p/>
          <draw:enhanced-geometry svg:viewBox="0 0 21600 21600" draw:type="rectangle" draw:enhanced-path="M 0 0 L 21600 0 21600 21600 0 21600 0 0 Z N"/>
        </draw:custom-shape>
        <draw:custom-shape draw:style-name="gr191" draw:text-style-name="P47" draw:layer="layout" svg:width="2.743cm" svg:height="1.067cm" svg:x="18.336cm" svg:y="8.304cm">
          <text:p/>
          <draw:enhanced-geometry svg:viewBox="0 0 21600 21600" draw:type="rectangle" draw:enhanced-path="M 0 0 L 21600 0 21600 21600 0 21600 0 0 Z N"/>
        </draw:custom-shape>
        <draw:ellipse draw:style-name="gr6" draw:text-style-name="P6" xml:id="id24" draw:id="id24" draw:layer="layout" svg:width="2.002cm" svg:height="1.285cm" draw:transform="skewX (-0.00785398163397448) rotate (-3.14159265358979) translate (27.154cm 11.73cm)" draw:kind="cut" draw:start-angle="88.96" draw:end-angle="271.12">
          <text:p/>
        </draw:ellipse>
        <draw:connector draw:style-name="gr7" draw:text-style-name="P7" draw:layer="layout" draw:type="curve" draw:line-skew="-0.378cm" svg:x1="27.149cm" svg:y1="11.088cm" svg:x2="27.726cm" svg:y2="12.049cm" draw:start-shape="id24" draw:start-glue-point="3" svg:d="M27149 11088c241 0-47 961 577 961" svg:viewBox="0 0 578 962">
          <text:p/>
        </draw:connector>
        <draw:custom-shape draw:style-name="gr168" draw:text-style-name="P29" draw:layer="layout" svg:width="2.083cm" svg:height="0.203cm" draw:transform="rotate (-1.0471975511966) translate (6.678cm 12.653cm)">
          <text:p/>
          <draw:enhanced-geometry svg:viewBox="0 0 21600 21600" draw:type="rectangle" draw:enhanced-path="M 0 0 L 21600 0 21600 21600 0 21600 0 0 Z N"/>
        </draw:custom-shape>
        <draw:frame draw:style-name="gr173" draw:text-style-name="P1" draw:layer="layout" svg:width="1.28cm" svg:height="0.96cm" svg:x="4.233cm" svg:y="12.595cm">
          <draw:image xlink:href="Pictures/1000AFF80000154A00000FEB08D1519C62BA1F9D.svg" xlink:type="simple" xlink:show="embed" xlink:actuate="onLoad" loext:mime-type="image/svg+xml">
            <text:p/>
          </draw:image>
          <draw:image xlink:href="Pictures/1000020100000102000000C001D045C67FEE6337.png" xlink:type="simple" xlink:show="embed" xlink:actuate="onLoad" loext:mime-type="image/png"/>
        </draw:frame>
        <draw:frame draw:style-name="gr174" draw:text-style-name="P1" draw:layer="layout" svg:width="1.644cm" svg:height="1.064cm" svg:x="8.077cm" svg:y="12.471cm">
          <draw:image xlink:href="Pictures/1000AFF80000154A00000FEB08D1519C62BA1F9D.svg" xlink:type="simple" xlink:show="embed" xlink:actuate="onLoad" loext:mime-type="image/svg+xml">
            <text:p/>
          </draw:image>
          <draw:image xlink:href="Pictures/1000020100000102000000C001D045C67FEE6337.png" xlink:type="simple" xlink:show="embed" xlink:actuate="onLoad" loext:mime-type="image/png"/>
        </draw:frame>
        <draw:frame draw:style-name="gr175" draw:text-style-name="P1" draw:layer="layout" svg:width="1.671cm" svg:height="1.065cm" svg:x="12.177cm" svg:y="10.423cm">
          <draw:image xlink:href="Pictures/1000AFF80000154A00000FEB08D1519C62BA1F9D.svg" xlink:type="simple" xlink:show="embed" xlink:actuate="onLoad" loext:mime-type="image/svg+xml">
            <text:p/>
          </draw:image>
          <draw:image xlink:href="Pictures/1000020100000102000000C001D045C67FEE6337.png" xlink:type="simple" xlink:show="embed" xlink:actuate="onLoad" loext:mime-type="image/png"/>
        </draw:frame>
        <draw:frame draw:style-name="gr176" draw:text-style-name="P1" draw:layer="layout" svg:width="1.845cm" svg:height="1.208cm" svg:x="12.004cm" svg:y="13.1cm">
          <draw:image xlink:href="Pictures/1000AFF80000154A00000FEB08D1519C62BA1F9D.svg" xlink:type="simple" xlink:show="embed" xlink:actuate="onLoad" loext:mime-type="image/svg+xml">
            <text:p/>
          </draw:image>
          <draw:image xlink:href="Pictures/1000020100000102000000C001D045C67FEE6337.png" xlink:type="simple" xlink:show="embed" xlink:actuate="onLoad" loext:mime-type="image/png"/>
        </draw:frame>
        <draw:frame draw:style-name="gr177" draw:text-style-name="P1" draw:layer="layout" svg:width="3.918cm" svg:height="1.027cm" svg:x="14.931cm" svg:y="12.513cm">
          <draw:image xlink:href="Pictures/1000AFF80000154A00000FEB08D1519C62BA1F9D.svg" xlink:type="simple" xlink:show="embed" xlink:actuate="onLoad" loext:mime-type="image/svg+xml">
            <text:p/>
          </draw:image>
          <draw:image xlink:href="Pictures/1000020100000102000000C001D045C67FEE6337.png" xlink:type="simple" xlink:show="embed" xlink:actuate="onLoad" loext:mime-type="image/png"/>
        </draw:frame>
        <draw:frame draw:style-name="gr178" draw:text-style-name="P1" draw:layer="layout" svg:width="4.808cm" svg:height="1.124cm" svg:x="14.941cm" svg:y="9.899cm">
          <draw:image xlink:href="Pictures/1000AFF80000154A00000FEB08D1519C62BA1F9D.svg" xlink:type="simple" xlink:show="embed" xlink:actuate="onLoad" loext:mime-type="image/svg+xml">
            <text:p/>
          </draw:image>
          <draw:image xlink:href="Pictures/1000020100000102000000C001D045C67FEE6337.png" xlink:type="simple" xlink:show="embed" xlink:actuate="onLoad" loext:mime-type="image/png"/>
        </draw:frame>
        <draw:frame draw:style-name="gr192" draw:text-style-name="P1" draw:layer="layout" svg:width="2.733cm" svg:height="0.977cm" svg:x="18.344cm" svg:y="8.341cm">
          <draw:image xlink:href="Pictures/10002695000003B8000002CA82CAB62DAE044060.svg" xlink:type="simple" xlink:show="embed" xlink:actuate="onLoad" loext:mime-type="image/svg+xml">
            <text:p/>
          </draw:image>
          <draw:image xlink:href="Pictures/100002010000002D00000022A09264C0EA847734.png" xlink:type="simple" xlink:show="embed" xlink:actuate="onLoad" loext:mime-type="image/png"/>
        </draw:frame>
        <draw:custom-shape draw:style-name="gr193" draw:text-style-name="P50" draw:layer="layout" svg:width="2.692cm" svg:height="1.067cm" svg:x="8.064cm" svg:y="8.3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94" draw:text-style-name="P1" draw:layer="layout" svg:width="2.731cm" svg:height="0.917cm" svg:x="8.043cm" svg:y="8.404cm">
          <draw:image xlink:href="Pictures/10002695000003B8000002CA82CAB62DAE044060.svg" xlink:type="simple" xlink:show="embed" xlink:actuate="onLoad" loext:mime-type="image/svg+xml">
            <text:p/>
          </draw:image>
          <draw:image xlink:href="Pictures/100002010000002D00000022A09264C0EA847734.png" xlink:type="simple" xlink:show="embed" xlink:actuate="onLoad" loext:mime-type="image/png"/>
        </draw:frame>
        <draw:frame draw:style-name="gr181" draw:text-style-name="P1" draw:layer="layout" svg:width="2.144cm" svg:height="0.93cm" svg:x="23.811cm" svg:y="10.015cm">
          <draw:image xlink:href="Pictures/1000AFF80000154A00000FEB08D1519C62BA1F9D.svg" xlink:type="simple" xlink:show="embed" xlink:actuate="onLoad" loext:mime-type="image/svg+xml">
            <text:p/>
          </draw:image>
          <draw:image xlink:href="Pictures/1000020100000102000000C001D045C67FEE6337.png" xlink:type="simple" xlink:show="embed" xlink:actuate="onLoad" loext:mime-type="image/png"/>
        </draw:frame>
        <draw:frame draw:style-name="gr182" draw:text-style-name="P1" draw:layer="layout" svg:width="2.144cm" svg:height="0.858cm" svg:x="23.811cm" svg:y="8.263cm">
          <draw:image xlink:href="Pictures/1000AFF80000154A00000FEB08D1519C62BA1F9D.svg" xlink:type="simple" xlink:show="embed" xlink:actuate="onLoad" loext:mime-type="image/svg+xml">
            <text:p/>
          </draw:image>
          <draw:image xlink:href="Pictures/1000020100000102000000C001D045C67FEE6337.png" xlink:type="simple" xlink:show="embed" xlink:actuate="onLoad" loext:mime-type="image/png"/>
        </draw:frame>
        <draw:frame draw:style-name="gr183" draw:text-style-name="P1" draw:layer="layout" svg:width="2.514cm" svg:height="0.862cm" draw:transform="rotate (0.785398163397448) translate (7.27cm 11.995cm)">
          <draw:image xlink:href="Pictures/1000AFF80000154A00000FEB08D1519C62BA1F9D.svg" xlink:type="simple" xlink:show="embed" xlink:actuate="onLoad" loext:mime-type="image/svg+xml">
            <text:p/>
          </draw:image>
          <draw:image xlink:href="Pictures/1000020100000102000000C001D045C67FEE6337.png" xlink:type="simple" xlink:show="embed" xlink:actuate="onLoad" loext:mime-type="image/png"/>
        </draw:frame>
        <draw:line draw:style-name="gr139" draw:text-style-name="P17" draw:layer="layout" svg:x1="23.599cm" svg:y1="9.28cm" svg:x2="26.387cm" svg:y2="9.28cm">
          <text:p/>
        </draw:line>
        <draw:line draw:style-name="gr143" draw:text-style-name="P17" draw:layer="layout" svg:x1="23.665cm" svg:y1="9.28cm" svg:x2="26.291cm" svg:y2="9.28cm">
          <text:p/>
        </draw:line>
        <draw:ellipse draw:style-name="gr6" draw:text-style-name="P6" xml:id="id23" draw:id="id23" draw:layer="layout" svg:width="2.002cm" svg:height="1.285cm" draw:transform="skewX (-0.00785398163397448) rotate (-3.14159265358979) translate (27.154cm 9.922cm)" draw:kind="cut" draw:start-angle="88.96" draw:end-angle="271.12">
          <text:p/>
        </draw:ellipse>
        <draw:line draw:style-name="gr198" draw:text-style-name="P7" draw:layer="layout" svg:x1="21.818cm" svg:y1="6.858cm" svg:x2="21.818cm" svg:y2="14.732cm">
          <text:p/>
        </draw:line>
        <draw:custom-shape draw:style-name="gr169" draw:text-style-name="P48" draw:layer="layout" svg:width="2.083cm" svg:height="0.203cm" draw:transform="rotate (-1.0471975511966) translate (21.402cm 10.105cm)">
          <text:p/>
          <draw:enhanced-geometry svg:viewBox="0 0 21600 21600" draw:type="rectangle" draw:enhanced-path="M 0 0 L 21600 0 21600 21600 0 21600 0 0 Z N"/>
        </draw:custom-shape>
      </draw:page>
      <draw:page draw:name="page21" draw:style-name="dp1" draw:master-page-name="Default">
        <draw:custom-shape draw:style-name="gr131" draw:text-style-name="P33" draw:layer="layout" svg:width="4.775cm" svg:height="9.5cm" svg:x="20.865cm" svg:y="6.032cm">
          <text:p text:style-name="P41"><text:s/></text:p>
          <draw:enhanced-geometry svg:viewBox="0 0 21600 21600" draw:mirror-vertical="true" draw:mirror-horizontal="false" draw:type="rectangle" draw:enhanced-path="M 0 0 L 21600 0 21600 21600 0 21600 0 0 Z N"/>
        </draw:custom-shape>
        <draw:custom-shape draw:style-name="gr132" draw:text-style-name="P30" draw:layer="layout" svg:width="5.537cm" svg:height="9.5cm" svg:x="6.893cm" svg:y="6.058cm">
          <text:p/>
          <draw:enhanced-geometry svg:viewBox="0 0 21600 21600" draw:type="rectangle" draw:enhanced-path="M 0 0 L 21600 0 21600 21600 0 21600 0 0 Z N"/>
        </draw:custom-shape>
        <draw:custom-shape draw:style-name="gr133" draw:text-style-name="P42" draw:layer="layout" svg:width="8.433cm" svg:height="9.5cm" svg:x="12.429cm" svg:y="6.032cm">
          <text:p text:style-name="P41"><text:s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4" draw:text-style-name="P32" draw:layer="layout" svg:width="18.745cm" svg:height="9.474cm" svg:x="6.889cm" svg:y="6.058cm">
          <text:p/>
          <draw:enhanced-geometry svg:viewBox="0 0 21600 21600" draw:type="rectangle" draw:enhanced-path="M 0 0 L 21600 0 21600 21600 0 21600 0 0 Z N"/>
        </draw:custom-shape>
        <draw:frame draw:style-name="gr135" draw:text-style-name="P43" draw:layer="layout" svg:width="4.486cm" svg:height="0.962cm" svg:x="7.418cm" svg:y="6.138cm">
          <draw:text-box>
            <text:p><text:span text:style-name="T6">Pre-selection</text:span></text:p>
          </draw:text-box>
        </draw:frame>
        <draw:frame draw:style-name="gr136" draw:text-style-name="P43" draw:layer="layout" svg:width="4.841cm" svg:height="0.962cm" svg:x="20.832cm" svg:y="6.138cm">
          <draw:text-box>
            <text:p><text:span text:style-name="T6">Post-selection</text:span></text:p>
          </draw:text-box>
        </draw:frame>
        <draw:frame draw:style-name="gr137" draw:text-style-name="P43" draw:layer="layout" svg:width="3.749cm" svg:height="0.962cm" svg:x="14.771cm" svg:y="6.138cm">
          <draw:text-box>
            <text:p><text:span text:style-name="T6">Interaction</text:span></text:p>
          </draw:text-box>
        </draw:frame>
        <draw:line draw:style-name="gr138" draw:text-style-name="P7" draw:layer="layout" svg:x1="12.258cm" svg:y1="8.245cm" svg:x2="12.258cm" svg:y2="14.508cm">
          <text:p/>
        </draw:line>
        <draw:line draw:style-name="gr138" draw:text-style-name="P7" draw:layer="layout" svg:x1="20.679cm" svg:y1="8.245cm" svg:x2="20.679cm" svg:y2="12.271cm">
          <text:p/>
        </draw:line>
        <draw:line draw:style-name="gr139" draw:text-style-name="P17" draw:layer="layout" svg:x1="11.147cm" svg:y1="11.042cm" svg:x2="21.856cm" svg:y2="11.042cm">
          <text:p/>
        </draw:line>
        <draw:line draw:style-name="gr141" draw:text-style-name="P17" draw:layer="layout" svg:x1="19.368cm" svg:y1="14.518cm" svg:x2="21.406cm" svg:y2="10.988cm">
          <text:p/>
        </draw:line>
        <draw:frame draw:style-name="gr1" draw:text-style-name="P1" draw:layer="layout" svg:width="1.118cm" svg:height="0.787cm" svg:x="7.178cm" svg:y="13.562cm">
          <draw:image xlink:href="Pictures/10000201000000E7000000A723792A47D95012D9.png" xlink:type="simple" xlink:show="embed" xlink:actuate="onLoad" loext:mime-type="image/png">
            <text:p/>
          </draw:image>
        </draw:frame>
        <draw:line draw:style-name="gr141" draw:text-style-name="P17" draw:layer="layout" svg:x1="21.329cm" svg:y1="11.046cm" svg:x2="24.203cm" svg:y2="11.046cm">
          <text:p/>
        </draw:line>
        <draw:line draw:style-name="gr142" draw:text-style-name="P17" draw:layer="layout" svg:x1="21.239cm" svg:y1="11.046cm" svg:x2="24.063cm" svg:y2="11.046cm">
          <text:p/>
        </draw:line>
        <draw:line draw:style-name="gr139" draw:text-style-name="P17" draw:layer="layout" svg:x1="9.191cm" svg:y1="14.509cm" svg:x2="11.216cm" svg:y2="11.001cm">
          <text:p/>
        </draw:line>
        <draw:line draw:style-name="gr139" draw:text-style-name="P17" draw:layer="layout" svg:x1="21.373cm" svg:y1="11.041cm" svg:x2="22.979cm" svg:y2="8.261cm">
          <text:p/>
        </draw:line>
        <draw:line draw:style-name="gr143" draw:text-style-name="P17" draw:layer="layout" svg:x1="21.305cm" svg:y1="11.165cm" svg:x2="23.088cm" svg:y2="8.076cm">
          <text:p/>
        </draw:line>
        <draw:line draw:style-name="gr144" draw:text-style-name="P17" draw:layer="layout" svg:x1="7.251cm" svg:y1="14.487cm" svg:x2="19.431cm" svg:y2="14.467cm">
          <text:p/>
        </draw:line>
        <draw:line draw:style-name="gr146" draw:text-style-name="P3" draw:layer="layout" svg:x1="7.247cm" svg:y1="14.487cm" svg:x2="9.177cm" svg:y2="14.488cm">
          <text:p/>
        </draw:line>
        <draw:frame draw:style-name="gr127" draw:text-style-name="P1" draw:layer="layout" svg:width="3.251cm" svg:height="1.194cm" draw:transform="rotate (1.10706234454) translate (8.86cm 13.07cm)">
          <draw:image xlink:href="Pictures/10000201000002EF00000137A4318ACCC1DA8517.png" xlink:type="simple" xlink:show="embed" xlink:actuate="onLoad" loext:mime-type="image/png">
            <text:p/>
          </draw:image>
        </draw:frame>
        <draw:frame draw:style-name="gr147" draw:text-style-name="P1" draw:layer="layout" svg:width="2.131cm" svg:height="1.136cm" svg:x="10.221cm" svg:y="13.369cm">
          <draw:image xlink:href="Pictures/10000201000002EF00000137A4318ACCC1DA8517.png" xlink:type="simple" xlink:show="embed" xlink:actuate="onLoad" loext:mime-type="image/png">
            <text:p/>
          </draw:image>
        </draw:frame>
        <draw:custom-shape draw:style-name="gr148" draw:text-style-name="P13" draw:layer="layout" svg:width="2.134cm" svg:height="1.424cm" svg:x="12.704cm" svg:y="10.3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9" draw:text-style-name="P13" draw:layer="layout" svg:width="2.134cm" svg:height="1.396cm" svg:x="12.704cm" svg:y="13.757cm">
          <text:p/>
          <draw:enhanced-geometry svg:viewBox="0 0 21600 21600" draw:type="rectangle" draw:enhanced-path="M 0 0 L 21600 0 21600 21600 0 21600 0 0 Z N"/>
        </draw:custom-shape>
        <draw:frame draw:style-name="gr150" draw:text-style-name="P1" draw:layer="layout" svg:width="4.696cm" svg:height="1.136cm" svg:x="15.14cm" svg:y="13.369cm">
          <draw:image xlink:href="Pictures/10000201000002EF00000137A4318ACCC1DA8517.png" xlink:type="simple" xlink:show="embed" xlink:actuate="onLoad" loext:mime-type="image/png">
            <text:p/>
          </draw:image>
        </draw:frame>
        <draw:frame draw:style-name="gr151" draw:text-style-name="P1" draw:layer="layout" svg:width="5.845cm" svg:height="1.112cm" svg:x="15.008cm" svg:y="9.996cm">
          <draw:image xlink:href="Pictures/10000201000002EF00000137A4318ACCC1DA8517.png" xlink:type="simple" xlink:show="embed" xlink:actuate="onLoad" loext:mime-type="image/png">
            <text:p/>
          </draw:image>
        </draw:frame>
        <draw:frame draw:style-name="gr152" draw:text-style-name="P1" draw:layer="layout" svg:width="1.93cm" svg:height="1.168cm" svg:x="12.805cm" svg:y="10.426cm">
          <draw:image xlink:href="Pictures/10000201000000FA00000140B1CE5A597B2E8A83.png" xlink:type="simple" xlink:show="embed" xlink:actuate="onLoad" loext:mime-type="image/png">
            <text:p/>
          </draw:image>
        </draw:frame>
        <draw:frame draw:style-name="gr153" draw:text-style-name="P1" draw:layer="layout" svg:width="1.93cm" svg:height="1.366cm" svg:x="12.805cm" svg:y="13.724cm">
          <draw:image xlink:href="Pictures/10000201000000FA00000140B1CE5A597B2E8A83.png" xlink:type="simple" xlink:show="embed" xlink:actuate="onLoad" loext:mime-type="image/png">
            <text:p/>
          </draw:image>
        </draw:frame>
        <draw:custom-shape draw:style-name="gr199" draw:text-style-name="P25" draw:layer="layout" svg:width="2.083cm" svg:height="1.016cm" svg:x="10.175cm" svg:y="7.598cm">
          <text:p/>
          <draw:enhanced-geometry svg:viewBox="0 0 21600 21600" draw:type="rectangle" draw:enhanced-path="M 0 0 L 21600 0 21600 21600 0 21600 0 0 Z N"/>
        </draw:custom-shape>
        <draw:custom-shape draw:style-name="gr200" draw:text-style-name="P25" draw:layer="layout" svg:width="2.184cm" svg:height="1.016cm" svg:x="18.488cm" svg:y="7.598cm">
          <text:p/>
          <draw:enhanced-geometry svg:viewBox="0 0 21600 21600" draw:type="rectangle" draw:enhanced-path="M 0 0 L 21600 0 21600 21600 0 21600 0 0 Z N"/>
        </draw:custom-shape>
        <draw:frame draw:style-name="gr164" draw:text-style-name="P1" draw:layer="layout" svg:width="1.87cm" svg:height="0.866cm" svg:x="10.258cm" svg:y="7.635cm">
          <draw:image xlink:href="Pictures/1000020100000130000001102162B9CD0E869E5B.png" xlink:type="simple" xlink:show="embed" xlink:actuate="onLoad" loext:mime-type="image/png">
            <text:p/>
          </draw:image>
        </draw:frame>
        <draw:frame draw:style-name="gr165" draw:text-style-name="P1" draw:layer="layout" svg:width="2.087cm" svg:height="0.815cm" svg:x="18.522cm" svg:y="7.715cm">
          <draw:image xlink:href="Pictures/1000020100000130000001102162B9CD0E869E5B.png" xlink:type="simple" xlink:show="embed" xlink:actuate="onLoad" loext:mime-type="image/png">
            <text:p/>
          </draw:image>
        </draw:frame>
        <draw:custom-shape draw:style-name="gr201" draw:text-style-name="P13" draw:layer="layout" svg:width="2.134cm" svg:height="1.575cm" svg:x="23.23cm" svg:y="10.2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02" draw:text-style-name="P7" draw:layer="layout" svg:x1="24.238cm" svg:y1="10.999cm" svg:x2="24.582cm" svg:y2="10.313cm">
          <text:p/>
        </draw:line>
        <draw:ellipse draw:style-name="gr203" draw:text-style-name="P26" draw:layer="layout" svg:width="0.812cm" svg:height="0.745cm" draw:transform="skewX (0.00942477796076938) translate (23.844cm 10.624cm)" draw:kind="arc" draw:start-angle="0" draw:end-angle="180.4">
          <text:p/>
        </draw:ellipse>
        <draw:g>
          <draw:frame draw:style-name="gr166" draw:text-style-name="P1" draw:layer="layout" svg:width="3.451cm" svg:height="2.43cm" svg:x="18.69cm" svg:y="17.583cm">
            <draw:image xlink:href="Pictures/100002010000015C0000022CB9A9F430A8141E7A.png" xlink:type="simple" xlink:show="embed" xlink:actuate="onLoad" loext:mime-type="image/png">
              <text:p/>
            </draw:image>
          </draw:frame>
          <draw:frame draw:style-name="gr167" draw:text-style-name="P1" draw:layer="layout" svg:width="3.346cm" svg:height="2.418cm" svg:x="22.11cm" svg:y="17.607cm">
            <draw:image xlink:href="Pictures/100002010000015C0000022CB9A9F430A8141E7A.png" xlink:type="simple" xlink:show="embed" xlink:actuate="onLoad" loext:mime-type="image/png">
              <text:p/>
            </draw:image>
          </draw:frame>
        </draw:g>
        <draw:g>
          <draw:frame draw:style-name="gr155" draw:text-style-name="P1" draw:layer="layout" svg:width="0.989cm" svg:height="0.722cm" svg:x="23.327cm" svg:y="11.08cm">
            <draw:image xlink:href="Pictures/100002010000015C0000022CB9A9F430A8141E7A.png" xlink:type="simple" xlink:show="embed" xlink:actuate="onLoad" loext:mime-type="image/png">
              <text:p/>
            </draw:image>
          </draw:frame>
          <draw:frame draw:style-name="gr156" draw:text-style-name="P1" draw:layer="layout" svg:width="0.96cm" svg:height="0.714cm" svg:x="24.307cm" svg:y="11.074cm">
            <draw:image xlink:href="Pictures/100002010000015C0000022CB9A9F430A8141E7A.png" xlink:type="simple" xlink:show="embed" xlink:actuate="onLoad" loext:mime-type="image/png">
              <text:p/>
            </draw:image>
          </draw:frame>
        </draw:g>
        <draw:g>
          <draw:custom-shape draw:style-name="gr204" draw:text-style-name="P37" draw:layer="layout" svg:width="2.134cm" svg:height="1.575cm" draw:transform="rotate (1.0471975511966) translate (21.682cm 8.88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02" draw:text-style-name="P7" draw:layer="layout" svg:x1="22.821cm" svg:y1="8.377cm" svg:x2="22.399cm" svg:y2="7.736cm">
            <text:p/>
          </draw:line>
          <draw:ellipse draw:style-name="gr203" draw:text-style-name="P26" draw:layer="layout" svg:width="0.812cm" svg:height="0.745cm" draw:transform="skewX (0.00942477796076941) rotate (1.0471975511966) translate (22.299cm 8.531cm)" draw:kind="arc" draw:start-angle="0" draw:end-angle="180.4">
            <text:p/>
          </draw:ellipse>
          <draw:g>
            <draw:frame draw:style-name="gr155" draw:text-style-name="P1" draw:layer="layout" svg:width="0.989cm" svg:height="0.722cm" draw:transform="rotate (1.0471975511966) translate (22.435cm 9.207cm)">
              <draw:image xlink:href="Pictures/100002010000015C0000022CB9A9F430A8141E7A.png" xlink:type="simple" xlink:show="embed" xlink:actuate="onLoad" loext:mime-type="image/png">
                <text:p/>
              </draw:image>
            </draw:frame>
            <draw:frame draw:style-name="gr156" draw:text-style-name="P1" draw:layer="layout" svg:width="0.96cm" svg:height="0.714cm" draw:transform="rotate (1.0471975511966) translate (22.92cm 8.355cm)">
              <draw:image xlink:href="Pictures/100002010000015C0000022CB9A9F430A8141E7A.png" xlink:type="simple" xlink:show="embed" xlink:actuate="onLoad" loext:mime-type="image/png">
                <text:p/>
              </draw:image>
            </draw:frame>
          </draw:g>
        </draw:g>
      </draw:page>
      <draw:page draw:name="page22" draw:style-name="dp1" draw:master-page-name="Default">
        <draw:custom-shape draw:style-name="gr205" draw:text-style-name="P55" draw:layer="layout" svg:width="17.322cm" svg:height="9.144cm" svg:x="8.046cm" svg:y="6.93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6" draw:text-style-name="P56" draw:layer="layout" svg:width="15.238cm" svg:height="5.892cm" draw:transform="skewX (2.07413593384466E-017) rotate (2.96705972839036) translate (23.698cm 15.659cm)">
          <text:p/>
          <draw:enhanced-geometry svg:viewBox="0 0 21600 21600" draw:mirror-vertical="true" draw:mirror-horizontal="false" draw:type="rectangle" draw:enhanced-path="M 0 0 L 21600 0 21600 21600 0 21600 0 0 Z N"/>
        </draw:custom-shape>
        <draw:line draw:style-name="gr71" draw:text-style-name="P7" draw:layer="layout" svg:x1="12.402cm" svg:y1="6.339cm" svg:x2="12.402cm" svg:y2="12.602cm">
          <text:p/>
        </draw:line>
        <draw:line draw:style-name="gr207" draw:text-style-name="P3" draw:layer="layout" svg:x1="9.748cm" svg:y1="12.545cm" svg:x2="13.283cm" svg:y2="10.505cm">
          <text:p/>
        </draw:line>
        <draw:line draw:style-name="gr71" draw:text-style-name="P7" draw:layer="layout" svg:x1="22.302cm" svg:y1="6.339cm" svg:x2="22.302cm" svg:y2="11.276cm">
          <text:p/>
        </draw:line>
        <draw:line draw:style-name="gr207" draw:text-style-name="P3" draw:layer="layout" svg:x1="13.241cm" svg:y1="10.494cm" svg:x2="23.639cm" svg:y2="10.494cm">
          <text:p/>
        </draw:line>
        <draw:line draw:style-name="gr208" draw:text-style-name="P3" draw:layer="layout" svg:x1="20.253cm" svg:y1="12.507cm" svg:x2="23.739cm" svg:y2="10.494cm">
          <text:p/>
        </draw:line>
        <draw:line draw:style-name="gr208" draw:text-style-name="P3" draw:layer="layout" svg:x1="23.675cm" svg:y1="10.496cm" svg:x2="28.815cm" svg:y2="10.496cm">
          <text:p/>
        </draw:line>
        <draw:line draw:style-name="gr208" draw:text-style-name="P3" draw:layer="layout" svg:x1="2.321cm" svg:y1="12.505cm" svg:x2="20.152cm" svg:y2="12.506cm">
          <text:p/>
        </draw:line>
        <draw:line draw:style-name="gr41" draw:text-style-name="P17" draw:layer="layout" svg:x1="23.438cm" svg:y1="10.667cm" svg:x2="27.989cm" svg:y2="8.039cm">
          <text:p/>
        </draw:line>
        <draw:line draw:style-name="gr44" draw:text-style-name="P17" draw:layer="layout" svg:x1="23.437cm" svg:y1="10.668cm" svg:x2="27.988cm" svg:y2="8.04cm">
          <text:p/>
        </draw:line>
        <draw:g>
          <draw:custom-shape draw:style-name="gr209" draw:text-style-name="P9" draw:layer="layout" svg:width="3.81cm" svg:height="0.255cm" draw:transform="rotate (1.39626340159546) translate (23.393cm 12.787cm)">
            <text:p/>
            <draw:enhanced-geometry svg:viewBox="0 0 21600 21600" draw:mirror-vertical="true" draw:mirror-horizontal="false" draw:type="rectangle" draw:enhanced-path="M 0 0 L 21600 0 21600 21600 0 21600 0 0 Z N"/>
          </draw:custom-shape>
          <draw:custom-shape draw:style-name="gr209" draw:text-style-name="P9" draw:layer="layout" svg:width="3.81cm" svg:height="0.255cm" draw:transform="rotate (1.39626340159546) translate (9.307cm 13.98cm)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210" draw:text-style-name="P57" draw:layer="layout" svg:width="1.778cm" svg:height="0.254cm" draw:transform="rotate (1.39626340159546) translate (19.994cm 13.374cm)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210" draw:text-style-name="P57" draw:layer="layout" svg:width="1.778cm" svg:height="0.254cm" draw:transform="rotate (1.39626340159546) translate (13.062cm 11.242cm)">
            <text:p/>
            <draw:enhanced-geometry svg:viewBox="0 0 21600 21600" draw:mirror-vertical="true" draw:mirror-horizontal="false" draw:type="rectangle" draw:enhanced-path="M 0 0 L 21600 0 21600 21600 0 21600 0 0 Z N"/>
          </draw:custom-shape>
        </draw:g>
        <draw:custom-shape draw:style-name="gr90" draw:text-style-name="P26" draw:layer="layout" svg:width="0.049cm" svg:height="0.049cm" svg:x="17.278cm" svg:y="9.8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0" draw:text-style-name="P26" draw:layer="layout" svg:width="0.049cm" svg:height="0.049cm" svg:x="20.406cm" svg:y="10.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211" draw:text-style-name="P36" draw:layer="layout" svg:width="6.35cm" svg:height="1.372cm" svg:x="14.081cm" svg:y="9.824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12" draw:text-style-name="P36" draw:layer="layout" svg:width="6.35cm" svg:height="1.372cm" svg:x="14.081cm" svg:y="9.824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90" draw:text-style-name="P26" xml:id="id28" draw:id="id28" draw:layer="layout" svg:width="0.049cm" svg:height="0.049cm" svg:x="16.207cm" svg:y="13.1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213" draw:text-style-name="P36" draw:layer="layout" svg:width="6.35cm" svg:height="1.321cm" svg:x="12.982cm" svg:y="11.823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14" draw:text-style-name="P36" draw:layer="layout" svg:width="6.35cm" svg:height="1.321cm" svg:x="12.982cm" svg:y="11.823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215" draw:text-style-name="P58" draw:layer="layout" svg:width="0.203cm" svg:height="1.27cm" svg:x="11.712cm" svg:y="11.8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5" draw:text-style-name="P17" draw:layer="layout" svg:x1="24.135cm" svg:y1="10.496cm" svg:x2="28.656cm" svg:y2="10.496cm">
          <text:p/>
        </draw:line>
        <draw:custom-shape draw:style-name="gr90" draw:text-style-name="P26" xml:id="id29" draw:id="id29" draw:layer="layout" svg:width="0.049cm" svg:height="0.049cm" svg:x="13.891cm" svg:y="6.7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0" draw:text-style-name="P26" xml:id="id31" draw:id="id31" draw:layer="layout" svg:width="0.049cm" svg:height="0.049cm" svg:x="19.62cm" svg:y="6.73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6" draw:text-style-name="P6" draw:layer="layout" svg:width="2.482cm" svg:height="1.88cm" draw:transform="skewX (-0.00802851455917392) rotate (-3.14159265358979) translate (29.995cm 11.437cm)" draw:kind="cut" draw:start-angle="88.96" draw:end-angle="271.12">
          <text:p/>
        </draw:ellipse>
        <draw:connector draw:style-name="gr7" draw:text-style-name="P7" draw:layer="layout" draw:type="curve" draw:line-skew="-0.004cm" svg:x1="29.987cm" svg:y1="10.497cm" svg:x2="30.318cm" svg:y2="12.049cm" svg:d="M29987 10497c745 0 580 1552 331 1552" svg:viewBox="0 0 542 1553">
          <text:p/>
        </draw:connector>
        <draw:custom-shape draw:style-name="gr216" draw:text-style-name="P21" draw:layer="layout" svg:width="0.305cm" svg:height="4.674cm" draw:transform="rotate (-0.0872664625997166) translate (11.061cm 9.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17" draw:text-style-name="P7" draw:layer="layout" draw:type="curve" draw:line-skew="0.099cm" svg:x1="17.327cm" svg:y1="9.825cm" svg:x2="18.46cm" svg:y2="9.111cm" draw:end-shape="id25" draw:end-glue-point="3" svg:d="M17327 9825c624 0 58-714 1133-714" svg:viewBox="0 0 1134 715">
          <text:p/>
        </draw:connector>
        <draw:connector draw:style-name="gr217" draw:text-style-name="P7" draw:layer="layout" draw:type="curve" draw:line-skew="-0.227cm" svg:x1="20.431cm" svg:y1="10.444cm" svg:x2="20.152cm" svg:y2="9.111cm" draw:end-shape="id25" draw:end-glue-point="1" svg:d="M20431 10444c-9 0 130-1333-279-1333" svg:viewBox="0 0 296 1334">
          <text:p/>
        </draw:connector>
        <draw:custom-shape draw:style-name="gr218" draw:text-style-name="P59" xml:id="id26" draw:id="id26" draw:layer="layout" svg:width="0.049cm" svg:height="0.049cm" svg:x="12.966cm" svg:y="12.7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xml:id="id25" draw:id="id25" draw:layer="layout" svg:width="1.692cm" svg:height="1.101cm" svg:x="18.46cm" svg:y="8.561cm">
          <draw:image xlink:href="Pictures/1000020100000280000001A2401834828C72D74E.png" xlink:type="simple" xlink:show="embed" xlink:actuate="onLoad" loext:mime-type="image/png">
            <text:p/>
          </draw:image>
        </draw:frame>
        <draw:frame draw:style-name="gr1" draw:text-style-name="P1" xml:id="id27" draw:id="id27" draw:layer="layout" svg:width="1.692cm" svg:height="1.101cm" svg:x="13.361cm" svg:y="13.34cm">
          <draw:image xlink:href="Pictures/1000020100000280000001A2401834828C72D74E.png" xlink:type="simple" xlink:show="embed" xlink:actuate="onLoad" loext:mime-type="image/png">
            <text:p/>
          </draw:image>
        </draw:frame>
        <draw:connector draw:style-name="gr217" draw:text-style-name="P60" draw:layer="layout" draw:type="curve" svg:x1="12.991cm" svg:y1="12.765cm" svg:x2="13.361cm" svg:y2="13.89cm" draw:start-shape="id26" draw:start-glue-point="8" draw:end-shape="id27" draw:end-glue-point="3" svg:d="M12991 12765c0 750 123 1125 370 1125" svg:viewBox="0 0 371 1126">
          <text:p/>
        </draw:connector>
        <draw:connector draw:style-name="gr217" draw:text-style-name="P7" draw:layer="layout" draw:type="curve" svg:x1="16.207cm" svg:y1="13.142cm" svg:x2="15.053cm" svg:y2="13.89cm" draw:start-shape="id28" draw:start-glue-point="6" draw:end-shape="id27" draw:end-glue-point="1" svg:d="M16207 13142c-867 0-290 748-1154 748" svg:viewBox="0 0 1155 749">
          <text:p/>
        </draw:connector>
        <draw:frame draw:style-name="gr1" draw:text-style-name="P1" xml:id="id30" draw:id="id30" draw:layer="layout" svg:width="2.032cm" svg:height="1.295cm" svg:x="15.838cm" svg:y="5.105cm">
          <draw:image xlink:href="Pictures/1000020100000280000001A2401834828C72D74E.png" xlink:type="simple" xlink:show="embed" xlink:actuate="onLoad" loext:mime-type="image/png">
            <text:p/>
          </draw:image>
        </draw:frame>
        <draw:custom-shape draw:style-name="gr219" draw:text-style-name="P18" draw:layer="layout" svg:width="1.196cm" svg:height="1.161cm" svg:x="16.256cm" svg:y="5.1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0" draw:text-style-name="P61" draw:layer="layout" svg:width="1.603cm" svg:height="0.963cm" svg:x="16.053cm" svg:y="5.271cm">
          <draw:text-box>
            <text:p><text:span text:style-name="T7">+ <text:s/>−</text:span></text:p>
          </draw:text-box>
        </draw:frame>
        <draw:connector draw:style-name="gr221" draw:text-style-name="P7" draw:layer="layout" draw:type="curve" svg:x1="13.94cm" svg:y1="6.77cm" svg:x2="15.838cm" svg:y2="5.752cm" draw:start-shape="id29" draw:start-glue-point="10" draw:end-shape="id30" draw:end-glue-point="3" svg:d="M13940 6770c1425 0 476-1018 1898-1018" svg:viewBox="0 0 1899 1019">
          <text:p/>
        </draw:connector>
        <draw:connector draw:style-name="gr221" draw:text-style-name="P7" draw:layer="layout" draw:type="curve" svg:x1="19.621cm" svg:y1="6.758cm" svg:x2="17.87cm" svg:y2="5.752cm" draw:start-shape="id31" draw:start-glue-point="10" draw:end-shape="id30" draw:end-glue-point="1" svg:d="M19621 6758c-1314 0-439-1006-1751-1006" svg:viewBox="0 0 1752 1007">
          <text:p/>
        </draw:connector>
        <draw:line draw:style-name="gr126" draw:text-style-name="P3" draw:layer="layout" svg:x1="2.322cm" svg:y1="12.507cm" svg:x2="7.351cm" svg:y2="12.508cm">
          <text:p/>
        </draw:line>
        <draw:custom-shape draw:style-name="gr222" draw:text-style-name="P62" draw:layer="layout" svg:width="0.544cm" svg:height="0.544cm" draw:transform="rotate (0.785398163397448) translate (2.277cm 11.903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2" draw:text-style-name="P62" draw:layer="layout" svg:width="0.544cm" svg:height="0.544cm" draw:transform="rotate (0.785398163397448) translate (2.978cm 11.903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2" draw:text-style-name="P62" draw:layer="layout" svg:width="0.544cm" svg:height="0.544cm" draw:transform="rotate (0.785398163397448) translate (3.677cm 11.903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2" draw:text-style-name="P62" draw:layer="layout" svg:width="0.544cm" svg:height="0.544cm" draw:transform="rotate (0.785398163397448) translate (4.378cm 11.903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2" draw:text-style-name="P62" draw:layer="layout" svg:width="0.544cm" svg:height="0.544cm" draw:transform="rotate (0.785398163397448) translate (2.631cm 12.339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2" draw:text-style-name="P62" draw:layer="layout" svg:width="0.544cm" svg:height="0.544cm" draw:transform="rotate (0.785398163397448) translate (3.329cm 12.339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2" draw:text-style-name="P62" draw:layer="layout" svg:width="0.544cm" svg:height="0.544cm" draw:transform="rotate (0.785398163397448) translate (4.028cm 12.339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2" draw:text-style-name="P62" draw:layer="layout" svg:width="0.544cm" svg:height="0.544cm" draw:transform="rotate (0.785398163397448) translate (4.726cm 12.339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3" draw:text-style-name="P63" draw:layer="layout" svg:width="0.822cm" svg:height="0.822cm" svg:x="3.478cm" svg:y="11.649cm">
          <text:p text:style-name="P4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3" draw:text-style-name="P63" draw:layer="layout" svg:width="0.822cm" svg:height="0.822cm" svg:x="10.801cm" svg:y="9.072cm">
          <text:p text:style-name="P4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3" draw:text-style-name="P63" draw:layer="layout" svg:width="0.822cm" svg:height="0.822cm" svg:x="11.396cm" svg:y="12.995cm">
          <text:p text:style-name="P41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3" draw:text-style-name="P63" draw:layer="layout" svg:width="0.822cm" svg:height="0.822cm" svg:x="9.902cm" svg:y="14.473cm">
          <text:p text:style-name="P4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4" draw:text-style-name="P63" draw:layer="layout" svg:width="0.822cm" svg:height="0.822cm" svg:x="28.897cm" svg:y="10.063cm">
          <text:p text:style-name="P41">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5" draw:text-style-name="P36" draw:layer="layout" svg:width="17.322cm" svg:height="9.144cm" svg:x="8.046cm" svg:y="6.93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6" draw:text-style-name="P36" draw:layer="layout" svg:width="17.322cm" svg:height="9.144cm" svg:x="8.046cm" svg:y="6.93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3" draw:text-style-name="P63" draw:layer="layout" svg:width="0.822cm" svg:height="0.822cm" svg:x="8.14cm" svg:y="6.812cm">
          <text:p text:style-name="P4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3" draw:text-style-name="P63" draw:layer="layout" svg:width="0.822cm" svg:height="0.822cm" svg:x="16.295cm" svg:y="11.094cm">
          <text:p text:style-name="P41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8" draw:layer="layout" svg:width="1.887cm" svg:height="1.887cm" svg:x="2.536cm" svg:y="14.11cm">
          <text:p/>
          <draw:enhanced-geometry svg:viewBox="0 0 21600 21600" draw:mirror-horizontal="true" draw:text-areas="?f2 ?f7 ?f1 ?f1 ?f7 ?f2 ?f1 ?f1" draw:type="mso-spt89" draw:modifiers="14289.406779661 18378 6098" draw:enhanced-path="M 0 ?f5 L ?f2 ?f0 ?f2 ?f7 ?f7 ?f7 ?f7 ?f2 ?f0 ?f2 ?f5 0 21600 ?f2 ?f1 ?f2 ?f1 ?f1 ?f2 ?f1 ?f2 21600 Z N">
            <draw:equation draw:name="f0" draw:formula="$0 "/>
            <draw:equation draw:name="f1" draw:formula="$1 "/>
            <draw:equation draw:name="f2" draw:formula="$2 "/>
            <draw:equation draw:name="f3" draw:formula="21600-$0 "/>
            <draw:equation draw:name="f4" draw:formula="?f3 /2"/>
            <draw:equation draw:name="f5" draw:formula="$0 +?f4 "/>
            <draw:equation draw:name="f6" draw:formula="21600-$1 "/>
            <draw:equation draw:name="f7" draw:formula="$0 +?f6 "/>
            <draw:equation draw:name="f8" draw:formula="21600-?f6 "/>
            <draw:equation draw:name="f9" draw:formula="?f8 -?f6 "/>
            <draw:handle draw:handle-position="$1 $2" draw:handle-range-x-minimum="?f5" draw:handle-range-x-maximum="21600" draw:handle-range-y-minimum="0" draw:handle-range-y-maximum="$0"/>
            <draw:handle draw:handle-position="$0 top" draw:handle-range-x-minimum="$2" draw:handle-range-x-maximum="?f9"/>
          </draw:enhanced-geometry>
        </draw:custom-shape>
        <draw:custom-shape draw:style-name="gr10" draw:text-style-name="P9" draw:layer="layout" svg:width="0.581cm" svg:height="0.581cm" draw:transform="rotate (0.698131700797732) translate (2.496cm 15.64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0" draw:layer="layout" svg:width="0.119cm" svg:height="0.119cm" draw:transform="rotate (0.698131700797732) translate (2.82cm 15.66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39" draw:layer="layout" svg:width="0.82cm" svg:height="0.962cm" svg:x="2.035cm" svg:y="15.444cm">
          <draw:text-box>
            <text:p><text:span text:style-name="T4">z</text:span></text:p>
          </draw:text-box>
        </draw:frame>
        <draw:frame draw:style-name="gr12" draw:text-style-name="P39" draw:layer="layout" svg:width="0.82cm" svg:height="0.962cm" svg:x="4.076cm" svg:y="15.523cm">
          <draw:text-box>
            <text:p><text:span text:style-name="T4">x</text:span></text:p>
          </draw:text-box>
        </draw:frame>
        <draw:frame draw:style-name="gr12" draw:text-style-name="P39" draw:layer="layout" svg:width="0.82cm" svg:height="0.962cm" svg:x="2.035cm" svg:y="13.655cm">
          <draw:text-box>
            <text:p><text:span text:style-name="T4">y</text:span></text:p>
          </draw:text-box>
        </draw:frame>
        <draw:ellipse draw:style-name="gr6" draw:text-style-name="P6" xml:id="id32" draw:id="id32" draw:layer="layout" svg:width="2.482cm" svg:height="1.88cm" draw:transform="skewX (-0.00802851455917399) rotate (-2.61799387799149) translate (29.505cm 8.224cm)" draw:kind="cut" draw:start-angle="88.96" draw:end-angle="271.12">
          <text:p/>
        </draw:ellipse>
        <draw:connector draw:style-name="gr7" draw:text-style-name="P7" draw:layer="layout" draw:type="curve" svg:x1="29.028cm" svg:y1="7.414cm" svg:x2="30.073cm" svg:y2="9.105cm" draw:start-shape="id32" draw:start-glue-point="3" svg:d="M29028 7414c1236 0 714 1691 1045 1691" svg:viewBox="0 0 1046 1692">
          <text:p/>
        </draw:connector>
        <draw:custom-shape draw:style-name="gr224" draw:text-style-name="P63" draw:layer="layout" svg:width="0.822cm" svg:height="0.822cm" svg:x="27.978cm" svg:y="7.323cm">
          <text:p text:style-name="P41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9" draw:text-style-name="P25" draw:layer="layout" svg:width="2.083cm" svg:height="1.016cm" svg:x="10.329cm" svg:y="5.414cm">
          <text:p/>
          <draw:enhanced-geometry svg:viewBox="0 0 21600 21600" draw:type="rectangle" draw:enhanced-path="M 0 0 L 21600 0 21600 21600 0 21600 0 0 Z N"/>
        </draw:custom-shape>
        <draw:custom-shape draw:style-name="gr227" draw:text-style-name="P25" draw:layer="layout" svg:width="2.692cm" svg:height="1.016cm" svg:x="19.618cm" svg:y="5.414cm">
          <text:p/>
          <draw:enhanced-geometry svg:viewBox="0 0 21600 21600" draw:type="rectangle" draw:enhanced-path="M 0 0 L 21600 0 21600 21600 0 21600 0 0 Z N"/>
        </draw:custom-shape>
        <draw:frame draw:style-name="gr228" draw:text-style-name="P1" draw:layer="layout" svg:width="2.56cm" svg:height="0.956cm" svg:x="19.704cm" svg:y="5.414cm">
          <draw:image xlink:href="Pictures/10002219000003ED000002CA1B060995E7315638.svg" xlink:type="simple" xlink:show="embed" xlink:actuate="onLoad" loext:mime-type="image/svg+xml">
            <text:p/>
          </draw:image>
          <draw:image xlink:href="Pictures/1000020100000030000000226BC0A385B62EA62A.png" xlink:type="simple" xlink:show="embed" xlink:actuate="onLoad" loext:mime-type="image/png"/>
        </draw:frame>
        <draw:frame draw:style-name="gr229" draw:text-style-name="P1" draw:layer="layout" svg:width="1.741cm" svg:height="0.907cm" svg:x="10.518cm" svg:y="5.543cm">
          <draw:image xlink:href="Pictures/10002219000003ED000002CA1B060995E7315638.svg" xlink:type="simple" xlink:show="embed" xlink:actuate="onLoad" loext:mime-type="image/svg+xml">
            <text:p/>
          </draw:image>
          <draw:image xlink:href="Pictures/1000020100000030000000226BC0A385B62EA62A.png" xlink:type="simple" xlink:show="embed" xlink:actuate="onLoad" loext:mime-type="image/png"/>
        </draw:frame>
      </draw:page>
      <draw:page draw:name="page23" draw:style-name="dp1" draw:master-page-name="Default">
        <draw:custom-shape draw:style-name="gr205" draw:text-style-name="P55" draw:layer="layout" svg:width="17.322cm" svg:height="9.144cm" svg:x="8.046cm" svg:y="6.93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6" draw:text-style-name="P56" draw:layer="layout" svg:width="15.238cm" svg:height="5.892cm" draw:transform="skewX (2.07413593384466E-017) rotate (2.96705972839036) translate (23.698cm 15.659cm)">
          <text:p/>
          <draw:enhanced-geometry svg:viewBox="0 0 21600 21600" draw:mirror-vertical="true" draw:mirror-horizontal="false" draw:type="rectangle" draw:enhanced-path="M 0 0 L 21600 0 21600 21600 0 21600 0 0 Z N"/>
        </draw:custom-shape>
        <draw:line draw:style-name="gr138" draw:text-style-name="P7" draw:layer="layout" svg:x1="12.402cm" svg:y1="6.339cm" svg:x2="12.402cm" svg:y2="12.602cm">
          <text:p/>
        </draw:line>
        <draw:line draw:style-name="gr207" draw:text-style-name="P3" draw:layer="layout" svg:x1="9.748cm" svg:y1="12.545cm" svg:x2="13.283cm" svg:y2="10.505cm">
          <text:p/>
        </draw:line>
        <draw:line draw:style-name="gr138" draw:text-style-name="P7" draw:layer="layout" svg:x1="23.202cm" svg:y1="6.339cm" svg:x2="23.202cm" svg:y2="10.76cm">
          <text:p/>
        </draw:line>
        <draw:line draw:style-name="gr207" draw:text-style-name="P3" draw:layer="layout" svg:x1="13.241cm" svg:y1="10.494cm" svg:x2="23.639cm" svg:y2="10.494cm">
          <text:p/>
        </draw:line>
        <draw:line draw:style-name="gr208" draw:text-style-name="P3" draw:layer="layout" svg:x1="20.253cm" svg:y1="12.507cm" svg:x2="23.739cm" svg:y2="10.494cm">
          <text:p/>
        </draw:line>
        <draw:line draw:style-name="gr208" draw:text-style-name="P3" draw:layer="layout" svg:x1="23.675cm" svg:y1="10.496cm" svg:x2="28.815cm" svg:y2="10.496cm">
          <text:p/>
        </draw:line>
        <draw:line draw:style-name="gr208" draw:text-style-name="P3" draw:layer="layout" svg:x1="2.321cm" svg:y1="12.505cm" svg:x2="20.152cm" svg:y2="12.506cm">
          <text:p/>
        </draw:line>
        <draw:line draw:style-name="gr41" draw:text-style-name="P17" draw:layer="layout" svg:x1="23.438cm" svg:y1="10.667cm" svg:x2="27.989cm" svg:y2="8.039cm">
          <text:p/>
        </draw:line>
        <draw:line draw:style-name="gr44" draw:text-style-name="P17" draw:layer="layout" svg:x1="23.437cm" svg:y1="10.668cm" svg:x2="27.988cm" svg:y2="8.04cm">
          <text:p/>
        </draw:line>
        <draw:g>
          <draw:custom-shape draw:style-name="gr209" draw:text-style-name="P9" draw:layer="layout" svg:width="3.81cm" svg:height="0.255cm" draw:transform="rotate (1.39626340159546) translate (23.393cm 12.787cm)">
            <text:p/>
            <draw:enhanced-geometry svg:viewBox="0 0 21600 21600" draw:mirror-vertical="true" draw:mirror-horizontal="false" draw:type="rectangle" draw:enhanced-path="M 0 0 L 21600 0 21600 21600 0 21600 0 0 Z N"/>
          </draw:custom-shape>
          <draw:custom-shape draw:style-name="gr209" draw:text-style-name="P9" draw:layer="layout" svg:width="3.81cm" svg:height="0.255cm" draw:transform="rotate (1.39626340159546) translate (9.307cm 13.98cm)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210" draw:text-style-name="P57" draw:layer="layout" svg:width="1.778cm" svg:height="0.254cm" draw:transform="rotate (1.39626340159546) translate (19.994cm 13.374cm)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210" draw:text-style-name="P57" draw:layer="layout" svg:width="1.778cm" svg:height="0.254cm" draw:transform="rotate (1.39626340159546) translate (13.062cm 11.242cm)">
            <text:p/>
            <draw:enhanced-geometry svg:viewBox="0 0 21600 21600" draw:mirror-vertical="true" draw:mirror-horizontal="false" draw:type="rectangle" draw:enhanced-path="M 0 0 L 21600 0 21600 21600 0 21600 0 0 Z N"/>
          </draw:custom-shape>
        </draw:g>
        <draw:custom-shape draw:style-name="gr90" draw:text-style-name="P26" draw:layer="layout" svg:width="0.049cm" svg:height="0.049cm" svg:x="17.278cm" svg:y="9.8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0" draw:text-style-name="P26" draw:layer="layout" svg:width="0.049cm" svg:height="0.049cm" svg:x="20.406cm" svg:y="10.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211" draw:text-style-name="P36" draw:layer="layout" svg:width="6.35cm" svg:height="1.372cm" svg:x="14.081cm" svg:y="9.824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12" draw:text-style-name="P36" draw:layer="layout" svg:width="6.35cm" svg:height="1.372cm" svg:x="14.081cm" svg:y="9.824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90" draw:text-style-name="P26" xml:id="id36" draw:id="id36" draw:layer="layout" svg:width="0.049cm" svg:height="0.049cm" svg:x="16.207cm" svg:y="13.1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213" draw:text-style-name="P36" draw:layer="layout" svg:width="6.35cm" svg:height="1.321cm" svg:x="12.982cm" svg:y="11.823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14" draw:text-style-name="P36" draw:layer="layout" svg:width="6.35cm" svg:height="1.321cm" svg:x="12.982cm" svg:y="11.823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215" draw:text-style-name="P58" draw:layer="layout" svg:width="0.203cm" svg:height="1.27cm" svg:x="11.712cm" svg:y="11.8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5" draw:text-style-name="P17" draw:layer="layout" svg:x1="24.135cm" svg:y1="10.496cm" svg:x2="28.656cm" svg:y2="10.496cm">
          <text:p/>
        </draw:line>
        <draw:custom-shape draw:style-name="gr90" draw:text-style-name="P26" xml:id="id37" draw:id="id37" draw:layer="layout" svg:width="0.049cm" svg:height="0.049cm" svg:x="13.891cm" svg:y="6.7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0" draw:text-style-name="P26" xml:id="id39" draw:id="id39" draw:layer="layout" svg:width="0.049cm" svg:height="0.049cm" svg:x="20.32cm" svg:y="6.73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6" draw:text-style-name="P6" draw:layer="layout" svg:width="2.482cm" svg:height="1.88cm" draw:transform="skewX (-0.00802851455917392) rotate (-3.14159265358979) translate (29.995cm 11.437cm)" draw:kind="cut" draw:start-angle="88.96" draw:end-angle="271.12">
          <text:p/>
        </draw:ellipse>
        <draw:connector draw:style-name="gr7" draw:text-style-name="P7" draw:layer="layout" draw:type="curve" draw:line-skew="-0.004cm" svg:x1="29.987cm" svg:y1="10.497cm" svg:x2="30.318cm" svg:y2="12.049cm" svg:d="M29987 10497c745 0 580 1552 331 1552" svg:viewBox="0 0 542 1553">
          <text:p/>
        </draw:connector>
        <draw:custom-shape draw:style-name="gr216" draw:text-style-name="P21" draw:layer="layout" svg:width="0.305cm" svg:height="4.674cm" draw:transform="rotate (-0.0872664625997166) translate (11.061cm 9.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17" draw:text-style-name="P7" draw:layer="layout" draw:type="curve" draw:line-skew="0.099cm" svg:x1="17.327cm" svg:y1="9.825cm" svg:x2="18.46cm" svg:y2="9.111cm" draw:end-shape="id33" draw:end-glue-point="3" svg:d="M17327 9825c624 0 58-714 1133-714" svg:viewBox="0 0 1134 715">
          <text:p/>
        </draw:connector>
        <draw:connector draw:style-name="gr217" draw:text-style-name="P7" draw:layer="layout" draw:type="curve" draw:line-skew="-0.227cm" svg:x1="20.431cm" svg:y1="10.444cm" svg:x2="20.152cm" svg:y2="9.111cm" draw:end-shape="id33" draw:end-glue-point="1" svg:d="M20431 10444c-9 0 130-1333-279-1333" svg:viewBox="0 0 296 1334">
          <text:p/>
        </draw:connector>
        <draw:custom-shape draw:style-name="gr218" draw:text-style-name="P59" xml:id="id34" draw:id="id34" draw:layer="layout" svg:width="0.049cm" svg:height="0.049cm" svg:x="12.966cm" svg:y="12.7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xml:id="id33" draw:id="id33" draw:layer="layout" svg:width="1.692cm" svg:height="1.101cm" svg:x="18.46cm" svg:y="8.561cm">
          <draw:image xlink:href="Pictures/1000020100000280000001A2401834828C72D74E.png" xlink:type="simple" xlink:show="embed" xlink:actuate="onLoad" loext:mime-type="image/png">
            <text:p/>
          </draw:image>
        </draw:frame>
        <draw:frame draw:style-name="gr1" draw:text-style-name="P1" xml:id="id35" draw:id="id35" draw:layer="layout" svg:width="1.692cm" svg:height="1.101cm" svg:x="13.361cm" svg:y="13.34cm">
          <draw:image xlink:href="Pictures/1000020100000280000001A2401834828C72D74E.png" xlink:type="simple" xlink:show="embed" xlink:actuate="onLoad" loext:mime-type="image/png">
            <text:p/>
          </draw:image>
        </draw:frame>
        <draw:connector draw:style-name="gr217" draw:text-style-name="P60" draw:layer="layout" draw:type="curve" svg:x1="12.991cm" svg:y1="12.765cm" svg:x2="13.361cm" svg:y2="13.89cm" draw:start-shape="id34" draw:start-glue-point="8" draw:end-shape="id35" draw:end-glue-point="3" svg:d="M12991 12765c0 750 123 1125 370 1125" svg:viewBox="0 0 371 1126">
          <text:p/>
        </draw:connector>
        <draw:connector draw:style-name="gr217" draw:text-style-name="P7" draw:layer="layout" draw:type="curve" svg:x1="16.207cm" svg:y1="13.142cm" svg:x2="15.053cm" svg:y2="13.89cm" draw:start-shape="id36" draw:start-glue-point="6" draw:end-shape="id35" draw:end-glue-point="1" svg:d="M16207 13142c-867 0-290 748-1154 748" svg:viewBox="0 0 1155 749">
          <text:p/>
        </draw:connector>
        <draw:frame draw:style-name="gr1" draw:text-style-name="P1" xml:id="id38" draw:id="id38" draw:layer="layout" svg:width="2.032cm" svg:height="1.295cm" svg:x="15.838cm" svg:y="5.105cm">
          <draw:image xlink:href="Pictures/1000020100000280000001A2401834828C72D74E.png" xlink:type="simple" xlink:show="embed" xlink:actuate="onLoad" loext:mime-type="image/png">
            <text:p/>
          </draw:image>
        </draw:frame>
        <draw:custom-shape draw:style-name="gr219" draw:text-style-name="P18" draw:layer="layout" svg:width="1.196cm" svg:height="1.161cm" svg:x="16.256cm" svg:y="5.1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0" draw:text-style-name="P61" draw:layer="layout" svg:width="1.603cm" svg:height="0.963cm" svg:x="16.053cm" svg:y="5.271cm">
          <draw:text-box>
            <text:p><text:span text:style-name="T7">+ <text:s/>−</text:span></text:p>
          </draw:text-box>
        </draw:frame>
        <draw:connector draw:style-name="gr221" draw:text-style-name="P7" draw:layer="layout" draw:type="curve" svg:x1="13.94cm" svg:y1="6.77cm" svg:x2="15.838cm" svg:y2="5.752cm" draw:start-shape="id37" draw:start-glue-point="10" draw:end-shape="id38" draw:end-glue-point="3" svg:d="M13940 6770c1425 0 476-1018 1898-1018" svg:viewBox="0 0 1899 1019">
          <text:p/>
        </draw:connector>
        <draw:connector draw:style-name="gr221" draw:text-style-name="P7" draw:layer="layout" draw:type="curve" svg:x1="20.321cm" svg:y1="6.758cm" svg:x2="17.87cm" svg:y2="5.752cm" draw:start-shape="id39" draw:start-glue-point="10" draw:end-shape="id38" draw:end-glue-point="1" svg:d="M20321 6758c-1839 0-614-1006-2451-1006" svg:viewBox="0 0 2452 1007">
          <text:p/>
        </draw:connector>
        <draw:line draw:style-name="gr126" draw:text-style-name="P3" draw:layer="layout" svg:x1="2.322cm" svg:y1="12.507cm" svg:x2="7.351cm" svg:y2="12.508cm">
          <text:p/>
        </draw:line>
        <draw:custom-shape draw:style-name="gr222" draw:text-style-name="P62" draw:layer="layout" svg:width="0.544cm" svg:height="0.544cm" draw:transform="rotate (0.785398163397448) translate (2.277cm 11.903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2" draw:text-style-name="P62" draw:layer="layout" svg:width="0.544cm" svg:height="0.544cm" draw:transform="rotate (0.785398163397448) translate (2.978cm 11.903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2" draw:text-style-name="P62" draw:layer="layout" svg:width="0.544cm" svg:height="0.544cm" draw:transform="rotate (0.785398163397448) translate (3.677cm 11.903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2" draw:text-style-name="P62" draw:layer="layout" svg:width="0.544cm" svg:height="0.544cm" draw:transform="rotate (0.785398163397448) translate (4.378cm 11.903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2" draw:text-style-name="P62" draw:layer="layout" svg:width="0.544cm" svg:height="0.544cm" draw:transform="rotate (0.785398163397448) translate (2.631cm 12.339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2" draw:text-style-name="P62" draw:layer="layout" svg:width="0.544cm" svg:height="0.544cm" draw:transform="rotate (0.785398163397448) translate (3.329cm 12.339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2" draw:text-style-name="P62" draw:layer="layout" svg:width="0.544cm" svg:height="0.544cm" draw:transform="rotate (0.785398163397448) translate (4.028cm 12.339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2" draw:text-style-name="P62" draw:layer="layout" svg:width="0.544cm" svg:height="0.544cm" draw:transform="rotate (0.785398163397448) translate (4.726cm 12.339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3" draw:text-style-name="P63" draw:layer="layout" svg:width="0.822cm" svg:height="0.822cm" svg:x="3.478cm" svg:y="11.649cm">
          <text:p text:style-name="P4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3" draw:text-style-name="P63" draw:layer="layout" svg:width="0.822cm" svg:height="0.822cm" svg:x="10.801cm" svg:y="9.072cm">
          <text:p text:style-name="P4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3" draw:text-style-name="P63" draw:layer="layout" svg:width="0.822cm" svg:height="0.822cm" svg:x="11.396cm" svg:y="12.995cm">
          <text:p text:style-name="P41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3" draw:text-style-name="P63" draw:layer="layout" svg:width="0.822cm" svg:height="0.822cm" svg:x="9.902cm" svg:y="14.473cm">
          <text:p text:style-name="P4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4" draw:text-style-name="P63" draw:layer="layout" svg:width="0.822cm" svg:height="0.822cm" svg:x="28.897cm" svg:y="10.063cm">
          <text:p text:style-name="P41">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5" draw:text-style-name="P36" draw:layer="layout" svg:width="17.322cm" svg:height="9.144cm" svg:x="8.046cm" svg:y="6.93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6" draw:text-style-name="P36" draw:layer="layout" svg:width="17.322cm" svg:height="9.144cm" svg:x="8.046cm" svg:y="6.93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3" draw:text-style-name="P63" draw:layer="layout" svg:width="0.822cm" svg:height="0.822cm" svg:x="8.14cm" svg:y="6.812cm">
          <text:p text:style-name="P4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3" draw:text-style-name="P63" draw:layer="layout" svg:width="0.822cm" svg:height="0.822cm" svg:x="16.295cm" svg:y="11.094cm">
          <text:p text:style-name="P41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8" draw:layer="layout" svg:width="1.887cm" svg:height="1.887cm" svg:x="2.536cm" svg:y="14.11cm">
          <text:p/>
          <draw:enhanced-geometry svg:viewBox="0 0 21600 21600" draw:mirror-horizontal="true" draw:text-areas="?f2 ?f7 ?f1 ?f1 ?f7 ?f2 ?f1 ?f1" draw:type="mso-spt89" draw:modifiers="14289.406779661 18378 6098" draw:enhanced-path="M 0 ?f5 L ?f2 ?f0 ?f2 ?f7 ?f7 ?f7 ?f7 ?f2 ?f0 ?f2 ?f5 0 21600 ?f2 ?f1 ?f2 ?f1 ?f1 ?f2 ?f1 ?f2 21600 Z N">
            <draw:equation draw:name="f0" draw:formula="$0 "/>
            <draw:equation draw:name="f1" draw:formula="$1 "/>
            <draw:equation draw:name="f2" draw:formula="$2 "/>
            <draw:equation draw:name="f3" draw:formula="21600-$0 "/>
            <draw:equation draw:name="f4" draw:formula="?f3 /2"/>
            <draw:equation draw:name="f5" draw:formula="$0 +?f4 "/>
            <draw:equation draw:name="f6" draw:formula="21600-$1 "/>
            <draw:equation draw:name="f7" draw:formula="$0 +?f6 "/>
            <draw:equation draw:name="f8" draw:formula="21600-?f6 "/>
            <draw:equation draw:name="f9" draw:formula="?f8 -?f6 "/>
            <draw:handle draw:handle-position="$1 $2" draw:handle-range-x-minimum="?f5" draw:handle-range-x-maximum="21600" draw:handle-range-y-minimum="0" draw:handle-range-y-maximum="$0"/>
            <draw:handle draw:handle-position="$0 top" draw:handle-range-x-minimum="$2" draw:handle-range-x-maximum="?f9"/>
          </draw:enhanced-geometry>
        </draw:custom-shape>
        <draw:custom-shape draw:style-name="gr10" draw:text-style-name="P9" draw:layer="layout" svg:width="0.581cm" svg:height="0.581cm" draw:transform="rotate (0.698131700797732) translate (2.496cm 15.64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0" draw:layer="layout" svg:width="0.119cm" svg:height="0.119cm" draw:transform="rotate (0.698131700797732) translate (2.82cm 15.66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39" draw:layer="layout" svg:width="0.82cm" svg:height="0.962cm" svg:x="2.035cm" svg:y="15.444cm">
          <draw:text-box>
            <text:p><text:span text:style-name="T4">z</text:span></text:p>
          </draw:text-box>
        </draw:frame>
        <draw:frame draw:style-name="gr12" draw:text-style-name="P39" draw:layer="layout" svg:width="0.82cm" svg:height="0.962cm" svg:x="4.076cm" svg:y="15.523cm">
          <draw:text-box>
            <text:p><text:span text:style-name="T4">x</text:span></text:p>
          </draw:text-box>
        </draw:frame>
        <draw:frame draw:style-name="gr12" draw:text-style-name="P39" draw:layer="layout" svg:width="0.82cm" svg:height="0.962cm" svg:x="2.035cm" svg:y="13.655cm">
          <draw:text-box>
            <text:p><text:span text:style-name="T4">y</text:span></text:p>
          </draw:text-box>
        </draw:frame>
        <draw:ellipse draw:style-name="gr6" draw:text-style-name="P6" xml:id="id40" draw:id="id40" draw:layer="layout" svg:width="2.482cm" svg:height="1.88cm" draw:transform="skewX (-0.00802851455917399) rotate (-2.61799387799149) translate (29.505cm 8.224cm)" draw:kind="cut" draw:start-angle="88.96" draw:end-angle="271.12">
          <text:p/>
        </draw:ellipse>
        <draw:connector draw:style-name="gr7" draw:text-style-name="P7" draw:layer="layout" draw:type="curve" svg:x1="29.028cm" svg:y1="7.414cm" svg:x2="30.073cm" svg:y2="9.105cm" draw:start-shape="id40" draw:start-glue-point="3" svg:d="M29028 7414c1236 0 714 1691 1045 1691" svg:viewBox="0 0 1046 1692">
          <text:p/>
        </draw:connector>
        <draw:custom-shape draw:style-name="gr224" draw:text-style-name="P63" draw:layer="layout" svg:width="0.822cm" svg:height="0.822cm" svg:x="27.978cm" svg:y="7.323cm">
          <text:p text:style-name="P41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1" draw:text-style-name="P47" draw:layer="layout" svg:width="2.743cm" svg:height="1.067cm" svg:x="20.468cm" svg:y="5.446cm">
          <text:p/>
          <draw:enhanced-geometry svg:viewBox="0 0 21600 21600" draw:type="rectangle" draw:enhanced-path="M 0 0 L 21600 0 21600 21600 0 21600 0 0 Z N"/>
        </draw:custom-shape>
        <draw:frame draw:style-name="gr192" draw:text-style-name="P1" draw:layer="layout" svg:width="2.733cm" svg:height="0.977cm" svg:x="20.476cm" svg:y="5.483cm">
          <draw:image xlink:href="Pictures/10002695000003B8000002CA82CAB62DAE044060.svg" xlink:type="simple" xlink:show="embed" xlink:actuate="onLoad" loext:mime-type="image/svg+xml">
            <text:p/>
          </draw:image>
          <draw:image xlink:href="Pictures/100002010000002D00000022A09264C0EA847734.png" xlink:type="simple" xlink:show="embed" xlink:actuate="onLoad" loext:mime-type="image/png"/>
        </draw:frame>
        <draw:custom-shape draw:style-name="gr193" draw:text-style-name="P50" draw:layer="layout" svg:width="2.692cm" svg:height="1.067cm" svg:x="9.696cm" svg:y="5.4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94" draw:text-style-name="P1" draw:layer="layout" svg:width="2.731cm" svg:height="0.917cm" svg:x="9.675cm" svg:y="5.546cm">
          <draw:image xlink:href="Pictures/10002695000003B8000002CA82CAB62DAE044060.svg" xlink:type="simple" xlink:show="embed" xlink:actuate="onLoad" loext:mime-type="image/svg+xml">
            <text:p/>
          </draw:image>
          <draw:image xlink:href="Pictures/100002010000002D00000022A09264C0EA847734.png" xlink:type="simple" xlink:show="embed" xlink:actuate="onLoad" loext:mime-type="image/png"/>
        </draw:frame>
      </draw:page>
      <draw:page draw:name="page24" draw:style-name="dp1" draw:master-page-name="Default">
        <draw:custom-shape draw:style-name="gr230" draw:text-style-name="P64" draw:layer="layout" svg:width="17.322cm" svg:height="9.144cm" svg:x="8.046cm" svg:y="6.93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6" draw:text-style-name="P56" draw:layer="layout" svg:width="15.238cm" svg:height="5.892cm" draw:transform="skewX (2.07413593384466E-017) rotate (2.96705972839036) translate (23.698cm 15.659cm)">
          <text:p/>
          <draw:enhanced-geometry svg:viewBox="0 0 21600 21600" draw:mirror-vertical="true" draw:mirror-horizontal="false" draw:type="rectangle" draw:enhanced-path="M 0 0 L 21600 0 21600 21600 0 21600 0 0 Z N"/>
        </draw:custom-shape>
        <draw:line draw:style-name="gr71" draw:text-style-name="P7" draw:layer="layout" svg:x1="12.402cm" svg:y1="6.339cm" svg:x2="12.402cm" svg:y2="12.602cm">
          <text:p/>
        </draw:line>
        <draw:line draw:style-name="gr207" draw:text-style-name="P3" draw:layer="layout" svg:x1="9.748cm" svg:y1="12.545cm" svg:x2="13.283cm" svg:y2="10.505cm">
          <text:p/>
        </draw:line>
        <draw:line draw:style-name="gr71" draw:text-style-name="P7" draw:layer="layout" svg:x1="22.302cm" svg:y1="6.339cm" svg:x2="22.302cm" svg:y2="11.276cm">
          <text:p/>
        </draw:line>
        <draw:line draw:style-name="gr207" draw:text-style-name="P3" draw:layer="layout" svg:x1="13.241cm" svg:y1="10.494cm" svg:x2="23.639cm" svg:y2="10.494cm">
          <text:p/>
        </draw:line>
        <draw:line draw:style-name="gr208" draw:text-style-name="P3" draw:layer="layout" svg:x1="20.253cm" svg:y1="12.507cm" svg:x2="23.739cm" svg:y2="10.494cm">
          <text:p/>
        </draw:line>
        <draw:line draw:style-name="gr208" draw:text-style-name="P3" draw:layer="layout" svg:x1="23.675cm" svg:y1="10.496cm" svg:x2="28.815cm" svg:y2="10.496cm">
          <text:p/>
        </draw:line>
        <draw:line draw:style-name="gr208" draw:text-style-name="P3" draw:layer="layout" svg:x1="2.321cm" svg:y1="12.505cm" svg:x2="20.152cm" svg:y2="12.506cm">
          <text:p/>
        </draw:line>
        <draw:line draw:style-name="gr41" draw:text-style-name="P17" draw:layer="layout" svg:x1="23.438cm" svg:y1="10.667cm" svg:x2="27.989cm" svg:y2="8.039cm">
          <text:p/>
        </draw:line>
        <draw:line draw:style-name="gr44" draw:text-style-name="P17" draw:layer="layout" svg:x1="23.437cm" svg:y1="10.668cm" svg:x2="27.988cm" svg:y2="8.04cm">
          <text:p/>
        </draw:line>
        <draw:g>
          <draw:custom-shape draw:style-name="gr209" draw:text-style-name="P9" draw:layer="layout" svg:width="3.81cm" svg:height="0.255cm" draw:transform="rotate (1.39626340159546) translate (23.393cm 12.787cm)">
            <text:p/>
            <draw:enhanced-geometry svg:viewBox="0 0 21600 21600" draw:mirror-vertical="true" draw:mirror-horizontal="false" draw:type="rectangle" draw:enhanced-path="M 0 0 L 21600 0 21600 21600 0 21600 0 0 Z N"/>
          </draw:custom-shape>
          <draw:custom-shape draw:style-name="gr209" draw:text-style-name="P9" draw:layer="layout" svg:width="3.81cm" svg:height="0.255cm" draw:transform="rotate (1.39626340159546) translate (9.307cm 13.98cm)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210" draw:text-style-name="P57" draw:layer="layout" svg:width="1.778cm" svg:height="0.254cm" draw:transform="rotate (1.39626340159546) translate (19.994cm 13.374cm)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210" draw:text-style-name="P57" draw:layer="layout" svg:width="1.778cm" svg:height="0.254cm" draw:transform="rotate (1.39626340159546) translate (13.062cm 11.242cm)">
            <text:p/>
            <draw:enhanced-geometry svg:viewBox="0 0 21600 21600" draw:mirror-vertical="true" draw:mirror-horizontal="false" draw:type="rectangle" draw:enhanced-path="M 0 0 L 21600 0 21600 21600 0 21600 0 0 Z N"/>
          </draw:custom-shape>
        </draw:g>
        <draw:custom-shape draw:style-name="gr90" draw:text-style-name="P26" xml:id="id41" draw:id="id41" draw:layer="layout" svg:width="0.049cm" svg:height="0.049cm" svg:x="17.278cm" svg:y="9.8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0" draw:text-style-name="P26" xml:id="id42" draw:id="id42" draw:layer="layout" svg:width="0.049cm" svg:height="0.049cm" svg:x="20.406cm" svg:y="10.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211" draw:text-style-name="P36" draw:layer="layout" svg:width="6.35cm" svg:height="1.372cm" svg:x="14.081cm" svg:y="9.824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12" draw:text-style-name="P36" draw:layer="layout" svg:width="6.35cm" svg:height="1.372cm" svg:x="14.081cm" svg:y="9.824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90" draw:text-style-name="P26" xml:id="id44" draw:id="id44" draw:layer="layout" svg:width="0.049cm" svg:height="0.049cm" svg:x="16.107cm" svg:y="13.0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213" draw:text-style-name="P36" draw:layer="layout" svg:width="6.35cm" svg:height="1.321cm" svg:x="12.982cm" svg:y="11.823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14" draw:text-style-name="P36" draw:layer="layout" svg:width="6.35cm" svg:height="1.321cm" svg:x="12.982cm" svg:y="11.823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215" draw:text-style-name="P58" draw:layer="layout" svg:width="0.203cm" svg:height="1.27cm" svg:x="11.712cm" svg:y="11.8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5" draw:text-style-name="P17" draw:layer="layout" svg:x1="24.135cm" svg:y1="10.496cm" svg:x2="28.656cm" svg:y2="10.496cm">
          <text:p/>
        </draw:line>
        <draw:custom-shape draw:style-name="gr90" draw:text-style-name="P26" xml:id="id45" draw:id="id45" draw:layer="layout" svg:width="0.049cm" svg:height="0.049cm" svg:x="13.891cm" svg:y="6.7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0" draw:text-style-name="P26" xml:id="id47" draw:id="id47" draw:layer="layout" svg:width="0.049cm" svg:height="0.049cm" svg:x="19.62cm" svg:y="6.73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6" draw:text-style-name="P6" draw:layer="layout" svg:width="2.482cm" svg:height="1.88cm" draw:transform="skewX (-0.00802851455917392) rotate (-3.14159265358979) translate (29.995cm 11.437cm)" draw:kind="cut" draw:start-angle="88.96" draw:end-angle="271.12">
          <text:p/>
        </draw:ellipse>
        <draw:connector draw:style-name="gr7" draw:text-style-name="P7" draw:layer="layout" draw:type="curve" draw:line-skew="-0.004cm" svg:x1="29.987cm" svg:y1="10.497cm" svg:x2="30.318cm" svg:y2="12.049cm" svg:d="M29987 10497c745 0 580 1552 331 1552" svg:viewBox="0 0 542 1553">
          <text:p/>
        </draw:connector>
        <draw:custom-shape draw:style-name="gr216" draw:text-style-name="P21" draw:layer="layout" svg:width="0.305cm" svg:height="4.674cm" draw:transform="rotate (-0.0872664625997166) translate (11.061cm 9.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17" draw:text-style-name="P7" draw:layer="layout" draw:type="curve" svg:x1="17.327cm" svg:y1="9.861cm" svg:x2="18.46cm" svg:y2="9.153cm" draw:start-shape="id41" draw:start-glue-point="10" svg:d="M17327 9861c1225 0 659-708 1133-708" svg:viewBox="0 0 1134 709">
          <text:p/>
        </draw:connector>
        <draw:connector draw:style-name="gr217" draw:text-style-name="P7" draw:layer="layout" draw:type="curve" svg:x1="20.431cm" svg:y1="10.48cm" svg:x2="20.152cm" svg:y2="9.153cm" draw:start-shape="id42" draw:start-glue-point="4" svg:d="M20431 10480c0-1371-279-708-279-1327" svg:viewBox="0 0 280 1328">
          <text:p/>
        </draw:connector>
        <draw:custom-shape draw:style-name="gr90" draw:text-style-name="P26" xml:id="id43" draw:id="id43" draw:layer="layout" svg:width="0.049cm" svg:height="0.049cm" svg:x="12.856cm" svg:y="12.7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frame draw:style-name="gr1" draw:text-style-name="P1" draw:layer="layout" svg:width="1.692cm" svg:height="1.101cm" svg:x="18.46cm" svg:y="8.603cm">
            <draw:image xlink:href="Pictures/1000020100000280000001A2401834828C72D74E.png" xlink:type="simple" xlink:show="embed" xlink:actuate="onLoad" loext:mime-type="image/png">
              <text:p/>
            </draw:image>
          </draw:frame>
          <draw:frame draw:style-name="gr1" draw:text-style-name="P1" draw:layer="layout" svg:width="1.692cm" svg:height="1.101cm" svg:x="13.261cm" svg:y="13.304cm">
            <draw:image xlink:href="Pictures/1000020100000280000001A2401834828C72D74E.png" xlink:type="simple" xlink:show="embed" xlink:actuate="onLoad" loext:mime-type="image/png">
              <text:p/>
            </draw:image>
          </draw:frame>
        </draw:g>
        <draw:connector draw:style-name="gr217" draw:text-style-name="P7" draw:layer="layout" draw:type="curve" svg:x1="12.881cm" svg:y1="12.757cm" svg:x2="13.261cm" svg:y2="13.854cm" draw:start-shape="id43" draw:start-glue-point="8" svg:d="M12881 12757c0 1198 380 650 380 1097" svg:viewBox="0 0 381 1098">
          <text:p/>
        </draw:connector>
        <draw:connector draw:style-name="gr217" draw:text-style-name="P7" draw:layer="layout" draw:type="curve" svg:x1="16.107cm" svg:y1="13.106cm" svg:x2="14.953cm" svg:y2="13.854cm" draw:start-shape="id44" draw:start-glue-point="6" svg:d="M16107 13106c-1242 0-665 748-1154 748" svg:viewBox="0 0 1155 749">
          <text:p/>
        </draw:connector>
        <draw:frame draw:style-name="gr1" draw:text-style-name="P1" xml:id="id46" draw:id="id46" draw:layer="layout" svg:width="2.032cm" svg:height="1.295cm" svg:x="15.838cm" svg:y="5.105cm">
          <draw:image xlink:href="Pictures/1000020100000280000001A2401834828C72D74E.png" xlink:type="simple" xlink:show="embed" xlink:actuate="onLoad" loext:mime-type="image/png">
            <text:p/>
          </draw:image>
        </draw:frame>
        <draw:custom-shape draw:style-name="gr219" draw:text-style-name="P18" draw:layer="layout" svg:width="1.196cm" svg:height="1.161cm" svg:x="16.256cm" svg:y="5.1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0" draw:text-style-name="P61" draw:layer="layout" svg:width="1.603cm" svg:height="0.963cm" svg:x="16.053cm" svg:y="5.271cm">
          <draw:text-box>
            <text:p><text:span text:style-name="T7">+ <text:s/>−</text:span></text:p>
          </draw:text-box>
        </draw:frame>
        <draw:connector draw:style-name="gr221" draw:text-style-name="P7" draw:layer="layout" draw:type="curve" svg:x1="13.94cm" svg:y1="6.77cm" svg:x2="15.838cm" svg:y2="5.752cm" draw:start-shape="id45" draw:start-glue-point="10" draw:end-shape="id46" draw:end-glue-point="3" svg:d="M13940 6770c1425 0 476-1018 1898-1018" svg:viewBox="0 0 1899 1019">
          <text:p/>
        </draw:connector>
        <draw:connector draw:style-name="gr221" draw:text-style-name="P7" draw:layer="layout" draw:type="curve" svg:x1="19.621cm" svg:y1="6.758cm" svg:x2="17.87cm" svg:y2="5.752cm" draw:start-shape="id47" draw:start-glue-point="10" draw:end-shape="id46" draw:end-glue-point="1" svg:d="M19621 6758c-1314 0-439-1006-1751-1006" svg:viewBox="0 0 1752 1007">
          <text:p/>
        </draw:connector>
        <draw:line draw:style-name="gr126" draw:text-style-name="P3" draw:layer="layout" svg:x1="2.322cm" svg:y1="12.507cm" svg:x2="7.351cm" svg:y2="12.508cm">
          <text:p/>
        </draw:line>
        <draw:custom-shape draw:style-name="gr222" draw:text-style-name="P62" draw:layer="layout" svg:width="0.544cm" svg:height="0.544cm" draw:transform="rotate (0.785398163397448) translate (2.277cm 11.903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2" draw:text-style-name="P62" draw:layer="layout" svg:width="0.544cm" svg:height="0.544cm" draw:transform="rotate (0.785398163397448) translate (2.978cm 11.903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2" draw:text-style-name="P62" draw:layer="layout" svg:width="0.544cm" svg:height="0.544cm" draw:transform="rotate (0.785398163397448) translate (3.677cm 11.903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2" draw:text-style-name="P62" draw:layer="layout" svg:width="0.544cm" svg:height="0.544cm" draw:transform="rotate (0.785398163397448) translate (4.378cm 11.903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2" draw:text-style-name="P62" draw:layer="layout" svg:width="0.544cm" svg:height="0.544cm" draw:transform="rotate (0.785398163397448) translate (2.631cm 12.339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2" draw:text-style-name="P62" draw:layer="layout" svg:width="0.544cm" svg:height="0.544cm" draw:transform="rotate (0.785398163397448) translate (3.329cm 12.339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2" draw:text-style-name="P62" draw:layer="layout" svg:width="0.544cm" svg:height="0.544cm" draw:transform="rotate (0.785398163397448) translate (4.028cm 12.339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2" draw:text-style-name="P62" draw:layer="layout" svg:width="0.544cm" svg:height="0.544cm" draw:transform="rotate (0.785398163397448) translate (4.726cm 12.339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3" draw:text-style-name="P63" draw:layer="layout" svg:width="0.822cm" svg:height="0.822cm" svg:x="3.478cm" svg:y="11.649cm">
          <text:p text:style-name="P4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3" draw:text-style-name="P63" draw:layer="layout" svg:width="0.822cm" svg:height="0.822cm" svg:x="10.801cm" svg:y="9.072cm">
          <text:p text:style-name="P4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3" draw:text-style-name="P63" draw:layer="layout" svg:width="0.822cm" svg:height="0.822cm" svg:x="11.396cm" svg:y="12.995cm">
          <text:p text:style-name="P41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3" draw:text-style-name="P63" draw:layer="layout" svg:width="0.822cm" svg:height="0.822cm" svg:x="9.902cm" svg:y="14.473cm">
          <text:p text:style-name="P4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4" draw:text-style-name="P63" draw:layer="layout" svg:width="0.822cm" svg:height="0.822cm" svg:x="28.897cm" svg:y="10.063cm">
          <text:p text:style-name="P41">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25" draw:layer="layout" svg:width="1.981cm" svg:height="0.965cm" svg:x="12.402cm" svg:y="5.424cm">
          <text:p/>
          <draw:enhanced-geometry svg:viewBox="0 0 21600 21600" draw:type="rectangle" draw:enhanced-path="M 0 0 L 21600 0 21600 21600 0 21600 0 0 Z N"/>
        </draw:custom-shape>
        <draw:frame draw:style-name="gr73" draw:text-style-name="P1" draw:layer="layout" svg:width="1.657cm" svg:height="0.882cm" svg:x="12.611cm" svg:y="5.46cm">
          <draw:image xlink:href="Pictures/100002010000019B000001E880CE966257468023.png" xlink:type="simple" xlink:show="embed" xlink:actuate="onLoad" loext:mime-type="image/png">
            <text:p/>
          </draw:image>
        </draw:frame>
        <draw:custom-shape draw:style-name="gr225" draw:text-style-name="P36" draw:layer="layout" svg:width="17.322cm" svg:height="9.144cm" svg:x="8.046cm" svg:y="6.93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4" draw:text-style-name="P1" draw:layer="layout" svg:width="1.068cm" svg:height="0.878cm" svg:x="21.15cm" svg:y="5.463cm">
          <draw:image xlink:href="Pictures/100002010000019B000001E880CE966257468023.png" xlink:type="simple" xlink:show="embed" xlink:actuate="onLoad" loext:mime-type="image/png">
            <text:p/>
          </draw:image>
        </draw:frame>
        <draw:custom-shape draw:style-name="gr75" draw:text-style-name="P25" draw:layer="layout" svg:width="1.422cm" svg:height="0.965cm" svg:x="20.882cm" svg:y="5.427cm">
          <text:p/>
          <draw:enhanced-geometry svg:viewBox="0 0 21600 21600" draw:type="rectangle" draw:enhanced-path="M 0 0 L 21600 0 21600 21600 0 21600 0 0 Z N"/>
        </draw:custom-shape>
        <draw:custom-shape draw:style-name="gr226" draw:text-style-name="P36" draw:layer="layout" svg:width="17.322cm" svg:height="9.144cm" svg:x="8.046cm" svg:y="6.93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3" draw:text-style-name="P63" draw:layer="layout" svg:width="0.822cm" svg:height="0.822cm" svg:x="8.14cm" svg:y="6.812cm">
          <text:p text:style-name="P4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3" draw:text-style-name="P63" draw:layer="layout" svg:width="0.822cm" svg:height="0.822cm" svg:x="16.295cm" svg:y="11.094cm">
          <text:p text:style-name="P41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8" draw:layer="layout" svg:width="1.887cm" svg:height="1.887cm" svg:x="2.536cm" svg:y="14.11cm">
          <text:p/>
          <draw:enhanced-geometry svg:viewBox="0 0 21600 21600" draw:mirror-horizontal="true" draw:text-areas="?f2 ?f7 ?f1 ?f1 ?f7 ?f2 ?f1 ?f1" draw:type="mso-spt89" draw:modifiers="14289.406779661 18378 6098" draw:enhanced-path="M 0 ?f5 L ?f2 ?f0 ?f2 ?f7 ?f7 ?f7 ?f7 ?f2 ?f0 ?f2 ?f5 0 21600 ?f2 ?f1 ?f2 ?f1 ?f1 ?f2 ?f1 ?f2 21600 Z N">
            <draw:equation draw:name="f0" draw:formula="$0 "/>
            <draw:equation draw:name="f1" draw:formula="$1 "/>
            <draw:equation draw:name="f2" draw:formula="$2 "/>
            <draw:equation draw:name="f3" draw:formula="21600-$0 "/>
            <draw:equation draw:name="f4" draw:formula="?f3 /2"/>
            <draw:equation draw:name="f5" draw:formula="$0 +?f4 "/>
            <draw:equation draw:name="f6" draw:formula="21600-$1 "/>
            <draw:equation draw:name="f7" draw:formula="$0 +?f6 "/>
            <draw:equation draw:name="f8" draw:formula="21600-?f6 "/>
            <draw:equation draw:name="f9" draw:formula="?f8 -?f6 "/>
            <draw:handle draw:handle-position="$1 $2" draw:handle-range-x-minimum="?f5" draw:handle-range-x-maximum="21600" draw:handle-range-y-minimum="0" draw:handle-range-y-maximum="$0"/>
            <draw:handle draw:handle-position="$0 top" draw:handle-range-x-minimum="$2" draw:handle-range-x-maximum="?f9"/>
          </draw:enhanced-geometry>
        </draw:custom-shape>
        <draw:custom-shape draw:style-name="gr10" draw:text-style-name="P9" draw:layer="layout" svg:width="0.581cm" svg:height="0.581cm" draw:transform="rotate (0.698131700797732) translate (2.496cm 15.64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0" draw:layer="layout" svg:width="0.119cm" svg:height="0.119cm" draw:transform="rotate (0.698131700797732) translate (2.82cm 15.66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39" draw:layer="layout" svg:width="0.82cm" svg:height="0.962cm" svg:x="2.035cm" svg:y="15.444cm">
          <draw:text-box>
            <text:p><text:span text:style-name="T4">z</text:span></text:p>
          </draw:text-box>
        </draw:frame>
        <draw:frame draw:style-name="gr12" draw:text-style-name="P39" draw:layer="layout" svg:width="0.82cm" svg:height="0.962cm" svg:x="4.076cm" svg:y="15.523cm">
          <draw:text-box>
            <text:p><text:span text:style-name="T4">x</text:span></text:p>
          </draw:text-box>
        </draw:frame>
        <draw:frame draw:style-name="gr12" draw:text-style-name="P39" draw:layer="layout" svg:width="0.82cm" svg:height="0.962cm" svg:x="2.035cm" svg:y="13.655cm">
          <draw:text-box>
            <text:p><text:span text:style-name="T4">y</text:span></text:p>
          </draw:text-box>
        </draw:frame>
        <draw:ellipse draw:style-name="gr6" draw:text-style-name="P6" xml:id="id48" draw:id="id48" draw:layer="layout" svg:width="2.482cm" svg:height="1.88cm" draw:transform="skewX (-0.00802851455917399) rotate (-2.61799387799149) translate (29.505cm 8.224cm)" draw:kind="cut" draw:start-angle="88.96" draw:end-angle="271.12">
          <text:p/>
        </draw:ellipse>
        <draw:connector draw:style-name="gr7" draw:text-style-name="P7" draw:layer="layout" draw:type="curve" svg:x1="29.028cm" svg:y1="7.414cm" svg:x2="30.073cm" svg:y2="9.105cm" draw:start-shape="id48" draw:start-glue-point="3" svg:d="M29028 7414c1236 0 714 1691 1045 1691" svg:viewBox="0 0 1046 1692">
          <text:p/>
        </draw:connector>
        <draw:custom-shape draw:style-name="gr224" draw:text-style-name="P63" draw:layer="layout" svg:width="0.822cm" svg:height="0.822cm" svg:x="27.978cm" svg:y="7.323cm">
          <text:p text:style-name="P41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25" draw:style-name="dp1" draw:master-page-name="Default">
        <draw:g>
          <draw:custom-shape draw:style-name="gr231" draw:text-style-name="P30" draw:layer="layout" svg:width="13.404cm" svg:height="11.227cm" svg:x="1.283cm" svg:y="5.182cm">
            <text:p/>
            <draw:enhanced-geometry svg:viewBox="0 0 21600 21600" draw:type="rectangle" draw:enhanced-path="M 0 0 L 21600 0 21600 21600 0 21600 0 0 Z N"/>
          </draw:custom-shape>
          <draw:custom-shape draw:style-name="gr232" draw:text-style-name="P42" draw:layer="layout" svg:width="8.893cm" svg:height="11.227cm" svg:x="14.687cm" svg:y="5.182cm">
            <text:p text:style-name="P41"><text:s/></text:p>
            <draw:enhanced-geometry svg:viewBox="0 0 21600 21600" draw:type="rectangle" draw:enhanced-path="M 0 0 L 21600 0 21600 21600 0 21600 0 0 Z N"/>
          </draw:custom-shape>
          <draw:custom-shape draw:style-name="gr233" draw:text-style-name="P33" draw:layer="layout" svg:width="7.723cm" svg:height="11.227cm" svg:x="23.557cm" svg:y="5.137cm">
            <text:p text:style-name="P41"><text:s/></text:p>
            <draw:enhanced-geometry svg:viewBox="0 0 21600 21600" draw:mirror-vertical="true" draw:mirror-horizontal="false" draw:type="rectangle" draw:enhanced-path="M 0 0 L 21600 0 21600 21600 0 21600 0 0 Z N"/>
          </draw:custom-shape>
        </draw:g>
        <draw:frame draw:style-name="gr234" draw:text-style-name="P1" draw:layer="layout" svg:width="4.56cm" svg:height="1.305cm" svg:x="16.938cm" svg:y="11.976cm">
          <draw:image xlink:href="Pictures/10000201000001C7000001208D4426A2F332B349.png" xlink:type="simple" xlink:show="embed" xlink:actuate="onLoad" loext:mime-type="image/png">
            <text:p/>
          </draw:image>
        </draw:frame>
        <draw:frame draw:style-name="gr235" draw:text-style-name="P1" draw:layer="layout" svg:width="4.56cm" svg:height="1.414cm" svg:x="16.938cm" svg:y="9.063cm">
          <draw:image xlink:href="Pictures/10000201000001C7000001208D4426A2F332B349.png" xlink:type="simple" xlink:show="embed" xlink:actuate="onLoad" loext:mime-type="image/png">
            <text:p/>
          </draw:image>
        </draw:frame>
        <draw:frame draw:style-name="gr236" draw:text-style-name="P1" draw:layer="layout" svg:width="3.598cm" svg:height="1.197cm" svg:x="9.1cm" svg:y="12.178cm">
          <draw:image xlink:href="Pictures/10000201000001C7000001208D4426A2F332B349.png" xlink:type="simple" xlink:show="embed" xlink:actuate="onLoad" loext:mime-type="image/png">
            <text:p/>
          </draw:image>
        </draw:frame>
        <draw:frame draw:style-name="gr237" draw:text-style-name="P1" draw:layer="layout" svg:width="2.402cm" svg:height="1.414cm" svg:x="10.296cm" svg:y="9.063cm">
          <draw:image xlink:href="Pictures/10000201000001C7000001208D4426A2F332B349.png" xlink:type="simple" xlink:show="embed" xlink:actuate="onLoad" loext:mime-type="image/png">
            <text:p/>
          </draw:image>
        </draw:frame>
        <draw:line draw:style-name="gr71" draw:text-style-name="P7" draw:layer="layout" svg:x1="14.266cm" svg:y1="8.319cm" svg:x2="14.266cm" svg:y2="13.432cm">
          <text:p/>
        </draw:line>
        <draw:custom-shape draw:style-name="gr72" draw:text-style-name="P25" draw:layer="layout" svg:width="1.981cm" svg:height="0.965cm" svg:x="12.288cm" svg:y="7.354cm">
          <text:p/>
          <draw:enhanced-geometry svg:viewBox="0 0 21600 21600" draw:type="rectangle" draw:enhanced-path="M 0 0 L 21600 0 21600 21600 0 21600 0 0 Z N"/>
        </draw:custom-shape>
        <draw:frame draw:style-name="gr73" draw:text-style-name="P1" draw:layer="layout" svg:width="1.657cm" svg:height="0.882cm" svg:x="12.497cm" svg:y="7.39cm">
          <draw:image xlink:href="Pictures/100002010000019B000001E880CE966257468023.png" xlink:type="simple" xlink:show="embed" xlink:actuate="onLoad" loext:mime-type="image/png">
            <text:p/>
          </draw:image>
        </draw:frame>
        <draw:line draw:style-name="gr71" draw:text-style-name="P7" draw:layer="layout" svg:x1="22.21cm" svg:y1="8.304cm" svg:x2="22.21cm" svg:y2="13.432cm">
          <text:p/>
        </draw:line>
        <draw:line draw:style-name="gr43" draw:text-style-name="P17" draw:layer="layout" svg:x1="16.542cm" svg:y1="10.581cm" svg:x2="28.079cm" svg:y2="10.581cm">
          <text:p/>
        </draw:line>
        <draw:frame draw:style-name="gr63" draw:text-style-name="P1" draw:layer="layout" svg:width="2.54cm" svg:height="0.922cm" svg:x="26.453cm" svg:y="10.809cm">
          <draw:image xlink:href="Pictures/1000020100000104000000CAB7ED71B95FC8C9C8.png" xlink:type="simple" xlink:show="embed" xlink:actuate="onLoad" loext:mime-type="image/png">
            <text:p/>
          </draw:image>
        </draw:frame>
        <draw:frame draw:style-name="gr64" draw:text-style-name="P1" draw:layer="layout" svg:width="2.54cm" svg:height="1.018cm" draw:transform="rotate (0.785398163397448) translate (26.287cm 9.787cm)">
          <draw:image xlink:href="Pictures/1000020100000104000000CAB7ED71B95FC8C9C8.png" xlink:type="simple" xlink:show="embed" xlink:actuate="onLoad" loext:mime-type="image/png">
            <text:p/>
          </draw:image>
        </draw:frame>
        <draw:line draw:style-name="gr39" draw:text-style-name="P17" draw:layer="layout" svg:x1="22.392cm" svg:y1="13.432cm" svg:x2="25.274cm" svg:y2="10.55cm">
          <text:p/>
        </draw:line>
        <draw:line draw:style-name="gr39" draw:text-style-name="P17" draw:layer="layout" svg:x1="25.209cm" svg:y1="10.581cm" svg:x2="29.73cm" svg:y2="10.581cm">
          <text:p/>
        </draw:line>
        <draw:line draw:style-name="gr45" draw:text-style-name="P17" draw:layer="layout" svg:x1="25.209cm" svg:y1="10.581cm" svg:x2="29.73cm" svg:y2="10.581cm">
          <text:p/>
        </draw:line>
        <draw:line draw:style-name="gr41" draw:text-style-name="P17" draw:layer="layout" svg:x1="5.781cm" svg:y1="13.411cm" svg:x2="8.645cm" svg:y2="10.547cm">
          <text:p/>
        </draw:line>
        <draw:line draw:style-name="gr52" draw:text-style-name="P17" draw:layer="layout" svg:x1="10.697cm" svg:y1="13.401cm" svg:x2="22.464cm" svg:y2="13.401cm">
          <text:p/>
        </draw:line>
        <draw:line draw:style-name="gr76" draw:text-style-name="P17" draw:layer="layout" svg:x1="2.05cm" svg:y1="13.401cm" svg:x2="4.217cm" svg:y2="13.401cm">
          <text:p/>
        </draw:line>
        <draw:line draw:style-name="gr41" draw:text-style-name="P17" draw:layer="layout" svg:x1="25.192cm" svg:y1="10.632cm" svg:x2="28.908cm" svg:y2="6.916cm">
          <text:p/>
        </draw:line>
        <draw:line draw:style-name="gr44" draw:text-style-name="P17" draw:layer="layout" svg:x1="25.191cm" svg:y1="10.633cm" svg:x2="28.907cm" svg:y2="6.917cm">
          <text:p/>
        </draw:line>
        <draw:ellipse draw:style-name="gr6" draw:text-style-name="P6" draw:layer="layout" svg:width="2.482cm" svg:height="1.88cm" draw:transform="skewX (-0.00802851455917392) rotate (-3.14159265358979) translate (30.48cm 11.567cm)" draw:kind="cut" draw:start-angle="88.96" draw:end-angle="271.12">
          <text:p/>
        </draw:ellipse>
        <draw:connector draw:style-name="gr7" draw:text-style-name="P7" draw:layer="layout" draw:type="curve" draw:line-skew="-0.004cm" svg:x1="30.472cm" svg:y1="10.627cm" svg:x2="30.803cm" svg:y2="12.179cm" svg:d="M30472 10627c745 0 580 1552 331 1552" svg:viewBox="0 0 542 1553">
          <text:p/>
        </draw:connector>
        <draw:ellipse draw:style-name="gr6" draw:text-style-name="P6" draw:layer="layout" svg:width="2.482cm" svg:height="1.88cm" draw:transform="skewX (-0.00802851455917384) rotate (-2.35619449019235) translate (29.662cm 7.448cm)" draw:kind="cut" draw:start-angle="88.96" draw:end-angle="271.12">
          <text:p/>
        </draw:ellipse>
        <draw:connector draw:style-name="gr7" draw:text-style-name="P7" draw:layer="layout" draw:type="curve" draw:line-skew="1.217cm" svg:x1="28.992cm" svg:y1="6.789cm" svg:x2="30.211cm" svg:y2="8.742cm" svg:d="M28992 6789c0 744 1219-232 1219 1953" svg:viewBox="0 0 1220 1954">
          <text:p/>
        </draw:connector>
        <draw:line draw:style-name="gr39" draw:text-style-name="P17" draw:layer="layout" svg:x1="2.711cm" svg:y1="13.401cm" svg:x2="11.513cm" svg:y2="13.401cm">
          <text:p/>
        </draw:line>
        <draw:line draw:style-name="gr41" draw:text-style-name="P17" draw:layer="layout" svg:x1="8.571cm" svg:y1="10.578cm" svg:x2="16.542cm" svg:y2="10.578cm">
          <text:p/>
        </draw:line>
        <draw:frame draw:style-name="gr74" draw:text-style-name="P1" draw:layer="layout" svg:width="1.068cm" svg:height="0.878cm" svg:x="21.036cm" svg:y="7.393cm">
          <draw:image xlink:href="Pictures/100002010000019B000001E880CE966257468023.png" xlink:type="simple" xlink:show="embed" xlink:actuate="onLoad" loext:mime-type="image/png">
            <text:p/>
          </draw:image>
        </draw:frame>
        <draw:custom-shape draw:style-name="gr75" draw:text-style-name="P25" draw:layer="layout" svg:width="1.422cm" svg:height="0.965cm" svg:x="20.788cm" svg:y="7.357cm">
          <text:p/>
          <draw:enhanced-geometry svg:viewBox="0 0 21600 21600" draw:type="rectangle" draw:enhanced-path="M 0 0 L 21600 0 21600 21600 0 21600 0 0 Z N"/>
        </draw:custom-shape>
        <draw:frame draw:style-name="gr77" draw:text-style-name="P66" draw:layer="layout" svg:width="2.399cm" svg:height="1.427cm" svg:x="15.523cm" svg:y="14.493cm">
          <draw:text-box>
            <text:p text:style-name="P65"><text:span text:style-name="T3">Phase</text:span></text:p>
            <text:p text:style-name="P65"><text:span text:style-name="T3">shifter 2</text:span></text:p>
          </draw:text-box>
        </draw:frame>
        <draw:custom-shape draw:style-name="gr56" draw:text-style-name="P21" draw:layer="layout" svg:width="0.398cm" svg:height="5.787cm" draw:transform="rotate (-0.261799387799149) translate (7.672cm 8.98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7" draw:text-style-name="P66" draw:layer="layout" svg:width="2.399cm" svg:height="1.427cm" svg:x="5.326cm" svg:y="14.508cm">
          <draw:text-box>
            <text:p text:style-name="P65"><text:span text:style-name="T3">Phase</text:span></text:p>
            <text:p text:style-name="P65"><text:span text:style-name="T3">shifter 1</text:span></text:p>
          </draw:text-box>
        </draw:frame>
        <draw:g>
          <draw:path draw:style-name="gr18" draw:text-style-name="P14" draw:layer="layout" svg:width="0.842cm" svg:height="0.765cm" svg:x="6.748cm" svg:y="8.563cm" svg:viewBox="0 0 843 766" svg:d="M735 16c36 0 72 0 108 0-128 131-256 262-384 393 2 46 4 92 6 138 2 50 8 84 18 102 10 19 27 28 51 28 22 0 42-7 58-22 15-14 29-36 42-66 7 0 14 0 21 0-1 7-4 14-6 21s-5 17-10 28c-14 38-34 69-59 93-26 23-53 35-81 35-42 0-65-42-68-127 0-14 0-28-1-42-2-53-5-106-7-159-105 109-210 219-315 328-36 0-72 0-108 0 140-145 280-289 420-434-1-38-2-76-4-113-1-44-8-76-21-96-13-19-33-29-60-29-21 0-40 7-57 20-17 14-30 32-39 55 0 1-1 3-1 5-1 3-1 5-2 6-7 0-15 0-22 0 1-7 3-13 6-20 2-7 5-16 10-28 15-41 35-73 61-97 26-23 53-35 82-35 27 0 46 11 56 32 11 21 18 73 20 155 1 39 3 79 5 119 93-97 187-194 281-290z">
            <text:p/>
          </draw:path>
        </draw:g>
        <draw:g>
          <draw:path draw:style-name="gr18" draw:text-style-name="P14" draw:layer="layout" svg:width="0.842cm" svg:height="0.765cm" svg:x="15.548cm" svg:y="8.563cm" svg:viewBox="0 0 843 766" svg:d="M735 16c36 0 72 0 108 0-128 131-256 262-384 393 2 46 4 92 6 138 2 50 8 84 18 102 10 19 27 28 51 28 22 0 42-7 58-22 15-14 29-36 42-66 7 0 14 0 21 0-1 7-4 14-6 21s-5 17-10 28c-14 38-34 69-59 93-26 23-53 35-81 35-42 0-65-42-68-127 0-14 0-28-1-42-2-53-5-106-7-159-105 109-210 219-315 328-36 0-72 0-108 0 140-145 280-289 420-434-1-38-2-76-4-113-1-44-8-76-21-96-13-19-33-29-60-29-21 0-40 7-57 20-17 14-30 32-39 55 0 1-1 3-1 5-1 3-1 5-2 6-7 0-15 0-22 0 1-7 3-13 6-20 2-7 5-16 10-28 15-41 35-73 61-97 26-23 53-35 82-35 27 0 46 11 56 32 11 21 18 73 20 155 1 39 3 79 5 119 93-97 187-194 281-290z">
            <text:p/>
          </draw:path>
        </draw:g>
        <draw:frame draw:style-name="gr79" draw:text-style-name="P5" draw:layer="layout" svg:width="0.815cm" svg:height="0.878cm" svg:x="15.97cm" svg:y="8.795cm">
          <draw:text-box>
            <text:p><text:span text:style-name="T1">0</text:span></text:p>
          </draw:text-box>
        </draw:frame>
        <draw:custom-shape draw:style-name="gr56" draw:text-style-name="P21" draw:layer="layout" svg:width="0.398cm" svg:height="5.787cm" draw:transform="rotate (0.261799387799149) translate (14.974cm 9.08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5" draw:text-style-name="P43" draw:layer="layout" svg:width="4.486cm" svg:height="0.962cm" svg:x="5.835cm" svg:y="5.325cm">
          <draw:text-box>
            <text:p><text:span text:style-name="T6">Pre-selection</text:span></text:p>
          </draw:text-box>
        </draw:frame>
        <draw:frame draw:style-name="gr136" draw:text-style-name="P43" draw:layer="layout" svg:width="4.841cm" svg:height="0.962cm" svg:x="25.086cm" svg:y="5.325cm">
          <draw:text-box>
            <text:p><text:span text:style-name="T6">Post-selection</text:span></text:p>
          </draw:text-box>
        </draw:frame>
        <draw:frame draw:style-name="gr137" draw:text-style-name="P43" draw:layer="layout" svg:width="3.749cm" svg:height="0.962cm" svg:x="17.346cm" svg:y="5.325cm">
          <draw:text-box>
            <text:p><text:span text:style-name="T6">Interaction</text:span></text:p>
          </draw:text-box>
        </draw:frame>
        <draw:custom-shape draw:style-name="gr238" draw:text-style-name="P32" draw:layer="layout" svg:width="29.997cm" svg:height="11.227cm" svg:x="1.283cm" svg:y="5.182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4.586cm" svg:height="2.91cm" svg:x="10.388cm" svg:y="1.174cm">
          <draw:image xlink:href="Pictures/10000201000002A1000001ABFD59BEB46E569911.png" xlink:type="simple" xlink:show="embed" xlink:actuate="onLoad" loext:mime-type="image/png">
            <text:p/>
          </draw:image>
        </draw:frame>
      </draw:page>
      <draw:page draw:name="page26" draw:style-name="dp1" draw:master-page-name="Default">
        <draw:g>
          <draw:custom-shape draw:style-name="gr231" draw:text-style-name="P30" draw:layer="layout" svg:width="13.404cm" svg:height="11.227cm" svg:x="1.283cm" svg:y="5.182cm">
            <text:p/>
            <draw:enhanced-geometry svg:viewBox="0 0 21600 21600" draw:type="rectangle" draw:enhanced-path="M 0 0 L 21600 0 21600 21600 0 21600 0 0 Z N"/>
          </draw:custom-shape>
          <draw:custom-shape draw:style-name="gr232" draw:text-style-name="P42" draw:layer="layout" svg:width="8.893cm" svg:height="11.227cm" svg:x="14.687cm" svg:y="5.182cm">
            <text:p text:style-name="P41"><text:s/></text:p>
            <draw:enhanced-geometry svg:viewBox="0 0 21600 21600" draw:type="rectangle" draw:enhanced-path="M 0 0 L 21600 0 21600 21600 0 21600 0 0 Z N"/>
          </draw:custom-shape>
          <draw:custom-shape draw:style-name="gr233" draw:text-style-name="P33" draw:layer="layout" svg:width="7.723cm" svg:height="11.227cm" svg:x="23.557cm" svg:y="5.137cm">
            <text:p text:style-name="P41"><text:s/></text:p>
            <draw:enhanced-geometry svg:viewBox="0 0 21600 21600" draw:mirror-vertical="true" draw:mirror-horizontal="false" draw:type="rectangle" draw:enhanced-path="M 0 0 L 21600 0 21600 21600 0 21600 0 0 Z N"/>
          </draw:custom-shape>
        </draw:g>
        <draw:frame draw:style-name="gr234" draw:text-style-name="P1" draw:layer="layout" svg:width="4.56cm" svg:height="1.305cm" svg:x="18.138cm" svg:y="9.172cm">
          <draw:image xlink:href="Pictures/10000201000001C7000001208D4426A2F332B349.png" xlink:type="simple" xlink:show="embed" xlink:actuate="onLoad" loext:mime-type="image/png">
            <text:p/>
          </draw:image>
        </draw:frame>
        <draw:frame draw:style-name="gr235" draw:text-style-name="P1" draw:layer="layout" svg:width="4.56cm" svg:height="1.414cm" svg:x="18.138cm" svg:y="11.961cm">
          <draw:image xlink:href="Pictures/10000201000001C7000001208D4426A2F332B349.png" xlink:type="simple" xlink:show="embed" xlink:actuate="onLoad" loext:mime-type="image/png">
            <text:p/>
          </draw:image>
        </draw:frame>
        <draw:frame draw:style-name="gr236" draw:text-style-name="P1" draw:layer="layout" svg:width="3.598cm" svg:height="1.197cm" svg:x="11cm" svg:y="9.28cm">
          <draw:image xlink:href="Pictures/10000201000001C7000001208D4426A2F332B349.png" xlink:type="simple" xlink:show="embed" xlink:actuate="onLoad" loext:mime-type="image/png">
            <text:p/>
          </draw:image>
        </draw:frame>
        <draw:frame draw:style-name="gr237" draw:text-style-name="P1" draw:layer="layout" svg:width="2.402cm" svg:height="1.414cm" svg:x="12.196cm" svg:y="11.961cm">
          <draw:image xlink:href="Pictures/10000201000001C7000001208D4426A2F332B349.png" xlink:type="simple" xlink:show="embed" xlink:actuate="onLoad" loext:mime-type="image/png">
            <text:p/>
          </draw:image>
        </draw:frame>
        <draw:line draw:style-name="gr71" draw:text-style-name="P7" draw:layer="layout" svg:x1="14.266cm" svg:y1="8.319cm" svg:x2="14.266cm" svg:y2="13.432cm">
          <text:p/>
        </draw:line>
        <draw:custom-shape draw:style-name="gr72" draw:text-style-name="P25" draw:layer="layout" svg:width="1.981cm" svg:height="0.965cm" svg:x="12.288cm" svg:y="7.354cm">
          <text:p/>
          <draw:enhanced-geometry svg:viewBox="0 0 21600 21600" draw:type="rectangle" draw:enhanced-path="M 0 0 L 21600 0 21600 21600 0 21600 0 0 Z N"/>
        </draw:custom-shape>
        <draw:frame draw:style-name="gr73" draw:text-style-name="P1" draw:layer="layout" svg:width="1.657cm" svg:height="0.882cm" svg:x="12.497cm" svg:y="7.39cm">
          <draw:image xlink:href="Pictures/100002010000019B000001E880CE966257468023.png" xlink:type="simple" xlink:show="embed" xlink:actuate="onLoad" loext:mime-type="image/png">
            <text:p/>
          </draw:image>
        </draw:frame>
        <draw:line draw:style-name="gr71" draw:text-style-name="P7" draw:layer="layout" svg:x1="22.41cm" svg:y1="8.304cm" svg:x2="22.41cm" svg:y2="13.432cm">
          <text:p/>
        </draw:line>
        <draw:line draw:style-name="gr43" draw:text-style-name="P17" draw:layer="layout" svg:x1="16.542cm" svg:y1="10.581cm" svg:x2="28.079cm" svg:y2="10.581cm">
          <text:p/>
        </draw:line>
        <draw:frame draw:style-name="gr63" draw:text-style-name="P1" draw:layer="layout" svg:width="2.54cm" svg:height="0.922cm" svg:x="26.453cm" svg:y="10.809cm">
          <draw:image xlink:href="Pictures/1000020100000104000000CAB7ED71B95FC8C9C8.png" xlink:type="simple" xlink:show="embed" xlink:actuate="onLoad" loext:mime-type="image/png">
            <text:p/>
          </draw:image>
        </draw:frame>
        <draw:frame draw:style-name="gr64" draw:text-style-name="P1" draw:layer="layout" svg:width="2.54cm" svg:height="1.018cm" draw:transform="rotate (0.785398163397448) translate (26.287cm 9.787cm)">
          <draw:image xlink:href="Pictures/1000020100000104000000CAB7ED71B95FC8C9C8.png" xlink:type="simple" xlink:show="embed" xlink:actuate="onLoad" loext:mime-type="image/png">
            <text:p/>
          </draw:image>
        </draw:frame>
        <draw:line draw:style-name="gr39" draw:text-style-name="P17" draw:layer="layout" svg:x1="22.392cm" svg:y1="13.432cm" svg:x2="25.274cm" svg:y2="10.55cm">
          <text:p/>
        </draw:line>
        <draw:line draw:style-name="gr39" draw:text-style-name="P17" draw:layer="layout" svg:x1="25.209cm" svg:y1="10.581cm" svg:x2="29.73cm" svg:y2="10.581cm">
          <text:p/>
        </draw:line>
        <draw:line draw:style-name="gr45" draw:text-style-name="P17" draw:layer="layout" svg:x1="25.209cm" svg:y1="10.581cm" svg:x2="29.73cm" svg:y2="10.581cm">
          <text:p/>
        </draw:line>
        <draw:line draw:style-name="gr41" draw:text-style-name="P17" draw:layer="layout" svg:x1="5.781cm" svg:y1="13.411cm" svg:x2="8.645cm" svg:y2="10.547cm">
          <text:p/>
        </draw:line>
        <draw:line draw:style-name="gr52" draw:text-style-name="P17" draw:layer="layout" svg:x1="10.697cm" svg:y1="13.401cm" svg:x2="22.464cm" svg:y2="13.401cm">
          <text:p/>
        </draw:line>
        <draw:line draw:style-name="gr76" draw:text-style-name="P17" draw:layer="layout" svg:x1="2.05cm" svg:y1="13.401cm" svg:x2="4.217cm" svg:y2="13.401cm">
          <text:p/>
        </draw:line>
        <draw:line draw:style-name="gr41" draw:text-style-name="P17" draw:layer="layout" svg:x1="25.192cm" svg:y1="10.632cm" svg:x2="28.908cm" svg:y2="6.916cm">
          <text:p/>
        </draw:line>
        <draw:line draw:style-name="gr44" draw:text-style-name="P17" draw:layer="layout" svg:x1="25.191cm" svg:y1="10.633cm" svg:x2="28.907cm" svg:y2="6.917cm">
          <text:p/>
        </draw:line>
        <draw:ellipse draw:style-name="gr6" draw:text-style-name="P6" draw:layer="layout" svg:width="2.482cm" svg:height="1.88cm" draw:transform="skewX (-0.00802851455917392) rotate (-3.14159265358979) translate (30.48cm 11.567cm)" draw:kind="cut" draw:start-angle="88.96" draw:end-angle="271.12">
          <text:p/>
        </draw:ellipse>
        <draw:connector draw:style-name="gr7" draw:text-style-name="P7" draw:layer="layout" draw:type="curve" draw:line-skew="-0.004cm" svg:x1="30.472cm" svg:y1="10.627cm" svg:x2="30.803cm" svg:y2="12.179cm" svg:d="M30472 10627c745 0 580 1552 331 1552" svg:viewBox="0 0 542 1553">
          <text:p/>
        </draw:connector>
        <draw:ellipse draw:style-name="gr6" draw:text-style-name="P6" draw:layer="layout" svg:width="2.482cm" svg:height="1.88cm" draw:transform="skewX (-0.00802851455917384) rotate (-2.35619449019235) translate (29.662cm 7.448cm)" draw:kind="cut" draw:start-angle="88.96" draw:end-angle="271.12">
          <text:p/>
        </draw:ellipse>
        <draw:connector draw:style-name="gr7" draw:text-style-name="P7" draw:layer="layout" draw:type="curve" draw:line-skew="1.217cm" svg:x1="28.992cm" svg:y1="6.789cm" svg:x2="30.211cm" svg:y2="8.742cm" svg:d="M28992 6789c0 744 1219-232 1219 1953" svg:viewBox="0 0 1220 1954">
          <text:p/>
        </draw:connector>
        <draw:line draw:style-name="gr39" draw:text-style-name="P17" draw:layer="layout" svg:x1="2.711cm" svg:y1="13.401cm" svg:x2="11.513cm" svg:y2="13.401cm">
          <text:p/>
        </draw:line>
        <draw:line draw:style-name="gr41" draw:text-style-name="P17" draw:layer="layout" svg:x1="8.571cm" svg:y1="10.578cm" svg:x2="16.542cm" svg:y2="10.578cm">
          <text:p/>
        </draw:line>
        <draw:custom-shape draw:style-name="gr239" draw:text-style-name="P13" draw:layer="layout" svg:width="1.681cm" svg:height="1.681cm" svg:x="8.886cm" svg:y="9.741cm">
          <text:p/>
          <draw:enhanced-geometry svg:viewBox="0 0 21600 21600" draw:type="rectangle" draw:enhanced-path="M 0 0 L 21600 0 21600 21600 0 21600 0 0 Z N"/>
        </draw:custom-shape>
        <draw:frame draw:style-name="gr74" draw:text-style-name="P1" draw:layer="layout" svg:width="1.068cm" svg:height="0.878cm" svg:x="21.236cm" svg:y="7.393cm">
          <draw:image xlink:href="Pictures/100002010000019B000001E880CE966257468023.png" xlink:type="simple" xlink:show="embed" xlink:actuate="onLoad" loext:mime-type="image/png">
            <text:p/>
          </draw:image>
        </draw:frame>
        <draw:custom-shape draw:style-name="gr75" draw:text-style-name="P25" draw:layer="layout" svg:width="1.422cm" svg:height="0.965cm" svg:x="20.988cm" svg:y="7.357cm">
          <text:p/>
          <draw:enhanced-geometry svg:viewBox="0 0 21600 21600" draw:type="rectangle" draw:enhanced-path="M 0 0 L 21600 0 21600 21600 0 21600 0 0 Z N"/>
        </draw:custom-shape>
        <draw:frame draw:style-name="gr77" draw:text-style-name="P27" draw:layer="layout" svg:width="2.399cm" svg:height="1.427cm" svg:x="15.323cm" svg:y="14.293cm">
          <draw:text-box>
            <text:p text:style-name="P26"><text:span text:style-name="T3">Phase</text:span></text:p>
            <text:p text:style-name="P26"><text:span text:style-name="T3">shifter 2</text:span></text:p>
          </draw:text-box>
        </draw:frame>
        <draw:g>
          <draw:path draw:style-name="gr18" draw:text-style-name="P14" draw:layer="layout" svg:width="0.842cm" svg:height="0.765cm" svg:x="9.306cm" svg:y="10.198cm" svg:viewBox="0 0 843 766" svg:d="M735 16c36 0 72 0 108 0-128 131-256 262-384 393 2 46 4 92 6 138 2 50 8 84 18 102 10 19 27 28 51 28 22 0 42-7 58-22 15-14 29-36 42-66 7 0 14 0 21 0-1 7-4 14-6 21s-5 17-10 28c-14 38-34 69-59 93-26 23-53 35-81 35-42 0-65-42-68-127 0-14 0-28-1-42-2-53-5-106-7-159-105 109-210 219-315 328-36 0-72 0-108 0 140-145 280-289 420-434-1-38-2-76-4-113-1-44-8-76-21-96-13-19-33-29-60-29-21 0-40 7-57 20-17 14-30 32-39 55 0 1-1 3-1 5-1 3-1 5-2 6-7 0-15 0-22 0 1-7 3-13 6-20 2-7 5-16 10-28 15-41 35-73 61-97 26-23 53-35 82-35 27 0 46 11 56 32 11 21 18 73 20 155 1 39 3 79 5 119 93-97 187-194 281-290z">
            <text:p/>
          </draw:path>
        </draw:g>
        <draw:frame draw:style-name="gr135" draw:text-style-name="P43" draw:layer="layout" svg:width="4.486cm" svg:height="0.962cm" svg:x="5.835cm" svg:y="5.325cm">
          <draw:text-box>
            <text:p><text:span text:style-name="T6">Pre-selection</text:span></text:p>
          </draw:text-box>
        </draw:frame>
        <draw:frame draw:style-name="gr136" draw:text-style-name="P43" draw:layer="layout" svg:width="4.841cm" svg:height="0.962cm" svg:x="25.086cm" svg:y="5.325cm">
          <draw:text-box>
            <text:p><text:span text:style-name="T6">Post-selection</text:span></text:p>
          </draw:text-box>
        </draw:frame>
        <draw:frame draw:style-name="gr137" draw:text-style-name="P43" draw:layer="layout" svg:width="3.749cm" svg:height="0.962cm" svg:x="17.346cm" svg:y="5.325cm">
          <draw:text-box>
            <text:p><text:span text:style-name="T6">Interaction</text:span></text:p>
          </draw:text-box>
        </draw:frame>
        <draw:custom-shape draw:style-name="gr238" draw:text-style-name="P32" draw:layer="layout" svg:width="29.997cm" svg:height="11.227cm" svg:x="1.283cm" svg:y="5.182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4.586cm" svg:height="2.91cm" svg:x="10.388cm" svg:y="1.174cm">
          <draw:image xlink:href="Pictures/10000201000002A1000001ABFD59BEB46E569911.png" xlink:type="simple" xlink:show="embed" xlink:actuate="onLoad" loext:mime-type="image/png">
            <text:p/>
          </draw:image>
        </draw:frame>
        <draw:custom-shape draw:style-name="gr240" draw:text-style-name="P13" draw:layer="layout" svg:width="1.681cm" svg:height="1.681cm" svg:x="15.682cm" svg:y="12.502cm">
          <text:p/>
          <draw:enhanced-geometry svg:viewBox="0 0 21600 21600" draw:type="rectangle" draw:enhanced-path="M 0 0 L 21600 0 21600 21600 0 21600 0 0 Z N"/>
        </draw:custom-shape>
        <draw:g>
          <draw:g>
            <draw:path draw:style-name="gr18" draw:text-style-name="P14" draw:layer="layout" svg:width="0.842cm" svg:height="0.765cm" svg:x="16.046cm" svg:y="12.966cm" svg:viewBox="0 0 843 766" svg:d="M735 16c36 0 72 0 108 0-128 131-256 262-384 393 2 46 4 92 6 138 2 50 8 84 18 102 10 19 27 28 51 28 22 0 42-7 58-22 15-14 29-36 42-66 7 0 14 0 21 0-1 7-4 14-6 21s-5 17-10 28c-14 38-34 69-59 93-26 23-53 35-81 35-42 0-65-42-68-127 0-14 0-28-1-42-2-53-5-106-7-159-105 109-210 219-315 328-36 0-72 0-108 0 140-145 280-289 420-434-1-38-2-76-4-113-1-44-8-76-21-96-13-19-33-29-60-29-21 0-40 7-57 20-17 14-30 32-39 55 0 1-1 3-1 5-1 3-1 5-2 6-7 0-15 0-22 0 1-7 3-13 6-20 2-7 5-16 10-28 15-41 35-73 61-97 26-23 53-35 82-35 27 0 46 11 56 32 11 21 18 73 20 155 1 39 3 79 5 119 93-97 187-194 281-290z">
              <text:p/>
            </draw:path>
          </draw:g>
          <draw:frame draw:style-name="gr79" draw:text-style-name="P5" draw:layer="layout" svg:width="0.815cm" svg:height="0.878cm" svg:x="16.468cm" svg:y="13.198cm">
            <draw:text-box>
              <text:p><text:span text:style-name="T1">0</text:span></text:p>
            </draw:text-box>
          </draw:frame>
        </draw:g>
        <draw:frame draw:style-name="gr77" draw:text-style-name="P27" draw:layer="layout" svg:width="2.399cm" svg:height="1.427cm" svg:x="8.527cm" svg:y="11.509cm">
          <draw:text-box>
            <text:p text:style-name="P26"><text:span text:style-name="T3">Phase</text:span></text:p>
            <text:p text:style-name="P26"><text:span text:style-name="T3">shifter 1</text:span></text:p>
          </draw:text-box>
        </draw:frame>
      </draw:page>
      <draw:page draw:name="page27" draw:style-name="dp1" draw:master-page-name="Default">
        <draw:g>
          <draw:custom-shape draw:style-name="gr231" draw:text-style-name="P30" draw:layer="layout" svg:width="13.404cm" svg:height="11.227cm" svg:x="1.283cm" svg:y="5.182cm">
            <text:p/>
            <draw:enhanced-geometry svg:viewBox="0 0 21600 21600" draw:type="rectangle" draw:enhanced-path="M 0 0 L 21600 0 21600 21600 0 21600 0 0 Z N"/>
          </draw:custom-shape>
          <draw:custom-shape draw:style-name="gr232" draw:text-style-name="P42" draw:layer="layout" svg:width="8.893cm" svg:height="11.227cm" svg:x="14.687cm" svg:y="5.182cm">
            <text:p text:style-name="P41"><text:s/></text:p>
            <draw:enhanced-geometry svg:viewBox="0 0 21600 21600" draw:type="rectangle" draw:enhanced-path="M 0 0 L 21600 0 21600 21600 0 21600 0 0 Z N"/>
          </draw:custom-shape>
          <draw:custom-shape draw:style-name="gr233" draw:text-style-name="P33" draw:layer="layout" svg:width="7.723cm" svg:height="11.227cm" svg:x="23.557cm" svg:y="5.137cm">
            <text:p text:style-name="P41"><text:s/></text:p>
            <draw:enhanced-geometry svg:viewBox="0 0 21600 21600" draw:mirror-vertical="true" draw:mirror-horizontal="false" draw:type="rectangle" draw:enhanced-path="M 0 0 L 21600 0 21600 21600 0 21600 0 0 Z N"/>
          </draw:custom-shape>
        </draw:g>
        <draw:frame draw:style-name="gr234" draw:text-style-name="P1" draw:layer="layout" svg:width="4.56cm" svg:height="1.305cm" svg:x="18.138cm" svg:y="9.172cm">
          <draw:image xlink:href="Pictures/10000201000001C7000001208D4426A2F332B349.png" xlink:type="simple" xlink:show="embed" xlink:actuate="onLoad" loext:mime-type="image/png">
            <text:p/>
          </draw:image>
        </draw:frame>
        <draw:frame draw:style-name="gr235" draw:text-style-name="P1" draw:layer="layout" svg:width="4.56cm" svg:height="1.414cm" svg:x="18.138cm" svg:y="11.961cm">
          <draw:image xlink:href="Pictures/10000201000001C7000001208D4426A2F332B349.png" xlink:type="simple" xlink:show="embed" xlink:actuate="onLoad" loext:mime-type="image/png">
            <text:p/>
          </draw:image>
        </draw:frame>
        <draw:frame draw:style-name="gr236" draw:text-style-name="P1" draw:layer="layout" svg:width="3.598cm" svg:height="1.197cm" svg:x="11cm" svg:y="9.28cm">
          <draw:image xlink:href="Pictures/10000201000001C7000001208D4426A2F332B349.png" xlink:type="simple" xlink:show="embed" xlink:actuate="onLoad" loext:mime-type="image/png">
            <text:p/>
          </draw:image>
        </draw:frame>
        <draw:frame draw:style-name="gr237" draw:text-style-name="P1" draw:layer="layout" svg:width="2.402cm" svg:height="1.414cm" svg:x="12.196cm" svg:y="11.961cm">
          <draw:image xlink:href="Pictures/10000201000001C7000001208D4426A2F332B349.png" xlink:type="simple" xlink:show="embed" xlink:actuate="onLoad" loext:mime-type="image/png">
            <text:p/>
          </draw:image>
        </draw:frame>
        <draw:line draw:style-name="gr71" draw:text-style-name="P7" draw:layer="layout" svg:x1="14.266cm" svg:y1="8.319cm" svg:x2="14.266cm" svg:y2="13.432cm">
          <text:p/>
        </draw:line>
        <draw:custom-shape draw:style-name="gr72" draw:text-style-name="P25" draw:layer="layout" svg:width="1.981cm" svg:height="0.965cm" svg:x="12.288cm" svg:y="7.354cm">
          <text:p/>
          <draw:enhanced-geometry svg:viewBox="0 0 21600 21600" draw:type="rectangle" draw:enhanced-path="M 0 0 L 21600 0 21600 21600 0 21600 0 0 Z N"/>
        </draw:custom-shape>
        <draw:frame draw:style-name="gr73" draw:text-style-name="P1" draw:layer="layout" svg:width="1.657cm" svg:height="0.882cm" svg:x="12.497cm" svg:y="7.39cm">
          <draw:image xlink:href="Pictures/100002010000019B000001E880CE966257468023.png" xlink:type="simple" xlink:show="embed" xlink:actuate="onLoad" loext:mime-type="image/png">
            <text:p/>
          </draw:image>
        </draw:frame>
        <draw:line draw:style-name="gr71" draw:text-style-name="P7" draw:layer="layout" svg:x1="22.41cm" svg:y1="8.304cm" svg:x2="22.41cm" svg:y2="13.432cm">
          <text:p/>
        </draw:line>
        <draw:line draw:style-name="gr43" draw:text-style-name="P17" draw:layer="layout" svg:x1="16.542cm" svg:y1="10.581cm" svg:x2="28.079cm" svg:y2="10.581cm">
          <text:p/>
        </draw:line>
        <draw:frame draw:style-name="gr63" draw:text-style-name="P1" draw:layer="layout" svg:width="2.54cm" svg:height="0.922cm" svg:x="26.453cm" svg:y="10.809cm">
          <draw:image xlink:href="Pictures/1000020100000104000000CAB7ED71B95FC8C9C8.png" xlink:type="simple" xlink:show="embed" xlink:actuate="onLoad" loext:mime-type="image/png">
            <text:p/>
          </draw:image>
        </draw:frame>
        <draw:frame draw:style-name="gr64" draw:text-style-name="P1" draw:layer="layout" svg:width="2.54cm" svg:height="1.018cm" draw:transform="rotate (0.785398163397448) translate (26.287cm 9.787cm)">
          <draw:image xlink:href="Pictures/1000020100000104000000CAB7ED71B95FC8C9C8.png" xlink:type="simple" xlink:show="embed" xlink:actuate="onLoad" loext:mime-type="image/png">
            <text:p/>
          </draw:image>
        </draw:frame>
        <draw:line draw:style-name="gr39" draw:text-style-name="P17" draw:layer="layout" svg:x1="22.392cm" svg:y1="13.432cm" svg:x2="25.274cm" svg:y2="10.55cm">
          <text:p/>
        </draw:line>
        <draw:line draw:style-name="gr39" draw:text-style-name="P17" draw:layer="layout" svg:x1="25.209cm" svg:y1="10.581cm" svg:x2="29.73cm" svg:y2="10.581cm">
          <text:p/>
        </draw:line>
        <draw:line draw:style-name="gr45" draw:text-style-name="P17" draw:layer="layout" svg:x1="25.209cm" svg:y1="10.581cm" svg:x2="29.73cm" svg:y2="10.581cm">
          <text:p/>
        </draw:line>
        <draw:line draw:style-name="gr41" draw:text-style-name="P17" draw:layer="layout" svg:x1="5.781cm" svg:y1="13.411cm" svg:x2="8.645cm" svg:y2="10.547cm">
          <text:p/>
        </draw:line>
        <draw:line draw:style-name="gr52" draw:text-style-name="P17" draw:layer="layout" svg:x1="10.697cm" svg:y1="13.401cm" svg:x2="22.464cm" svg:y2="13.401cm">
          <text:p/>
        </draw:line>
        <draw:line draw:style-name="gr76" draw:text-style-name="P17" draw:layer="layout" svg:x1="2.05cm" svg:y1="13.401cm" svg:x2="4.217cm" svg:y2="13.401cm">
          <text:p/>
        </draw:line>
        <draw:line draw:style-name="gr41" draw:text-style-name="P17" draw:layer="layout" svg:x1="25.192cm" svg:y1="10.632cm" svg:x2="28.908cm" svg:y2="6.916cm">
          <text:p/>
        </draw:line>
        <draw:line draw:style-name="gr44" draw:text-style-name="P17" draw:layer="layout" svg:x1="25.191cm" svg:y1="10.633cm" svg:x2="28.907cm" svg:y2="6.917cm">
          <text:p/>
        </draw:line>
        <draw:ellipse draw:style-name="gr6" draw:text-style-name="P6" draw:layer="layout" svg:width="2.482cm" svg:height="1.88cm" draw:transform="skewX (-0.00802851455917392) rotate (-3.14159265358979) translate (30.48cm 11.567cm)" draw:kind="cut" draw:start-angle="88.96" draw:end-angle="271.12">
          <text:p/>
        </draw:ellipse>
        <draw:connector draw:style-name="gr7" draw:text-style-name="P7" draw:layer="layout" draw:type="curve" draw:line-skew="-0.004cm" svg:x1="30.472cm" svg:y1="10.627cm" svg:x2="30.803cm" svg:y2="12.179cm" svg:d="M30472 10627c745 0 580 1552 331 1552" svg:viewBox="0 0 542 1553">
          <text:p/>
        </draw:connector>
        <draw:ellipse draw:style-name="gr6" draw:text-style-name="P6" draw:layer="layout" svg:width="2.482cm" svg:height="1.88cm" draw:transform="skewX (-0.00802851455917384) rotate (-2.35619449019235) translate (29.662cm 7.448cm)" draw:kind="cut" draw:start-angle="88.96" draw:end-angle="271.12">
          <text:p/>
        </draw:ellipse>
        <draw:connector draw:style-name="gr7" draw:text-style-name="P7" draw:layer="layout" draw:type="curve" draw:line-skew="1.217cm" svg:x1="28.992cm" svg:y1="6.789cm" svg:x2="30.211cm" svg:y2="8.742cm" svg:d="M28992 6789c0 744 1219-232 1219 1953" svg:viewBox="0 0 1220 1954">
          <text:p/>
        </draw:connector>
        <draw:line draw:style-name="gr39" draw:text-style-name="P17" draw:layer="layout" svg:x1="2.711cm" svg:y1="13.401cm" svg:x2="11.513cm" svg:y2="13.401cm">
          <text:p/>
        </draw:line>
        <draw:line draw:style-name="gr41" draw:text-style-name="P17" draw:layer="layout" svg:x1="8.571cm" svg:y1="10.578cm" svg:x2="16.542cm" svg:y2="10.578cm">
          <text:p/>
        </draw:line>
        <draw:custom-shape draw:style-name="gr241" draw:text-style-name="P13" draw:layer="layout" svg:width="1.681cm" svg:height="1.681cm" svg:x="8.886cm" svg:y="9.741cm">
          <text:p/>
          <draw:enhanced-geometry svg:viewBox="0 0 21600 21600" draw:type="rectangle" draw:enhanced-path="M 0 0 L 21600 0 21600 21600 0 21600 0 0 Z N"/>
        </draw:custom-shape>
        <draw:frame draw:style-name="gr74" draw:text-style-name="P1" draw:layer="layout" svg:width="1.068cm" svg:height="0.878cm" svg:x="21.236cm" svg:y="7.393cm">
          <draw:image xlink:href="Pictures/100002010000019B000001E880CE966257468023.png" xlink:type="simple" xlink:show="embed" xlink:actuate="onLoad" loext:mime-type="image/png">
            <text:p/>
          </draw:image>
        </draw:frame>
        <draw:custom-shape draw:style-name="gr75" draw:text-style-name="P25" draw:layer="layout" svg:width="1.422cm" svg:height="0.965cm" svg:x="20.988cm" svg:y="7.357cm">
          <text:p/>
          <draw:enhanced-geometry svg:viewBox="0 0 21600 21600" draw:type="rectangle" draw:enhanced-path="M 0 0 L 21600 0 21600 21600 0 21600 0 0 Z N"/>
        </draw:custom-shape>
        <draw:frame draw:style-name="gr77" draw:text-style-name="P27" draw:layer="layout" svg:width="2.399cm" svg:height="1.427cm" svg:x="15.323cm" svg:y="14.293cm">
          <draw:text-box>
            <text:p text:style-name="P26"><text:span text:style-name="T3">Phase</text:span></text:p>
            <text:p text:style-name="P26"><text:span text:style-name="T3">shifter 2</text:span></text:p>
          </draw:text-box>
        </draw:frame>
        <draw:g>
          <draw:path draw:style-name="gr18" draw:text-style-name="P14" draw:layer="layout" svg:width="0.842cm" svg:height="0.765cm" svg:x="9.306cm" svg:y="10.198cm" svg:viewBox="0 0 843 766" svg:d="M735 16c36 0 72 0 108 0-128 131-256 262-384 393 2 46 4 92 6 138 2 50 8 84 18 102 10 19 27 28 51 28 22 0 42-7 58-22 15-14 29-36 42-66 7 0 14 0 21 0-1 7-4 14-6 21s-5 17-10 28c-14 38-34 69-59 93-26 23-53 35-81 35-42 0-65-42-68-127 0-14 0-28-1-42-2-53-5-106-7-159-105 109-210 219-315 328-36 0-72 0-108 0 140-145 280-289 420-434-1-38-2-76-4-113-1-44-8-76-21-96-13-19-33-29-60-29-21 0-40 7-57 20-17 14-30 32-39 55 0 1-1 3-1 5-1 3-1 5-2 6-7 0-15 0-22 0 1-7 3-13 6-20 2-7 5-16 10-28 15-41 35-73 61-97 26-23 53-35 82-35 27 0 46 11 56 32 11 21 18 73 20 155 1 39 3 79 5 119 93-97 187-194 281-290z">
            <text:p/>
          </draw:path>
        </draw:g>
        <draw:frame draw:style-name="gr135" draw:text-style-name="P43" draw:layer="layout" svg:width="4.486cm" svg:height="0.962cm" svg:x="5.835cm" svg:y="5.325cm">
          <draw:text-box>
            <text:p><text:span text:style-name="T6">Pre-selection</text:span></text:p>
          </draw:text-box>
        </draw:frame>
        <draw:frame draw:style-name="gr136" draw:text-style-name="P43" draw:layer="layout" svg:width="4.841cm" svg:height="0.962cm" svg:x="25.086cm" svg:y="5.325cm">
          <draw:text-box>
            <text:p><text:span text:style-name="T6">Post-selection</text:span></text:p>
          </draw:text-box>
        </draw:frame>
        <draw:frame draw:style-name="gr137" draw:text-style-name="P43" draw:layer="layout" svg:width="3.749cm" svg:height="0.962cm" svg:x="17.346cm" svg:y="5.325cm">
          <draw:text-box>
            <text:p><text:span text:style-name="T6">Interaction</text:span></text:p>
          </draw:text-box>
        </draw:frame>
        <draw:custom-shape draw:style-name="gr238" draw:text-style-name="P32" draw:layer="layout" svg:width="29.997cm" svg:height="11.227cm" svg:x="1.283cm" svg:y="5.182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4.586cm" svg:height="2.91cm" svg:x="10.388cm" svg:y="1.174cm">
          <draw:image xlink:href="Pictures/10000201000002A1000001ABFD59BEB46E569911.png" xlink:type="simple" xlink:show="embed" xlink:actuate="onLoad" loext:mime-type="image/png">
            <text:p/>
          </draw:image>
        </draw:frame>
        <draw:custom-shape draw:style-name="gr240" draw:text-style-name="P13" draw:layer="layout" svg:width="1.681cm" svg:height="1.681cm" svg:x="15.682cm" svg:y="12.502cm">
          <text:p/>
          <draw:enhanced-geometry svg:viewBox="0 0 21600 21600" draw:type="rectangle" draw:enhanced-path="M 0 0 L 21600 0 21600 21600 0 21600 0 0 Z N"/>
        </draw:custom-shape>
        <draw:g>
          <draw:g>
            <draw:path draw:style-name="gr18" draw:text-style-name="P14" draw:layer="layout" svg:width="0.842cm" svg:height="0.765cm" svg:x="16.046cm" svg:y="12.966cm" svg:viewBox="0 0 843 766" svg:d="M735 16c36 0 72 0 108 0-128 131-256 262-384 393 2 46 4 92 6 138 2 50 8 84 18 102 10 19 27 28 51 28 22 0 42-7 58-22 15-14 29-36 42-66 7 0 14 0 21 0-1 7-4 14-6 21s-5 17-10 28c-14 38-34 69-59 93-26 23-53 35-81 35-42 0-65-42-68-127 0-14 0-28-1-42-2-53-5-106-7-159-105 109-210 219-315 328-36 0-72 0-108 0 140-145 280-289 420-434-1-38-2-76-4-113-1-44-8-76-21-96-13-19-33-29-60-29-21 0-40 7-57 20-17 14-30 32-39 55 0 1-1 3-1 5-1 3-1 5-2 6-7 0-15 0-22 0 1-7 3-13 6-20 2-7 5-16 10-28 15-41 35-73 61-97 26-23 53-35 82-35 27 0 46 11 56 32 11 21 18 73 20 155 1 39 3 79 5 119 93-97 187-194 281-290z">
              <text:p/>
            </draw:path>
          </draw:g>
          <draw:frame draw:style-name="gr79" draw:text-style-name="P5" draw:layer="layout" svg:width="0.815cm" svg:height="0.878cm" svg:x="16.468cm" svg:y="13.198cm">
            <draw:text-box>
              <text:p><text:span text:style-name="T1">0</text:span></text:p>
            </draw:text-box>
          </draw:frame>
        </draw:g>
        <draw:frame draw:style-name="gr77" draw:text-style-name="P27" draw:layer="layout" svg:width="2.399cm" svg:height="1.427cm" svg:x="8.527cm" svg:y="11.509cm">
          <draw:text-box>
            <text:p text:style-name="P26"><text:span text:style-name="T3">Phase</text:span></text:p>
            <text:p text:style-name="P26"><text:span text:style-name="T3">shifter 1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1" svg:font-family="OpenSymbol"/>
    <style:font-face style:name="Liberation Sans" svg:font-family="'Liberation Sans'" style:font-family-generic="swiss"/>
    <style:font-face style:name="Liberation Sans2" svg:font-family="'Liberation Sans'" style:font-pitch="variable"/>
    <style:font-face style:name="Lohit Devanagari" svg:font-family="'Lohit Devanagari'" style:font-pitch="variable"/>
    <style:font-face style:name="Noto Sans CJK SC" svg:font-family="'Noto Sans CJK SC'" style:font-pitch="variable"/>
    <style:font-face style:name="OpenSymbol" svg:font-family="OpenSymbol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3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Noto Sans CJK SC1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2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47" draw:display-name="Gradient 47" draw:style="axial" draw:start-color="#ffffff" draw:end-color="#dddddd" draw:start-intensity="100%" draw:end-intensity="100%" draw:angle="130" draw:border="0%"/>
    <draw:gradient draw:name="Gradient_20_51" draw:display-name="Gradient 51" draw:style="axial" draw:start-color="#ffffff" draw:end-color="#dee6ef" draw:start-intensity="100%" draw:end-intensity="100%" draw:angle="13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marker draw:name="Symmetric_20_Arrow" draw:display-name="Symmetric Arrow" svg:viewBox="0 0 1131 902" svg:d="M564 0l-564 902h1131z"/>
    <draw:stroke-dash draw:name="Dashed_20__28_var_29_" draw:display-name="Dashed (var)" draw:style="rect" draw:dots1="1" draw:dots1-length="197%" draw:distance="127%"/>
    <draw:stroke-dash draw:name="Dot" draw:style="rect" draw:dots1="1" draw:dots1-length="100%" draw:distance="100%"/>
    <draw:stroke-dash draw:name="Double_20_Dot" draw:display-name="Double Dot" draw:style="rect" draw:dots1="1" draw:dots1-length="100%" draw:dots2="1" draw:dots2-length="100%" draw:distance="500%"/>
    <draw:stroke-dash draw:name="Long_20_Dash" draw:display-name="Long Dash" draw:style="rect" draw:dots1="1" draw:dots1-length="600%" draw:distance="300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2" style:font-family-asian="'Noto Sans CJK SC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svg:stroke-width="0cm" svg:stroke-color="#3465a4" draw:marker-start-width="0.2cm" draw:marker-start-center="false" draw:marker-end-width="0.2cm" draw:marker-end-center="false" svg:stroke-opacity="100%" draw:stroke-linejoin="round" svg:stroke-linecap="but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Object_20_with_20_no_20_fill_20_and_20_no_20_line" style:display-name="Object with no fill and no lin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1" fo:font-family="'Liberation Sans'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2" style:font-family-asian="'Noto Sans CJK SC'" style:font-family-generic-asian="system" style:font-pitch-asian="variable" style:font-size-asian="18pt" style:language-asian="zh" style:country-asian="CN" style:font-style-asian="normal" style:font-weight-asian="normal" style:font-name-complex="Lohit Devanagari2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32.563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25T10:43:45.040870796</meta:creation-date>
    <dc:date>2024-11-13T12:30:29.579911344</dc:date>
    <meta:editing-duration>P14DT9H57M13S</meta:editing-duration>
    <meta:editing-cycles>200</meta:editing-cycles>
    <meta:generator>LibreOffice/6.4.7.2$Linux_X86_64 LibreOffice_project/40$Build-2</meta:generator>
    <meta:document-statistic meta:object-count="1235"/>
  </office:meta>
</office:document-meta>
</file>